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866cm"/>
    </style:style>
    <style:style style:name="co10" style:family="table-column">
      <style:table-column-properties fo:break-before="auto" style:column-width="6.1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2"/>
    </style:style>
    <style:style style:name="ce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2"/>
    </style:style>
    <style:style style:name="ce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4"/>
    </style:style>
    <style:style style:name="ce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4"/>
    </style:style>
    <style:style style:name="ce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6"/>
    </style:style>
    <style:style style:name="ce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6"/>
    </style:style>
    <style:style style:name="ce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8"/>
    </style:style>
    <style:style style:name="ce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8"/>
    </style:style>
    <style:style style:name="ce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B10"/>
    </style:style>
    <style:style style:name="ce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B10"/>
    </style:style>
    <style:style style:name="ce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2"/>
    </style:style>
    <style:style style:name="ce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2"/>
    </style:style>
    <style:style style:name="ce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4"/>
    </style:style>
    <style:style style:name="ce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4"/>
    </style:style>
    <style:style style:name="ce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6"/>
    </style:style>
    <style:style style:name="ce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6"/>
    </style:style>
    <style:style style:name="ce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8"/>
    </style:style>
    <style:style style:name="ce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8"/>
    </style:style>
    <style:style style:name="ce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D10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D10"/>
    </style:style>
    <style:style style:name="ce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2"/>
    </style:style>
    <style:style style:name="ce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2"/>
    </style:style>
    <style:style style:name="ce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4"/>
    </style:style>
    <style:style style:name="ce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4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6"/>
    </style:style>
    <style:style style:name="ce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6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8"/>
    </style:style>
    <style:style style:name="ce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8"/>
    </style:style>
    <style:style style:name="ce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F10"/>
    </style:style>
    <style:style style:name="ce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F10"/>
    </style:style>
    <style:style style:name="ce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2"/>
    </style:style>
    <style:style style:name="ce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2"/>
    </style:style>
    <style:style style:name="ce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4"/>
    </style:style>
    <style:style style:name="ce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4"/>
    </style:style>
    <style:style style:name="ce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6"/>
    </style:style>
    <style:style style:name="ce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6"/>
    </style:style>
    <style:style style:name="ce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8"/>
    </style:style>
    <style:style style:name="ce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8"/>
    </style:style>
    <style:style style:name="ce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H10"/>
    </style:style>
    <style:style style:name="ce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H10"/>
    </style:style>
    <style:style style:name="ce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2"/>
    </style:style>
    <style:style style:name="ce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2"/>
    </style:style>
    <style:style style:name="ce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4"/>
    </style:style>
    <style:style style:name="ce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4"/>
    </style:style>
    <style:style style:name="ce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6"/>
    </style:style>
    <style:style style:name="ce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6"/>
    </style:style>
    <style:style style:name="ce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8"/>
    </style:style>
    <style:style style:name="ce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8"/>
    </style:style>
    <style:style style:name="ce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2.J10"/>
    </style:style>
    <style:style style:name="ce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2.J1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1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1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1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1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1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1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1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1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1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1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1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1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1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1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1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1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1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1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1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1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1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1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1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1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1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1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1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1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1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1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1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1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1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1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1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1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1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1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1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1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1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1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1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1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1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1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1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1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1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1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1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1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1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1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1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1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1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1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1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1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1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1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1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1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1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1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1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1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1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1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1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1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1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1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1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1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1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1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1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1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1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1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2"/>
    </style:style>
    <style:style style:name="ce1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2"/>
    </style:style>
    <style:style style:name="ce1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4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4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6"/>
    </style:style>
    <style:style style:name="ce1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6"/>
    </style:style>
    <style:style style:name="ce1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8"/>
    </style:style>
    <style:style style:name="ce1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8"/>
    </style:style>
    <style:style style:name="ce1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B10"/>
    </style:style>
    <style:style style:name="ce1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B10"/>
    </style:style>
    <style:style style:name="ce1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2"/>
    </style:style>
    <style:style style:name="ce1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2"/>
    </style:style>
    <style:style style:name="ce1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4"/>
    </style:style>
    <style:style style:name="ce1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4"/>
    </style:style>
    <style:style style:name="ce1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6"/>
    </style:style>
    <style:style style:name="ce1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6"/>
    </style:style>
    <style:style style:name="ce1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8"/>
    </style:style>
    <style:style style:name="ce1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8"/>
    </style:style>
    <style:style style:name="ce1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D10"/>
    </style:style>
    <style:style style:name="ce1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D10"/>
    </style:style>
    <style:style style:name="ce1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2"/>
    </style:style>
    <style:style style:name="ce1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2"/>
    </style:style>
    <style:style style:name="ce1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4"/>
    </style:style>
    <style:style style:name="ce1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4"/>
    </style:style>
    <style:style style:name="ce1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6"/>
    </style:style>
    <style:style style:name="ce1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6"/>
    </style:style>
    <style:style style:name="ce1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8"/>
    </style:style>
    <style:style style:name="ce1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8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F10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F10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2"/>
    </style:style>
    <style:style style:name="ce1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2"/>
    </style:style>
    <style:style style:name="ce1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4"/>
    </style:style>
    <style:style style:name="ce1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4"/>
    </style:style>
    <style:style style:name="ce1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6"/>
    </style:style>
    <style:style style:name="ce1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6"/>
    </style:style>
    <style:style style:name="ce1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8"/>
    </style:style>
    <style:style style:name="ce1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8"/>
    </style:style>
    <style:style style:name="ce1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H10"/>
    </style:style>
    <style:style style:name="ce1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H10"/>
    </style:style>
    <style:style style:name="ce1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2"/>
    </style:style>
    <style:style style:name="ce1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2"/>
    </style:style>
    <style:style style:name="ce1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4"/>
    </style:style>
    <style:style style:name="ce1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4"/>
    </style:style>
    <style:style style:name="ce1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6"/>
    </style:style>
    <style:style style:name="ce1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6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8"/>
    </style:style>
    <style:style style:name="ce1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8"/>
    </style:style>
    <style:style style:name="ce1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.J10"/>
    </style:style>
    <style:style style:name="ce1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.J10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5"/>
    </style:style>
    <style:style style:name="ce1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7"/>
    </style:style>
    <style:style style:name="ce1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9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2"/>
    </style:style>
    <style:style style:name="ce1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2"/>
    </style:style>
    <style:style style:name="ce1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4"/>
    </style:style>
    <style:style style:name="ce1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4"/>
    </style:style>
    <style:style style:name="ce1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6"/>
    </style:style>
    <style:style style:name="ce1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6"/>
    </style:style>
    <style:style style:name="ce1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8"/>
    </style:style>
    <style:style style:name="ce1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8"/>
    </style:style>
    <style:style style:name="ce1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B10"/>
    </style:style>
    <style:style style:name="ce1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B10"/>
    </style:style>
    <style:style style:name="ce1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2"/>
    </style:style>
    <style:style style:name="ce1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2"/>
    </style:style>
    <style:style style:name="ce1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4"/>
    </style:style>
    <style:style style:name="ce1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4"/>
    </style:style>
    <style:style style:name="ce1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6"/>
    </style:style>
    <style:style style:name="ce1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6"/>
    </style:style>
    <style:style style:name="ce1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8"/>
    </style:style>
    <style:style style:name="ce1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8"/>
    </style:style>
    <style:style style:name="ce1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D10"/>
    </style:style>
    <style:style style:name="ce1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D10"/>
    </style:style>
    <style:style style:name="ce1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2"/>
    </style:style>
    <style:style style:name="ce1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2"/>
    </style:style>
    <style:style style:name="ce1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4"/>
    </style:style>
    <style:style style:name="ce1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4"/>
    </style:style>
    <style:style style:name="ce1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6"/>
    </style:style>
    <style:style style:name="ce1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6"/>
    </style:style>
    <style:style style:name="ce1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8"/>
    </style:style>
    <style:style style:name="ce1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8"/>
    </style:style>
    <style:style style:name="ce1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F10"/>
    </style:style>
    <style:style style:name="ce1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F10"/>
    </style:style>
    <style:style style:name="ce1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2"/>
    </style:style>
    <style:style style:name="ce1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2"/>
    </style:style>
    <style:style style:name="ce1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4"/>
    </style:style>
    <style:style style:name="ce1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4"/>
    </style:style>
    <style:style style:name="ce1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6"/>
    </style:style>
    <style:style style:name="ce1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6"/>
    </style:style>
    <style:style style:name="ce1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8"/>
    </style:style>
    <style:style style:name="ce1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8"/>
    </style:style>
    <style:style style:name="ce1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H10"/>
    </style:style>
    <style:style style:name="ce1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H10"/>
    </style:style>
    <style:style style:name="ce1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2"/>
    </style:style>
    <style:style style:name="ce1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2"/>
    </style:style>
    <style:style style:name="ce1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4"/>
    </style:style>
    <style:style style:name="ce1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4"/>
    </style:style>
    <style:style style:name="ce1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6"/>
    </style:style>
    <style:style style:name="ce1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6"/>
    </style:style>
    <style:style style:name="ce1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8"/>
    </style:style>
    <style:style style:name="ce1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8"/>
    </style:style>
    <style:style style:name="ce1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4.J10"/>
    </style:style>
    <style:style style:name="ce1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4.J10"/>
    </style:style>
    <style:style style:name="ce1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2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2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2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2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2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2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2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2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2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2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2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2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2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2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2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2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2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2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2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2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2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2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2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2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2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2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2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2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2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2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2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2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2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2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2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2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2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2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2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2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2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2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2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2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2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2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2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2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2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2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2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2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2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2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2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2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2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2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2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2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2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2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2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2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2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2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2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2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2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2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2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2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2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2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2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2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2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2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2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2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2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2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2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2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2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2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2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2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2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2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2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2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2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2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2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2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2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2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2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2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2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2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2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2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2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2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2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2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2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2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2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2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2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2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2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2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2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2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2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2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2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2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2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2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2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2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2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2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2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2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2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2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2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2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2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2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2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2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2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2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2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2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2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2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2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2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2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2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2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2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2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2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2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2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2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2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2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2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2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2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2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2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2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2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2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2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2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2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2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2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2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2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2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2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2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2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2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2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2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2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2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2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2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2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2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2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2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2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2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2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2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2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2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2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2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2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2"/>
    </style:style>
    <style:style style:name="ce2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2"/>
    </style:style>
    <style:style style:name="ce2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4"/>
    </style:style>
    <style:style style:name="ce2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4"/>
    </style:style>
    <style:style style:name="ce2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6"/>
    </style:style>
    <style:style style:name="ce2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6"/>
    </style:style>
    <style:style style:name="ce2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8"/>
    </style:style>
    <style:style style:name="ce2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8"/>
    </style:style>
    <style:style style:name="ce2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B10"/>
    </style:style>
    <style:style style:name="ce2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B10"/>
    </style:style>
    <style:style style:name="ce2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2"/>
    </style:style>
    <style:style style:name="ce2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2"/>
    </style:style>
    <style:style style:name="ce2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4"/>
    </style:style>
    <style:style style:name="ce2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4"/>
    </style:style>
    <style:style style:name="ce2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6"/>
    </style:style>
    <style:style style:name="ce2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6"/>
    </style:style>
    <style:style style:name="ce2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8"/>
    </style:style>
    <style:style style:name="ce2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8"/>
    </style:style>
    <style:style style:name="ce2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D10"/>
    </style:style>
    <style:style style:name="ce2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D10"/>
    </style:style>
    <style:style style:name="ce2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2"/>
    </style:style>
    <style:style style:name="ce2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2"/>
    </style:style>
    <style:style style:name="ce2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4"/>
    </style:style>
    <style:style style:name="ce2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4"/>
    </style:style>
    <style:style style:name="ce2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6"/>
    </style:style>
    <style:style style:name="ce2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6"/>
    </style:style>
    <style:style style:name="ce2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8"/>
    </style:style>
    <style:style style:name="ce2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8"/>
    </style:style>
    <style:style style:name="ce2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F10"/>
    </style:style>
    <style:style style:name="ce2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F10"/>
    </style:style>
    <style:style style:name="ce2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2"/>
    </style:style>
    <style:style style:name="ce2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2"/>
    </style:style>
    <style:style style:name="ce2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4"/>
    </style:style>
    <style:style style:name="ce2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4"/>
    </style:style>
    <style:style style:name="ce2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6"/>
    </style:style>
    <style:style style:name="ce2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6"/>
    </style:style>
    <style:style style:name="ce2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8"/>
    </style:style>
    <style:style style:name="ce2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8"/>
    </style:style>
    <style:style style:name="ce2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H10"/>
    </style:style>
    <style:style style:name="ce2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H10"/>
    </style:style>
    <style:style style:name="ce2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2"/>
    </style:style>
    <style:style style:name="ce2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2"/>
    </style:style>
    <style:style style:name="ce2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4"/>
    </style:style>
    <style:style style:name="ce2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4"/>
    </style:style>
    <style:style style:name="ce2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6"/>
    </style:style>
    <style:style style:name="ce2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6"/>
    </style:style>
    <style:style style:name="ce2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8"/>
    </style:style>
    <style:style style:name="ce2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8"/>
    </style:style>
    <style:style style:name="ce2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5.J10"/>
    </style:style>
    <style:style style:name="ce2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5.J10"/>
    </style:style>
    <style:style style:name="ce2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3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3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3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2"/>
    </style:style>
    <style:style style:name="ce3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2"/>
    </style:style>
    <style:style style:name="ce3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4"/>
    </style:style>
    <style:style style:name="ce3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4"/>
    </style:style>
    <style:style style:name="ce3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6"/>
    </style:style>
    <style:style style:name="ce3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6"/>
    </style:style>
    <style:style style:name="ce3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8"/>
    </style:style>
    <style:style style:name="ce3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8"/>
    </style:style>
    <style:style style:name="ce3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B10"/>
    </style:style>
    <style:style style:name="ce3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B10"/>
    </style:style>
    <style:style style:name="ce3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2"/>
    </style:style>
    <style:style style:name="ce3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2"/>
    </style:style>
    <style:style style:name="ce3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4"/>
    </style:style>
    <style:style style:name="ce3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4"/>
    </style:style>
    <style:style style:name="ce3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6"/>
    </style:style>
    <style:style style:name="ce3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6"/>
    </style:style>
    <style:style style:name="ce3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8"/>
    </style:style>
    <style:style style:name="ce3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8"/>
    </style:style>
    <style:style style:name="ce3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D10"/>
    </style:style>
    <style:style style:name="ce3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D10"/>
    </style:style>
    <style:style style:name="ce3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2"/>
    </style:style>
    <style:style style:name="ce3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2"/>
    </style:style>
    <style:style style:name="ce3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4"/>
    </style:style>
    <style:style style:name="ce3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4"/>
    </style:style>
    <style:style style:name="ce3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6"/>
    </style:style>
    <style:style style:name="ce3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6"/>
    </style:style>
    <style:style style:name="ce3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8"/>
    </style:style>
    <style:style style:name="ce3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8"/>
    </style:style>
    <style:style style:name="ce3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F10"/>
    </style:style>
    <style:style style:name="ce3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F10"/>
    </style:style>
    <style:style style:name="ce3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2"/>
    </style:style>
    <style:style style:name="ce3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2"/>
    </style:style>
    <style:style style:name="ce3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4"/>
    </style:style>
    <style:style style:name="ce3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4"/>
    </style:style>
    <style:style style:name="ce3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6"/>
    </style:style>
    <style:style style:name="ce3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6"/>
    </style:style>
    <style:style style:name="ce3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8"/>
    </style:style>
    <style:style style:name="ce3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8"/>
    </style:style>
    <style:style style:name="ce3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H10"/>
    </style:style>
    <style:style style:name="ce3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H10"/>
    </style:style>
    <style:style style:name="ce3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2"/>
    </style:style>
    <style:style style:name="ce3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2"/>
    </style:style>
    <style:style style:name="ce3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4"/>
    </style:style>
    <style:style style:name="ce3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4"/>
    </style:style>
    <style:style style:name="ce3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6"/>
    </style:style>
    <style:style style:name="ce3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6"/>
    </style:style>
    <style:style style:name="ce3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8"/>
    </style:style>
    <style:style style:name="ce3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8"/>
    </style:style>
    <style:style style:name="ce3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Feuille31.J10"/>
    </style:style>
    <style:style style:name="ce3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Feuille31.J10"/>
    </style:style>
    <style:style style:name="ce3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2"/>
    </style:style>
    <style:style style:name="ce3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4"/>
    </style:style>
    <style:style style:name="ce310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6"/>
    </style:style>
    <style:style style:name="ce310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8"/>
    </style:style>
    <style:style style:name="ce3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B10"/>
    </style:style>
    <style:style style:name="ce3107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108" style:family="table-cell" style:parent-style-name="Default">
      <style:table-cell-properties fo:border-bottom="2.49pt fine-dashed #ff6600" style:diagonal-tl-br="2.01pt solid #0000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09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0" style:family="table-cell" style:parent-style-name="Default">
      <style:table-cell-properties fo:border-bottom="none" style:diagonal-tl-b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1" style:family="table-cell" style:parent-style-name="Default">
      <style:table-cell-properties fo:border-bottom="none" style:diagonal-tl-br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112" style:family="table-cell" style:parent-style-name="Default">
      <style:table-cell-properties fo:border-bottom="2.49pt solid #000000" style:diagonal-tl-br="none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113" style:family="table-cell" style:parent-style-name="Default">
      <style:table-cell-properties fo:border-bottom="2.49pt dashed #666666" style:diagonal-tl-br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114" style:family="table-cell" style:parent-style-name="Default">
      <style:table-cell-properties fo:border-bottom="none" style:diagonal-tl-br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115" style:family="table-cell" style:parent-style-name="Default">
      <style:table-cell-properties fo:border-bottom="0.74pt solid #ff33ff" style:diagonal-tl-br="none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116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117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11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</style:style>
    <style:style style:name="ce3119" style:family="table-cell" style:parent-style-name="Default">
      <style:table-cell-properties fo:border-bottom="none" style:diagonal-tl-br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120" style:family="table-cell" style:parent-style-name="Default">
      <style:table-cell-properties fo:border-bottom="2.49pt solid #00cc00" style:diagonal-tl-br="none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121" style:family="table-cell" style:parent-style-name="Default">
      <style:table-cell-properties style:diagonal-bl-tr="2.01pt dashed #666666" style:diagonal-tl-br="none" style:text-align-source="fix" style:repeat-content="false" fo:border="none" style:vertical-align="middle"/>
      <style:paragraph-properties fo:text-align="center"/>
    </style:style>
    <style:style style:name="ce3122" style:family="table-cell" style:parent-style-name="Default">
      <style:table-cell-properties fo:border-bottom="none" style:diagonal-tl-br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12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1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2"/>
    </style:style>
    <style:style style:name="ce31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4"/>
    </style:style>
    <style:style style:name="ce31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6"/>
    </style:style>
    <style:style style:name="ce3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8"/>
    </style:style>
    <style:style style:name="ce31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D10"/>
    </style:style>
    <style:style style:name="ce3129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130" style:family="table-cell" style:parent-style-name="Default">
      <style:table-cell-properties fo:border-bottom="2.49pt fine-dashed #ff6600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131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</style:style>
    <style:style style:name="ce3132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133" style:family="table-cell" style:parent-style-name="Default">
      <style:table-cell-properties fo:border-bottom="none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134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2"/>
    </style:style>
    <style:style style:name="ce31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4"/>
    </style:style>
    <style:style style:name="ce31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6"/>
    </style:style>
    <style:style style:name="ce31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8"/>
    </style:style>
    <style:style style:name="ce31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F10"/>
    </style:style>
    <style:style style:name="ce3140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141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14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</style:style>
    <style:style style:name="ce314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14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145" style:family="table-cell" style:parent-style-name="Default">
      <style:table-cell-properties style:diagonal-tl-br="2.01pt dashed #666666" style:text-align-source="fix" style:repeat-content="false" fo:border="none" style:vertical-align="middle"/>
      <style:paragraph-properties fo:text-align="center"/>
    </style:style>
    <style:style style:name="ce3146" style:family="table-cell" style:parent-style-name="Default">
      <style:table-cell-properties fo:border-bottom="2.49pt fine-dashed #ff6600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47" style:family="table-cell" style:parent-style-name="Default">
      <style:table-cell-properties fo:border-bottom="none" style:diagonal-tl-br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148" style:family="table-cell" style:parent-style-name="Default">
      <style:table-cell-properties fo:border-bottom="none" style:diagonal-tl-br="none" style:text-align-source="fix" style:repeat-content="false" fo:border-left="2.49pt dashed #666666" fo:border-right="none" fo:border-top="2.49pt dashed #666666" style:vertical-align="middle"/>
      <style:paragraph-properties fo:text-align="center"/>
    </style:style>
    <style:style style:name="ce3149" style:family="table-cell" style:parent-style-name="Default">
      <style:table-cell-properties fo:border-bottom="none" style:diagonal-tl-br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150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1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2"/>
    </style:style>
    <style:style style:name="ce31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4"/>
    </style:style>
    <style:style style:name="ce31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6"/>
    </style:style>
    <style:style style:name="ce31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8"/>
    </style:style>
    <style:style style:name="ce31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H10"/>
    </style:style>
    <style:style style:name="ce3156" style:family="table-cell" style:parent-style-name="Default">
      <style:table-cell-properties fo:border-bottom="2.49pt solid #000000" style:diagonal-tl-br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157" style:family="table-cell" style:parent-style-name="Default">
      <style:table-cell-properties fo:border-bottom="2.49pt dashed #666666" style:diagonal-tl-br="none" style:text-align-source="fix" style:repeat-content="false" fo:border-left="none" fo:border-right="none" fo:border-top="none" style:vertical-align="middle"/>
      <style:paragraph-properties fo:text-align="center"/>
    </style:style>
    <style:style style:name="ce3158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159" style:family="table-cell" style:parent-style-name="Default">
      <style:table-cell-properties fo:border-bottom="none" style:diagonal-tl-br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160" style:family="table-cell" style:parent-style-name="Default">
      <style:table-cell-properties fo:border-bottom="none" style:diagonal-tl-br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161" style:family="table-cell" style:parent-style-name="Default">
      <style:table-cell-properties style:diagonal-tl-br="2.49pt solid #00cc00" style:text-align-source="fix" style:repeat-content="false" fo:border="none" style:vertical-align="middle"/>
      <style:paragraph-properties fo:text-align="center"/>
    </style:style>
    <style:style style:name="ce3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2"/>
    </style:style>
    <style:style style:name="ce316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4"/>
    </style:style>
    <style:style style:name="ce316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6"/>
    </style:style>
    <style:style style:name="ce316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8"/>
    </style:style>
    <style:style style:name="ce31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J10"/>
    </style:style>
    <style:style style:name="ce3167" style:family="table-cell" style:parent-style-name="Default">
      <style:table-cell-properties fo:border-bottom="2.49pt solid #000000" style:diagonal-tl-br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168" style:family="table-cell" style:parent-style-name="Default">
      <style:table-cell-properties style:diagonal-tl-br="2.49pt dashed #666666" style:text-align-source="fix" style:repeat-content="false" fo:border="none" style:vertical-align="middle"/>
      <style:paragraph-properties fo:text-align="center"/>
    </style:style>
    <style:style style:name="ce3169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2.J21"/>
    </style:style>
    <style:style style:name="ce3170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1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2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2.J21"/>
    </style:style>
    <style:style style:name="ce3173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"/>
    </style:style>
    <style:style style:name="ce3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4"/>
    </style:style>
    <style:style style:name="ce31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6"/>
    </style:style>
    <style:style style:name="ce31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8"/>
    </style:style>
    <style:style style:name="ce31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10"/>
    </style:style>
    <style:style style:name="ce317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1"/>
    </style:style>
    <style:style style:name="ce317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2.L21"/>
    </style:style>
    <style:style style:name="ce3180" style:family="table-cell" style:parent-style-name="Default">
      <style:table-cell-properties fo:border-bottom="2.49pt fine-dashed #ff6600" style:diagonal-tl-br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181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18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L21"/>
    </style:style>
    <style:style style:name="ce318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2.L21"/>
    </style:style>
    <style:style style:name="ce318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2"/>
    </style:style>
    <style:style style:name="ce31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4"/>
    </style:style>
    <style:style style:name="ce31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6"/>
    </style:style>
    <style:style style:name="ce318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8"/>
    </style:style>
    <style:style style:name="ce3188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0"/>
    </style:style>
    <style:style style:name="ce3189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2.N13"/>
    </style:style>
    <style:style style:name="ce319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3"/>
    </style:style>
    <style:style style:name="ce319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5"/>
    </style:style>
    <style:style style:name="ce319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7"/>
    </style:style>
    <style:style style:name="ce3193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2.N17"/>
    </style:style>
    <style:style style:name="ce319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9"/>
    </style:style>
    <style:style style:name="ce319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2.N19"/>
    </style:style>
    <style:style style:name="ce3196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2.N21"/>
    </style:style>
    <style:style style:name="ce3197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2.N21"/>
    </style:style>
    <style:style style:name="ce319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2.N13"/>
    </style:style>
    <style:style style:name="ce3199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3"/>
    </style:style>
    <style:style style:name="ce320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5"/>
    </style:style>
    <style:style style:name="ce3201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5"/>
    </style:style>
    <style:style style:name="ce3202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2.N17"/>
    </style:style>
    <style:style style:name="ce3203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2.N17"/>
    </style:style>
    <style:style style:name="ce3204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2.N19"/>
    </style:style>
    <style:style style:name="ce320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19"/>
    </style:style>
    <style:style style:name="ce3206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2.N21"/>
    </style:style>
    <style:style style:name="ce3207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2.N21"/>
    </style:style>
    <style:style style:name="ce3208" style:family="table-cell" style:parent-style-name="Default">
      <style:table-cell-properties fo:border-bottom="2.49pt solid #000000" style:text-align-source="fix" style:repeat-content="false" fo:border-left="0.74pt solid #ff33ff" fo:border-right="none" fo:border-top="0.74pt solid #ff33ff" style:vertical-align="middle"/>
      <style:paragraph-properties fo:text-align="center"/>
    </style:style>
    <style:style style:name="ce3209" style:family="table-cell" style:parent-style-name="Default">
      <style:table-cell-properties fo:border-bottom="none" style:diagonal-bl-t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0" style:family="table-cell" style:parent-style-name="Default">
      <style:table-cell-properties fo:border-bottom="none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1" style:family="table-cell" style:parent-style-name="Default">
      <style:table-cell-properties fo:border-bottom="none" style:text-align-source="fix" style:repeat-content="false" fo:border-left="0.74pt solid #ff33ff" fo:border-right="2.49pt solid #000000" fo:border-top="2.49pt solid #000000" style:vertical-align="middle"/>
      <style:paragraph-properties fo:text-align="center"/>
    </style:style>
    <style:style style:name="ce3212" style:family="table-cell" style:parent-style-name="Default">
      <style:table-cell-properties fo:border-bottom="2.49pt solid #000000" style:text-align-source="fix" style:repeat-content="false" fo:border-left="0.74pt solid #ff33ff" fo:border-right="2.49pt solid #000000" fo:border-top="none" style:vertical-align="middle"/>
      <style:paragraph-properties fo:text-align="center"/>
    </style:style>
    <style:style style:name="ce3213" style:family="table-cell" style:parent-style-name="Default">
      <style:table-cell-properties fo:border-bottom="2.49pt dashed #666666" style:text-align-source="fix" style:repeat-content="false" fo:border-left="0.74pt solid #ff33ff" fo:border-right="2.49pt dashed #666666" fo:border-top="none" style:vertical-align="middle"/>
      <style:paragraph-properties fo:text-align="center"/>
    </style:style>
    <style:style style:name="ce3214" style:family="table-cell" style:parent-style-name="Default">
      <style:table-cell-properties fo:border-bottom="none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215" style:family="table-cell" style:parent-style-name="Default">
      <style:table-cell-properties fo:border-bottom="0.74pt solid #ff33ff" style:text-align-source="fix" style:repeat-content="false" fo:border-left="0.74pt solid #ff33ff" fo:border-right="none" fo:border-top="2.49pt solid #000000" style:vertical-align="middle"/>
      <style:paragraph-properties fo:text-align="center"/>
    </style:style>
    <style:style style:name="ce3216" style:family="table-cell" style:parent-style-name="Default">
      <style:table-cell-properties fo:border-bottom="2.49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7" style:family="table-cell" style:parent-style-name="Default">
      <style:table-cell-properties fo:border-bottom="none" style:text-align-source="fix" style:repeat-content="false" fo:border-left="0.74pt solid #ff33ff" fo:border-right="2.49pt dashed #666666" fo:border-top="2.49pt dashed #666666" style:vertical-align="middle"/>
      <style:paragraph-properties fo:text-align="center"/>
    </style:style>
    <style:style style:name="ce3218" style:family="table-cell" style:parent-style-name="Default">
      <style:table-cell-properties fo:border-bottom="none" style:diagonal-bl-tr="2.01pt dashed #666666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19" style:family="table-cell" style:parent-style-name="Default">
      <style:table-cell-properties fo:border-bottom="none" style:diagonal-tl-br="2.01pt fine-dashed #ff6600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220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21" style:family="table-cell" style:parent-style-name="Default">
      <style:table-cell-properties style:diagonal-tl-br="2.01pt fine-dashed #ff6600" style:text-align-source="fix" style:repeat-content="false" style:vertical-align="middle"/>
      <style:paragraph-properties fo:text-align="center"/>
    </style:style>
    <style:style style:name="ce3222" style:family="table-cell" style:parent-style-name="Default">
      <style:table-cell-properties fo:border-bottom="none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223" style:family="table-cell" style:parent-style-name="Default">
      <style:table-cell-properties style:diagonal-bl-tr="2.01pt fine-dashed #ff6600" style:text-align-source="fix" style:repeat-content="false" style:vertical-align="middle"/>
      <style:paragraph-properties fo:text-align="center"/>
    </style:style>
    <style:style style:name="ce3224" style:family="table-cell" style:parent-style-name="Default">
      <style:table-cell-properties fo:border-bottom="none" style:diagonal-bl-tr="2.01pt solid #000000" style:text-align-source="fix" style:repeat-content="false" fo:border-left="none" fo:border-right="2.49pt solid #000000" fo:border-top="2.49pt fine-dashed #ff6600" style:vertical-align="middle"/>
      <style:paragraph-properties fo:text-align="center"/>
    </style:style>
    <style:style style:name="ce3225" style:family="table-cell" style:parent-style-name="Default">
      <style:table-cell-properties fo:border-bottom="0.74pt solid #ff33ff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26" style:family="table-cell" style:parent-style-name="Default">
      <style:table-cell-properties fo:border-bottom="none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27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28" style:family="table-cell" style:parent-style-name="Default">
      <style:table-cell-properties fo:border-bottom="0.74pt solid #ff33ff" style:diagonal-tl-b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29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230" style:family="table-cell" style:parent-style-name="Default">
      <style:table-cell-properties fo:border-bottom="none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231" style:family="table-cell" style:parent-style-name="Default">
      <style:table-cell-properties fo:border-bottom="0.74pt solid #ff33ff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232" style:family="table-cell" style:parent-style-name="Default">
      <style:table-cell-properties fo:border-bottom="none" style:text-align-source="fix" style:repeat-content="false" fo:border-left="none" fo:border-right="2.49pt fine-dashed #ff6600" fo:border-top="0.74pt solid #ff33ff" style:vertical-align="middle"/>
      <style:paragraph-properties fo:text-align="center"/>
    </style:style>
    <style:style style:name="ce3233" style:family="table-cell" style:parent-style-name="Default">
      <style:table-cell-properties fo:border-bottom="2.49pt fine-dashed #ff6600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34" style:family="table-cell" style:parent-style-name="Default">
      <style:table-cell-properties fo:border-bottom="0.74pt solid #ff33ff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235" style:family="table-cell" style:parent-style-name="Default">
      <style:table-cell-properties fo:border-bottom="none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36" style:family="table-cell" style:parent-style-name="Default">
      <style:table-cell-properties fo:border-bottom="0.74pt solid #ff33ff" style:text-align-source="fix" style:repeat-content="false" fo:border-left="none" fo:border-right="none" fo:border-top="none" style:vertical-align="middle"/>
      <style:paragraph-properties fo:text-align="center"/>
    </style:style>
    <style:style style:name="ce3237" style:family="table-cell" style:parent-style-name="Default">
      <style:table-cell-properties fo:border-bottom="none" style:text-align-source="fix" style:repeat-content="false" fo:border-left="2.49pt fine-dashed #ff6600" fo:border-right="none" fo:border-top="0.74pt solid #ff33ff" style:vertical-align="middle"/>
      <style:paragraph-properties fo:text-align="center"/>
    </style:style>
    <style:style style:name="ce3238" style:family="table-cell" style:parent-style-name="Default">
      <style:table-cell-properties fo:border-bottom="none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39" style:family="table-cell" style:parent-style-name="Default">
      <style:table-cell-properties fo:border-bottom="0.74pt solid #ff33ff" style:text-align-source="fix" style:repeat-content="false" fo:border-left="2.49pt fine-dashed #ff6600" fo:border-right="none" fo:border-top="none" style:vertical-align="middle"/>
      <style:paragraph-properties fo:text-align="center"/>
    </style:style>
    <style:style style:name="ce3240" style:family="table-cell" style:parent-style-name="Default">
      <style:table-cell-properties fo:border-bottom="2.49pt solid #000000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241" style:family="table-cell" style:parent-style-name="Default">
      <style:table-cell-properties style:diagonal-tl-br="2.01pt dashed #666666" style:text-align-source="fix" style:repeat-content="false" style:vertical-align="middle"/>
      <style:paragraph-properties fo:text-align="center"/>
    </style:style>
    <style:style style:name="ce3242" style:family="table-cell" style:parent-style-name="Default">
      <style:table-cell-properties style:diagonal-bl-tr="2.01pt dashed #666666" style:text-align-source="fix" style:repeat-content="false" style:vertical-align="middle"/>
      <style:paragraph-properties fo:text-align="center"/>
    </style:style>
    <style:style style:name="ce3243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244" style:family="table-cell" style:parent-style-name="Default">
      <style:table-cell-properties fo:border-bottom="0.74pt solid #ff33ff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245" style:family="table-cell" style:parent-style-name="Default">
      <style:table-cell-properties fo:border-bottom="none" style:text-align-source="fix" style:repeat-content="false" fo:border-left="2.49pt solid #000000" fo:border-right="none" fo:border-top="0.74pt solid #ff33ff" style:vertical-align="middle"/>
      <style:paragraph-properties fo:text-align="center"/>
    </style:style>
    <style:style style:name="ce3246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247" style:family="table-cell" style:parent-style-name="Default">
      <style:table-cell-properties fo:border-bottom="0.74pt solid #ff33ff" style:text-align-source="fix" style:repeat-content="false" fo:border-left="2.49pt solid #000000" fo:border-right="none" fo:border-top="2.49pt solid #000000" style:vertical-align="middle"/>
      <style:paragraph-properties fo:text-align="center"/>
    </style:style>
    <style:style style:name="ce3248" style:family="table-cell" style:parent-style-name="Default">
      <style:table-cell-properties fo:border-bottom="2.49pt solid #000000" style:text-align-source="fix" style:repeat-content="false" fo:border-left="none" fo:border-right="none" fo:border-top="0.74pt solid #ff33ff" style:vertical-align="middle"/>
      <style:paragraph-properties fo:text-align="center"/>
    </style:style>
    <style:style style:name="ce3249" style:family="table-cell" style:parent-style-name="Default">
      <style:table-cell-properties fo:border-bottom="2.49pt dashed #666666" style:text-align-source="fix" style:repeat-content="false" fo:border-left="none" fo:border-right="none" fo:border-top="none" style:vertical-align="middle"/>
      <style:paragraph-properties fo:text-align="center"/>
    </style:style>
    <style:style style:name="ce3250" style:family="table-cell" style:parent-style-name="Default">
      <style:table-cell-properties fo:border-bottom="2.49pt fine-dashed #ff6600" style:text-align-source="fix" style:repeat-content="false" fo:border-left="none" fo:border-right="none" fo:border-top="none" style:vertical-align="middle"/>
      <style:paragraph-properties fo:text-align="center"/>
    </style:style>
    <style:style style:name="ce3251" style:family="table-cell" style:parent-style-name="Default">
      <style:table-cell-properties style:diagonal-bl-tr="2.01pt solid #00cc00" style:text-align-source="fix" style:repeat-content="false" style:vertical-align="middle"/>
      <style:paragraph-properties fo:text-align="center"/>
    </style:style>
    <style:style style:name="ce3252" style:family="table-cell" style:parent-style-name="Default">
      <style:table-cell-properties fo:border-bottom="none" style:text-align-source="fix" style:repeat-content="false" fo:border-left="none" fo:border-right="none" fo:border-top="2.49pt dashed #666666" style:vertical-align="middle"/>
      <style:paragraph-properties fo:text-align="center"/>
    </style:style>
    <style:style style:name="ce3253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2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5" style:family="table-cell" style:parent-style-name="Default">
      <style:table-cell-properties style:diagonal-tl-br="2.01pt solid #00cc00" style:text-align-source="fix" style:repeat-content="false" style:vertical-align="middle"/>
      <style:paragraph-properties fo:text-align="center"/>
    </style:style>
    <style:style style:name="ce3256" style:family="table-cell" style:parent-style-name="Default">
      <style:table-cell-properties fo:border-bottom="none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257" style:family="table-cell" style:parent-style-name="Default">
      <style:table-cell-properties fo:border-bottom="0.74pt solid #ff33ff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258" style:family="table-cell" style:parent-style-name="Default">
      <style:table-cell-properties fo:border-bottom="none" style:text-align-source="fix" style:repeat-content="false" fo:border-left="none" fo:border-right="none" fo:border-top="2.49pt solid #00cc00" style:vertical-align="middle"/>
      <style:paragraph-properties fo:text-align="center"/>
    </style:style>
    <style:style style:name="ce3259" style:family="table-cell" style:parent-style-name="Default">
      <style:table-cell-properties fo:border-bottom="2.49pt solid #00cc00" style:text-align-source="fix" style:repeat-content="false" fo:border-left="none" fo:border-right="none" fo:border-top="none" style:vertical-align="middle"/>
      <style:paragraph-properties fo:text-align="center"/>
    </style:style>
    <style:style style:name="ce326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10"/>
    </style:style>
    <style:style style:name="ce326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62" style:family="table-cell" style:parent-style-name="Default">
      <style:table-cell-properties fo:border-bottom="2.49pt solid #000000" style:text-align-source="fix" style:repeat-content="false" fo:border-left="none" fo:border-right="2.49pt solid #000000" fo:border-top="0.74pt solid #ff33ff" style:vertical-align="middle"/>
      <style:paragraph-properties fo:text-align="center"/>
    </style:style>
    <style:style style:name="ce3263" style:family="table-cell" style:parent-style-name="Default">
      <style:table-cell-properties fo:border-bottom="none" style:text-align-source="fix" style:repeat-content="false" fo:border-left="none" fo:border-right="2.49pt solid #00cc00" fo:border-top="2.49pt solid #00cc00" style:vertical-align="middle"/>
      <style:paragraph-properties fo:text-align="center"/>
    </style:style>
    <style:style style:name="ce3264" style:family="table-cell" style:parent-style-name="Default">
      <style:table-cell-properties fo:border-bottom="none" style:text-align-source="fix" style:repeat-content="false" fo:border-left="none" fo:border-right="2.49pt dashed #666666" fo:border-top="2.49pt dashed #666666" style:vertical-align="middle"/>
      <style:paragraph-properties fo:text-align="center"/>
    </style:style>
    <style:style style:name="ce3265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66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3267" style:family="table-cell" style:parent-style-name="Default">
      <style:table-cell-properties fo:border-bottom="2.49pt dashed #666666" style:text-align-source="fix" style:repeat-content="false" fo:border-left="none" fo:border-right="2.49pt dashed #666666" fo:border-top="none" style:vertical-align="middle"/>
      <style:paragraph-properties fo:text-align="center"/>
    </style:style>
    <style:style style:name="ce3268" style:family="table-cell" style:parent-style-name="Default">
      <style:table-cell-properties fo:border-bottom="2.49pt solid #00cc00" style:text-align-source="fix" style:repeat-content="false" fo:border-left="none" fo:border-right="2.49pt solid #00cc00" fo:border-top="none" style:vertical-align="middle"/>
      <style:paragraph-properties fo:text-align="center"/>
    </style:style>
    <style:style style:name="ce3269" style:family="table-cell" style:parent-style-name="Default">
      <style:table-cell-properties fo:border-bottom="0.74pt solid #ff33ff" style:text-align-source="fix" style:repeat-content="false" fo:border-left="none" fo:border-right="2.49pt solid #000000" fo:border-top="2.49pt solid #000000" style:vertical-align="middle"/>
      <style:paragraph-properties fo:text-align="center"/>
    </style:style>
    <style:style style:name="ce327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J50"/>
    </style:style>
    <style:style style:name="ce327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73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10"/>
    </style:style>
    <style:style style:name="ce327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J50"/>
    </style:style>
    <style:style style:name="ce327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27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27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27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280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10"/>
    </style:style>
    <style:style style:name="ce3281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10"/>
    </style:style>
    <style:style style:name="ce328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L50"/>
    </style:style>
    <style:style style:name="ce328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L50"/>
    </style:style>
    <style:style style:name="ce3284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28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2"/>
    </style:style>
    <style:style style:name="ce328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"/>
    </style:style>
    <style:style style:name="ce328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6"/>
    </style:style>
    <style:style style:name="ce3288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28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29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8"/>
    </style:style>
    <style:style style:name="ce3291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29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293" style:family="table-cell" style:parent-style-name="Default">
      <style:table-cell-properties fo:border-bottom="none" style:text-align-source="fix" style:repeat-content="false" fo:border-left="2.49pt solid #00cc00" fo:border-right="none" fo:border-top="2.49pt solid #00cc00" style:vertical-align="middle"/>
      <style:paragraph-properties fo:text-align="center"/>
    </style:style>
    <style:style style:name="ce3294" style:family="table-cell" style:parent-style-name="Default">
      <style:table-cell-properties fo:border-bottom="2.49pt solid #00cc00" style:text-align-source="fix" style:repeat-content="false" fo:border-left="2.49pt solid #00cc00" fo:border-right="none" fo:border-top="none" style:vertical-align="middle"/>
      <style:paragraph-properties fo:text-align="center"/>
    </style:style>
    <style:style style:name="ce3295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29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2"/>
    </style:style>
    <style:style style:name="ce3297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4"/>
    </style:style>
    <style:style style:name="ce329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6"/>
    </style:style>
    <style:style style:name="ce3299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300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30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N48"/>
    </style:style>
    <style:style style:name="ce3302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303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304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2"/>
    </style:style>
    <style:style style:name="ce3305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2"/>
    </style:style>
    <style:style style:name="ce330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307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"/>
    </style:style>
    <style:style style:name="ce3308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6"/>
    </style:style>
    <style:style style:name="ce3309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6"/>
    </style:style>
    <style:style style:name="ce3310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31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8"/>
    </style:style>
    <style:style style:name="ce331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10"/>
    </style:style>
    <style:style style:name="ce3313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10"/>
    </style:style>
    <style:style style:name="ce3314" style:family="table-cell" style:parent-style-name="Default">
      <style:table-cell-properties fo:border-bottom="none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315" style:family="table-cell" style:parent-style-name="Default">
      <style:table-cell-properties fo:border-bottom="2.49pt fine-dashed #ff6600" style:diagonal-bl-tr="2.01pt solid #0000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6" style:family="table-cell" style:parent-style-name="Default">
      <style:table-cell-properties fo:border-bottom="none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7" style:family="table-cell" style:parent-style-name="Default">
      <style:table-cell-properties fo:border-bottom="none" style:diagonal-bl-tr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18" style:family="table-cell" style:parent-style-name="Default">
      <style:table-cell-properties fo:border-bottom="none" style:text-align-source="fix" style:repeat-content="false" fo:border-left="2.49pt solid #000000" fo:border-right="0.74pt solid #ff33ff" fo:border-top="2.49pt solid #000000" style:vertical-align="middle"/>
      <style:paragraph-properties fo:text-align="center"/>
    </style:style>
    <style:style style:name="ce3319" style:family="table-cell" style:parent-style-name="Default">
      <style:table-cell-properties fo:border-bottom="2.49pt solid #000000" style:text-align-source="fix" style:repeat-content="false" fo:border-left="2.49pt solid #000000" fo:border-right="0.74pt solid #ff33ff" fo:border-top="none" style:vertical-align="middle"/>
      <style:paragraph-properties fo:text-align="center"/>
    </style:style>
    <style:style style:name="ce3320" style:family="table-cell" style:parent-style-name="Default">
      <style:table-cell-properties fo:border-bottom="2.49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1" style:family="table-cell" style:parent-style-name="Default">
      <style:table-cell-properties fo:border-bottom="none" style:text-align-source="fix" style:repeat-content="false" fo:border-left="none" fo:border-right="0.74pt solid #ff33ff" fo:border-top="2.49pt fine-dashed #ff6600" style:vertical-align="middle"/>
      <style:paragraph-properties fo:text-align="center"/>
    </style:style>
    <style:style style:name="ce3322" style:family="table-cell" style:parent-style-name="Default">
      <style:table-cell-properties fo:border-bottom="0.74pt solid #ff33ff" style:text-align-source="fix" style:repeat-content="false" fo:border-left="none" fo:border-right="0.74pt solid #ff33ff" fo:border-top="2.49pt solid #000000" style:vertical-align="middle"/>
      <style:paragraph-properties fo:text-align="center"/>
    </style:style>
    <style:style style:name="ce3323" style:family="table-cell" style:parent-style-name="Default">
      <style:table-cell-properties fo:border-bottom="2.49pt solid #000000" style:text-align-source="fix" style:repeat-content="false" fo:border-left="none" fo:border-right="0.74pt solid #ff33ff" fo:border-top="0.74pt solid #ff33ff" style:vertical-align="middle"/>
      <style:paragraph-properties fo:text-align="center"/>
    </style:style>
    <style:style style:name="ce3324" style:family="table-cell" style:parent-style-name="Default">
      <style:table-cell-properties fo:border-bottom="2.49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5" style:family="table-cell" style:parent-style-name="Default">
      <style:table-cell-properties fo:border-bottom="none" style:text-align-source="fix" style:repeat-content="false" fo:border-left="none" fo:border-right="0.74pt solid #ff33ff" fo:border-top="2.49pt dashed #666666" style:vertical-align="middle"/>
      <style:paragraph-properties fo:text-align="center"/>
    </style:style>
    <style:style style:name="ce3326" style:family="table-cell" style:parent-style-name="Default">
      <style:table-cell-properties fo:border-bottom="none" style:diagonal-tl-br="2.01pt dashed #666666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7" style:family="table-cell" style:parent-style-name="Default">
      <style:table-cell-properties fo:border-bottom="none" style:diagonal-tl-br="2.01pt solid #000000" style:text-align-source="fix" style:repeat-content="false" fo:border-left="none" fo:border-right="0.74pt solid #ff33ff" fo:border-top="2.01pt fine-dashed #ff6600" style:vertical-align="middle"/>
      <style:paragraph-properties fo:text-align="center"/>
    </style:style>
    <style:style style:name="ce3328" style:family="table-cell" style:parent-style-name="Default">
      <style:table-cell-properties fo:border-bottom="0.74pt solid #ff33ff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29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N42"/>
    </style:style>
    <style:style style:name="ce3330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2"/>
    </style:style>
    <style:style style:name="ce333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332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4"/>
    </style:style>
    <style:style style:name="ce3333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N46"/>
    </style:style>
    <style:style style:name="ce333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N46"/>
    </style:style>
    <style:style style:name="ce3335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33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48"/>
    </style:style>
    <style:style style:name="ce3337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N50"/>
    </style:style>
    <style:style style:name="ce3338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N50"/>
    </style:style>
    <style:style style:name="ce3339" style:family="table-cell" style:parent-style-name="Default">
      <style:table-cell-properties fo:border-bottom="none" style:text-align-source="fix" style:repeat-content="false" fo:border-left="0.74pt solid #ff33ff" fo:border-right="none" fo:border-top="2.49pt dashed #666666" style:vertical-align="middle"/>
      <style:paragraph-properties fo:text-align="center"/>
    </style:style>
    <style:style style:name="ce3340" style:family="table-cell" style:parent-style-name="Default">
      <style:table-cell-properties fo:border-bottom="none" style:diagonal-bl-tr="2.01pt solid #000000" style:text-align-source="fix" style:repeat-content="false" fo:border-left="0.74pt solid #ff33ff" fo:border-right="none" fo:border-top="2.49pt fine-dashed #ff6600" style:vertical-align="middle"/>
      <style:paragraph-properties fo:text-align="center"/>
    </style:style>
    <style:style style:name="ce3341" style:family="table-cell" style:parent-style-name="Default">
      <style:table-cell-properties fo:border-bottom="0.74pt solid #ff33ff" style:text-align-source="fix" style:repeat-content="false" fo:border-left="0.74pt solid #ff33ff" fo:border-right="none" fo:border-top="none" style:vertical-align="middle"/>
      <style:paragraph-properties fo:text-align="center"/>
    </style:style>
    <style:style style:name="ce3342" style:family="table-cell" style:parent-style-name="Default">
      <style:table-cell-properties fo:border-bottom="none" style:text-align-source="fix" style:repeat-content="false" fo:border-left="none" fo:border-right="2.49pt fine-dashed #ff6600" fo:border-top="2.49pt fine-dashed #ff6600" style:vertical-align="middle"/>
      <style:paragraph-properties fo:text-align="center"/>
    </style:style>
    <style:style style:name="ce3343" style:family="table-cell" style:parent-style-name="Default">
      <style:table-cell-properties fo:border-bottom="2.49pt dashed #666666" style:text-align-source="fix" style:repeat-content="false" fo:border-left="2.49pt dashed #666666" fo:border-right="none" fo:border-top="none" style:vertical-align="middle"/>
      <style:paragraph-properties fo:text-align="center"/>
    </style:style>
    <style:style style:name="ce3344" style:family="table-cell" style:parent-style-name="Default">
      <style:table-cell-properties fo:border-bottom="2.49pt solid #00cc00" fo:border-left="2.49pt solid #00cc00" fo:border-right="none" fo:border-top="none"/>
    </style:style>
    <style:style style:name="ce3345" style:family="table-cell" style:parent-style-name="Default">
      <style:table-cell-properties fo:border-bottom="2.49pt fine-dashed #ff6600" style:text-align-source="fix" style:repeat-content="false" fo:border-left="none" fo:border-right="2.49pt fine-dashed #ff6600" fo:border-top="none" style:vertical-align="middle"/>
      <style:paragraph-properties fo:text-align="center"/>
    </style:style>
    <style:style style:name="ce3346" style:family="table-cell" style:parent-style-name="Default">
      <style:table-cell-properties fo:border-bottom="0.74pt solid #ff33ff" style:text-align-source="fix" style:repeat-content="false" fo:border-left="2.49pt fine-dashed #ff6600" fo:border-right="none" fo:border-top="2.49pt fine-dashed #ff6600" style:vertical-align="middle"/>
      <style:paragraph-properties fo:text-align="center"/>
    </style:style>
    <style:style style:name="ce3347" style:family="table-cell" style:parent-style-name="Default">
      <style:table-cell-properties fo:border-bottom="2.49pt fine-dashed #ff6600" style:diagonal-bl-tr="2.01pt solid #000000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3348" style:family="table-cell" style:parent-style-name="Default">
      <style:table-cell-properties fo:border-bottom="0.74pt solid #ff33ff" style:diagonal-bl-tr="2.01pt solid #000000" style:text-align-source="fix" style:repeat-content="false" fo:border-left="none" fo:border-right="none" fo:border-top="2.49pt fine-dashed #ff6600" style:vertical-align="middle"/>
      <style:paragraph-properties fo:text-align="center"/>
    </style:style>
    <style:style style:name="ce3349" style:family="table-cell" style:parent-style-name="Default">
      <style:table-cell-properties fo:border-bottom="none" style:text-align-source="fix" style:repeat-content="false" fo:border-left="2.49pt dashed #666666" fo:border-right="0.74pt solid #ff33ff" fo:border-top="2.49pt dashed #666666" style:vertical-align="middle"/>
      <style:paragraph-properties fo:text-align="center"/>
    </style:style>
    <style:style style:name="ce3350" style:family="table-cell" style:parent-style-name="Default">
      <style:table-cell-properties fo:border-bottom="none" style:diagonal-bl-tr="2.01pt fine-dashed #ff6600" style:text-align-source="fix" style:repeat-content="false" fo:border-left="none" fo:border-right="0.74pt solid #ff33ff" fo:border-top="none" style:vertical-align="middle"/>
      <style:paragraph-properties fo:text-align="center"/>
    </style:style>
    <style:style style:name="ce3351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L40"/>
    </style:style>
    <style:style style:name="ce3352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3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4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L40"/>
    </style:style>
    <style:style style:name="ce335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6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8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N40"/>
    </style:style>
    <style:style style:name="ce3359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36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2"/>
    </style:style>
    <style:style style:name="ce336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4"/>
    </style:style>
    <style:style style:name="ce336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6"/>
    </style:style>
    <style:style style:name="ce3363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364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36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AP38"/>
    </style:style>
    <style:style style:name="ce3366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367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368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AP32"/>
    </style:style>
    <style:style style:name="ce3369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2"/>
    </style:style>
    <style:style style:name="ce3370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371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4"/>
    </style:style>
    <style:style style:name="ce3372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AP36"/>
    </style:style>
    <style:style style:name="ce3373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AP36"/>
    </style:style>
    <style:style style:name="ce3374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375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38"/>
    </style:style>
    <style:style style:name="ce3376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AP40"/>
    </style:style>
    <style:style style:name="ce3377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AP40"/>
    </style:style>
    <style:style style:name="ce3378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20"/>
    </style:style>
    <style:style style:name="ce3379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0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AZ30"/>
    </style:style>
    <style:style style:name="ce3381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2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3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20"/>
    </style:style>
    <style:style style:name="ce338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AZ30"/>
    </style:style>
    <style:style style:name="ce338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38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388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389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0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20"/>
    </style:style>
    <style:style style:name="ce3391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20"/>
    </style:style>
    <style:style style:name="ce3392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3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B30"/>
    </style:style>
    <style:style style:name="ce3394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39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2"/>
    </style:style>
    <style:style style:name="ce339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4"/>
    </style:style>
    <style:style style:name="ce3397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6"/>
    </style:style>
    <style:style style:name="ce3398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399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400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18"/>
    </style:style>
    <style:style style:name="ce3401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402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403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404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2"/>
    </style:style>
    <style:style style:name="ce340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4"/>
    </style:style>
    <style:style style:name="ce3406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6"/>
    </style:style>
    <style:style style:name="ce3407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408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409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D28"/>
    </style:style>
    <style:style style:name="ce3410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411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41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12"/>
    </style:style>
    <style:style style:name="ce3413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2"/>
    </style:style>
    <style:style style:name="ce3414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415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4"/>
    </style:style>
    <style:style style:name="ce3416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16"/>
    </style:style>
    <style:style style:name="ce3417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16"/>
    </style:style>
    <style:style style:name="ce3418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419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18"/>
    </style:style>
    <style:style style:name="ce342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20"/>
    </style:style>
    <style:style style:name="ce3421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0"/>
    </style:style>
    <style:style style:name="ce3422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D22"/>
    </style:style>
    <style:style style:name="ce3423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2"/>
    </style:style>
    <style:style style:name="ce3424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425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4"/>
    </style:style>
    <style:style style:name="ce3426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D26"/>
    </style:style>
    <style:style style:name="ce3427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D26"/>
    </style:style>
    <style:style style:name="ce3428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429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28"/>
    </style:style>
    <style:style style:name="ce3430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D30"/>
    </style:style>
    <style:style style:name="ce3431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D30"/>
    </style:style>
    <style:style style:name="ce3432" style:family="table-cell" style:parent-style-name="Default">
      <style:table-cell-properties fo:border-bottom="none" style:diagonal-tl-br="none" style:text-align-source="fix" style:repeat-content="false" fo:border-left="none" fo:border-right="2.49pt solid #000000" fo:border-top="2.49pt solid #000000" style:vertical-align="middle"/>
      <style:paragraph-properties fo:text-align="center"/>
      <style:map style:condition="cell-content()=0" style:apply-style-name="Default" style:base-cell-address="Feuille37.BN10"/>
    </style:style>
    <style:style style:name="ce3433" style:family="table-cell" style:parent-style-name="Default">
      <style:table-cell-properties fo:border-bottom="0.74pt solid #ff33ff" style:diagonal-tl-br="none" style:text-align-source="fix" style:repeat-content="false" fo:border-left="none" fo:border-right="2.49pt solid #0000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4" style:family="table-cell" style:parent-style-name="Default">
      <style:table-cell-properties fo:border-bottom="none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5" style:family="table-cell" style:parent-style-name="Default">
      <style:table-cell-properties fo:border-bottom="0.74pt solid #ff33ff" style:diagonal-tl-br="none" style:text-align-source="fix" style:repeat-content="false" fo:border-left="none" fo:border-right="2.49pt fine-dashed #ff6600" fo:border-top="none" style:vertical-align="middle"/>
      <style:paragraph-properties fo:text-align="center"/>
      <style:map style:condition="cell-content()=0" style:apply-style-name="Default" style:base-cell-address="Feuille37.BN10"/>
    </style:style>
    <style:style style:name="ce343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7" style:family="table-cell" style:parent-style-name="Default">
      <style:table-cell-properties fo:border-bottom="0.74pt solid #ff33ff" style:diagonal-tl-br="none" style:text-align-source="fix" style:repeat-content="false" fo:border-left="none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8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P10"/>
    </style:style>
    <style:style style:name="ce3439" style:family="table-cell" style:parent-style-name="Default">
      <style:table-cell-properties fo:border-bottom="0.74pt solid #ff33ff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P10"/>
    </style:style>
    <style:style style:name="ce3440" style:family="table-cell" style:parent-style-name="Default">
      <style:table-cell-properties fo:border-bottom="2.49pt fine-dashed #ff6600" style:diagonal-tl-br="2.01pt solid #000000" style:text-align-source="fix" style:repeat-content="false" fo:border-left="none" fo:border-right="none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441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2"/>
    </style:style>
    <style:style style:name="ce344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4"/>
    </style:style>
    <style:style style:name="ce3443" style:family="table-cell" style:parent-style-name="Default">
      <style:table-cell-properties style:diagonal-bl-tr="2.01pt fine-dashed #ff6600"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6"/>
    </style:style>
    <style:style style:name="ce3444" style:family="table-cell" style:parent-style-name="Default">
      <style:table-cell-properties fo:border-bottom="none" style:diagonal-tl-br="none" style:text-align-source="fix" style:repeat-content="false" fo:border-left="2.49pt fine-dashed #ff6600" fo:border-right="none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445" style:family="table-cell" style:parent-style-name="Default">
      <style:table-cell-properties style:diagonal-tl-br="2.01pt fine-dashed #ff6600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44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/>
      <style:map style:condition="cell-content()=0" style:apply-style-name="Default" style:base-cell-address="Feuille37.BR8"/>
    </style:style>
    <style:style style:name="ce3447" style:family="table-cell" style:parent-style-name="Default">
      <style:table-cell-properties fo:border-bottom="none" style:diagonal-tl-br="2.01pt solid #000000" style:text-align-source="fix" style:repeat-content="false" fo:border-left="2.49pt solid #000000" fo:border-right="none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448" style:family="table-cell" style:parent-style-name="Default">
      <style:table-cell-properties fo:border-bottom="0.74pt solid #ff33ff" style:diagonal-tl-br="none" style:text-align-source="fix" style:repeat-content="false" fo:border-left="2.49pt solid #000000" fo:border-right="none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ce3449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0.74pt solid #ff33ff" style:vertical-align="middle"/>
      <style:paragraph-properties fo:text-align="center"/>
      <style:map style:condition="cell-content()=0" style:apply-style-name="Default" style:base-cell-address="Feuille37.BR2"/>
    </style:style>
    <style:style style:name="ce3450" style:family="table-cell" style:parent-style-name="Default">
      <style:table-cell-properties fo:border-bottom="none" style:diagonal-tl-br="2.01pt fine-dashed #ff6600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2"/>
    </style:style>
    <style:style style:name="ce3451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452" style:family="table-cell" style:parent-style-name="Default">
      <style:table-cell-properties fo:border-bottom="none" style:diagonal-bl-tr="2.01pt dashed #666666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4"/>
    </style:style>
    <style:style style:name="ce3453" style:family="table-cell" style:parent-style-name="Default">
      <style:table-cell-properties fo:border-bottom="none" style:diagonal-tl-br="none" style:text-align-source="fix" style:repeat-content="false" fo:border-left="2.49pt solid #000000" fo:border-right="0.74pt solid #ff33ff" fo:border-top="2.49pt solid #000000" style:vertical-align="middle"/>
      <style:paragraph-properties fo:text-align="center"/>
      <style:map style:condition="cell-content()=0" style:apply-style-name="Default" style:base-cell-address="Feuille37.BR6"/>
    </style:style>
    <style:style style:name="ce3454" style:family="table-cell" style:parent-style-name="Default">
      <style:table-cell-properties fo:border-bottom="2.49pt solid #000000" style:diagonal-tl-br="none" style:text-align-source="fix" style:repeat-content="false" fo:border-left="2.49pt solid #000000" fo:border-right="0.74pt solid #ff33ff" fo:border-top="none" style:vertical-align="middle"/>
      <style:paragraph-properties fo:text-align="center"/>
      <style:map style:condition="cell-content()=0" style:apply-style-name="Default" style:base-cell-address="Feuille37.BR6"/>
    </style:style>
    <style:style style:name="ce3455" style:family="table-cell" style:parent-style-name="Default">
      <style:table-cell-properties fo:border-bottom="2.49pt dashed #666666" style:diagonal-tl-br="none" style:text-align-source="fix" style:repeat-content="false" fo:border-left="2.49pt dashed #666666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456" style:family="table-cell" style:parent-style-name="Default">
      <style:table-cell-properties fo:border-bottom="none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8"/>
    </style:style>
    <style:style style:name="ce3457" style:family="table-cell" style:parent-style-name="Default">
      <style:table-cell-properties fo:border-bottom="2.49pt solid #000000" style:diagonal-tl-br="none" style:text-align-source="fix" style:repeat-content="false" fo:border-left="none" fo:border-right="0.74pt solid #ff33ff" fo:border-top="2.49pt fine-dashed #ff6600" style:vertical-align="middle"/>
      <style:paragraph-properties fo:text-align="center"/>
      <style:map style:condition="cell-content()=0" style:apply-style-name="Default" style:base-cell-address="Feuille37.BR10"/>
    </style:style>
    <style:style style:name="ce3458" style:family="table-cell" style:parent-style-name="Default">
      <style:table-cell-properties fo:border-bottom="0.74pt solid #ff33ff" style:diagonal-tl-br="none" style:text-align-source="fix" style:repeat-content="false" fo:border-left="none" fo:border-right="0.74pt solid #ff33ff" fo:border-top="none" style:vertical-align="middle"/>
      <style:paragraph-properties fo:text-align="center"/>
      <style:map style:condition="cell-content()=0" style:apply-style-name="Default" style:base-cell-address="Feuille37.BR10"/>
    </style:style>
    <style:style style:name="gr1" style:family="graphic">
      <style:graphic-properties svg:stroke-width="0.3cm" svg:stroke-color="#00ccff" draw:fill="solid" draw:fill-color="#ff950e" draw:textarea-horizontal-align="center" draw:textarea-vertical-align="middle" fo:padding-top="0.15cm" fo:padding-bottom="0.15cm" fo:padding-left="0.15cm" fo:padding-right="0.15cm"/>
    </style:style>
    <style:style style:name="gr2" style:family="graphic">
      <style:graphic-properties svg:stroke-width="0.3cm" svg:stroke-color="#00cc00" draw:fill="solid" draw:fill-color="#ff950e" draw:textarea-horizontal-align="center" draw:textarea-vertical-align="middle" fo:padding-top="0.15cm" fo:padding-bottom="0.15cm" fo:padding-left="0.15cm" fo:padding-right="0.15cm"/>
    </style:style>
    <style:style style:name="gr3" style:family="graphic">
      <style:graphic-properties svg:stroke-width="0.3cm" svg:stroke-color="#ff33ff" draw:fill="solid" draw:fill-color="#ff950e" draw:textarea-horizontal-align="center" draw:textarea-vertical-align="middle" fo:padding-top="0.15cm" fo:padding-bottom="0.15cm" fo:padding-left="0.15cm" fo:padding-right="0.15cm"/>
    </style:style>
    <style:style style:name="P1" style:family="paragraph">
      <style:paragraph-properties fo:text-align="center"/>
    </style:style>
  </office:automatic-styles>
  <office:body>
    <office:spreadsheet>
      <table:table table:name="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/>
          <table:table-cell table:style-name="ce82"/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style-name="ce24"/>
          <table:table-cell table:style-name="ce34"/>
          <table:table-cell table:style-name="ce44"/>
          <table:table-cell table:style-name="ce54"/>
          <table:table-cell table:style-name="ce64"/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/>
          <table:table-cell table:style-name="ce16"/>
          <table:table-cell table:style-name="ce26"/>
          <table:table-cell table:style-name="ce36"/>
          <table:table-cell table:style-name="ce46"/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1.B2"/>
            <calcext:condition calcext:apply-style-name="Default" calcext:value="=0" calcext:base-cell-address="A1.B2"/>
          </calcext:conditional-format>
          <calcext:conditional-format calcext:target-range-address="A1.D2:A1.E3">
            <calcext:condition calcext:apply-style-name="Heading" calcext:value="begins-with('a')" calcext:base-cell-address="A1.D2"/>
            <calcext:condition calcext:apply-style-name="Default" calcext:value="=0" calcext:base-cell-address="A1.D2"/>
          </calcext:conditional-format>
          <calcext:conditional-format calcext:target-range-address="A1.F2:A1.G3">
            <calcext:condition calcext:apply-style-name="Heading" calcext:value="begins-with('a')" calcext:base-cell-address="A1.F2"/>
            <calcext:condition calcext:apply-style-name="Default" calcext:value="=0" calcext:base-cell-address="A1.F2"/>
          </calcext:conditional-format>
          <calcext:conditional-format calcext:target-range-address="A1.H2:A1.I3">
            <calcext:condition calcext:apply-style-name="Heading" calcext:value="begins-with('a')" calcext:base-cell-address="A1.H2"/>
            <calcext:condition calcext:apply-style-name="Default" calcext:value="=0" calcext:base-cell-address="A1.H2"/>
          </calcext:conditional-format>
          <calcext:conditional-format calcext:target-range-address="A1.J2:A1.K3">
            <calcext:condition calcext:apply-style-name="Heading" calcext:value="begins-with('a')" calcext:base-cell-address="A1.J2"/>
            <calcext:condition calcext:apply-style-name="Default" calcext:value="=0" calcext:base-cell-address="A1.J2"/>
          </calcext:conditional-format>
          <calcext:conditional-format calcext:target-range-address="A1.B4:A1.C5">
            <calcext:condition calcext:apply-style-name="Heading" calcext:value="begins-with('a')" calcext:base-cell-address="A1.B4"/>
            <calcext:condition calcext:apply-style-name="Default" calcext:value="=0" calcext:base-cell-address="A1.B4"/>
          </calcext:conditional-format>
          <calcext:conditional-format calcext:target-range-address="A1.D4:A1.E5">
            <calcext:condition calcext:apply-style-name="Heading" calcext:value="begins-with('a')" calcext:base-cell-address="A1.D4"/>
            <calcext:condition calcext:apply-style-name="Default" calcext:value="=0" calcext:base-cell-address="A1.D4"/>
          </calcext:conditional-format>
          <calcext:conditional-format calcext:target-range-address="A1.F4:A1.G5">
            <calcext:condition calcext:apply-style-name="Heading" calcext:value="begins-with('a')" calcext:base-cell-address="A1.F4"/>
            <calcext:condition calcext:apply-style-name="Default" calcext:value="=0" calcext:base-cell-address="A1.F4"/>
          </calcext:conditional-format>
          <calcext:conditional-format calcext:target-range-address="A1.H4:A1.I5">
            <calcext:condition calcext:apply-style-name="Heading" calcext:value="begins-with('a')" calcext:base-cell-address="A1.H4"/>
            <calcext:condition calcext:apply-style-name="Default" calcext:value="=0" calcext:base-cell-address="A1.H4"/>
          </calcext:conditional-format>
          <calcext:conditional-format calcext:target-range-address="A1.J4:A1.K5">
            <calcext:condition calcext:apply-style-name="Heading" calcext:value="begins-with('a')" calcext:base-cell-address="A1.J4"/>
            <calcext:condition calcext:apply-style-name="Default" calcext:value="=0" calcext:base-cell-address="A1.J4"/>
          </calcext:conditional-format>
          <calcext:conditional-format calcext:target-range-address="A1.B6:A1.C7">
            <calcext:condition calcext:apply-style-name="Heading" calcext:value="begins-with('a')" calcext:base-cell-address="A1.B6"/>
            <calcext:condition calcext:apply-style-name="Default" calcext:value="=0" calcext:base-cell-address="A1.B6"/>
          </calcext:conditional-format>
          <calcext:conditional-format calcext:target-range-address="A1.D6:A1.E7">
            <calcext:condition calcext:apply-style-name="Heading" calcext:value="begins-with('a')" calcext:base-cell-address="A1.D6"/>
            <calcext:condition calcext:apply-style-name="Default" calcext:value="=0" calcext:base-cell-address="A1.D6"/>
          </calcext:conditional-format>
          <calcext:conditional-format calcext:target-range-address="A1.F6:A1.G7">
            <calcext:condition calcext:apply-style-name="Heading" calcext:value="begins-with('a')" calcext:base-cell-address="A1.F6"/>
            <calcext:condition calcext:apply-style-name="Default" calcext:value="=0" calcext:base-cell-address="A1.F6"/>
          </calcext:conditional-format>
          <calcext:conditional-format calcext:target-range-address="A1.H6:A1.I7">
            <calcext:condition calcext:apply-style-name="Heading" calcext:value="begins-with('a')" calcext:base-cell-address="A1.H6"/>
            <calcext:condition calcext:apply-style-name="Default" calcext:value="=0" calcext:base-cell-address="A1.H6"/>
          </calcext:conditional-format>
          <calcext:conditional-format calcext:target-range-address="A1.J6:A1.K7">
            <calcext:condition calcext:apply-style-name="Heading" calcext:value="begins-with('a')" calcext:base-cell-address="A1.J6"/>
            <calcext:condition calcext:apply-style-name="Default" calcext:value="=0" calcext:base-cell-address="A1.J6"/>
          </calcext:conditional-format>
          <calcext:conditional-format calcext:target-range-address="A1.B8:A1.C9">
            <calcext:condition calcext:apply-style-name="Heading" calcext:value="begins-with('a')" calcext:base-cell-address="A1.B8"/>
            <calcext:condition calcext:apply-style-name="Default" calcext:value="=0" calcext:base-cell-address="A1.B8"/>
          </calcext:conditional-format>
          <calcext:conditional-format calcext:target-range-address="A1.D8:A1.E9">
            <calcext:condition calcext:apply-style-name="Heading" calcext:value="begins-with('a')" calcext:base-cell-address="A1.D8"/>
            <calcext:condition calcext:apply-style-name="Default" calcext:value="=0" calcext:base-cell-address="A1.D8"/>
          </calcext:conditional-format>
          <calcext:conditional-format calcext:target-range-address="A1.F8:A1.G9">
            <calcext:condition calcext:apply-style-name="Heading" calcext:value="begins-with('a')" calcext:base-cell-address="A1.F8"/>
            <calcext:condition calcext:apply-style-name="Default" calcext:value="=0" calcext:base-cell-address="A1.F8"/>
          </calcext:conditional-format>
          <calcext:conditional-format calcext:target-range-address="A1.H8:A1.I9">
            <calcext:condition calcext:apply-style-name="Heading" calcext:value="begins-with('a')" calcext:base-cell-address="A1.H8"/>
            <calcext:condition calcext:apply-style-name="Default" calcext:value="=0" calcext:base-cell-address="A1.H8"/>
          </calcext:conditional-format>
          <calcext:conditional-format calcext:target-range-address="A1.J8:A1.K9">
            <calcext:condition calcext:apply-style-name="Heading" calcext:value="begins-with('a')" calcext:base-cell-address="A1.J8"/>
            <calcext:condition calcext:apply-style-name="Default" calcext:value="=0" calcext:base-cell-address="A1.J8"/>
          </calcext:conditional-format>
          <calcext:conditional-format calcext:target-range-address="A1.B10:A1.C11">
            <calcext:condition calcext:apply-style-name="Heading" calcext:value="begins-with('a')" calcext:base-cell-address="A1.B10"/>
            <calcext:condition calcext:apply-style-name="Default" calcext:value="=0" calcext:base-cell-address="A1.B10"/>
          </calcext:conditional-format>
          <calcext:conditional-format calcext:target-range-address="A1.D10:A1.E11">
            <calcext:condition calcext:apply-style-name="Heading" calcext:value="begins-with('a')" calcext:base-cell-address="A1.D10"/>
            <calcext:condition calcext:apply-style-name="Default" calcext:value="=0" calcext:base-cell-address="A1.D10"/>
          </calcext:conditional-format>
          <calcext:conditional-format calcext:target-range-address="A1.F10:A1.G11">
            <calcext:condition calcext:apply-style-name="Heading" calcext:value="begins-with('a')" calcext:base-cell-address="A1.F10"/>
            <calcext:condition calcext:apply-style-name="Default" calcext:value="=0" calcext:base-cell-address="A1.F10"/>
          </calcext:conditional-format>
          <calcext:conditional-format calcext:target-range-address="A1.H10:A1.I11">
            <calcext:condition calcext:apply-style-name="Heading" calcext:value="begins-with('a')" calcext:base-cell-address="A1.H10"/>
            <calcext:condition calcext:apply-style-name="Default" calcext:value="=0" calcext:base-cell-address="A1.H10"/>
          </calcext:conditional-format>
          <calcext:conditional-format calcext:target-range-address="A1.J10:A1.K11">
            <calcext:condition calcext:apply-style-name="Heading" calcext:value="begins-with('a')" calcext:base-cell-address="A1.J10"/>
            <calcext:condition calcext:apply-style-name="Default" calcext:value="=0" calcext:base-cell-address="A1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A1</text:p>
          </table:table-cell>
          <table:table-cell table:style-name="ce112"/>
          <table:table-cell table:style-name="ce122" office:value-type="string" calcext:value-type="string">
            <text:p>A2</text:p>
          </table:table-cell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number-columns-repeated="1013"/>
        </table:table-row>
        <table:table-row table:style-name="ro1">
          <table:table-cell/>
          <table:table-cell table:style-name="ce103"/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A2</text:p>
          </table:table-cell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2.D2:A2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2.F2:A2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2.H2:A2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2.J2:A2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2.B4:A2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2.D4:A2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2.F4:A2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2.H4:A2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2.J4:A2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2.B6:A2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2.D6:A2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2.F6:A2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2.H6:A2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2.J6:A2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2.B8:A2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2.D8:A2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2.F8:A2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2.H8:A2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2.J8:A2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2.B10:A2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2.D10:A2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2.F10:A2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2.H10:A2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2.J10:A2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2" office:value-type="string" calcext:value-type="string">
            <text:p>A1</text:p>
          </table:table-cell>
          <table:table-cell table:style-name="ce212"/>
          <table:table-cell table:style-name="ce222" office:value-type="string" calcext:value-type="string">
            <text:p>A2</text:p>
          </table:table-cell>
          <table:table-cell table:style-name="ce232"/>
          <table:table-cell table:style-name="ce242" office:value-type="string" calcext:value-type="string">
            <text:p>A3</text:p>
          </table:table-cell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number-columns-repeated="1013"/>
        </table:table-row>
        <table:table-row table:style-name="ro1">
          <table:table-cell/>
          <table:table-cell table:style-name="ce203"/>
          <table:table-cell table:style-name="ce213"/>
          <table:table-cell table:style-name="ce223"/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 office:value-type="string" calcext:value-type="string">
            <text:p>A2</text:p>
          </table:table-cell>
          <table:table-cell table:style-name="ce214"/>
          <table:table-cell table:style-name="ce224" office:value-type="string" calcext:value-type="string">
            <text:p>A3</text:p>
          </table:table-cell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/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 office:value-type="string" calcext:value-type="string">
            <text:p>A3</text:p>
          </table:table-cell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3.D2:A3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3.F2:A3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3.H2:A3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3.J2:A3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3.B4:A3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3.D4:A3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3.F4:A3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3.H4:A3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3.J4:A3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3.B6:A3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3.D6:A3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3.F6:A3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3.H6:A3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3.J6:A3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3.B8:A3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3.D8:A3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3.F8:A3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3.H8:A3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3.J8:A3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3.B10:A3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3.D10:A3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3.F10:A3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3.H10:A3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3.J10:A3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02" office:value-type="string" calcext:value-type="string">
            <text:p>A1</text:p>
          </table:table-cell>
          <table:table-cell table:style-name="ce312"/>
          <table:table-cell table:style-name="ce322" office:value-type="string" calcext:value-type="string">
            <text:p>A2</text:p>
          </table:table-cell>
          <table:table-cell table:style-name="ce332"/>
          <table:table-cell table:style-name="ce342" office:value-type="string" calcext:value-type="string">
            <text:p>A3</text:p>
          </table:table-cell>
          <table:table-cell table:style-name="ce352"/>
          <table:table-cell table:style-name="ce362" office:value-type="string" calcext:value-type="string">
            <text:p>A4</text:p>
          </table:table-cell>
          <table:table-cell table:style-name="ce372"/>
          <table:table-cell table:style-name="ce382"/>
          <table:table-cell table:style-name="ce392"/>
          <table:table-cell table:number-columns-repeated="1013"/>
        </table:table-row>
        <table:table-row table:style-name="ro1">
          <table:table-cell/>
          <table:table-cell table:style-name="ce303"/>
          <table:table-cell table:style-name="ce313"/>
          <table:table-cell table:style-name="ce323"/>
          <table:table-cell table:style-name="ce333"/>
          <table:table-cell table:style-name="ce343"/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 office:value-type="string" calcext:value-type="string">
            <text:p>A2</text:p>
          </table:table-cell>
          <table:table-cell table:style-name="ce314"/>
          <table:table-cell table:style-name="ce324" office:value-type="string" calcext:value-type="string">
            <text:p>A3</text:p>
          </table:table-cell>
          <table:table-cell table:style-name="ce334"/>
          <table:table-cell table:style-name="ce344" office:value-type="string" calcext:value-type="string">
            <text:p>A4</text:p>
          </table:table-cell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/>
          <table:table-cell table:style-name="ce315"/>
          <table:table-cell table:style-name="ce325"/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>
            <text:p>A3</text:p>
          </table:table-cell>
          <table:table-cell table:style-name="ce316"/>
          <table:table-cell table:style-name="ce326" office:value-type="string" calcext:value-type="string">
            <text:p>A4</text:p>
          </table:table-cell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/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 office:value-type="string" calcext:value-type="string">
            <text:p>A4</text:p>
          </table:table-cell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4.D2:A4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4.F2:A4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4.H2:A4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4.J2:A4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4.B4:A4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4.D4:A4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4.F4:A4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4.H4:A4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4.J4:A4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4.B6:A4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4.D6:A4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4.F6:A4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4.H6:A4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4.J6:A4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4.B8:A4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4.D8:A4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4.F8:A4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4.H8:A4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4.J8:A4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4.B10:A4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4.D10:A4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4.F10:A4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4.H10:A4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4.J10:A4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A1</text:p>
          </table:table-cell>
          <table:table-cell table:style-name="ce412"/>
          <table:table-cell table:style-name="ce422" office:value-type="string" calcext:value-type="string">
            <text:p>A2</text:p>
          </table:table-cell>
          <table:table-cell table:style-name="ce432"/>
          <table:table-cell table:style-name="ce442" office:value-type="string" calcext:value-type="string">
            <text:p>A3</text:p>
          </table:table-cell>
          <table:table-cell table:style-name="ce452"/>
          <table:table-cell table:style-name="ce462" office:value-type="string" calcext:value-type="string">
            <text:p>A4</text:p>
          </table:table-cell>
          <table:table-cell table:style-name="ce472"/>
          <table:table-cell table:style-name="ce482" office:value-type="string" calcext:value-type="string">
            <text:p>A5</text:p>
          </table:table-cell>
          <table:table-cell table:style-name="ce492"/>
          <table:table-cell table:number-columns-repeated="1013"/>
        </table:table-row>
        <table:table-row table:style-name="ro1">
          <table:table-cell/>
          <table:table-cell table:style-name="ce403"/>
          <table:table-cell table:style-name="ce413"/>
          <table:table-cell table:style-name="ce423"/>
          <table:table-cell table:style-name="ce433"/>
          <table:table-cell table:style-name="ce443"/>
          <table:table-cell table:style-name="ce453"/>
          <table:table-cell table:style-name="ce463"/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 office:value-type="string" calcext:value-type="string">
            <text:p>A2</text:p>
          </table:table-cell>
          <table:table-cell table:style-name="ce414"/>
          <table:table-cell table:style-name="ce424" office:value-type="string" calcext:value-type="string">
            <text:p>A3</text:p>
          </table:table-cell>
          <table:table-cell table:style-name="ce434"/>
          <table:table-cell table:style-name="ce444" office:value-type="string" calcext:value-type="string">
            <text:p>A4</text:p>
          </table:table-cell>
          <table:table-cell table:style-name="ce454"/>
          <table:table-cell table:style-name="ce464" office:value-type="string" calcext:value-type="string">
            <text:p>A5</text:p>
          </table:table-cell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/>
          <table:table-cell table:style-name="ce415"/>
          <table:table-cell table:style-name="ce425"/>
          <table:table-cell table:style-name="ce435"/>
          <table:table-cell table:style-name="ce445"/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 office:value-type="string" calcext:value-type="string">
            <text:p>A3</text:p>
          </table:table-cell>
          <table:table-cell table:style-name="ce416"/>
          <table:table-cell table:style-name="ce426" office:value-type="string" calcext:value-type="string">
            <text:p>A4</text:p>
          </table:table-cell>
          <table:table-cell table:style-name="ce436"/>
          <table:table-cell table:style-name="ce446" office:value-type="string" calcext:value-type="string">
            <text:p>A5</text:p>
          </table:table-cell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/>
          <table:table-cell table:style-name="ce417"/>
          <table:table-cell table:style-name="ce427"/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 office:value-type="string" calcext:value-type="string">
            <text:p>A4</text:p>
          </table:table-cell>
          <table:table-cell table:style-name="ce418"/>
          <table:table-cell table:style-name="ce428" office:value-type="string" calcext:value-type="string">
            <text:p>A5</text:p>
          </table:table-cell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 office:value-type="string" calcext:value-type="string">
            <text:p>A5</text:p>
          </table:table-cell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5.D2:A5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5.F2:A5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5.H2:A5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5.J2:A5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5.B4:A5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5.D4:A5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5.F4:A5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5.H4:A5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5.J4:A5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5.B6:A5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5.D6:A5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5.F6:A5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5.H6:A5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5.J6:A5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5.B8:A5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5.D8:A5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5.F8:A5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5.H8:A5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5.J8:A5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5.B10:A5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5.D10:A5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5.F10:A5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5.H10:A5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5.J10:A5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02"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number-columns-repeated="1013"/>
        </table:table-row>
        <table:table-row table:style-name="ro1">
          <table:table-cell/>
          <table:table-cell table:style-name="ce503"/>
          <table:table-cell table:style-name="ce513"/>
          <table:table-cell table:style-name="ce523"/>
          <table:table-cell table:style-name="ce533"/>
          <table:table-cell table:style-name="ce543"/>
          <table:table-cell table:style-name="ce553"/>
          <table:table-cell table:style-name="ce563"/>
          <table:table-cell table:style-name="ce573"/>
          <table:table-cell table:style-name="ce583"/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/>
          <table:table-cell table:style-name="ce515"/>
          <table:table-cell table:style-name="ce525"/>
          <table:table-cell table:style-name="ce535"/>
          <table:table-cell table:style-name="ce545"/>
          <table:table-cell table:style-name="ce555"/>
          <table:table-cell table:style-name="ce565"/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/>
          <table:table-cell table:style-name="ce517"/>
          <table:table-cell table:style-name="ce527"/>
          <table:table-cell table:style-name="ce537"/>
          <table:table-cell table:style-name="ce547"/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/>
          <table:table-cell table:style-name="ce519"/>
          <table:table-cell table:style-name="ce529"/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B1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B1.D2:B1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B1.F2:B1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B1.H2:B1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B1.J2:B1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B1.B4:B1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B1.D4:B1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B1.F4:B1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B1.H4:B1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B1.J4:B1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B1.B6:B1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B1.D6:B1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B1.F6:B1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B1.H6:B1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B1.J6:B1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B1.B8:B1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B1.D8:B1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B1.F8:B1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B1.H8:B1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B1.J8:B1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B1.B10:B1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B1.D10:B1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B1.F10:B1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B1.H10:B1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B1.J10:B1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02"/>
          <table:table-cell table:style-name="ce612"/>
          <table:table-cell table:style-name="ce622"/>
          <table:table-cell table:style-name="ce632"/>
          <table:table-cell table:style-name="ce642"/>
          <table:table-cell table:style-name="ce652"/>
          <table:table-cell table:style-name="ce662"/>
          <table:table-cell table:style-name="ce672"/>
          <table:table-cell table:style-name="ce682"/>
          <table:table-cell table:style-name="ce692"/>
          <table:table-cell table:number-columns-repeated="1013"/>
        </table:table-row>
        <table:table-row table:style-name="ro1">
          <table:table-cell/>
          <table:table-cell table:style-name="ce603"/>
          <table:table-cell table:style-name="ce613"/>
          <table:table-cell table:style-name="ce623"/>
          <table:table-cell table:style-name="ce633"/>
          <table:table-cell table:style-name="ce643"/>
          <table:table-cell table:style-name="ce653"/>
          <table:table-cell table:style-name="ce663"/>
          <table:table-cell table:style-name="ce673"/>
          <table:table-cell table:style-name="ce683"/>
          <table:table-cell table:style-name="ce693"/>
          <table:table-cell table:number-columns-repeated="1013"/>
        </table:table-row>
        <table:table-row table:style-name="ro1">
          <table:table-cell/>
          <table:table-cell table:style-name="ce604"/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/>
          <table:table-cell table:number-columns-repeated="1013"/>
        </table:table-row>
        <table:table-row table:style-name="ro1">
          <table:table-cell/>
          <table:table-cell table:style-name="ce605"/>
          <table:table-cell table:style-name="ce615"/>
          <table:table-cell table:style-name="ce625"/>
          <table:table-cell table:style-name="ce635"/>
          <table:table-cell table:style-name="ce645"/>
          <table:table-cell table:style-name="ce655"/>
          <table:table-cell table:style-name="ce665"/>
          <table:table-cell table:style-name="ce675"/>
          <table:table-cell table:style-name="ce685"/>
          <table:table-cell table:style-name="ce695"/>
          <table:table-cell table:number-columns-repeated="1013"/>
        </table:table-row>
        <table:table-row table:style-name="ro1">
          <table:table-cell/>
          <table:table-cell table:style-name="ce606"/>
          <table:table-cell table:style-name="ce616"/>
          <table:table-cell table:style-name="ce626"/>
          <table:table-cell table:style-name="ce636"/>
          <table:table-cell table:style-name="ce646"/>
          <table:table-cell table:style-name="ce656"/>
          <table:table-cell table:style-name="ce666"/>
          <table:table-cell table:style-name="ce676"/>
          <table:table-cell table:style-name="ce686"/>
          <table:table-cell table:style-name="ce696"/>
          <table:table-cell table:number-columns-repeated="1013"/>
        </table:table-row>
        <table:table-row table:style-name="ro1">
          <table:table-cell/>
          <table:table-cell table:style-name="ce607"/>
          <table:table-cell table:style-name="ce617"/>
          <table:table-cell table:style-name="ce627"/>
          <table:table-cell table:style-name="ce637"/>
          <table:table-cell table:style-name="ce647"/>
          <table:table-cell table:style-name="ce657"/>
          <table:table-cell table:style-name="ce667"/>
          <table:table-cell table:style-name="ce677"/>
          <table:table-cell table:style-name="ce687"/>
          <table:table-cell table:style-name="ce697"/>
          <table:table-cell table:number-columns-repeated="1013"/>
        </table:table-row>
        <table:table-row table:style-name="ro1">
          <table:table-cell/>
          <table:table-cell table:style-name="ce608"/>
          <table:table-cell table:style-name="ce618"/>
          <table:table-cell table:style-name="ce628"/>
          <table:table-cell table:style-name="ce638"/>
          <table:table-cell table:style-name="ce648"/>
          <table:table-cell table:style-name="ce658"/>
          <table:table-cell table:style-name="ce668"/>
          <table:table-cell table:style-name="ce678"/>
          <table:table-cell table:style-name="ce688"/>
          <table:table-cell table:style-name="ce698"/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B2</text:p>
          </table:table-cell>
          <table:table-cell table:style-name="ce619"/>
          <table:table-cell table:style-name="ce629"/>
          <table:table-cell table:style-name="ce639"/>
          <table:table-cell table:style-name="ce649"/>
          <table:table-cell table:style-name="ce659"/>
          <table:table-cell table:style-name="ce669"/>
          <table:table-cell table:style-name="ce679"/>
          <table:table-cell table:style-name="ce689"/>
          <table:table-cell table:style-name="ce699"/>
          <table:table-cell table:number-columns-repeated="1013"/>
        </table:table-row>
        <table:table-row table:style-name="ro1">
          <table:table-cell/>
          <table:table-cell table:style-name="ce610"/>
          <table:table-cell table:style-name="ce620"/>
          <table:table-cell table:style-name="ce630"/>
          <table:table-cell table:style-name="ce640"/>
          <table:table-cell table:style-name="ce650"/>
          <table:table-cell table:style-name="ce660"/>
          <table:table-cell table:style-name="ce670"/>
          <table:table-cell table:style-name="ce680"/>
          <table:table-cell table:style-name="ce690"/>
          <table:table-cell table:style-name="ce700"/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B1</text:p>
          </table:table-cell>
          <table:table-cell table:style-name="ce621"/>
          <table:table-cell table:style-name="ce631" office:value-type="string" calcext:value-type="string">
            <text:p>B2</text:p>
          </table:table-cell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2.B2"/>
            <calcext:condition calcext:apply-style-name="Default" calcext:value="=0" calcext:base-cell-address="B2.B2"/>
          </calcext:conditional-format>
          <calcext:conditional-format calcext:target-range-address="B2.D2:B2.E3">
            <calcext:condition calcext:apply-style-name="Heading" calcext:value="begins-with('a')" calcext:base-cell-address="B2.D2"/>
            <calcext:condition calcext:apply-style-name="Default" calcext:value="=0" calcext:base-cell-address="B2.D2"/>
          </calcext:conditional-format>
          <calcext:conditional-format calcext:target-range-address="B2.F2:B2.G3">
            <calcext:condition calcext:apply-style-name="Heading" calcext:value="begins-with('a')" calcext:base-cell-address="B2.F2"/>
            <calcext:condition calcext:apply-style-name="Default" calcext:value="=0" calcext:base-cell-address="B2.F2"/>
          </calcext:conditional-format>
          <calcext:conditional-format calcext:target-range-address="B2.H2:B2.I3">
            <calcext:condition calcext:apply-style-name="Heading" calcext:value="begins-with('a')" calcext:base-cell-address="B2.H2"/>
            <calcext:condition calcext:apply-style-name="Default" calcext:value="=0" calcext:base-cell-address="B2.H2"/>
          </calcext:conditional-format>
          <calcext:conditional-format calcext:target-range-address="B2.J2:B2.K3">
            <calcext:condition calcext:apply-style-name="Heading" calcext:value="begins-with('a')" calcext:base-cell-address="B2.J2"/>
            <calcext:condition calcext:apply-style-name="Default" calcext:value="=0" calcext:base-cell-address="B2.J2"/>
          </calcext:conditional-format>
          <calcext:conditional-format calcext:target-range-address="B2.B4:B2.C5">
            <calcext:condition calcext:apply-style-name="Heading" calcext:value="begins-with('a')" calcext:base-cell-address="B2.B4"/>
            <calcext:condition calcext:apply-style-name="Default" calcext:value="=0" calcext:base-cell-address="B2.B4"/>
          </calcext:conditional-format>
          <calcext:conditional-format calcext:target-range-address="B2.D4:B2.E5">
            <calcext:condition calcext:apply-style-name="Heading" calcext:value="begins-with('a')" calcext:base-cell-address="B2.D4"/>
            <calcext:condition calcext:apply-style-name="Default" calcext:value="=0" calcext:base-cell-address="B2.D4"/>
          </calcext:conditional-format>
          <calcext:conditional-format calcext:target-range-address="B2.F4:B2.G5">
            <calcext:condition calcext:apply-style-name="Heading" calcext:value="begins-with('a')" calcext:base-cell-address="B2.F4"/>
            <calcext:condition calcext:apply-style-name="Default" calcext:value="=0" calcext:base-cell-address="B2.F4"/>
          </calcext:conditional-format>
          <calcext:conditional-format calcext:target-range-address="B2.H4:B2.I5">
            <calcext:condition calcext:apply-style-name="Heading" calcext:value="begins-with('a')" calcext:base-cell-address="B2.H4"/>
            <calcext:condition calcext:apply-style-name="Default" calcext:value="=0" calcext:base-cell-address="B2.H4"/>
          </calcext:conditional-format>
          <calcext:conditional-format calcext:target-range-address="B2.J4:B2.K5">
            <calcext:condition calcext:apply-style-name="Heading" calcext:value="begins-with('a')" calcext:base-cell-address="B2.J4"/>
            <calcext:condition calcext:apply-style-name="Default" calcext:value="=0" calcext:base-cell-address="B2.J4"/>
          </calcext:conditional-format>
          <calcext:conditional-format calcext:target-range-address="B2.B6:B2.C7">
            <calcext:condition calcext:apply-style-name="Heading" calcext:value="begins-with('a')" calcext:base-cell-address="B2.B6"/>
            <calcext:condition calcext:apply-style-name="Default" calcext:value="=0" calcext:base-cell-address="B2.B6"/>
          </calcext:conditional-format>
          <calcext:conditional-format calcext:target-range-address="B2.D6:B2.E7">
            <calcext:condition calcext:apply-style-name="Heading" calcext:value="begins-with('a')" calcext:base-cell-address="B2.D6"/>
            <calcext:condition calcext:apply-style-name="Default" calcext:value="=0" calcext:base-cell-address="B2.D6"/>
          </calcext:conditional-format>
          <calcext:conditional-format calcext:target-range-address="B2.F6:B2.G7">
            <calcext:condition calcext:apply-style-name="Heading" calcext:value="begins-with('a')" calcext:base-cell-address="B2.F6"/>
            <calcext:condition calcext:apply-style-name="Default" calcext:value="=0" calcext:base-cell-address="B2.F6"/>
          </calcext:conditional-format>
          <calcext:conditional-format calcext:target-range-address="B2.H6:B2.I7">
            <calcext:condition calcext:apply-style-name="Heading" calcext:value="begins-with('a')" calcext:base-cell-address="B2.H6"/>
            <calcext:condition calcext:apply-style-name="Default" calcext:value="=0" calcext:base-cell-address="B2.H6"/>
          </calcext:conditional-format>
          <calcext:conditional-format calcext:target-range-address="B2.J6:B2.K7">
            <calcext:condition calcext:apply-style-name="Heading" calcext:value="begins-with('a')" calcext:base-cell-address="B2.J6"/>
            <calcext:condition calcext:apply-style-name="Default" calcext:value="=0" calcext:base-cell-address="B2.J6"/>
          </calcext:conditional-format>
          <calcext:conditional-format calcext:target-range-address="B2.B8:B2.C9">
            <calcext:condition calcext:apply-style-name="Heading" calcext:value="begins-with('a')" calcext:base-cell-address="B2.B8"/>
            <calcext:condition calcext:apply-style-name="Default" calcext:value="=0" calcext:base-cell-address="B2.B8"/>
          </calcext:conditional-format>
          <calcext:conditional-format calcext:target-range-address="B2.D8:B2.E9">
            <calcext:condition calcext:apply-style-name="Heading" calcext:value="begins-with('a')" calcext:base-cell-address="B2.D8"/>
            <calcext:condition calcext:apply-style-name="Default" calcext:value="=0" calcext:base-cell-address="B2.D8"/>
          </calcext:conditional-format>
          <calcext:conditional-format calcext:target-range-address="B2.F8:B2.G9">
            <calcext:condition calcext:apply-style-name="Heading" calcext:value="begins-with('a')" calcext:base-cell-address="B2.F8"/>
            <calcext:condition calcext:apply-style-name="Default" calcext:value="=0" calcext:base-cell-address="B2.F8"/>
          </calcext:conditional-format>
          <calcext:conditional-format calcext:target-range-address="B2.H8:B2.I9">
            <calcext:condition calcext:apply-style-name="Heading" calcext:value="begins-with('a')" calcext:base-cell-address="B2.H8"/>
            <calcext:condition calcext:apply-style-name="Default" calcext:value="=0" calcext:base-cell-address="B2.H8"/>
          </calcext:conditional-format>
          <calcext:conditional-format calcext:target-range-address="B2.J8:B2.K9">
            <calcext:condition calcext:apply-style-name="Heading" calcext:value="begins-with('a')" calcext:base-cell-address="B2.J8"/>
            <calcext:condition calcext:apply-style-name="Default" calcext:value="=0" calcext:base-cell-address="B2.J8"/>
          </calcext:conditional-format>
          <calcext:conditional-format calcext:target-range-address="B2.B10:B2.C11">
            <calcext:condition calcext:apply-style-name="Heading" calcext:value="begins-with('a')" calcext:base-cell-address="B2.B10"/>
            <calcext:condition calcext:apply-style-name="Default" calcext:value="=0" calcext:base-cell-address="B2.B10"/>
          </calcext:conditional-format>
          <calcext:conditional-format calcext:target-range-address="B2.D10:B2.E11">
            <calcext:condition calcext:apply-style-name="Heading" calcext:value="begins-with('a')" calcext:base-cell-address="B2.D10"/>
            <calcext:condition calcext:apply-style-name="Default" calcext:value="=0" calcext:base-cell-address="B2.D10"/>
          </calcext:conditional-format>
          <calcext:conditional-format calcext:target-range-address="B2.F10:B2.G11">
            <calcext:condition calcext:apply-style-name="Heading" calcext:value="begins-with('a')" calcext:base-cell-address="B2.F10"/>
            <calcext:condition calcext:apply-style-name="Default" calcext:value="=0" calcext:base-cell-address="B2.F10"/>
          </calcext:conditional-format>
          <calcext:conditional-format calcext:target-range-address="B2.H10:B2.I11">
            <calcext:condition calcext:apply-style-name="Heading" calcext:value="begins-with('a')" calcext:base-cell-address="B2.H10"/>
            <calcext:condition calcext:apply-style-name="Default" calcext:value="=0" calcext:base-cell-address="B2.H10"/>
          </calcext:conditional-format>
          <calcext:conditional-format calcext:target-range-address="B2.J10:B2.K11">
            <calcext:condition calcext:apply-style-name="Heading" calcext:value="begins-with('a')" calcext:base-cell-address="B2.J10"/>
            <calcext:condition calcext:apply-style-name="Default" calcext:value="=0" calcext:base-cell-address="B2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02"/>
          <table:table-cell table:style-name="ce712"/>
          <table:table-cell table:style-name="ce722"/>
          <table:table-cell table:style-name="ce732"/>
          <table:table-cell table:style-name="ce742"/>
          <table:table-cell table:style-name="ce752"/>
          <table:table-cell table:style-name="ce762"/>
          <table:table-cell table:style-name="ce772"/>
          <table:table-cell table:style-name="ce782"/>
          <table:table-cell table:style-name="ce792"/>
          <table:table-cell table:number-columns-repeated="1013"/>
        </table:table-row>
        <table:table-row table:style-name="ro1">
          <table:table-cell/>
          <table:table-cell table:style-name="ce703"/>
          <table:table-cell table:style-name="ce713"/>
          <table:table-cell table:style-name="ce723"/>
          <table:table-cell table:style-name="ce733"/>
          <table:table-cell table:style-name="ce743"/>
          <table:table-cell table:style-name="ce753"/>
          <table:table-cell table:style-name="ce763"/>
          <table:table-cell table:style-name="ce773"/>
          <table:table-cell table:style-name="ce783"/>
          <table:table-cell table:style-name="ce793"/>
          <table:table-cell table:number-columns-repeated="1013"/>
        </table:table-row>
        <table:table-row table:style-name="ro1">
          <table:table-cell/>
          <table:table-cell table:style-name="ce704"/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/>
          <table:table-cell table:number-columns-repeated="1013"/>
        </table:table-row>
        <table:table-row table:style-name="ro1">
          <table:table-cell/>
          <table:table-cell table:style-name="ce705"/>
          <table:table-cell table:style-name="ce715"/>
          <table:table-cell table:style-name="ce725"/>
          <table:table-cell table:style-name="ce735"/>
          <table:table-cell table:style-name="ce745"/>
          <table:table-cell table:style-name="ce755"/>
          <table:table-cell table:style-name="ce765"/>
          <table:table-cell table:style-name="ce775"/>
          <table:table-cell table:style-name="ce785"/>
          <table:table-cell table:style-name="ce795"/>
          <table:table-cell table:number-columns-repeated="1013"/>
        </table:table-row>
        <table:table-row table:style-name="ro1">
          <table:table-cell/>
          <table:table-cell table:style-name="ce706"/>
          <table:table-cell table:style-name="ce716"/>
          <table:table-cell table:style-name="ce726"/>
          <table:table-cell table:style-name="ce736"/>
          <table:table-cell table:style-name="ce746"/>
          <table:table-cell table:style-name="ce756"/>
          <table:table-cell table:style-name="ce766"/>
          <table:table-cell table:style-name="ce776"/>
          <table:table-cell table:style-name="ce786"/>
          <table:table-cell table:style-name="ce796"/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B3</text:p>
          </table:table-cell>
          <table:table-cell table:style-name="ce717"/>
          <table:table-cell table:style-name="ce727"/>
          <table:table-cell table:style-name="ce737"/>
          <table:table-cell table:style-name="ce747"/>
          <table:table-cell table:style-name="ce757"/>
          <table:table-cell table:style-name="ce767"/>
          <table:table-cell table:style-name="ce777"/>
          <table:table-cell table:style-name="ce787"/>
          <table:table-cell table:style-name="ce797"/>
          <table:table-cell table:number-columns-repeated="1013"/>
        </table:table-row>
        <table:table-row table:style-name="ro1">
          <table:table-cell/>
          <table:table-cell table:style-name="ce708"/>
          <table:table-cell table:style-name="ce718"/>
          <table:table-cell table:style-name="ce728"/>
          <table:table-cell table:style-name="ce738"/>
          <table:table-cell table:style-name="ce748"/>
          <table:table-cell table:style-name="ce758"/>
          <table:table-cell table:style-name="ce768"/>
          <table:table-cell table:style-name="ce778"/>
          <table:table-cell table:style-name="ce788"/>
          <table:table-cell table:style-name="ce798"/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B2</text:p>
          </table:table-cell>
          <table:table-cell table:style-name="ce719"/>
          <table:table-cell table:style-name="ce729" office:value-type="string" calcext:value-type="string">
            <text:p>B3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/>
          <table:table-cell table:style-name="ce789"/>
          <table:table-cell table:style-name="ce799"/>
          <table:table-cell table:number-columns-repeated="1013"/>
        </table:table-row>
        <table:table-row table:style-name="ro1">
          <table:table-cell/>
          <table:table-cell table:style-name="ce710"/>
          <table:table-cell table:style-name="ce720"/>
          <table:table-cell table:style-name="ce730"/>
          <table:table-cell table:style-name="ce740"/>
          <table:table-cell table:style-name="ce750"/>
          <table:table-cell table:style-name="ce760"/>
          <table:table-cell table:style-name="ce770"/>
          <table:table-cell table:style-name="ce780"/>
          <table:table-cell table:style-name="ce790"/>
          <table:table-cell table:style-name="ce800"/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B1</text:p>
          </table:table-cell>
          <table:table-cell table:style-name="ce721"/>
          <table:table-cell table:style-name="ce731" office:value-type="string" calcext:value-type="string">
            <text:p>B2</text:p>
          </table:table-cell>
          <table:table-cell table:style-name="ce741"/>
          <table:table-cell table:style-name="ce751" office:value-type="string" calcext:value-type="string">
            <text:p>B3</text:p>
          </table:table-cell>
          <table:table-cell table:style-name="ce761"/>
          <table:table-cell table:style-name="ce771"/>
          <table:table-cell table:style-name="ce781"/>
          <table:table-cell table:style-name="ce791"/>
          <table:table-cell table:style-name="ce8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3.D2:B3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3.F2:B3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3.H2:B3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3.J2:B3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3.B4:B3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3.D4:B3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3.F4:B3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3.H4:B3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3.J4:B3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3.B6:B3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3.D6:B3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3.F6:B3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3.H6:B3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3.J6:B3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3.B8:B3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3.D8:B3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3.F8:B3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3.H8:B3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3.J8:B3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3.B10:B3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3.D10:B3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3.F10:B3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3.H10:B3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3.J10:B3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2"/>
          <table:table-cell table:style-name="ce812"/>
          <table:table-cell table:style-name="ce822"/>
          <table:table-cell table:style-name="ce832"/>
          <table:table-cell table:style-name="ce842"/>
          <table:table-cell table:style-name="ce852"/>
          <table:table-cell table:style-name="ce862"/>
          <table:table-cell table:style-name="ce872"/>
          <table:table-cell table:style-name="ce882"/>
          <table:table-cell table:style-name="ce892"/>
          <table:table-cell table:number-columns-repeated="1013"/>
        </table:table-row>
        <table:table-row table:style-name="ro1">
          <table:table-cell/>
          <table:table-cell table:style-name="ce803"/>
          <table:table-cell table:style-name="ce813"/>
          <table:table-cell table:style-name="ce823"/>
          <table:table-cell table:style-name="ce833"/>
          <table:table-cell table:style-name="ce843"/>
          <table:table-cell table:style-name="ce853"/>
          <table:table-cell table:style-name="ce863"/>
          <table:table-cell table:style-name="ce873"/>
          <table:table-cell table:style-name="ce883"/>
          <table:table-cell table:style-name="ce893"/>
          <table:table-cell table:number-columns-repeated="1013"/>
        </table:table-row>
        <table:table-row table:style-name="ro1">
          <table:table-cell/>
          <table:table-cell table:style-name="ce804"/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/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B4</text:p>
          </table:table-cell>
          <table:table-cell table:style-name="ce815"/>
          <table:table-cell table:style-name="ce825"/>
          <table:table-cell table:style-name="ce835"/>
          <table:table-cell table:style-name="ce845"/>
          <table:table-cell table:style-name="ce855"/>
          <table:table-cell table:style-name="ce865"/>
          <table:table-cell table:style-name="ce875"/>
          <table:table-cell table:style-name="ce885"/>
          <table:table-cell table:style-name="ce895"/>
          <table:table-cell table:number-columns-repeated="1013"/>
        </table:table-row>
        <table:table-row table:style-name="ro1">
          <table:table-cell/>
          <table:table-cell table:style-name="ce806"/>
          <table:table-cell table:style-name="ce816"/>
          <table:table-cell table:style-name="ce826"/>
          <table:table-cell table:style-name="ce836"/>
          <table:table-cell table:style-name="ce846"/>
          <table:table-cell table:style-name="ce856"/>
          <table:table-cell table:style-name="ce866"/>
          <table:table-cell table:style-name="ce876"/>
          <table:table-cell table:style-name="ce886"/>
          <table:table-cell table:style-name="ce896"/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B3</text:p>
          </table:table-cell>
          <table:table-cell table:style-name="ce817"/>
          <table:table-cell table:style-name="ce827" office:value-type="string" calcext:value-type="string">
            <text:p>B4</text:p>
          </table:table-cell>
          <table:table-cell table:style-name="ce837"/>
          <table:table-cell table:style-name="ce847"/>
          <table:table-cell table:style-name="ce857"/>
          <table:table-cell table:style-name="ce867"/>
          <table:table-cell table:style-name="ce877"/>
          <table:table-cell table:style-name="ce887"/>
          <table:table-cell table:style-name="ce897"/>
          <table:table-cell table:number-columns-repeated="1013"/>
        </table:table-row>
        <table:table-row table:style-name="ro1">
          <table:table-cell/>
          <table:table-cell table:style-name="ce808"/>
          <table:table-cell table:style-name="ce818"/>
          <table:table-cell table:style-name="ce828"/>
          <table:table-cell table:style-name="ce838"/>
          <table:table-cell table:style-name="ce848"/>
          <table:table-cell table:style-name="ce858"/>
          <table:table-cell table:style-name="ce868"/>
          <table:table-cell table:style-name="ce878"/>
          <table:table-cell table:style-name="ce888"/>
          <table:table-cell table:style-name="ce898"/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B2</text:p>
          </table:table-cell>
          <table:table-cell table:style-name="ce819"/>
          <table:table-cell table:style-name="ce829" office:value-type="string" calcext:value-type="string">
            <text:p>B3</text:p>
          </table:table-cell>
          <table:table-cell table:style-name="ce839"/>
          <table:table-cell table:style-name="ce849" office:value-type="string" calcext:value-type="string">
            <text:p>B4</text:p>
          </table:table-cell>
          <table:table-cell table:style-name="ce859"/>
          <table:table-cell table:style-name="ce869"/>
          <table:table-cell table:style-name="ce879"/>
          <table:table-cell table:style-name="ce889"/>
          <table:table-cell table:style-name="ce899"/>
          <table:table-cell table:number-columns-repeated="1013"/>
        </table:table-row>
        <table:table-row table:style-name="ro1">
          <table:table-cell/>
          <table:table-cell table:style-name="ce810"/>
          <table:table-cell table:style-name="ce820"/>
          <table:table-cell table:style-name="ce830"/>
          <table:table-cell table:style-name="ce840"/>
          <table:table-cell table:style-name="ce850"/>
          <table:table-cell table:style-name="ce860"/>
          <table:table-cell table:style-name="ce870"/>
          <table:table-cell table:style-name="ce880"/>
          <table:table-cell table:style-name="ce890"/>
          <table:table-cell table:style-name="ce900"/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B1</text:p>
          </table:table-cell>
          <table:table-cell table:style-name="ce821"/>
          <table:table-cell table:style-name="ce831" office:value-type="string" calcext:value-type="string">
            <text:p>B2</text:p>
          </table:table-cell>
          <table:table-cell table:style-name="ce841"/>
          <table:table-cell table:style-name="ce851" office:value-type="string" calcext:value-type="string">
            <text:p>B3</text:p>
          </table:table-cell>
          <table:table-cell table:style-name="ce861"/>
          <table:table-cell table:style-name="ce871" office:value-type="string" calcext:value-type="string">
            <text:p>B4</text:p>
          </table:table-cell>
          <table:table-cell table:style-name="ce881"/>
          <table:table-cell table:style-name="ce891"/>
          <table:table-cell table:style-name="ce9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4.D2:B4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4.F2:B4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4.H2:B4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4.J2:B4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4.B4:B4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4.D4:B4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4.F4:B4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4.H4:B4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4.J4:B4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4.B6:B4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4.D6:B4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4.F6:B4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4.H6:B4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4.J6:B4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4.B8:B4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4.D8:B4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4.F8:B4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4.H8:B4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4.J8:B4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4.B10:B4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4.D10:B4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4.F10:B4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4.H10:B4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4.J10:B4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2"/>
          <table:table-cell table:style-name="ce912"/>
          <table:table-cell table:style-name="ce922"/>
          <table:table-cell table:style-name="ce932"/>
          <table:table-cell table:style-name="ce942"/>
          <table:table-cell table:style-name="ce952"/>
          <table:table-cell table:style-name="ce962"/>
          <table:table-cell table:style-name="ce972"/>
          <table:table-cell table:style-name="ce982"/>
          <table:table-cell table:style-name="ce992"/>
          <table:table-cell table:number-columns-repeated="1013"/>
        </table:table-row>
        <table:table-row table:style-name="ro1">
          <table:table-cell/>
          <table:table-cell table:style-name="ce903" office:value-type="string" calcext:value-type="string">
            <text:p>B5</text:p>
          </table:table-cell>
          <table:table-cell table:style-name="ce913"/>
          <table:table-cell table:style-name="ce923"/>
          <table:table-cell table:style-name="ce933"/>
          <table:table-cell table:style-name="ce943"/>
          <table:table-cell table:style-name="ce953"/>
          <table:table-cell table:style-name="ce963"/>
          <table:table-cell table:style-name="ce973"/>
          <table:table-cell table:style-name="ce983"/>
          <table:table-cell table:style-name="ce993"/>
          <table:table-cell table:number-columns-repeated="1013"/>
        </table:table-row>
        <table:table-row table:style-name="ro1">
          <table:table-cell/>
          <table:table-cell table:style-name="ce904"/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/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B4</text:p>
          </table:table-cell>
          <table:table-cell table:style-name="ce915"/>
          <table:table-cell table:style-name="ce925" office:value-type="string" calcext:value-type="string">
            <text:p>B5</text:p>
          </table:table-cell>
          <table:table-cell table:style-name="ce935"/>
          <table:table-cell table:style-name="ce945"/>
          <table:table-cell table:style-name="ce955"/>
          <table:table-cell table:style-name="ce965"/>
          <table:table-cell table:style-name="ce975"/>
          <table:table-cell table:style-name="ce985"/>
          <table:table-cell table:style-name="ce995"/>
          <table:table-cell table:number-columns-repeated="1013"/>
        </table:table-row>
        <table:table-row table:style-name="ro1">
          <table:table-cell/>
          <table:table-cell table:style-name="ce906"/>
          <table:table-cell table:style-name="ce916"/>
          <table:table-cell table:style-name="ce926"/>
          <table:table-cell table:style-name="ce936"/>
          <table:table-cell table:style-name="ce946"/>
          <table:table-cell table:style-name="ce956"/>
          <table:table-cell table:style-name="ce966"/>
          <table:table-cell table:style-name="ce976"/>
          <table:table-cell table:style-name="ce986"/>
          <table:table-cell table:style-name="ce996"/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B3</text:p>
          </table:table-cell>
          <table:table-cell table:style-name="ce917"/>
          <table:table-cell table:style-name="ce927" office:value-type="string" calcext:value-type="string">
            <text:p>B4</text:p>
          </table:table-cell>
          <table:table-cell table:style-name="ce937"/>
          <table:table-cell table:style-name="ce947" office:value-type="string" calcext:value-type="string">
            <text:p>B5</text:p>
          </table:table-cell>
          <table:table-cell table:style-name="ce957"/>
          <table:table-cell table:style-name="ce967"/>
          <table:table-cell table:style-name="ce977"/>
          <table:table-cell table:style-name="ce987"/>
          <table:table-cell table:style-name="ce997"/>
          <table:table-cell table:number-columns-repeated="1013"/>
        </table:table-row>
        <table:table-row table:style-name="ro1">
          <table:table-cell/>
          <table:table-cell table:style-name="ce908"/>
          <table:table-cell table:style-name="ce918"/>
          <table:table-cell table:style-name="ce928"/>
          <table:table-cell table:style-name="ce938"/>
          <table:table-cell table:style-name="ce948"/>
          <table:table-cell table:style-name="ce958"/>
          <table:table-cell table:style-name="ce968"/>
          <table:table-cell table:style-name="ce978"/>
          <table:table-cell table:style-name="ce988"/>
          <table:table-cell table:style-name="ce998"/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B2</text:p>
          </table:table-cell>
          <table:table-cell table:style-name="ce919"/>
          <table:table-cell table:style-name="ce929" office:value-type="string" calcext:value-type="string">
            <text:p>B3</text:p>
          </table:table-cell>
          <table:table-cell table:style-name="ce939"/>
          <table:table-cell table:style-name="ce949" office:value-type="string" calcext:value-type="string">
            <text:p>B4</text:p>
          </table:table-cell>
          <table:table-cell table:style-name="ce959"/>
          <table:table-cell table:style-name="ce969" office:value-type="string" calcext:value-type="string">
            <text:p>B5</text:p>
          </table:table-cell>
          <table:table-cell table:style-name="ce979"/>
          <table:table-cell table:style-name="ce989"/>
          <table:table-cell table:style-name="ce999"/>
          <table:table-cell table:number-columns-repeated="1013"/>
        </table:table-row>
        <table:table-row table:style-name="ro1">
          <table:table-cell/>
          <table:table-cell table:style-name="ce910"/>
          <table:table-cell table:style-name="ce920"/>
          <table:table-cell table:style-name="ce930"/>
          <table:table-cell table:style-name="ce940"/>
          <table:table-cell table:style-name="ce950"/>
          <table:table-cell table:style-name="ce960"/>
          <table:table-cell table:style-name="ce970"/>
          <table:table-cell table:style-name="ce980"/>
          <table:table-cell table:style-name="ce990"/>
          <table:table-cell table:style-name="ce1000"/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B1</text:p>
          </table:table-cell>
          <table:table-cell table:style-name="ce921"/>
          <table:table-cell table:style-name="ce931" office:value-type="string" calcext:value-type="string">
            <text:p>B2</text:p>
          </table:table-cell>
          <table:table-cell table:style-name="ce941"/>
          <table:table-cell table:style-name="ce951" office:value-type="string" calcext:value-type="string">
            <text:p>B3</text:p>
          </table:table-cell>
          <table:table-cell table:style-name="ce961"/>
          <table:table-cell table:style-name="ce971" office:value-type="string" calcext:value-type="string">
            <text:p>B4</text:p>
          </table:table-cell>
          <table:table-cell table:style-name="ce981"/>
          <table:table-cell table:style-name="ce991" office:value-type="string" calcext:value-type="string">
            <text:p>B5</text:p>
          </table:table-cell>
          <table:table-cell table:style-name="ce10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5.D2:B5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5.F2:B5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5.H2:B5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5.J2:B5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5.B4:B5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5.D4:B5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5.F4:B5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5.H4:B5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5.J4:B5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5.B6:B5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5.D6:B5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5.F6:B5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5.H6:B5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5.J6:B5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5.B8:B5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5.D8:B5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5.F8:B5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5.H8:B5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5.J8:B5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5.B10:B5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5.D10:B5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5.F10:B5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5.H10:B5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5.J10:B5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2" office:value-type="string" calcext:value-type="string">
            <text:p>A1</text:p>
          </table:table-cell>
          <table:table-cell table:style-name="ce1012"/>
          <table:table-cell table:style-name="ce1022"/>
          <table:table-cell table:style-name="ce1032"/>
          <table:table-cell table:style-name="ce1042"/>
          <table:table-cell table:style-name="ce1052"/>
          <table:table-cell table:style-name="ce1062"/>
          <table:table-cell table:style-name="ce1072"/>
          <table:table-cell table:style-name="ce1082"/>
          <table:table-cell table:style-name="ce1092"/>
          <table:table-cell table:number-columns-repeated="1013"/>
        </table:table-row>
        <table:table-row table:style-name="ro1">
          <table:table-cell/>
          <table:table-cell table:style-name="ce1003"/>
          <table:table-cell table:style-name="ce1013"/>
          <table:table-cell table:style-name="ce1023"/>
          <table:table-cell table:style-name="ce1033"/>
          <table:table-cell table:style-name="ce1043"/>
          <table:table-cell table:style-name="ce1053"/>
          <table:table-cell table:style-name="ce1063"/>
          <table:table-cell table:style-name="ce1073"/>
          <table:table-cell table:style-name="ce1083"/>
          <table:table-cell table:style-name="ce1093"/>
          <table:table-cell table:number-columns-repeated="1013"/>
        </table:table-row>
        <table:table-row table:style-name="ro1">
          <table:table-cell/>
          <table:table-cell table:style-name="ce1004"/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/>
          <table:table-cell table:number-columns-repeated="1013"/>
        </table:table-row>
        <table:table-row table:style-name="ro1">
          <table:table-cell/>
          <table:table-cell table:style-name="ce1005"/>
          <table:table-cell table:style-name="ce1015"/>
          <table:table-cell table:style-name="ce1025"/>
          <table:table-cell table:style-name="ce1035"/>
          <table:table-cell table:style-name="ce1045"/>
          <table:table-cell table:style-name="ce1055"/>
          <table:table-cell table:style-name="ce1065"/>
          <table:table-cell table:style-name="ce1075"/>
          <table:table-cell table:style-name="ce1085"/>
          <table:table-cell table:style-name="ce1095"/>
          <table:table-cell table:number-columns-repeated="1013"/>
        </table:table-row>
        <table:table-row table:style-name="ro1">
          <table:table-cell/>
          <table:table-cell table:style-name="ce1006"/>
          <table:table-cell table:style-name="ce1016"/>
          <table:table-cell table:style-name="ce1026"/>
          <table:table-cell table:style-name="ce1036"/>
          <table:table-cell table:style-name="ce1046"/>
          <table:table-cell table:style-name="ce1056"/>
          <table:table-cell table:style-name="ce1066"/>
          <table:table-cell table:style-name="ce1076"/>
          <table:table-cell table:style-name="ce1086"/>
          <table:table-cell table:style-name="ce1096"/>
          <table:table-cell table:number-columns-repeated="1013"/>
        </table:table-row>
        <table:table-row table:style-name="ro1">
          <table:table-cell/>
          <table:table-cell table:style-name="ce1007"/>
          <table:table-cell table:style-name="ce1017"/>
          <table:table-cell table:style-name="ce1027"/>
          <table:table-cell table:style-name="ce1037"/>
          <table:table-cell table:style-name="ce1047"/>
          <table:table-cell table:style-name="ce1057"/>
          <table:table-cell table:style-name="ce1067"/>
          <table:table-cell table:style-name="ce1077"/>
          <table:table-cell table:style-name="ce1087"/>
          <table:table-cell table:style-name="ce1097"/>
          <table:table-cell table:number-columns-repeated="1013"/>
        </table:table-row>
        <table:table-row table:style-name="ro1">
          <table:table-cell/>
          <table:table-cell table:style-name="ce1008"/>
          <table:table-cell table:style-name="ce1018"/>
          <table:table-cell table:style-name="ce1028"/>
          <table:table-cell table:style-name="ce1038"/>
          <table:table-cell table:style-name="ce1048"/>
          <table:table-cell table:style-name="ce1058"/>
          <table:table-cell table:style-name="ce1068"/>
          <table:table-cell table:style-name="ce1078"/>
          <table:table-cell table:style-name="ce1088"/>
          <table:table-cell table:style-name="ce1098"/>
          <table:table-cell table:number-columns-repeated="1013"/>
        </table:table-row>
        <table:table-row table:style-name="ro1">
          <table:table-cell/>
          <table:table-cell table:style-name="ce1009"/>
          <table:table-cell table:style-name="ce1019"/>
          <table:table-cell table:style-name="ce1029"/>
          <table:table-cell table:style-name="ce1039"/>
          <table:table-cell table:style-name="ce1049"/>
          <table:table-cell table:style-name="ce1059"/>
          <table:table-cell table:style-name="ce1069"/>
          <table:table-cell table:style-name="ce1079"/>
          <table:table-cell table:style-name="ce1089"/>
          <table:table-cell table:style-name="ce1099"/>
          <table:table-cell table:number-columns-repeated="1013"/>
        </table:table-row>
        <table:table-row table:style-name="ro1">
          <table:table-cell/>
          <table:table-cell table:style-name="ce1010"/>
          <table:table-cell table:style-name="ce1020"/>
          <table:table-cell table:style-name="ce1030"/>
          <table:table-cell table:style-name="ce1040"/>
          <table:table-cell table:style-name="ce1050"/>
          <table:table-cell table:style-name="ce1060"/>
          <table:table-cell table:style-name="ce1070"/>
          <table:table-cell table:style-name="ce1080"/>
          <table:table-cell table:style-name="ce1090"/>
          <table:table-cell table:style-name="ce1100"/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B1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A1B1.D2:A1B1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A1B1.F2:A1B1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A1B1.H2:A1B1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A1B1.J2:A1B1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A1B1.B4:A1B1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A1B1.D4:A1B1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A1B1.F4:A1B1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A1B1.H4:A1B1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A1B1.J4:A1B1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A1B1.B6:A1B1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A1B1.D6:A1B1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A1B1.F6:A1B1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A1B1.H6:A1B1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A1B1.J6:A1B1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A1B1.B8:A1B1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A1B1.D8:A1B1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A1B1.F8:A1B1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A1B1.H8:A1B1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A1B1.J8:A1B1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A1B1.B10:A1B1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A1B1.D10:A1B1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A1B1.F10:A1B1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A1B1.H10:A1B1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A1B1.J10:A1B1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02" office:value-type="string" calcext:value-type="string">
            <text:p>A1</text:p>
          </table:table-cell>
          <table:table-cell table:style-name="ce1112"/>
          <table:table-cell table:style-name="ce1122" office:value-type="string" calcext:value-type="string">
            <text:p>A2</text:p>
          </table:table-cell>
          <table:table-cell table:style-name="ce1132"/>
          <table:table-cell table:style-name="ce1142"/>
          <table:table-cell table:style-name="ce1152"/>
          <table:table-cell table:style-name="ce1162"/>
          <table:table-cell table:style-name="ce1172"/>
          <table:table-cell table:style-name="ce1182"/>
          <table:table-cell table:style-name="ce1192"/>
          <table:table-cell table:number-columns-repeated="1013"/>
        </table:table-row>
        <table:table-row table:style-name="ro1">
          <table:table-cell/>
          <table:table-cell table:style-name="ce1103"/>
          <table:table-cell table:style-name="ce1113"/>
          <table:table-cell table:style-name="ce1123"/>
          <table:table-cell table:style-name="ce1133"/>
          <table:table-cell table:style-name="ce1143"/>
          <table:table-cell table:style-name="ce1153"/>
          <table:table-cell table:style-name="ce1163"/>
          <table:table-cell table:style-name="ce1173"/>
          <table:table-cell table:style-name="ce1183"/>
          <table:table-cell table:style-name="ce1193"/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A2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/>
          <table:table-cell table:number-columns-repeated="1013"/>
        </table:table-row>
        <table:table-row table:style-name="ro1">
          <table:table-cell/>
          <table:table-cell table:style-name="ce1105"/>
          <table:table-cell table:style-name="ce1115"/>
          <table:table-cell table:style-name="ce1125"/>
          <table:table-cell table:style-name="ce1135"/>
          <table:table-cell table:style-name="ce1145"/>
          <table:table-cell table:style-name="ce1155"/>
          <table:table-cell table:style-name="ce1165"/>
          <table:table-cell table:style-name="ce1175"/>
          <table:table-cell table:style-name="ce1185"/>
          <table:table-cell table:style-name="ce1195"/>
          <table:table-cell table:number-columns-repeated="1013"/>
        </table:table-row>
        <table:table-row table:style-name="ro1">
          <table:table-cell/>
          <table:table-cell table:style-name="ce1106"/>
          <table:table-cell table:style-name="ce1116"/>
          <table:table-cell table:style-name="ce1126"/>
          <table:table-cell table:style-name="ce1136"/>
          <table:table-cell table:style-name="ce1146"/>
          <table:table-cell table:style-name="ce1156"/>
          <table:table-cell table:style-name="ce1166"/>
          <table:table-cell table:style-name="ce1176"/>
          <table:table-cell table:style-name="ce1186"/>
          <table:table-cell table:style-name="ce1196"/>
          <table:table-cell table:number-columns-repeated="1013"/>
        </table:table-row>
        <table:table-row table:style-name="ro1">
          <table:table-cell/>
          <table:table-cell table:style-name="ce1107"/>
          <table:table-cell table:style-name="ce1117"/>
          <table:table-cell table:style-name="ce1127"/>
          <table:table-cell table:style-name="ce1137"/>
          <table:table-cell table:style-name="ce1147"/>
          <table:table-cell table:style-name="ce1157"/>
          <table:table-cell table:style-name="ce1167"/>
          <table:table-cell table:style-name="ce1177"/>
          <table:table-cell table:style-name="ce1187"/>
          <table:table-cell table:style-name="ce1197"/>
          <table:table-cell table:number-columns-repeated="1013"/>
        </table:table-row>
        <table:table-row table:style-name="ro1">
          <table:table-cell/>
          <table:table-cell table:style-name="ce1108"/>
          <table:table-cell table:style-name="ce1118"/>
          <table:table-cell table:style-name="ce1128"/>
          <table:table-cell table:style-name="ce1138"/>
          <table:table-cell table:style-name="ce1148"/>
          <table:table-cell table:style-name="ce1158"/>
          <table:table-cell table:style-name="ce1168"/>
          <table:table-cell table:style-name="ce1178"/>
          <table:table-cell table:style-name="ce1188"/>
          <table:table-cell table:style-name="ce1198"/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B2</text:p>
          </table:table-cell>
          <table:table-cell table:style-name="ce1119"/>
          <table:table-cell table:style-name="ce1129"/>
          <table:table-cell table:style-name="ce1139"/>
          <table:table-cell table:style-name="ce1149"/>
          <table:table-cell table:style-name="ce1159"/>
          <table:table-cell table:style-name="ce1169"/>
          <table:table-cell table:style-name="ce1179"/>
          <table:table-cell table:style-name="ce1189"/>
          <table:table-cell table:style-name="ce1199"/>
          <table:table-cell table:number-columns-repeated="1013"/>
        </table:table-row>
        <table:table-row table:style-name="ro1">
          <table:table-cell/>
          <table:table-cell table:style-name="ce1110"/>
          <table:table-cell table:style-name="ce1120"/>
          <table:table-cell table:style-name="ce1130"/>
          <table:table-cell table:style-name="ce1140"/>
          <table:table-cell table:style-name="ce1150"/>
          <table:table-cell table:style-name="ce1160"/>
          <table:table-cell table:style-name="ce1170"/>
          <table:table-cell table:style-name="ce1180"/>
          <table:table-cell table:style-name="ce1190"/>
          <table:table-cell table:style-name="ce1200"/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B1</text:p>
          </table:table-cell>
          <table:table-cell table:style-name="ce1121"/>
          <table:table-cell table:style-name="ce1131" office:value-type="string" calcext:value-type="string">
            <text:p>B2</text:p>
          </table:table-cell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A2B2.D2:A2B2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A2B2.F2:A2B2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A2B2.H2:A2B2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A2B2.J2:A2B2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A2B2.B4:A2B2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A2B2.D4:A2B2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A2B2.F4:A2B2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A2B2.H4:A2B2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A2B2.J4:A2B2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A2B2.B6:A2B2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A2B2.D6:A2B2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A2B2.F6:A2B2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A2B2.H6:A2B2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A2B2.J6:A2B2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A2B2.B8:A2B2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A2B2.D8:A2B2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A2B2.F8:A2B2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A2B2.H8:A2B2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A2B2.J8:A2B2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A2B2.B10:A2B2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A2B2.D10:A2B2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A2B2.F10:A2B2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A2B2.H10:A2B2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A2B2.J10:A2B2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02" office:value-type="string" calcext:value-type="string">
            <text:p>A1</text:p>
          </table:table-cell>
          <table:table-cell table:style-name="ce1212"/>
          <table:table-cell table:style-name="ce1222" office:value-type="string" calcext:value-type="string">
            <text:p>A2</text:p>
          </table:table-cell>
          <table:table-cell table:style-name="ce1232"/>
          <table:table-cell table:style-name="ce1242" office:value-type="string" calcext:value-type="string">
            <text:p>A3</text:p>
          </table:table-cell>
          <table:table-cell table:style-name="ce1252"/>
          <table:table-cell table:style-name="ce1262"/>
          <table:table-cell table:style-name="ce1272"/>
          <table:table-cell table:style-name="ce1282"/>
          <table:table-cell table:style-name="ce1292"/>
          <table:table-cell table:number-columns-repeated="1013"/>
        </table:table-row>
        <table:table-row table:style-name="ro1">
          <table:table-cell/>
          <table:table-cell table:style-name="ce1203"/>
          <table:table-cell table:style-name="ce1213"/>
          <table:table-cell table:style-name="ce1223"/>
          <table:table-cell table:style-name="ce1233"/>
          <table:table-cell table:style-name="ce1243"/>
          <table:table-cell table:style-name="ce1253"/>
          <table:table-cell table:style-name="ce1263"/>
          <table:table-cell table:style-name="ce1273"/>
          <table:table-cell table:style-name="ce1283"/>
          <table:table-cell table:style-name="ce1293"/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A2</text:p>
          </table:table-cell>
          <table:table-cell table:style-name="ce1214"/>
          <table:table-cell table:style-name="ce1224" office:value-type="string" calcext:value-type="string">
            <text:p>A3</text:p>
          </table:table-cell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/>
          <table:table-cell table:number-columns-repeated="1013"/>
        </table:table-row>
        <table:table-row table:style-name="ro1">
          <table:table-cell/>
          <table:table-cell table:style-name="ce1205"/>
          <table:table-cell table:style-name="ce1215"/>
          <table:table-cell table:style-name="ce1225"/>
          <table:table-cell table:style-name="ce1235"/>
          <table:table-cell table:style-name="ce1245"/>
          <table:table-cell table:style-name="ce1255"/>
          <table:table-cell table:style-name="ce1265"/>
          <table:table-cell table:style-name="ce1275"/>
          <table:table-cell table:style-name="ce1285"/>
          <table:table-cell table:style-name="ce1295"/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A3</text:p>
          </table:table-cell>
          <table:table-cell table:style-name="ce1216"/>
          <table:table-cell table:style-name="ce1226"/>
          <table:table-cell table:style-name="ce1236"/>
          <table:table-cell table:style-name="ce1246"/>
          <table:table-cell table:style-name="ce1256"/>
          <table:table-cell table:style-name="ce1266"/>
          <table:table-cell table:style-name="ce1276"/>
          <table:table-cell table:style-name="ce1286"/>
          <table:table-cell table:style-name="ce1296"/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B3</text:p>
          </table:table-cell>
          <table:table-cell table:style-name="ce1217"/>
          <table:table-cell table:style-name="ce1227"/>
          <table:table-cell table:style-name="ce1237"/>
          <table:table-cell table:style-name="ce1247"/>
          <table:table-cell table:style-name="ce1257"/>
          <table:table-cell table:style-name="ce1267"/>
          <table:table-cell table:style-name="ce1277"/>
          <table:table-cell table:style-name="ce1287"/>
          <table:table-cell table:style-name="ce1297"/>
          <table:table-cell table:number-columns-repeated="1013"/>
        </table:table-row>
        <table:table-row table:style-name="ro1">
          <table:table-cell/>
          <table:table-cell table:style-name="ce1208"/>
          <table:table-cell table:style-name="ce1218"/>
          <table:table-cell table:style-name="ce1228"/>
          <table:table-cell table:style-name="ce1238"/>
          <table:table-cell table:style-name="ce1248"/>
          <table:table-cell table:style-name="ce1258"/>
          <table:table-cell table:style-name="ce1268"/>
          <table:table-cell table:style-name="ce1278"/>
          <table:table-cell table:style-name="ce1288"/>
          <table:table-cell table:style-name="ce1298"/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B2</text:p>
          </table:table-cell>
          <table:table-cell table:style-name="ce1219"/>
          <table:table-cell table:style-name="ce1229" office:value-type="string" calcext:value-type="string">
            <text:p>B3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/>
          <table:table-cell table:style-name="ce1289"/>
          <table:table-cell table:style-name="ce1299"/>
          <table:table-cell table:number-columns-repeated="1013"/>
        </table:table-row>
        <table:table-row table:style-name="ro1">
          <table:table-cell/>
          <table:table-cell table:style-name="ce1210"/>
          <table:table-cell table:style-name="ce1220"/>
          <table:table-cell table:style-name="ce1230"/>
          <table:table-cell table:style-name="ce1240"/>
          <table:table-cell table:style-name="ce1250"/>
          <table:table-cell table:style-name="ce1260"/>
          <table:table-cell table:style-name="ce1270"/>
          <table:table-cell table:style-name="ce1280"/>
          <table:table-cell table:style-name="ce1290"/>
          <table:table-cell table:style-name="ce1300"/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B1</text:p>
          </table:table-cell>
          <table:table-cell table:style-name="ce1221"/>
          <table:table-cell table:style-name="ce1231" office:value-type="string" calcext:value-type="string">
            <text:p>B2</text:p>
          </table:table-cell>
          <table:table-cell table:style-name="ce1241"/>
          <table:table-cell table:style-name="ce1251" office:value-type="string" calcext:value-type="string">
            <text:p>B3</text:p>
          </table:table-cell>
          <table:table-cell table:style-name="ce1261"/>
          <table:table-cell table:style-name="ce1271"/>
          <table:table-cell table:style-name="ce1281"/>
          <table:table-cell table:style-name="ce1291"/>
          <table:table-cell table:style-name="ce1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A3B3.B2"/>
            <calcext:condition calcext:apply-style-name="Default" calcext:value="=0" calcext:base-cell-address="A3B3.B2"/>
          </calcext:conditional-format>
          <calcext:conditional-format calcext:target-range-address="A3B3.D2:A3B3.E3">
            <calcext:condition calcext:apply-style-name="Heading" calcext:value="begins-with('a')" calcext:base-cell-address="A3B3.D2"/>
            <calcext:condition calcext:apply-style-name="Default" calcext:value="=0" calcext:base-cell-address="A3B3.D2"/>
          </calcext:conditional-format>
          <calcext:conditional-format calcext:target-range-address="A3B3.F2:A3B3.G3">
            <calcext:condition calcext:apply-style-name="Heading" calcext:value="begins-with('a')" calcext:base-cell-address="A3B3.F2"/>
            <calcext:condition calcext:apply-style-name="Default" calcext:value="=0" calcext:base-cell-address="A3B3.F2"/>
          </calcext:conditional-format>
          <calcext:conditional-format calcext:target-range-address="A3B3.H2:A3B3.I3">
            <calcext:condition calcext:apply-style-name="Heading" calcext:value="begins-with('a')" calcext:base-cell-address="A3B3.H2"/>
            <calcext:condition calcext:apply-style-name="Default" calcext:value="=0" calcext:base-cell-address="A3B3.H2"/>
          </calcext:conditional-format>
          <calcext:conditional-format calcext:target-range-address="A3B3.J2:A3B3.K3">
            <calcext:condition calcext:apply-style-name="Heading" calcext:value="begins-with('a')" calcext:base-cell-address="A3B3.J2"/>
            <calcext:condition calcext:apply-style-name="Default" calcext:value="=0" calcext:base-cell-address="A3B3.J2"/>
          </calcext:conditional-format>
          <calcext:conditional-format calcext:target-range-address="A3B3.B4:A3B3.C5">
            <calcext:condition calcext:apply-style-name="Heading" calcext:value="begins-with('a')" calcext:base-cell-address="A3B3.B4"/>
            <calcext:condition calcext:apply-style-name="Default" calcext:value="=0" calcext:base-cell-address="A3B3.B4"/>
          </calcext:conditional-format>
          <calcext:conditional-format calcext:target-range-address="A3B3.D4:A3B3.E5">
            <calcext:condition calcext:apply-style-name="Heading" calcext:value="begins-with('a')" calcext:base-cell-address="A3B3.D4"/>
            <calcext:condition calcext:apply-style-name="Default" calcext:value="=0" calcext:base-cell-address="A3B3.D4"/>
          </calcext:conditional-format>
          <calcext:conditional-format calcext:target-range-address="A3B3.F4:A3B3.G5">
            <calcext:condition calcext:apply-style-name="Heading" calcext:value="begins-with('a')" calcext:base-cell-address="A3B3.F4"/>
            <calcext:condition calcext:apply-style-name="Default" calcext:value="=0" calcext:base-cell-address="A3B3.F4"/>
          </calcext:conditional-format>
          <calcext:conditional-format calcext:target-range-address="A3B3.H4:A3B3.I5">
            <calcext:condition calcext:apply-style-name="Heading" calcext:value="begins-with('a')" calcext:base-cell-address="A3B3.H4"/>
            <calcext:condition calcext:apply-style-name="Default" calcext:value="=0" calcext:base-cell-address="A3B3.H4"/>
          </calcext:conditional-format>
          <calcext:conditional-format calcext:target-range-address="A3B3.J4:A3B3.K5">
            <calcext:condition calcext:apply-style-name="Heading" calcext:value="begins-with('a')" calcext:base-cell-address="A3B3.J4"/>
            <calcext:condition calcext:apply-style-name="Default" calcext:value="=0" calcext:base-cell-address="A3B3.J4"/>
          </calcext:conditional-format>
          <calcext:conditional-format calcext:target-range-address="A3B3.B6:A3B3.C7">
            <calcext:condition calcext:apply-style-name="Heading" calcext:value="begins-with('a')" calcext:base-cell-address="A3B3.B6"/>
            <calcext:condition calcext:apply-style-name="Default" calcext:value="=0" calcext:base-cell-address="A3B3.B6"/>
          </calcext:conditional-format>
          <calcext:conditional-format calcext:target-range-address="A3B3.D6:A3B3.E7">
            <calcext:condition calcext:apply-style-name="Heading" calcext:value="begins-with('a')" calcext:base-cell-address="A3B3.D6"/>
            <calcext:condition calcext:apply-style-name="Default" calcext:value="=0" calcext:base-cell-address="A3B3.D6"/>
          </calcext:conditional-format>
          <calcext:conditional-format calcext:target-range-address="A3B3.F6:A3B3.G7">
            <calcext:condition calcext:apply-style-name="Heading" calcext:value="begins-with('a')" calcext:base-cell-address="A3B3.F6"/>
            <calcext:condition calcext:apply-style-name="Default" calcext:value="=0" calcext:base-cell-address="A3B3.F6"/>
          </calcext:conditional-format>
          <calcext:conditional-format calcext:target-range-address="A3B3.H6:A3B3.I7">
            <calcext:condition calcext:apply-style-name="Heading" calcext:value="begins-with('a')" calcext:base-cell-address="A3B3.H6"/>
            <calcext:condition calcext:apply-style-name="Default" calcext:value="=0" calcext:base-cell-address="A3B3.H6"/>
          </calcext:conditional-format>
          <calcext:conditional-format calcext:target-range-address="A3B3.J6:A3B3.K7">
            <calcext:condition calcext:apply-style-name="Heading" calcext:value="begins-with('a')" calcext:base-cell-address="A3B3.J6"/>
            <calcext:condition calcext:apply-style-name="Default" calcext:value="=0" calcext:base-cell-address="A3B3.J6"/>
          </calcext:conditional-format>
          <calcext:conditional-format calcext:target-range-address="A3B3.B8:A3B3.C9">
            <calcext:condition calcext:apply-style-name="Heading" calcext:value="begins-with('a')" calcext:base-cell-address="A3B3.B8"/>
            <calcext:condition calcext:apply-style-name="Default" calcext:value="=0" calcext:base-cell-address="A3B3.B8"/>
          </calcext:conditional-format>
          <calcext:conditional-format calcext:target-range-address="A3B3.D8:A3B3.E9">
            <calcext:condition calcext:apply-style-name="Heading" calcext:value="begins-with('a')" calcext:base-cell-address="A3B3.D8"/>
            <calcext:condition calcext:apply-style-name="Default" calcext:value="=0" calcext:base-cell-address="A3B3.D8"/>
          </calcext:conditional-format>
          <calcext:conditional-format calcext:target-range-address="A3B3.F8:A3B3.G9">
            <calcext:condition calcext:apply-style-name="Heading" calcext:value="begins-with('a')" calcext:base-cell-address="A3B3.F8"/>
            <calcext:condition calcext:apply-style-name="Default" calcext:value="=0" calcext:base-cell-address="A3B3.F8"/>
          </calcext:conditional-format>
          <calcext:conditional-format calcext:target-range-address="A3B3.H8:A3B3.I9">
            <calcext:condition calcext:apply-style-name="Heading" calcext:value="begins-with('a')" calcext:base-cell-address="A3B3.H8"/>
            <calcext:condition calcext:apply-style-name="Default" calcext:value="=0" calcext:base-cell-address="A3B3.H8"/>
          </calcext:conditional-format>
          <calcext:conditional-format calcext:target-range-address="A3B3.J8:A3B3.K9">
            <calcext:condition calcext:apply-style-name="Heading" calcext:value="begins-with('a')" calcext:base-cell-address="A3B3.J8"/>
            <calcext:condition calcext:apply-style-name="Default" calcext:value="=0" calcext:base-cell-address="A3B3.J8"/>
          </calcext:conditional-format>
          <calcext:conditional-format calcext:target-range-address="A3B3.B10:A3B3.C11">
            <calcext:condition calcext:apply-style-name="Heading" calcext:value="begins-with('a')" calcext:base-cell-address="A3B3.B10"/>
            <calcext:condition calcext:apply-style-name="Default" calcext:value="=0" calcext:base-cell-address="A3B3.B10"/>
          </calcext:conditional-format>
          <calcext:conditional-format calcext:target-range-address="A3B3.D10:A3B3.E11">
            <calcext:condition calcext:apply-style-name="Heading" calcext:value="begins-with('a')" calcext:base-cell-address="A3B3.D10"/>
            <calcext:condition calcext:apply-style-name="Default" calcext:value="=0" calcext:base-cell-address="A3B3.D10"/>
          </calcext:conditional-format>
          <calcext:conditional-format calcext:target-range-address="A3B3.F10:A3B3.G11">
            <calcext:condition calcext:apply-style-name="Heading" calcext:value="begins-with('a')" calcext:base-cell-address="A3B3.F10"/>
            <calcext:condition calcext:apply-style-name="Default" calcext:value="=0" calcext:base-cell-address="A3B3.F10"/>
          </calcext:conditional-format>
          <calcext:conditional-format calcext:target-range-address="A3B3.H10:A3B3.I11">
            <calcext:condition calcext:apply-style-name="Heading" calcext:value="begins-with('a')" calcext:base-cell-address="A3B3.H10"/>
            <calcext:condition calcext:apply-style-name="Default" calcext:value="=0" calcext:base-cell-address="A3B3.H10"/>
          </calcext:conditional-format>
          <calcext:conditional-format calcext:target-range-address="A3B3.J10:A3B3.K11">
            <calcext:condition calcext:apply-style-name="Heading" calcext:value="begins-with('a')" calcext:base-cell-address="A3B3.J10"/>
            <calcext:condition calcext:apply-style-name="Default" calcext:value="=0" calcext:base-cell-address="A3B3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02" office:value-type="string" calcext:value-type="string">
            <text:p>A1</text:p>
          </table:table-cell>
          <table:table-cell table:style-name="ce1312"/>
          <table:table-cell table:style-name="ce1322" office:value-type="string" calcext:value-type="string">
            <text:p>A2</text:p>
          </table:table-cell>
          <table:table-cell table:style-name="ce1332"/>
          <table:table-cell table:style-name="ce1342" office:value-type="string" calcext:value-type="string">
            <text:p>A3</text:p>
          </table:table-cell>
          <table:table-cell table:style-name="ce1352"/>
          <table:table-cell table:style-name="ce1362" office:value-type="string" calcext:value-type="string">
            <text:p>A4</text:p>
          </table:table-cell>
          <table:table-cell table:style-name="ce1372"/>
          <table:table-cell table:style-name="ce1382"/>
          <table:table-cell table:style-name="ce1392"/>
          <table:table-cell table:number-columns-repeated="1013"/>
        </table:table-row>
        <table:table-row table:style-name="ro1">
          <table:table-cell/>
          <table:table-cell table:style-name="ce1303"/>
          <table:table-cell table:style-name="ce1313"/>
          <table:table-cell table:style-name="ce1323"/>
          <table:table-cell table:style-name="ce1333"/>
          <table:table-cell table:style-name="ce1343"/>
          <table:table-cell table:style-name="ce1353"/>
          <table:table-cell table:style-name="ce1363"/>
          <table:table-cell table:style-name="ce1373"/>
          <table:table-cell table:style-name="ce1383"/>
          <table:table-cell table:style-name="ce1393"/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A2</text:p>
          </table:table-cell>
          <table:table-cell table:style-name="ce1314"/>
          <table:table-cell table:style-name="ce1324" office:value-type="string" calcext:value-type="string">
            <text:p>A3</text:p>
          </table:table-cell>
          <table:table-cell table:style-name="ce1334"/>
          <table:table-cell table:style-name="ce1344" office:value-type="string" calcext:value-type="string">
            <text:p>A4</text:p>
          </table:table-cell>
          <table:table-cell table:style-name="ce1354"/>
          <table:table-cell table:style-name="ce1364"/>
          <table:table-cell table:style-name="ce1374"/>
          <table:table-cell table:style-name="ce1384"/>
          <table:table-cell table:style-name="ce1394"/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B4</text:p>
          </table:table-cell>
          <table:table-cell table:style-name="ce1315"/>
          <table:table-cell table:style-name="ce1325"/>
          <table:table-cell table:style-name="ce1335"/>
          <table:table-cell table:style-name="ce1345"/>
          <table:table-cell table:style-name="ce1355"/>
          <table:table-cell table:style-name="ce1365"/>
          <table:table-cell table:style-name="ce1375"/>
          <table:table-cell table:style-name="ce1385"/>
          <table:table-cell table:style-name="ce1395"/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A3</text:p>
          </table:table-cell>
          <table:table-cell table:style-name="ce1316"/>
          <table:table-cell table:style-name="ce1326" office:value-type="string" calcext:value-type="string">
            <text:p>A4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/>
          <table:table-cell table:style-name="ce1386"/>
          <table:table-cell table:style-name="ce1396"/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B3</text:p>
          </table:table-cell>
          <table:table-cell table:style-name="ce1317"/>
          <table:table-cell table:style-name="ce1327" office:value-type="string" calcext:value-type="string">
            <text:p>B4</text:p>
          </table:table-cell>
          <table:table-cell table:style-name="ce1337"/>
          <table:table-cell table:style-name="ce1347"/>
          <table:table-cell table:style-name="ce1357"/>
          <table:table-cell table:style-name="ce1367"/>
          <table:table-cell table:style-name="ce1377"/>
          <table:table-cell table:style-name="ce1387"/>
          <table:table-cell table:style-name="ce1397"/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A4</text:p>
          </table:table-cell>
          <table:table-cell table:style-name="ce1318"/>
          <table:table-cell table:style-name="ce1328"/>
          <table:table-cell table:style-name="ce1338"/>
          <table:table-cell table:style-name="ce1348"/>
          <table:table-cell table:style-name="ce1358"/>
          <table:table-cell table:style-name="ce1368"/>
          <table:table-cell table:style-name="ce1378"/>
          <table:table-cell table:style-name="ce1388"/>
          <table:table-cell table:style-name="ce1398"/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B2</text:p>
          </table:table-cell>
          <table:table-cell table:style-name="ce1319"/>
          <table:table-cell table:style-name="ce1329" office:value-type="string" calcext:value-type="string">
            <text:p>B3</text:p>
          </table:table-cell>
          <table:table-cell table:style-name="ce1339"/>
          <table:table-cell table:style-name="ce1349" office:value-type="string" calcext:value-type="string">
            <text:p>B4</text:p>
          </table:table-cell>
          <table:table-cell table:style-name="ce1359"/>
          <table:table-cell table:style-name="ce1369"/>
          <table:table-cell table:style-name="ce1379"/>
          <table:table-cell table:style-name="ce1389"/>
          <table:table-cell table:style-name="ce1399"/>
          <table:table-cell table:number-columns-repeated="1013"/>
        </table:table-row>
        <table:table-row table:style-name="ro1">
          <table:table-cell/>
          <table:table-cell table:style-name="ce1310"/>
          <table:table-cell table:style-name="ce1320"/>
          <table:table-cell table:style-name="ce1330"/>
          <table:table-cell table:style-name="ce1340"/>
          <table:table-cell table:style-name="ce1350"/>
          <table:table-cell table:style-name="ce1360"/>
          <table:table-cell table:style-name="ce1370"/>
          <table:table-cell table:style-name="ce1380"/>
          <table:table-cell table:style-name="ce1390"/>
          <table:table-cell table:style-name="ce1400"/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B1</text:p>
          </table:table-cell>
          <table:table-cell table:style-name="ce1321"/>
          <table:table-cell table:style-name="ce1331" office:value-type="string" calcext:value-type="string">
            <text:p>B2</text:p>
          </table:table-cell>
          <table:table-cell table:style-name="ce1341"/>
          <table:table-cell table:style-name="ce1351" office:value-type="string" calcext:value-type="string">
            <text:p>B3</text:p>
          </table:table-cell>
          <table:table-cell table:style-name="ce1361"/>
          <table:table-cell table:style-name="ce1371" office:value-type="string" calcext:value-type="string">
            <text:p>B4</text:p>
          </table:table-cell>
          <table:table-cell table:style-name="ce1381"/>
          <table:table-cell table:style-name="ce1391"/>
          <table:table-cell table:style-name="ce1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4B4.D2:A4B4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4B4.F2:A4B4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4B4.H2:A4B4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4B4.J2:A4B4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4B4.B4:A4B4.C4 A4B4.C5:A4B4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4B4.D4:A4B4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4B4.F4:A4B4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4B4.H4:A4B4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4B4.J4:A4B4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4B4.B6:A4B4.C6 A4B4.C7:A4B4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4B4.D6:A4B4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4B4.F6:A4B4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4B4.H6:A4B4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4B4.J6:A4B4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4B4.B8:A4B4.C8 A4B4.C9:A4B4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4B4.D8:A4B4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4B4.F8:A4B4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4B4.H8:A4B4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4B4.J8:A4B4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4B4.B10:A4B4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4B4.D10:A4B4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4B4.F10:A4B4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4B4.H10:A4B4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4B4.J10:A4B4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  <calcext:conditional-format calcext:target-range-address="A4B4.B9:A4B4.B9">
            <calcext:condition calcext:apply-style-name="Heading" calcext:value="begins-with('a')" calcext:base-cell-address="A4B4.B9"/>
            <calcext:condition calcext:apply-style-name="Default" calcext:value="=0" calcext:base-cell-address="A4B4.B9"/>
          </calcext:conditional-format>
          <calcext:conditional-format calcext:target-range-address="A4B4.B7:A4B4.B7">
            <calcext:condition calcext:apply-style-name="Heading" calcext:value="begins-with('a')" calcext:base-cell-address="A4B4.B7"/>
            <calcext:condition calcext:apply-style-name="Default" calcext:value="=0" calcext:base-cell-address="A4B4.B7"/>
          </calcext:conditional-format>
          <calcext:conditional-format calcext:target-range-address="A4B4.B5:A4B4.B5">
            <calcext:condition calcext:apply-style-name="Heading" calcext:value="begins-with('a')" calcext:base-cell-address="A4B4.B5"/>
            <calcext:condition calcext:apply-style-name="Default" calcext:value="=0" calcext:base-cell-address="A4B4.B5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02" office:value-type="string" calcext:value-type="string">
            <text:p>A1</text:p>
          </table:table-cell>
          <table:table-cell table:style-name="ce1412"/>
          <table:table-cell table:style-name="ce1422" office:value-type="string" calcext:value-type="string">
            <text:p>A2</text:p>
          </table:table-cell>
          <table:table-cell table:style-name="ce1432"/>
          <table:table-cell table:style-name="ce1442" office:value-type="string" calcext:value-type="string">
            <text:p>A3</text:p>
          </table:table-cell>
          <table:table-cell table:style-name="ce1452"/>
          <table:table-cell table:style-name="ce1462" office:value-type="string" calcext:value-type="string">
            <text:p>A4</text:p>
          </table:table-cell>
          <table:table-cell table:style-name="ce1472"/>
          <table:table-cell table:style-name="ce1482" office:value-type="string" calcext:value-type="string">
            <text:p>A5</text:p>
          </table:table-cell>
          <table:table-cell table:style-name="ce1492"/>
          <table:table-cell table:number-columns-repeated="1013"/>
        </table:table-row>
        <table:table-row table:style-name="ro1">
          <table:table-cell/>
          <table:table-cell table:style-name="ce1403" office:value-type="string" calcext:value-type="string">
            <text:p>B5</text:p>
          </table:table-cell>
          <table:table-cell table:style-name="ce1413"/>
          <table:table-cell table:style-name="ce1423"/>
          <table:table-cell table:style-name="ce1433"/>
          <table:table-cell table:style-name="ce1443"/>
          <table:table-cell table:style-name="ce1453"/>
          <table:table-cell table:style-name="ce1463"/>
          <table:table-cell table:style-name="ce1473"/>
          <table:table-cell table:style-name="ce1483"/>
          <table:table-cell table:style-name="ce1493"/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A2</text:p>
          </table:table-cell>
          <table:table-cell table:style-name="ce1414"/>
          <table:table-cell table:style-name="ce1424" office:value-type="string" calcext:value-type="string">
            <text:p>A3</text:p>
          </table:table-cell>
          <table:table-cell table:style-name="ce1434"/>
          <table:table-cell table:style-name="ce1444" office:value-type="string" calcext:value-type="string">
            <text:p>A4</text:p>
          </table:table-cell>
          <table:table-cell table:style-name="ce1454"/>
          <table:table-cell table:style-name="ce1464" office:value-type="string" calcext:value-type="string">
            <text:p>A5</text:p>
          </table:table-cell>
          <table:table-cell table:style-name="ce1474"/>
          <table:table-cell table:style-name="ce1484"/>
          <table:table-cell table:style-name="ce1494"/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B4</text:p>
          </table:table-cell>
          <table:table-cell table:style-name="ce1415"/>
          <table:table-cell table:style-name="ce1425" office:value-type="string" calcext:value-type="string">
            <text:p>B5</text:p>
          </table:table-cell>
          <table:table-cell table:style-name="ce1435"/>
          <table:table-cell table:style-name="ce1445"/>
          <table:table-cell table:style-name="ce1455"/>
          <table:table-cell table:style-name="ce1465"/>
          <table:table-cell table:style-name="ce1475"/>
          <table:table-cell table:style-name="ce1485"/>
          <table:table-cell table:style-name="ce1495"/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A3</text:p>
          </table:table-cell>
          <table:table-cell table:style-name="ce1416"/>
          <table:table-cell table:style-name="ce1426" office:value-type="string" calcext:value-type="string">
            <text:p>A4</text:p>
          </table:table-cell>
          <table:table-cell table:style-name="ce1436"/>
          <table:table-cell table:style-name="ce1446" office:value-type="string" calcext:value-type="string">
            <text:p>A5</text:p>
          </table:table-cell>
          <table:table-cell table:style-name="ce1456"/>
          <table:table-cell table:style-name="ce1466"/>
          <table:table-cell table:style-name="ce1476"/>
          <table:table-cell table:style-name="ce1486"/>
          <table:table-cell table:style-name="ce1496"/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B3</text:p>
          </table:table-cell>
          <table:table-cell table:style-name="ce1417"/>
          <table:table-cell table:style-name="ce1427" office:value-type="string" calcext:value-type="string">
            <text:p>B4</text:p>
          </table:table-cell>
          <table:table-cell table:style-name="ce1437"/>
          <table:table-cell table:style-name="ce1447" office:value-type="string" calcext:value-type="string">
            <text:p>B5</text:p>
          </table:table-cell>
          <table:table-cell table:style-name="ce1457"/>
          <table:table-cell table:style-name="ce1467"/>
          <table:table-cell table:style-name="ce1477"/>
          <table:table-cell table:style-name="ce1487"/>
          <table:table-cell table:style-name="ce1497"/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A4</text:p>
          </table:table-cell>
          <table:table-cell table:style-name="ce1418"/>
          <table:table-cell table:style-name="ce1428" office:value-type="string" calcext:value-type="string">
            <text:p>A5</text:p>
          </table:table-cell>
          <table:table-cell table:style-name="ce1438"/>
          <table:table-cell table:style-name="ce1448"/>
          <table:table-cell table:style-name="ce1458"/>
          <table:table-cell table:style-name="ce1468"/>
          <table:table-cell table:style-name="ce1478"/>
          <table:table-cell table:style-name="ce1488"/>
          <table:table-cell table:style-name="ce1498"/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B2</text:p>
          </table:table-cell>
          <table:table-cell table:style-name="ce1419"/>
          <table:table-cell table:style-name="ce1429" office:value-type="string" calcext:value-type="string">
            <text:p>B3</text:p>
          </table:table-cell>
          <table:table-cell table:style-name="ce1439"/>
          <table:table-cell table:style-name="ce1449" office:value-type="string" calcext:value-type="string">
            <text:p>B4</text:p>
          </table:table-cell>
          <table:table-cell table:style-name="ce1459"/>
          <table:table-cell table:style-name="ce1469" office:value-type="string" calcext:value-type="string">
            <text:p>B5</text:p>
          </table:table-cell>
          <table:table-cell table:style-name="ce1479"/>
          <table:table-cell table:style-name="ce1489"/>
          <table:table-cell table:style-name="ce1499"/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A5</text:p>
          </table:table-cell>
          <table:table-cell table:style-name="ce1420"/>
          <table:table-cell table:style-name="ce1430"/>
          <table:table-cell table:style-name="ce1440"/>
          <table:table-cell table:style-name="ce1450"/>
          <table:table-cell table:style-name="ce1460"/>
          <table:table-cell table:style-name="ce1470"/>
          <table:table-cell table:style-name="ce1480"/>
          <table:table-cell table:style-name="ce1490"/>
          <table:table-cell table:style-name="ce1500"/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B1</text:p>
          </table:table-cell>
          <table:table-cell table:style-name="ce1421"/>
          <table:table-cell table:style-name="ce1431" office:value-type="string" calcext:value-type="string">
            <text:p>B2</text:p>
          </table:table-cell>
          <table:table-cell table:style-name="ce1441"/>
          <table:table-cell table:style-name="ce1451" office:value-type="string" calcext:value-type="string">
            <text:p>B3</text:p>
          </table:table-cell>
          <table:table-cell table:style-name="ce1461"/>
          <table:table-cell table:style-name="ce1471" office:value-type="string" calcext:value-type="string">
            <text:p>B4</text:p>
          </table:table-cell>
          <table:table-cell table:style-name="ce1481"/>
          <table:table-cell table:style-name="ce1491" office:value-type="string" calcext:value-type="string">
            <text:p>B5</text:p>
          </table:table-cell>
          <table:table-cell table:style-name="ce1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5B5.D2:A5B5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5B5.F2:A5B5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5B5.H2:A5B5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5B5.J2:A5B5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5B5.B4:A5B5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5B5.D4:A5B5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5B5.F4:A5B5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5B5.H4:A5B5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5B5.J4:A5B5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5B5.B6:A5B5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5B5.D6:A5B5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5B5.F6:A5B5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5B5.H6:A5B5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5B5.J6:A5B5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5B5.B8:A5B5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5B5.D8:A5B5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5B5.F8:A5B5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5B5.H8:A5B5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5B5.J8:A5B5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5B5.B10:A5B5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5B5.D10:A5B5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5B5.F10:A5B5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5B5.H10:A5B5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5B5.J10:A5B5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C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02"/>
          <table:table-cell table:style-name="ce1512"/>
          <table:table-cell table:style-name="ce1522"/>
          <table:table-cell table:style-name="ce1532"/>
          <table:table-cell table:style-name="ce1542"/>
          <table:table-cell table:style-name="ce1552"/>
          <table:table-cell table:style-name="ce1562"/>
          <table:table-cell table:style-name="ce1572"/>
          <table:table-cell table:style-name="ce1582"/>
          <table:table-cell table:style-name="ce1592"/>
          <table:table-cell table:number-columns-repeated="1013"/>
        </table:table-row>
        <table:table-row table:style-name="ro1">
          <table:table-cell/>
          <table:table-cell table:style-name="ce1503"/>
          <table:table-cell table:style-name="ce1513"/>
          <table:table-cell table:style-name="ce1523"/>
          <table:table-cell table:style-name="ce1533"/>
          <table:table-cell table:style-name="ce1543"/>
          <table:table-cell table:style-name="ce1553"/>
          <table:table-cell table:style-name="ce1563"/>
          <table:table-cell table:style-name="ce1573"/>
          <table:table-cell table:style-name="ce1583"/>
          <table:table-cell table:style-name="ce1593"/>
          <table:table-cell table:number-columns-repeated="1013"/>
        </table:table-row>
        <table:table-row table:style-name="ro1">
          <table:table-cell/>
          <table:table-cell table:style-name="ce1504"/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/>
          <table:table-cell table:number-columns-repeated="1013"/>
        </table:table-row>
        <table:table-row table:style-name="ro1">
          <table:table-cell/>
          <table:table-cell table:style-name="ce1505"/>
          <table:table-cell table:style-name="ce1515"/>
          <table:table-cell table:style-name="ce1525"/>
          <table:table-cell table:style-name="ce1535"/>
          <table:table-cell table:style-name="ce1545"/>
          <table:table-cell table:style-name="ce1555"/>
          <table:table-cell table:style-name="ce1565"/>
          <table:table-cell table:style-name="ce1575"/>
          <table:table-cell table:style-name="ce1585"/>
          <table:table-cell table:style-name="ce1595"/>
          <table:table-cell table:number-columns-repeated="1013"/>
        </table:table-row>
        <table:table-row table:style-name="ro1">
          <table:table-cell/>
          <table:table-cell table:style-name="ce1506"/>
          <table:table-cell table:style-name="ce1516"/>
          <table:table-cell table:style-name="ce1526"/>
          <table:table-cell table:style-name="ce1536"/>
          <table:table-cell table:style-name="ce1546"/>
          <table:table-cell table:style-name="ce1556"/>
          <table:table-cell table:style-name="ce1566"/>
          <table:table-cell table:style-name="ce1576"/>
          <table:table-cell table:style-name="ce1586"/>
          <table:table-cell table:style-name="ce1596"/>
          <table:table-cell table:number-columns-repeated="1013"/>
        </table:table-row>
        <table:table-row table:style-name="ro1">
          <table:table-cell/>
          <table:table-cell table:style-name="ce1507"/>
          <table:table-cell table:style-name="ce1517"/>
          <table:table-cell table:style-name="ce1527"/>
          <table:table-cell table:style-name="ce1537"/>
          <table:table-cell table:style-name="ce1547"/>
          <table:table-cell table:style-name="ce1557"/>
          <table:table-cell table:style-name="ce1567"/>
          <table:table-cell table:style-name="ce1577"/>
          <table:table-cell table:style-name="ce1587"/>
          <table:table-cell table:style-name="ce1597"/>
          <table:table-cell table:number-columns-repeated="1013"/>
        </table:table-row>
        <table:table-row table:style-name="ro1">
          <table:table-cell/>
          <table:table-cell table:style-name="ce1508"/>
          <table:table-cell table:style-name="ce1518"/>
          <table:table-cell table:style-name="ce1528"/>
          <table:table-cell table:style-name="ce1538"/>
          <table:table-cell table:style-name="ce1548"/>
          <table:table-cell table:style-name="ce1558"/>
          <table:table-cell table:style-name="ce1568"/>
          <table:table-cell table:style-name="ce1578"/>
          <table:table-cell table:style-name="ce1588"/>
          <table:table-cell table:style-name="ce1598"/>
          <table:table-cell table:number-columns-repeated="1013"/>
        </table:table-row>
        <table:table-row table:style-name="ro1">
          <table:table-cell/>
          <table:table-cell table:style-name="ce1509"/>
          <table:table-cell table:style-name="ce1519"/>
          <table:table-cell table:style-name="ce1529"/>
          <table:table-cell table:style-name="ce1539"/>
          <table:table-cell table:style-name="ce1549"/>
          <table:table-cell table:style-name="ce1559"/>
          <table:table-cell table:style-name="ce1569"/>
          <table:table-cell table:style-name="ce1579"/>
          <table:table-cell table:style-name="ce1589"/>
          <table:table-cell table:style-name="ce1599"/>
          <table:table-cell table:number-columns-repeated="1013"/>
        </table:table-row>
        <table:table-row table:style-name="ro1">
          <table:table-cell/>
          <table:table-cell table:style-name="ce1510"/>
          <table:table-cell table:style-name="ce1520"/>
          <table:table-cell table:style-name="ce1530"/>
          <table:table-cell table:style-name="ce1540"/>
          <table:table-cell table:style-name="ce1550"/>
          <table:table-cell table:style-name="ce1560"/>
          <table:table-cell table:style-name="ce1570"/>
          <table:table-cell table:style-name="ce1580"/>
          <table:table-cell table:style-name="ce1590"/>
          <table:table-cell table:style-name="ce1600"/>
          <table:table-cell table:number-columns-repeated="1013"/>
        </table:table-row>
        <table:table-row table:style-name="ro1">
          <table:table-cell/>
          <table:table-cell table:style-name="ce1511"/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1.B2:C1.C3">
            <calcext:condition calcext:apply-style-name="Heading" calcext:value="begins-with('a')" calcext:base-cell-address="C1.B2"/>
            <calcext:condition calcext:apply-style-name="Default" calcext:value="=0" calcext:base-cell-address="C1.B2"/>
          </calcext:conditional-format>
          <calcext:conditional-format calcext:target-range-address="C1.D2:C1.E3">
            <calcext:condition calcext:apply-style-name="Heading" calcext:value="begins-with('a')" calcext:base-cell-address="C1.D2"/>
            <calcext:condition calcext:apply-style-name="Default" calcext:value="=0" calcext:base-cell-address="C1.D2"/>
          </calcext:conditional-format>
          <calcext:conditional-format calcext:target-range-address="C1.F2:C1.G3">
            <calcext:condition calcext:apply-style-name="Heading" calcext:value="begins-with('a')" calcext:base-cell-address="C1.F2"/>
            <calcext:condition calcext:apply-style-name="Default" calcext:value="=0" calcext:base-cell-address="C1.F2"/>
          </calcext:conditional-format>
          <calcext:conditional-format calcext:target-range-address="C1.H2:C1.I3">
            <calcext:condition calcext:apply-style-name="Heading" calcext:value="begins-with('a')" calcext:base-cell-address="C1.H2"/>
            <calcext:condition calcext:apply-style-name="Default" calcext:value="=0" calcext:base-cell-address="C1.H2"/>
          </calcext:conditional-format>
          <calcext:conditional-format calcext:target-range-address="C1.J2:C1.K3">
            <calcext:condition calcext:apply-style-name="Heading" calcext:value="begins-with('a')" calcext:base-cell-address="C1.J2"/>
            <calcext:condition calcext:apply-style-name="Default" calcext:value="=0" calcext:base-cell-address="C1.J2"/>
          </calcext:conditional-format>
          <calcext:conditional-format calcext:target-range-address="C1.B4:C1.C5">
            <calcext:condition calcext:apply-style-name="Heading" calcext:value="begins-with('a')" calcext:base-cell-address="C1.B4"/>
            <calcext:condition calcext:apply-style-name="Default" calcext:value="=0" calcext:base-cell-address="C1.B4"/>
          </calcext:conditional-format>
          <calcext:conditional-format calcext:target-range-address="C1.D4:C1.E5">
            <calcext:condition calcext:apply-style-name="Heading" calcext:value="begins-with('a')" calcext:base-cell-address="C1.D4"/>
            <calcext:condition calcext:apply-style-name="Default" calcext:value="=0" calcext:base-cell-address="C1.D4"/>
          </calcext:conditional-format>
          <calcext:conditional-format calcext:target-range-address="C1.F4:C1.G5">
            <calcext:condition calcext:apply-style-name="Heading" calcext:value="begins-with('a')" calcext:base-cell-address="C1.F4"/>
            <calcext:condition calcext:apply-style-name="Default" calcext:value="=0" calcext:base-cell-address="C1.F4"/>
          </calcext:conditional-format>
          <calcext:conditional-format calcext:target-range-address="C1.H4:C1.I5">
            <calcext:condition calcext:apply-style-name="Heading" calcext:value="begins-with('a')" calcext:base-cell-address="C1.H4"/>
            <calcext:condition calcext:apply-style-name="Default" calcext:value="=0" calcext:base-cell-address="C1.H4"/>
          </calcext:conditional-format>
          <calcext:conditional-format calcext:target-range-address="C1.J4:C1.K5">
            <calcext:condition calcext:apply-style-name="Heading" calcext:value="begins-with('a')" calcext:base-cell-address="C1.J4"/>
            <calcext:condition calcext:apply-style-name="Default" calcext:value="=0" calcext:base-cell-address="C1.J4"/>
          </calcext:conditional-format>
          <calcext:conditional-format calcext:target-range-address="C1.B6:C1.C7">
            <calcext:condition calcext:apply-style-name="Heading" calcext:value="begins-with('a')" calcext:base-cell-address="C1.B6"/>
            <calcext:condition calcext:apply-style-name="Default" calcext:value="=0" calcext:base-cell-address="C1.B6"/>
          </calcext:conditional-format>
          <calcext:conditional-format calcext:target-range-address="C1.D6:C1.E7">
            <calcext:condition calcext:apply-style-name="Heading" calcext:value="begins-with('a')" calcext:base-cell-address="C1.D6"/>
            <calcext:condition calcext:apply-style-name="Default" calcext:value="=0" calcext:base-cell-address="C1.D6"/>
          </calcext:conditional-format>
          <calcext:conditional-format calcext:target-range-address="C1.F6:C1.G7">
            <calcext:condition calcext:apply-style-name="Heading" calcext:value="begins-with('a')" calcext:base-cell-address="C1.F6"/>
            <calcext:condition calcext:apply-style-name="Default" calcext:value="=0" calcext:base-cell-address="C1.F6"/>
          </calcext:conditional-format>
          <calcext:conditional-format calcext:target-range-address="C1.H6:C1.I7">
            <calcext:condition calcext:apply-style-name="Heading" calcext:value="begins-with('a')" calcext:base-cell-address="C1.H6"/>
            <calcext:condition calcext:apply-style-name="Default" calcext:value="=0" calcext:base-cell-address="C1.H6"/>
          </calcext:conditional-format>
          <calcext:conditional-format calcext:target-range-address="C1.J6:C1.K7">
            <calcext:condition calcext:apply-style-name="Heading" calcext:value="begins-with('a')" calcext:base-cell-address="C1.J6"/>
            <calcext:condition calcext:apply-style-name="Default" calcext:value="=0" calcext:base-cell-address="C1.J6"/>
          </calcext:conditional-format>
          <calcext:conditional-format calcext:target-range-address="C1.B8:C1.C9">
            <calcext:condition calcext:apply-style-name="Heading" calcext:value="begins-with('a')" calcext:base-cell-address="C1.B8"/>
            <calcext:condition calcext:apply-style-name="Default" calcext:value="=0" calcext:base-cell-address="C1.B8"/>
          </calcext:conditional-format>
          <calcext:conditional-format calcext:target-range-address="C1.D8:C1.E9">
            <calcext:condition calcext:apply-style-name="Heading" calcext:value="begins-with('a')" calcext:base-cell-address="C1.D8"/>
            <calcext:condition calcext:apply-style-name="Default" calcext:value="=0" calcext:base-cell-address="C1.D8"/>
          </calcext:conditional-format>
          <calcext:conditional-format calcext:target-range-address="C1.F8:C1.G9">
            <calcext:condition calcext:apply-style-name="Heading" calcext:value="begins-with('a')" calcext:base-cell-address="C1.F8"/>
            <calcext:condition calcext:apply-style-name="Default" calcext:value="=0" calcext:base-cell-address="C1.F8"/>
          </calcext:conditional-format>
          <calcext:conditional-format calcext:target-range-address="C1.H8:C1.I9">
            <calcext:condition calcext:apply-style-name="Heading" calcext:value="begins-with('a')" calcext:base-cell-address="C1.H8"/>
            <calcext:condition calcext:apply-style-name="Default" calcext:value="=0" calcext:base-cell-address="C1.H8"/>
          </calcext:conditional-format>
          <calcext:conditional-format calcext:target-range-address="C1.J8:C1.K9">
            <calcext:condition calcext:apply-style-name="Heading" calcext:value="begins-with('a')" calcext:base-cell-address="C1.J8"/>
            <calcext:condition calcext:apply-style-name="Default" calcext:value="=0" calcext:base-cell-address="C1.J8"/>
          </calcext:conditional-format>
          <calcext:conditional-format calcext:target-range-address="C1.B10:C1.C11">
            <calcext:condition calcext:apply-style-name="Heading" calcext:value="begins-with('a')" calcext:base-cell-address="C1.B10"/>
            <calcext:condition calcext:apply-style-name="Default" calcext:value="=0" calcext:base-cell-address="C1.B10"/>
          </calcext:conditional-format>
          <calcext:conditional-format calcext:target-range-address="C1.D10:C1.E11">
            <calcext:condition calcext:apply-style-name="Heading" calcext:value="begins-with('a')" calcext:base-cell-address="C1.D10"/>
            <calcext:condition calcext:apply-style-name="Default" calcext:value="=0" calcext:base-cell-address="C1.D10"/>
          </calcext:conditional-format>
          <calcext:conditional-format calcext:target-range-address="C1.F10:C1.G11">
            <calcext:condition calcext:apply-style-name="Heading" calcext:value="begins-with('a')" calcext:base-cell-address="C1.F10"/>
            <calcext:condition calcext:apply-style-name="Default" calcext:value="=0" calcext:base-cell-address="C1.F10"/>
          </calcext:conditional-format>
          <calcext:conditional-format calcext:target-range-address="C1.H10:C1.I11">
            <calcext:condition calcext:apply-style-name="Heading" calcext:value="begins-with('a')" calcext:base-cell-address="C1.H10"/>
            <calcext:condition calcext:apply-style-name="Default" calcext:value="=0" calcext:base-cell-address="C1.H10"/>
          </calcext:conditional-format>
          <calcext:conditional-format calcext:target-range-address="C1.J10:C1.K11">
            <calcext:condition calcext:apply-style-name="Heading" calcext:value="begins-with('a')" calcext:base-cell-address="C1.J10"/>
            <calcext:condition calcext:apply-style-name="Default" calcext:value="=0" calcext:base-cell-address="C1.J10"/>
          </calcext:conditional-format>
        </calcext:conditional-formats>
      </table:table>
      <table:table table:name="C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02"/>
          <table:table-cell table:style-name="ce1612"/>
          <table:table-cell table:style-name="ce1622"/>
          <table:table-cell table:style-name="ce1632"/>
          <table:table-cell table:style-name="ce1642"/>
          <table:table-cell table:style-name="ce1652"/>
          <table:table-cell table:style-name="ce1662"/>
          <table:table-cell table:style-name="ce1672"/>
          <table:table-cell table:style-name="ce1682"/>
          <table:table-cell table:style-name="ce1692"/>
          <table:table-cell table:number-columns-repeated="1013"/>
        </table:table-row>
        <table:table-row table:style-name="ro1">
          <table:table-cell/>
          <table:table-cell table:style-name="ce1603"/>
          <table:table-cell table:style-name="ce1613"/>
          <table:table-cell table:style-name="ce1623"/>
          <table:table-cell table:style-name="ce1633"/>
          <table:table-cell table:style-name="ce1643"/>
          <table:table-cell table:style-name="ce1653"/>
          <table:table-cell table:style-name="ce1663"/>
          <table:table-cell table:style-name="ce1673"/>
          <table:table-cell table:style-name="ce1683"/>
          <table:table-cell table:style-name="ce1693"/>
          <table:table-cell table:number-columns-repeated="1013"/>
        </table:table-row>
        <table:table-row table:style-name="ro1">
          <table:table-cell/>
          <table:table-cell table:style-name="ce1604"/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/>
          <table:table-cell table:number-columns-repeated="1013"/>
        </table:table-row>
        <table:table-row table:style-name="ro1">
          <table:table-cell/>
          <table:table-cell table:style-name="ce1605"/>
          <table:table-cell table:style-name="ce1615"/>
          <table:table-cell table:style-name="ce1625"/>
          <table:table-cell table:style-name="ce1635"/>
          <table:table-cell table:style-name="ce1645"/>
          <table:table-cell table:style-name="ce1655"/>
          <table:table-cell table:style-name="ce1665"/>
          <table:table-cell table:style-name="ce1675"/>
          <table:table-cell table:style-name="ce1685"/>
          <table:table-cell table:style-name="ce1695"/>
          <table:table-cell table:number-columns-repeated="1013"/>
        </table:table-row>
        <table:table-row table:style-name="ro1">
          <table:table-cell/>
          <table:table-cell table:style-name="ce1606"/>
          <table:table-cell table:style-name="ce1616"/>
          <table:table-cell table:style-name="ce1626"/>
          <table:table-cell table:style-name="ce1636"/>
          <table:table-cell table:style-name="ce1646"/>
          <table:table-cell table:style-name="ce1656"/>
          <table:table-cell table:style-name="ce1666"/>
          <table:table-cell table:style-name="ce1676"/>
          <table:table-cell table:style-name="ce1686"/>
          <table:table-cell table:style-name="ce1696"/>
          <table:table-cell table:number-columns-repeated="1013"/>
        </table:table-row>
        <table:table-row table:style-name="ro1">
          <table:table-cell/>
          <table:table-cell table:style-name="ce1607"/>
          <table:table-cell table:style-name="ce1617"/>
          <table:table-cell table:style-name="ce1627"/>
          <table:table-cell table:style-name="ce1637"/>
          <table:table-cell table:style-name="ce1647"/>
          <table:table-cell table:style-name="ce1657"/>
          <table:table-cell table:style-name="ce1667"/>
          <table:table-cell table:style-name="ce1677"/>
          <table:table-cell table:style-name="ce1687"/>
          <table:table-cell table:style-name="ce1697"/>
          <table:table-cell table:number-columns-repeated="1013"/>
        </table:table-row>
        <table:table-row table:style-name="ro1">
          <table:table-cell/>
          <table:table-cell table:style-name="ce1608"/>
          <table:table-cell table:style-name="ce1618"/>
          <table:table-cell table:style-name="ce1628"/>
          <table:table-cell table:style-name="ce1638"/>
          <table:table-cell table:style-name="ce1648"/>
          <table:table-cell table:style-name="ce1658"/>
          <table:table-cell table:style-name="ce1668"/>
          <table:table-cell table:style-name="ce1678"/>
          <table:table-cell table:style-name="ce1688"/>
          <table:table-cell table:style-name="ce1698"/>
          <table:table-cell table:number-columns-repeated="1013"/>
        </table:table-row>
        <table:table-row table:style-name="ro1">
          <table:table-cell/>
          <table:table-cell table:style-name="ce1609"/>
          <table:table-cell table:style-name="ce1619"/>
          <table:table-cell table:style-name="ce1629"/>
          <table:table-cell table:style-name="ce1639"/>
          <table:table-cell table:style-name="ce1649"/>
          <table:table-cell table:style-name="ce1659"/>
          <table:table-cell table:style-name="ce1669"/>
          <table:table-cell table:style-name="ce1679"/>
          <table:table-cell table:style-name="ce1689"/>
          <table:table-cell table:style-name="ce1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0"/>
          <table:table-cell table:style-name="ce1620"/>
          <table:table-cell table:style-name="ce1630"/>
          <table:table-cell table:style-name="ce1640"/>
          <table:table-cell table:style-name="ce1650"/>
          <table:table-cell table:style-name="ce1660"/>
          <table:table-cell table:style-name="ce1670"/>
          <table:table-cell table:style-name="ce1680"/>
          <table:table-cell table:style-name="ce1690"/>
          <table:table-cell table:style-name="ce1700"/>
          <table:table-cell table:number-columns-repeated="1013"/>
        </table:table-row>
        <table:table-row table:style-name="ro1">
          <table:table-cell/>
          <table:table-cell table:style-name="ce1611"/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 office:value-type="string" calcext:value-type="string">
            <text:p>C2</text:p>
          </table:table-cell>
          <table:table-cell table:style-name="ce1691"/>
          <table:table-cell table:style-name="ce1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2.B2:C2.C3">
            <calcext:condition calcext:apply-style-name="Heading" calcext:value="begins-with('a')" calcext:base-cell-address="C2.B2"/>
            <calcext:condition calcext:apply-style-name="Default" calcext:value="=0" calcext:base-cell-address="C2.B2"/>
          </calcext:conditional-format>
          <calcext:conditional-format calcext:target-range-address="C2.D2:C2.E3">
            <calcext:condition calcext:apply-style-name="Heading" calcext:value="begins-with('a')" calcext:base-cell-address="C2.D2"/>
            <calcext:condition calcext:apply-style-name="Default" calcext:value="=0" calcext:base-cell-address="C2.D2"/>
          </calcext:conditional-format>
          <calcext:conditional-format calcext:target-range-address="C2.F2:C2.G3">
            <calcext:condition calcext:apply-style-name="Heading" calcext:value="begins-with('a')" calcext:base-cell-address="C2.F2"/>
            <calcext:condition calcext:apply-style-name="Default" calcext:value="=0" calcext:base-cell-address="C2.F2"/>
          </calcext:conditional-format>
          <calcext:conditional-format calcext:target-range-address="C2.H2:C2.I3">
            <calcext:condition calcext:apply-style-name="Heading" calcext:value="begins-with('a')" calcext:base-cell-address="C2.H2"/>
            <calcext:condition calcext:apply-style-name="Default" calcext:value="=0" calcext:base-cell-address="C2.H2"/>
          </calcext:conditional-format>
          <calcext:conditional-format calcext:target-range-address="C2.J2:C2.K3">
            <calcext:condition calcext:apply-style-name="Heading" calcext:value="begins-with('a')" calcext:base-cell-address="C2.J2"/>
            <calcext:condition calcext:apply-style-name="Default" calcext:value="=0" calcext:base-cell-address="C2.J2"/>
          </calcext:conditional-format>
          <calcext:conditional-format calcext:target-range-address="C2.B4:C2.C5">
            <calcext:condition calcext:apply-style-name="Heading" calcext:value="begins-with('a')" calcext:base-cell-address="C2.B4"/>
            <calcext:condition calcext:apply-style-name="Default" calcext:value="=0" calcext:base-cell-address="C2.B4"/>
          </calcext:conditional-format>
          <calcext:conditional-format calcext:target-range-address="C2.D4:C2.E5">
            <calcext:condition calcext:apply-style-name="Heading" calcext:value="begins-with('a')" calcext:base-cell-address="C2.D4"/>
            <calcext:condition calcext:apply-style-name="Default" calcext:value="=0" calcext:base-cell-address="C2.D4"/>
          </calcext:conditional-format>
          <calcext:conditional-format calcext:target-range-address="C2.F4:C2.G5">
            <calcext:condition calcext:apply-style-name="Heading" calcext:value="begins-with('a')" calcext:base-cell-address="C2.F4"/>
            <calcext:condition calcext:apply-style-name="Default" calcext:value="=0" calcext:base-cell-address="C2.F4"/>
          </calcext:conditional-format>
          <calcext:conditional-format calcext:target-range-address="C2.H4:C2.I5">
            <calcext:condition calcext:apply-style-name="Heading" calcext:value="begins-with('a')" calcext:base-cell-address="C2.H4"/>
            <calcext:condition calcext:apply-style-name="Default" calcext:value="=0" calcext:base-cell-address="C2.H4"/>
          </calcext:conditional-format>
          <calcext:conditional-format calcext:target-range-address="C2.J4:C2.K5">
            <calcext:condition calcext:apply-style-name="Heading" calcext:value="begins-with('a')" calcext:base-cell-address="C2.J4"/>
            <calcext:condition calcext:apply-style-name="Default" calcext:value="=0" calcext:base-cell-address="C2.J4"/>
          </calcext:conditional-format>
          <calcext:conditional-format calcext:target-range-address="C2.B6:C2.C7">
            <calcext:condition calcext:apply-style-name="Heading" calcext:value="begins-with('a')" calcext:base-cell-address="C2.B6"/>
            <calcext:condition calcext:apply-style-name="Default" calcext:value="=0" calcext:base-cell-address="C2.B6"/>
          </calcext:conditional-format>
          <calcext:conditional-format calcext:target-range-address="C2.D6:C2.E7">
            <calcext:condition calcext:apply-style-name="Heading" calcext:value="begins-with('a')" calcext:base-cell-address="C2.D6"/>
            <calcext:condition calcext:apply-style-name="Default" calcext:value="=0" calcext:base-cell-address="C2.D6"/>
          </calcext:conditional-format>
          <calcext:conditional-format calcext:target-range-address="C2.F6:C2.G7">
            <calcext:condition calcext:apply-style-name="Heading" calcext:value="begins-with('a')" calcext:base-cell-address="C2.F6"/>
            <calcext:condition calcext:apply-style-name="Default" calcext:value="=0" calcext:base-cell-address="C2.F6"/>
          </calcext:conditional-format>
          <calcext:conditional-format calcext:target-range-address="C2.H6:C2.I7">
            <calcext:condition calcext:apply-style-name="Heading" calcext:value="begins-with('a')" calcext:base-cell-address="C2.H6"/>
            <calcext:condition calcext:apply-style-name="Default" calcext:value="=0" calcext:base-cell-address="C2.H6"/>
          </calcext:conditional-format>
          <calcext:conditional-format calcext:target-range-address="C2.J6:C2.K7">
            <calcext:condition calcext:apply-style-name="Heading" calcext:value="begins-with('a')" calcext:base-cell-address="C2.J6"/>
            <calcext:condition calcext:apply-style-name="Default" calcext:value="=0" calcext:base-cell-address="C2.J6"/>
          </calcext:conditional-format>
          <calcext:conditional-format calcext:target-range-address="C2.B8:C2.C9">
            <calcext:condition calcext:apply-style-name="Heading" calcext:value="begins-with('a')" calcext:base-cell-address="C2.B8"/>
            <calcext:condition calcext:apply-style-name="Default" calcext:value="=0" calcext:base-cell-address="C2.B8"/>
          </calcext:conditional-format>
          <calcext:conditional-format calcext:target-range-address="C2.D8:C2.E9">
            <calcext:condition calcext:apply-style-name="Heading" calcext:value="begins-with('a')" calcext:base-cell-address="C2.D8"/>
            <calcext:condition calcext:apply-style-name="Default" calcext:value="=0" calcext:base-cell-address="C2.D8"/>
          </calcext:conditional-format>
          <calcext:conditional-format calcext:target-range-address="C2.F8:C2.G9">
            <calcext:condition calcext:apply-style-name="Heading" calcext:value="begins-with('a')" calcext:base-cell-address="C2.F8"/>
            <calcext:condition calcext:apply-style-name="Default" calcext:value="=0" calcext:base-cell-address="C2.F8"/>
          </calcext:conditional-format>
          <calcext:conditional-format calcext:target-range-address="C2.H8:C2.I9">
            <calcext:condition calcext:apply-style-name="Heading" calcext:value="begins-with('a')" calcext:base-cell-address="C2.H8"/>
            <calcext:condition calcext:apply-style-name="Default" calcext:value="=0" calcext:base-cell-address="C2.H8"/>
          </calcext:conditional-format>
          <calcext:conditional-format calcext:target-range-address="C2.J8:C2.K9">
            <calcext:condition calcext:apply-style-name="Heading" calcext:value="begins-with('a')" calcext:base-cell-address="C2.J8"/>
            <calcext:condition calcext:apply-style-name="Default" calcext:value="=0" calcext:base-cell-address="C2.J8"/>
          </calcext:conditional-format>
          <calcext:conditional-format calcext:target-range-address="C2.B10:C2.C11">
            <calcext:condition calcext:apply-style-name="Heading" calcext:value="begins-with('a')" calcext:base-cell-address="C2.B10"/>
            <calcext:condition calcext:apply-style-name="Default" calcext:value="=0" calcext:base-cell-address="C2.B10"/>
          </calcext:conditional-format>
          <calcext:conditional-format calcext:target-range-address="C2.D10:C2.E11">
            <calcext:condition calcext:apply-style-name="Heading" calcext:value="begins-with('a')" calcext:base-cell-address="C2.D10"/>
            <calcext:condition calcext:apply-style-name="Default" calcext:value="=0" calcext:base-cell-address="C2.D10"/>
          </calcext:conditional-format>
          <calcext:conditional-format calcext:target-range-address="C2.F10:C2.G11">
            <calcext:condition calcext:apply-style-name="Heading" calcext:value="begins-with('a')" calcext:base-cell-address="C2.F10"/>
            <calcext:condition calcext:apply-style-name="Default" calcext:value="=0" calcext:base-cell-address="C2.F10"/>
          </calcext:conditional-format>
          <calcext:conditional-format calcext:target-range-address="C2.H10:C2.I11">
            <calcext:condition calcext:apply-style-name="Heading" calcext:value="begins-with('a')" calcext:base-cell-address="C2.H10"/>
            <calcext:condition calcext:apply-style-name="Default" calcext:value="=0" calcext:base-cell-address="C2.H10"/>
          </calcext:conditional-format>
          <calcext:conditional-format calcext:target-range-address="C2.J10:C2.K11">
            <calcext:condition calcext:apply-style-name="Heading" calcext:value="begins-with('a')" calcext:base-cell-address="C2.J10"/>
            <calcext:condition calcext:apply-style-name="Default" calcext:value="=0" calcext:base-cell-address="C2.J10"/>
          </calcext:conditional-format>
        </calcext:conditional-formats>
      </table:table>
      <table:table table:name="C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02"/>
          <table:table-cell table:style-name="ce1712"/>
          <table:table-cell table:style-name="ce1722"/>
          <table:table-cell table:style-name="ce1732"/>
          <table:table-cell table:style-name="ce1742"/>
          <table:table-cell table:style-name="ce1752"/>
          <table:table-cell table:style-name="ce1762"/>
          <table:table-cell table:style-name="ce1772"/>
          <table:table-cell table:style-name="ce1782"/>
          <table:table-cell table:style-name="ce1792"/>
          <table:table-cell table:number-columns-repeated="1013"/>
        </table:table-row>
        <table:table-row table:style-name="ro1">
          <table:table-cell/>
          <table:table-cell table:style-name="ce1703"/>
          <table:table-cell table:style-name="ce1713"/>
          <table:table-cell table:style-name="ce1723"/>
          <table:table-cell table:style-name="ce1733"/>
          <table:table-cell table:style-name="ce1743"/>
          <table:table-cell table:style-name="ce1753"/>
          <table:table-cell table:style-name="ce1763"/>
          <table:table-cell table:style-name="ce1773"/>
          <table:table-cell table:style-name="ce1783"/>
          <table:table-cell table:style-name="ce1793"/>
          <table:table-cell table:number-columns-repeated="1013"/>
        </table:table-row>
        <table:table-row table:style-name="ro1">
          <table:table-cell/>
          <table:table-cell table:style-name="ce1704"/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/>
          <table:table-cell table:number-columns-repeated="1013"/>
        </table:table-row>
        <table:table-row table:style-name="ro1">
          <table:table-cell/>
          <table:table-cell table:style-name="ce1705"/>
          <table:table-cell table:style-name="ce1715"/>
          <table:table-cell table:style-name="ce1725"/>
          <table:table-cell table:style-name="ce1735"/>
          <table:table-cell table:style-name="ce1745"/>
          <table:table-cell table:style-name="ce1755"/>
          <table:table-cell table:style-name="ce1765"/>
          <table:table-cell table:style-name="ce1775"/>
          <table:table-cell table:style-name="ce1785"/>
          <table:table-cell table:style-name="ce1795"/>
          <table:table-cell table:number-columns-repeated="1013"/>
        </table:table-row>
        <table:table-row table:style-name="ro1">
          <table:table-cell/>
          <table:table-cell table:style-name="ce1706"/>
          <table:table-cell table:style-name="ce1716"/>
          <table:table-cell table:style-name="ce1726"/>
          <table:table-cell table:style-name="ce1736"/>
          <table:table-cell table:style-name="ce1746"/>
          <table:table-cell table:style-name="ce1756"/>
          <table:table-cell table:style-name="ce1766"/>
          <table:table-cell table:style-name="ce1776"/>
          <table:table-cell table:style-name="ce1786"/>
          <table:table-cell table:style-name="ce1796"/>
          <table:table-cell table:number-columns-repeated="1013"/>
        </table:table-row>
        <table:table-row table:style-name="ro1">
          <table:table-cell/>
          <table:table-cell table:style-name="ce1707"/>
          <table:table-cell table:style-name="ce1717"/>
          <table:table-cell table:style-name="ce1727"/>
          <table:table-cell table:style-name="ce1737"/>
          <table:table-cell table:style-name="ce1747"/>
          <table:table-cell table:style-name="ce1757"/>
          <table:table-cell table:style-name="ce1767"/>
          <table:table-cell table:style-name="ce1777"/>
          <table:table-cell table:style-name="ce1787"/>
          <table:table-cell table:style-name="ce1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8"/>
          <table:table-cell table:style-name="ce1718"/>
          <table:table-cell table:style-name="ce1728"/>
          <table:table-cell table:style-name="ce1738"/>
          <table:table-cell table:style-name="ce1748"/>
          <table:table-cell table:style-name="ce1758"/>
          <table:table-cell table:style-name="ce1768"/>
          <table:table-cell table:style-name="ce1778"/>
          <table:table-cell table:style-name="ce1788"/>
          <table:table-cell table:style-name="ce1798"/>
          <table:table-cell table:number-columns-repeated="1013"/>
        </table:table-row>
        <table:table-row table:style-name="ro1">
          <table:table-cell/>
          <table:table-cell table:style-name="ce1709"/>
          <table:table-cell table:style-name="ce1719"/>
          <table:table-cell table:style-name="ce1729"/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C3</text:p>
          </table:table-cell>
          <table:table-cell table:style-name="ce1789"/>
          <table:table-cell table:style-name="ce1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0"/>
          <table:table-cell table:style-name="ce1720"/>
          <table:table-cell table:style-name="ce1730"/>
          <table:table-cell table:style-name="ce1740"/>
          <table:table-cell table:style-name="ce1750"/>
          <table:table-cell table:style-name="ce1760"/>
          <table:table-cell table:style-name="ce1770"/>
          <table:table-cell table:style-name="ce1780"/>
          <table:table-cell table:style-name="ce1790"/>
          <table:table-cell table:style-name="ce1800"/>
          <table:table-cell table:number-columns-repeated="1013"/>
        </table:table-row>
        <table:table-row table:style-name="ro1">
          <table:table-cell/>
          <table:table-cell table:style-name="ce1711"/>
          <table:table-cell table:style-name="ce1721"/>
          <table:table-cell table:style-name="ce1731"/>
          <table:table-cell table:style-name="ce1741"/>
          <table:table-cell table:style-name="ce1751"/>
          <table:table-cell table:style-name="ce1761" office:value-type="string" calcext:value-type="string">
            <text:p>C3</text:p>
          </table:table-cell>
          <table:table-cell table:style-name="ce1771"/>
          <table:table-cell table:style-name="ce1781" office:value-type="string" calcext:value-type="string">
            <text:p>C2</text:p>
          </table:table-cell>
          <table:table-cell table:style-name="ce1791"/>
          <table:table-cell table:style-name="ce1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3.B2:C3.C3">
            <calcext:condition calcext:apply-style-name="Heading" calcext:value="begins-with('a')" calcext:base-cell-address="C3.B2"/>
            <calcext:condition calcext:apply-style-name="Default" calcext:value="=0" calcext:base-cell-address="C3.B2"/>
          </calcext:conditional-format>
          <calcext:conditional-format calcext:target-range-address="C3.D2:C3.E3">
            <calcext:condition calcext:apply-style-name="Heading" calcext:value="begins-with('a')" calcext:base-cell-address="C3.D2"/>
            <calcext:condition calcext:apply-style-name="Default" calcext:value="=0" calcext:base-cell-address="C3.D2"/>
          </calcext:conditional-format>
          <calcext:conditional-format calcext:target-range-address="C3.F2:C3.G3">
            <calcext:condition calcext:apply-style-name="Heading" calcext:value="begins-with('a')" calcext:base-cell-address="C3.F2"/>
            <calcext:condition calcext:apply-style-name="Default" calcext:value="=0" calcext:base-cell-address="C3.F2"/>
          </calcext:conditional-format>
          <calcext:conditional-format calcext:target-range-address="C3.H2:C3.I3">
            <calcext:condition calcext:apply-style-name="Heading" calcext:value="begins-with('a')" calcext:base-cell-address="C3.H2"/>
            <calcext:condition calcext:apply-style-name="Default" calcext:value="=0" calcext:base-cell-address="C3.H2"/>
          </calcext:conditional-format>
          <calcext:conditional-format calcext:target-range-address="C3.J2:C3.K3">
            <calcext:condition calcext:apply-style-name="Heading" calcext:value="begins-with('a')" calcext:base-cell-address="C3.J2"/>
            <calcext:condition calcext:apply-style-name="Default" calcext:value="=0" calcext:base-cell-address="C3.J2"/>
          </calcext:conditional-format>
          <calcext:conditional-format calcext:target-range-address="C3.B4:C3.C5">
            <calcext:condition calcext:apply-style-name="Heading" calcext:value="begins-with('a')" calcext:base-cell-address="C3.B4"/>
            <calcext:condition calcext:apply-style-name="Default" calcext:value="=0" calcext:base-cell-address="C3.B4"/>
          </calcext:conditional-format>
          <calcext:conditional-format calcext:target-range-address="C3.D4:C3.E5">
            <calcext:condition calcext:apply-style-name="Heading" calcext:value="begins-with('a')" calcext:base-cell-address="C3.D4"/>
            <calcext:condition calcext:apply-style-name="Default" calcext:value="=0" calcext:base-cell-address="C3.D4"/>
          </calcext:conditional-format>
          <calcext:conditional-format calcext:target-range-address="C3.F4:C3.G5">
            <calcext:condition calcext:apply-style-name="Heading" calcext:value="begins-with('a')" calcext:base-cell-address="C3.F4"/>
            <calcext:condition calcext:apply-style-name="Default" calcext:value="=0" calcext:base-cell-address="C3.F4"/>
          </calcext:conditional-format>
          <calcext:conditional-format calcext:target-range-address="C3.H4:C3.I5">
            <calcext:condition calcext:apply-style-name="Heading" calcext:value="begins-with('a')" calcext:base-cell-address="C3.H4"/>
            <calcext:condition calcext:apply-style-name="Default" calcext:value="=0" calcext:base-cell-address="C3.H4"/>
          </calcext:conditional-format>
          <calcext:conditional-format calcext:target-range-address="C3.J4:C3.K5">
            <calcext:condition calcext:apply-style-name="Heading" calcext:value="begins-with('a')" calcext:base-cell-address="C3.J4"/>
            <calcext:condition calcext:apply-style-name="Default" calcext:value="=0" calcext:base-cell-address="C3.J4"/>
          </calcext:conditional-format>
          <calcext:conditional-format calcext:target-range-address="C3.B6:C3.C7">
            <calcext:condition calcext:apply-style-name="Heading" calcext:value="begins-with('a')" calcext:base-cell-address="C3.B6"/>
            <calcext:condition calcext:apply-style-name="Default" calcext:value="=0" calcext:base-cell-address="C3.B6"/>
          </calcext:conditional-format>
          <calcext:conditional-format calcext:target-range-address="C3.D6:C3.E7">
            <calcext:condition calcext:apply-style-name="Heading" calcext:value="begins-with('a')" calcext:base-cell-address="C3.D6"/>
            <calcext:condition calcext:apply-style-name="Default" calcext:value="=0" calcext:base-cell-address="C3.D6"/>
          </calcext:conditional-format>
          <calcext:conditional-format calcext:target-range-address="C3.F6:C3.G7">
            <calcext:condition calcext:apply-style-name="Heading" calcext:value="begins-with('a')" calcext:base-cell-address="C3.F6"/>
            <calcext:condition calcext:apply-style-name="Default" calcext:value="=0" calcext:base-cell-address="C3.F6"/>
          </calcext:conditional-format>
          <calcext:conditional-format calcext:target-range-address="C3.H6:C3.I7">
            <calcext:condition calcext:apply-style-name="Heading" calcext:value="begins-with('a')" calcext:base-cell-address="C3.H6"/>
            <calcext:condition calcext:apply-style-name="Default" calcext:value="=0" calcext:base-cell-address="C3.H6"/>
          </calcext:conditional-format>
          <calcext:conditional-format calcext:target-range-address="C3.J6:C3.K7">
            <calcext:condition calcext:apply-style-name="Heading" calcext:value="begins-with('a')" calcext:base-cell-address="C3.J6"/>
            <calcext:condition calcext:apply-style-name="Default" calcext:value="=0" calcext:base-cell-address="C3.J6"/>
          </calcext:conditional-format>
          <calcext:conditional-format calcext:target-range-address="C3.B8:C3.C9">
            <calcext:condition calcext:apply-style-name="Heading" calcext:value="begins-with('a')" calcext:base-cell-address="C3.B8"/>
            <calcext:condition calcext:apply-style-name="Default" calcext:value="=0" calcext:base-cell-address="C3.B8"/>
          </calcext:conditional-format>
          <calcext:conditional-format calcext:target-range-address="C3.D8:C3.E9">
            <calcext:condition calcext:apply-style-name="Heading" calcext:value="begins-with('a')" calcext:base-cell-address="C3.D8"/>
            <calcext:condition calcext:apply-style-name="Default" calcext:value="=0" calcext:base-cell-address="C3.D8"/>
          </calcext:conditional-format>
          <calcext:conditional-format calcext:target-range-address="C3.F8:C3.G9">
            <calcext:condition calcext:apply-style-name="Heading" calcext:value="begins-with('a')" calcext:base-cell-address="C3.F8"/>
            <calcext:condition calcext:apply-style-name="Default" calcext:value="=0" calcext:base-cell-address="C3.F8"/>
          </calcext:conditional-format>
          <calcext:conditional-format calcext:target-range-address="C3.H8:C3.I9">
            <calcext:condition calcext:apply-style-name="Heading" calcext:value="begins-with('a')" calcext:base-cell-address="C3.H8"/>
            <calcext:condition calcext:apply-style-name="Default" calcext:value="=0" calcext:base-cell-address="C3.H8"/>
          </calcext:conditional-format>
          <calcext:conditional-format calcext:target-range-address="C3.J8:C3.K9">
            <calcext:condition calcext:apply-style-name="Heading" calcext:value="begins-with('a')" calcext:base-cell-address="C3.J8"/>
            <calcext:condition calcext:apply-style-name="Default" calcext:value="=0" calcext:base-cell-address="C3.J8"/>
          </calcext:conditional-format>
          <calcext:conditional-format calcext:target-range-address="C3.B10:C3.C11">
            <calcext:condition calcext:apply-style-name="Heading" calcext:value="begins-with('a')" calcext:base-cell-address="C3.B10"/>
            <calcext:condition calcext:apply-style-name="Default" calcext:value="=0" calcext:base-cell-address="C3.B10"/>
          </calcext:conditional-format>
          <calcext:conditional-format calcext:target-range-address="C3.D10:C3.E11">
            <calcext:condition calcext:apply-style-name="Heading" calcext:value="begins-with('a')" calcext:base-cell-address="C3.D10"/>
            <calcext:condition calcext:apply-style-name="Default" calcext:value="=0" calcext:base-cell-address="C3.D10"/>
          </calcext:conditional-format>
          <calcext:conditional-format calcext:target-range-address="C3.F10:C3.G11">
            <calcext:condition calcext:apply-style-name="Heading" calcext:value="begins-with('a')" calcext:base-cell-address="C3.F10"/>
            <calcext:condition calcext:apply-style-name="Default" calcext:value="=0" calcext:base-cell-address="C3.F10"/>
          </calcext:conditional-format>
          <calcext:conditional-format calcext:target-range-address="C3.H10:C3.I11">
            <calcext:condition calcext:apply-style-name="Heading" calcext:value="begins-with('a')" calcext:base-cell-address="C3.H10"/>
            <calcext:condition calcext:apply-style-name="Default" calcext:value="=0" calcext:base-cell-address="C3.H10"/>
          </calcext:conditional-format>
          <calcext:conditional-format calcext:target-range-address="C3.J10:C3.K11">
            <calcext:condition calcext:apply-style-name="Heading" calcext:value="begins-with('a')" calcext:base-cell-address="C3.J10"/>
            <calcext:condition calcext:apply-style-name="Default" calcext:value="=0" calcext:base-cell-address="C3.J10"/>
          </calcext:conditional-format>
        </calcext:conditional-formats>
      </table:table>
      <table:table table:name="C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02"/>
          <table:table-cell table:style-name="ce1812"/>
          <table:table-cell table:style-name="ce1822"/>
          <table:table-cell table:style-name="ce1832"/>
          <table:table-cell table:style-name="ce1842"/>
          <table:table-cell table:style-name="ce1852"/>
          <table:table-cell table:style-name="ce1862"/>
          <table:table-cell table:style-name="ce1872"/>
          <table:table-cell table:style-name="ce1882"/>
          <table:table-cell table:style-name="ce1892"/>
          <table:table-cell table:number-columns-repeated="1013"/>
        </table:table-row>
        <table:table-row table:style-name="ro1">
          <table:table-cell/>
          <table:table-cell table:style-name="ce1803"/>
          <table:table-cell table:style-name="ce1813"/>
          <table:table-cell table:style-name="ce1823"/>
          <table:table-cell table:style-name="ce1833"/>
          <table:table-cell table:style-name="ce1843"/>
          <table:table-cell table:style-name="ce1853"/>
          <table:table-cell table:style-name="ce1863"/>
          <table:table-cell table:style-name="ce1873"/>
          <table:table-cell table:style-name="ce1883"/>
          <table:table-cell table:style-name="ce1893"/>
          <table:table-cell table:number-columns-repeated="1013"/>
        </table:table-row>
        <table:table-row table:style-name="ro1">
          <table:table-cell/>
          <table:table-cell table:style-name="ce1804"/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/>
          <table:table-cell table:number-columns-repeated="1013"/>
        </table:table-row>
        <table:table-row table:style-name="ro1">
          <table:table-cell/>
          <table:table-cell table:style-name="ce1805"/>
          <table:table-cell table:style-name="ce1815"/>
          <table:table-cell table:style-name="ce1825"/>
          <table:table-cell table:style-name="ce1835"/>
          <table:table-cell table:style-name="ce1845"/>
          <table:table-cell table:style-name="ce1855"/>
          <table:table-cell table:style-name="ce1865"/>
          <table:table-cell table:style-name="ce1875"/>
          <table:table-cell table:style-name="ce1885"/>
          <table:table-cell table:style-name="ce1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6"/>
          <table:table-cell table:style-name="ce1816"/>
          <table:table-cell table:style-name="ce1826"/>
          <table:table-cell table:style-name="ce1836"/>
          <table:table-cell table:style-name="ce1846"/>
          <table:table-cell table:style-name="ce1856"/>
          <table:table-cell table:style-name="ce1866"/>
          <table:table-cell table:style-name="ce1876"/>
          <table:table-cell table:style-name="ce1886"/>
          <table:table-cell table:style-name="ce1896"/>
          <table:table-cell table:number-columns-repeated="1013"/>
        </table:table-row>
        <table:table-row table:style-name="ro1">
          <table:table-cell/>
          <table:table-cell table:style-name="ce1807"/>
          <table:table-cell table:style-name="ce1817"/>
          <table:table-cell table:style-name="ce1827"/>
          <table:table-cell table:style-name="ce1837"/>
          <table:table-cell table:style-name="ce1847"/>
          <table:table-cell table:style-name="ce1857"/>
          <table:table-cell table:style-name="ce1867"/>
          <table:table-cell table:style-name="ce1877" office:value-type="string" calcext:value-type="string">
            <text:p>C4</text:p>
          </table:table-cell>
          <table:table-cell table:style-name="ce1887"/>
          <table:table-cell table:style-name="ce1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8"/>
          <table:table-cell table:style-name="ce1818"/>
          <table:table-cell table:style-name="ce1828"/>
          <table:table-cell table:style-name="ce1838"/>
          <table:table-cell table:style-name="ce1848"/>
          <table:table-cell table:style-name="ce1858"/>
          <table:table-cell table:style-name="ce1868"/>
          <table:table-cell table:style-name="ce1878"/>
          <table:table-cell table:style-name="ce1888"/>
          <table:table-cell table:style-name="ce1898"/>
          <table:table-cell table:number-columns-repeated="1013"/>
        </table:table-row>
        <table:table-row table:style-name="ro1">
          <table:table-cell/>
          <table:table-cell table:style-name="ce1809"/>
          <table:table-cell table:style-name="ce1819"/>
          <table:table-cell table:style-name="ce1829"/>
          <table:table-cell table:style-name="ce1839"/>
          <table:table-cell table:style-name="ce1849"/>
          <table:table-cell table:style-name="ce1859" office:value-type="string" calcext:value-type="string">
            <text:p>C4</text:p>
          </table:table-cell>
          <table:table-cell table:style-name="ce1869"/>
          <table:table-cell table:style-name="ce1879" office:value-type="string" calcext:value-type="string">
            <text:p>C3</text:p>
          </table:table-cell>
          <table:table-cell table:style-name="ce1889"/>
          <table:table-cell table:style-name="ce1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0"/>
          <table:table-cell table:style-name="ce1820"/>
          <table:table-cell table:style-name="ce1830"/>
          <table:table-cell table:style-name="ce1840"/>
          <table:table-cell table:style-name="ce1850"/>
          <table:table-cell table:style-name="ce1860"/>
          <table:table-cell table:style-name="ce1870"/>
          <table:table-cell table:style-name="ce1880"/>
          <table:table-cell table:style-name="ce1890"/>
          <table:table-cell table:style-name="ce1900"/>
          <table:table-cell table:number-columns-repeated="1013"/>
        </table:table-row>
        <table:table-row table:style-name="ro1">
          <table:table-cell/>
          <table:table-cell table:style-name="ce1811"/>
          <table:table-cell table:style-name="ce1821"/>
          <table:table-cell table:style-name="ce1831"/>
          <table:table-cell table:style-name="ce1841" office:value-type="string" calcext:value-type="string">
            <text:p>C4</text:p>
          </table:table-cell>
          <table:table-cell table:style-name="ce1851"/>
          <table:table-cell table:style-name="ce1861" office:value-type="string" calcext:value-type="string">
            <text:p>C3</text:p>
          </table:table-cell>
          <table:table-cell table:style-name="ce1871"/>
          <table:table-cell table:style-name="ce1881" office:value-type="string" calcext:value-type="string">
            <text:p>C2</text:p>
          </table:table-cell>
          <table:table-cell table:style-name="ce1891"/>
          <table:table-cell table:style-name="ce1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4.B2:C4.C3">
            <calcext:condition calcext:apply-style-name="Heading" calcext:value="begins-with('a')" calcext:base-cell-address="C4.B2"/>
            <calcext:condition calcext:apply-style-name="Default" calcext:value="=0" calcext:base-cell-address="C4.B2"/>
          </calcext:conditional-format>
          <calcext:conditional-format calcext:target-range-address="C4.D2:C4.E3">
            <calcext:condition calcext:apply-style-name="Heading" calcext:value="begins-with('a')" calcext:base-cell-address="C4.D2"/>
            <calcext:condition calcext:apply-style-name="Default" calcext:value="=0" calcext:base-cell-address="C4.D2"/>
          </calcext:conditional-format>
          <calcext:conditional-format calcext:target-range-address="C4.F2:C4.G3">
            <calcext:condition calcext:apply-style-name="Heading" calcext:value="begins-with('a')" calcext:base-cell-address="C4.F2"/>
            <calcext:condition calcext:apply-style-name="Default" calcext:value="=0" calcext:base-cell-address="C4.F2"/>
          </calcext:conditional-format>
          <calcext:conditional-format calcext:target-range-address="C4.H2:C4.I3">
            <calcext:condition calcext:apply-style-name="Heading" calcext:value="begins-with('a')" calcext:base-cell-address="C4.H2"/>
            <calcext:condition calcext:apply-style-name="Default" calcext:value="=0" calcext:base-cell-address="C4.H2"/>
          </calcext:conditional-format>
          <calcext:conditional-format calcext:target-range-address="C4.J2:C4.K3">
            <calcext:condition calcext:apply-style-name="Heading" calcext:value="begins-with('a')" calcext:base-cell-address="C4.J2"/>
            <calcext:condition calcext:apply-style-name="Default" calcext:value="=0" calcext:base-cell-address="C4.J2"/>
          </calcext:conditional-format>
          <calcext:conditional-format calcext:target-range-address="C4.B4:C4.C5">
            <calcext:condition calcext:apply-style-name="Heading" calcext:value="begins-with('a')" calcext:base-cell-address="C4.B4"/>
            <calcext:condition calcext:apply-style-name="Default" calcext:value="=0" calcext:base-cell-address="C4.B4"/>
          </calcext:conditional-format>
          <calcext:conditional-format calcext:target-range-address="C4.D4:C4.E5">
            <calcext:condition calcext:apply-style-name="Heading" calcext:value="begins-with('a')" calcext:base-cell-address="C4.D4"/>
            <calcext:condition calcext:apply-style-name="Default" calcext:value="=0" calcext:base-cell-address="C4.D4"/>
          </calcext:conditional-format>
          <calcext:conditional-format calcext:target-range-address="C4.F4:C4.G5">
            <calcext:condition calcext:apply-style-name="Heading" calcext:value="begins-with('a')" calcext:base-cell-address="C4.F4"/>
            <calcext:condition calcext:apply-style-name="Default" calcext:value="=0" calcext:base-cell-address="C4.F4"/>
          </calcext:conditional-format>
          <calcext:conditional-format calcext:target-range-address="C4.H4:C4.I5">
            <calcext:condition calcext:apply-style-name="Heading" calcext:value="begins-with('a')" calcext:base-cell-address="C4.H4"/>
            <calcext:condition calcext:apply-style-name="Default" calcext:value="=0" calcext:base-cell-address="C4.H4"/>
          </calcext:conditional-format>
          <calcext:conditional-format calcext:target-range-address="C4.J4:C4.K5">
            <calcext:condition calcext:apply-style-name="Heading" calcext:value="begins-with('a')" calcext:base-cell-address="C4.J4"/>
            <calcext:condition calcext:apply-style-name="Default" calcext:value="=0" calcext:base-cell-address="C4.J4"/>
          </calcext:conditional-format>
          <calcext:conditional-format calcext:target-range-address="C4.B6:C4.C7">
            <calcext:condition calcext:apply-style-name="Heading" calcext:value="begins-with('a')" calcext:base-cell-address="C4.B6"/>
            <calcext:condition calcext:apply-style-name="Default" calcext:value="=0" calcext:base-cell-address="C4.B6"/>
          </calcext:conditional-format>
          <calcext:conditional-format calcext:target-range-address="C4.D6:C4.E7">
            <calcext:condition calcext:apply-style-name="Heading" calcext:value="begins-with('a')" calcext:base-cell-address="C4.D6"/>
            <calcext:condition calcext:apply-style-name="Default" calcext:value="=0" calcext:base-cell-address="C4.D6"/>
          </calcext:conditional-format>
          <calcext:conditional-format calcext:target-range-address="C4.F6:C4.G7">
            <calcext:condition calcext:apply-style-name="Heading" calcext:value="begins-with('a')" calcext:base-cell-address="C4.F6"/>
            <calcext:condition calcext:apply-style-name="Default" calcext:value="=0" calcext:base-cell-address="C4.F6"/>
          </calcext:conditional-format>
          <calcext:conditional-format calcext:target-range-address="C4.H6:C4.I7">
            <calcext:condition calcext:apply-style-name="Heading" calcext:value="begins-with('a')" calcext:base-cell-address="C4.H6"/>
            <calcext:condition calcext:apply-style-name="Default" calcext:value="=0" calcext:base-cell-address="C4.H6"/>
          </calcext:conditional-format>
          <calcext:conditional-format calcext:target-range-address="C4.J6:C4.K7">
            <calcext:condition calcext:apply-style-name="Heading" calcext:value="begins-with('a')" calcext:base-cell-address="C4.J6"/>
            <calcext:condition calcext:apply-style-name="Default" calcext:value="=0" calcext:base-cell-address="C4.J6"/>
          </calcext:conditional-format>
          <calcext:conditional-format calcext:target-range-address="C4.B8:C4.C9">
            <calcext:condition calcext:apply-style-name="Heading" calcext:value="begins-with('a')" calcext:base-cell-address="C4.B8"/>
            <calcext:condition calcext:apply-style-name="Default" calcext:value="=0" calcext:base-cell-address="C4.B8"/>
          </calcext:conditional-format>
          <calcext:conditional-format calcext:target-range-address="C4.D8:C4.E9">
            <calcext:condition calcext:apply-style-name="Heading" calcext:value="begins-with('a')" calcext:base-cell-address="C4.D8"/>
            <calcext:condition calcext:apply-style-name="Default" calcext:value="=0" calcext:base-cell-address="C4.D8"/>
          </calcext:conditional-format>
          <calcext:conditional-format calcext:target-range-address="C4.F8:C4.G9">
            <calcext:condition calcext:apply-style-name="Heading" calcext:value="begins-with('a')" calcext:base-cell-address="C4.F8"/>
            <calcext:condition calcext:apply-style-name="Default" calcext:value="=0" calcext:base-cell-address="C4.F8"/>
          </calcext:conditional-format>
          <calcext:conditional-format calcext:target-range-address="C4.H8:C4.I9">
            <calcext:condition calcext:apply-style-name="Heading" calcext:value="begins-with('a')" calcext:base-cell-address="C4.H8"/>
            <calcext:condition calcext:apply-style-name="Default" calcext:value="=0" calcext:base-cell-address="C4.H8"/>
          </calcext:conditional-format>
          <calcext:conditional-format calcext:target-range-address="C4.J8:C4.K9">
            <calcext:condition calcext:apply-style-name="Heading" calcext:value="begins-with('a')" calcext:base-cell-address="C4.J8"/>
            <calcext:condition calcext:apply-style-name="Default" calcext:value="=0" calcext:base-cell-address="C4.J8"/>
          </calcext:conditional-format>
          <calcext:conditional-format calcext:target-range-address="C4.B10:C4.C11">
            <calcext:condition calcext:apply-style-name="Heading" calcext:value="begins-with('a')" calcext:base-cell-address="C4.B10"/>
            <calcext:condition calcext:apply-style-name="Default" calcext:value="=0" calcext:base-cell-address="C4.B10"/>
          </calcext:conditional-format>
          <calcext:conditional-format calcext:target-range-address="C4.D10:C4.E11">
            <calcext:condition calcext:apply-style-name="Heading" calcext:value="begins-with('a')" calcext:base-cell-address="C4.D10"/>
            <calcext:condition calcext:apply-style-name="Default" calcext:value="=0" calcext:base-cell-address="C4.D10"/>
          </calcext:conditional-format>
          <calcext:conditional-format calcext:target-range-address="C4.F10:C4.G11">
            <calcext:condition calcext:apply-style-name="Heading" calcext:value="begins-with('a')" calcext:base-cell-address="C4.F10"/>
            <calcext:condition calcext:apply-style-name="Default" calcext:value="=0" calcext:base-cell-address="C4.F10"/>
          </calcext:conditional-format>
          <calcext:conditional-format calcext:target-range-address="C4.H10:C4.I11">
            <calcext:condition calcext:apply-style-name="Heading" calcext:value="begins-with('a')" calcext:base-cell-address="C4.H10"/>
            <calcext:condition calcext:apply-style-name="Default" calcext:value="=0" calcext:base-cell-address="C4.H10"/>
          </calcext:conditional-format>
          <calcext:conditional-format calcext:target-range-address="C4.J10:C4.K11">
            <calcext:condition calcext:apply-style-name="Heading" calcext:value="begins-with('a')" calcext:base-cell-address="C4.J10"/>
            <calcext:condition calcext:apply-style-name="Default" calcext:value="=0" calcext:base-cell-address="C4.J10"/>
          </calcext:conditional-format>
        </calcext:conditional-formats>
      </table:table>
      <table:table table:name="C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02"/>
          <table:table-cell table:style-name="ce1912"/>
          <table:table-cell table:style-name="ce1922"/>
          <table:table-cell table:style-name="ce1932"/>
          <table:table-cell table:style-name="ce1942"/>
          <table:table-cell table:style-name="ce1952"/>
          <table:table-cell table:style-name="ce1962"/>
          <table:table-cell table:style-name="ce1972"/>
          <table:table-cell table:style-name="ce1982"/>
          <table:table-cell table:style-name="ce1992"/>
          <table:table-cell table:number-columns-repeated="1013"/>
        </table:table-row>
        <table:table-row table:style-name="ro1">
          <table:table-cell/>
          <table:table-cell table:style-name="ce1903"/>
          <table:table-cell table:style-name="ce1913"/>
          <table:table-cell table:style-name="ce1923"/>
          <table:table-cell table:style-name="ce1933"/>
          <table:table-cell table:style-name="ce1943"/>
          <table:table-cell table:style-name="ce1953"/>
          <table:table-cell table:style-name="ce1963"/>
          <table:table-cell table:style-name="ce1973"/>
          <table:table-cell table:style-name="ce1983"/>
          <table:table-cell table:style-name="ce1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904"/>
          <table:table-cell table:style-name="ce1914"/>
          <table:table-cell table:style-name="ce1924"/>
          <table:table-cell table:style-name="ce1934"/>
          <table:table-cell table:style-name="ce1944"/>
          <table:table-cell table:style-name="ce1954"/>
          <table:table-cell table:style-name="ce1964"/>
          <table:table-cell table:style-name="ce1974"/>
          <table:table-cell table:style-name="ce1984"/>
          <table:table-cell table:style-name="ce1994"/>
          <table:table-cell table:number-columns-repeated="1013"/>
        </table:table-row>
        <table:table-row table:style-name="ro1">
          <table:table-cell/>
          <table:table-cell table:style-name="ce1905"/>
          <table:table-cell table:style-name="ce1915"/>
          <table:table-cell table:style-name="ce1925"/>
          <table:table-cell table:style-name="ce1935"/>
          <table:table-cell table:style-name="ce1945"/>
          <table:table-cell table:style-name="ce1955"/>
          <table:table-cell table:style-name="ce1965"/>
          <table:table-cell table:style-name="ce1975" office:value-type="string" calcext:value-type="string">
            <text:p>C5</text:p>
          </table:table-cell>
          <table:table-cell table:style-name="ce1985"/>
          <table:table-cell table:style-name="ce1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906"/>
          <table:table-cell table:style-name="ce1916"/>
          <table:table-cell table:style-name="ce1926"/>
          <table:table-cell table:style-name="ce1936"/>
          <table:table-cell table:style-name="ce1946"/>
          <table:table-cell table:style-name="ce1956"/>
          <table:table-cell table:style-name="ce1966"/>
          <table:table-cell table:style-name="ce1976"/>
          <table:table-cell table:style-name="ce1986"/>
          <table:table-cell table:style-name="ce1996"/>
          <table:table-cell table:number-columns-repeated="1013"/>
        </table:table-row>
        <table:table-row table:style-name="ro1">
          <table:table-cell/>
          <table:table-cell table:style-name="ce1907"/>
          <table:table-cell table:style-name="ce1917"/>
          <table:table-cell table:style-name="ce1927"/>
          <table:table-cell table:style-name="ce1937"/>
          <table:table-cell table:style-name="ce1947"/>
          <table:table-cell table:style-name="ce1957" office:value-type="string" calcext:value-type="string">
            <text:p>C5</text:p>
          </table:table-cell>
          <table:table-cell table:style-name="ce1967"/>
          <table:table-cell table:style-name="ce1977" office:value-type="string" calcext:value-type="string">
            <text:p>C4</text:p>
          </table:table-cell>
          <table:table-cell table:style-name="ce1987"/>
          <table:table-cell table:style-name="ce1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908"/>
          <table:table-cell table:style-name="ce1918"/>
          <table:table-cell table:style-name="ce1928"/>
          <table:table-cell table:style-name="ce1938"/>
          <table:table-cell table:style-name="ce1948"/>
          <table:table-cell table:style-name="ce1958"/>
          <table:table-cell table:style-name="ce1968"/>
          <table:table-cell table:style-name="ce1978"/>
          <table:table-cell table:style-name="ce1988"/>
          <table:table-cell table:style-name="ce1998"/>
          <table:table-cell table:number-columns-repeated="1013"/>
        </table:table-row>
        <table:table-row table:style-name="ro1">
          <table:table-cell/>
          <table:table-cell table:style-name="ce1909"/>
          <table:table-cell table:style-name="ce1919"/>
          <table:table-cell table:style-name="ce1929"/>
          <table:table-cell table:style-name="ce1939" office:value-type="string" calcext:value-type="string">
            <text:p>C5</text:p>
          </table:table-cell>
          <table:table-cell table:style-name="ce1949"/>
          <table:table-cell table:style-name="ce1959" office:value-type="string" calcext:value-type="string">
            <text:p>C4</text:p>
          </table:table-cell>
          <table:table-cell table:style-name="ce1969"/>
          <table:table-cell table:style-name="ce1979" office:value-type="string" calcext:value-type="string">
            <text:p>C3</text:p>
          </table:table-cell>
          <table:table-cell table:style-name="ce1989"/>
          <table:table-cell table:style-name="ce1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910"/>
          <table:table-cell table:style-name="ce1920"/>
          <table:table-cell table:style-name="ce1930"/>
          <table:table-cell table:style-name="ce1940"/>
          <table:table-cell table:style-name="ce1950"/>
          <table:table-cell table:style-name="ce1960"/>
          <table:table-cell table:style-name="ce1970"/>
          <table:table-cell table:style-name="ce1980"/>
          <table:table-cell table:style-name="ce1990"/>
          <table:table-cell table:style-name="ce2000"/>
          <table:table-cell table:number-columns-repeated="1013"/>
        </table:table-row>
        <table:table-row table:style-name="ro1">
          <table:table-cell/>
          <table:table-cell table:style-name="ce1911"/>
          <table:table-cell table:style-name="ce1921" office:value-type="string" calcext:value-type="string">
            <text:p>C5</text:p>
          </table:table-cell>
          <table:table-cell table:style-name="ce1931"/>
          <table:table-cell table:style-name="ce1941" office:value-type="string" calcext:value-type="string">
            <text:p>C4</text:p>
          </table:table-cell>
          <table:table-cell table:style-name="ce1951"/>
          <table:table-cell table:style-name="ce1961" office:value-type="string" calcext:value-type="string">
            <text:p>C3</text:p>
          </table:table-cell>
          <table:table-cell table:style-name="ce1971"/>
          <table:table-cell table:style-name="ce1981" office:value-type="string" calcext:value-type="string">
            <text:p>C2</text:p>
          </table:table-cell>
          <table:table-cell table:style-name="ce1991"/>
          <table:table-cell table:style-name="ce2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5.B2:C5.C3">
            <calcext:condition calcext:apply-style-name="Heading" calcext:value="begins-with('a')" calcext:base-cell-address="C5.B2"/>
            <calcext:condition calcext:apply-style-name="Default" calcext:value="=0" calcext:base-cell-address="C5.B2"/>
          </calcext:conditional-format>
          <calcext:conditional-format calcext:target-range-address="C5.D2:C5.E3">
            <calcext:condition calcext:apply-style-name="Heading" calcext:value="begins-with('a')" calcext:base-cell-address="C5.D2"/>
            <calcext:condition calcext:apply-style-name="Default" calcext:value="=0" calcext:base-cell-address="C5.D2"/>
          </calcext:conditional-format>
          <calcext:conditional-format calcext:target-range-address="C5.F2:C5.G3">
            <calcext:condition calcext:apply-style-name="Heading" calcext:value="begins-with('a')" calcext:base-cell-address="C5.F2"/>
            <calcext:condition calcext:apply-style-name="Default" calcext:value="=0" calcext:base-cell-address="C5.F2"/>
          </calcext:conditional-format>
          <calcext:conditional-format calcext:target-range-address="C5.H2:C5.I3">
            <calcext:condition calcext:apply-style-name="Heading" calcext:value="begins-with('a')" calcext:base-cell-address="C5.H2"/>
            <calcext:condition calcext:apply-style-name="Default" calcext:value="=0" calcext:base-cell-address="C5.H2"/>
          </calcext:conditional-format>
          <calcext:conditional-format calcext:target-range-address="C5.J2:C5.K3">
            <calcext:condition calcext:apply-style-name="Heading" calcext:value="begins-with('a')" calcext:base-cell-address="C5.J2"/>
            <calcext:condition calcext:apply-style-name="Default" calcext:value="=0" calcext:base-cell-address="C5.J2"/>
          </calcext:conditional-format>
          <calcext:conditional-format calcext:target-range-address="C5.B4:C5.C5">
            <calcext:condition calcext:apply-style-name="Heading" calcext:value="begins-with('a')" calcext:base-cell-address="C5.B4"/>
            <calcext:condition calcext:apply-style-name="Default" calcext:value="=0" calcext:base-cell-address="C5.B4"/>
          </calcext:conditional-format>
          <calcext:conditional-format calcext:target-range-address="C5.D4:C5.E5">
            <calcext:condition calcext:apply-style-name="Heading" calcext:value="begins-with('a')" calcext:base-cell-address="C5.D4"/>
            <calcext:condition calcext:apply-style-name="Default" calcext:value="=0" calcext:base-cell-address="C5.D4"/>
          </calcext:conditional-format>
          <calcext:conditional-format calcext:target-range-address="C5.F4:C5.G5">
            <calcext:condition calcext:apply-style-name="Heading" calcext:value="begins-with('a')" calcext:base-cell-address="C5.F4"/>
            <calcext:condition calcext:apply-style-name="Default" calcext:value="=0" calcext:base-cell-address="C5.F4"/>
          </calcext:conditional-format>
          <calcext:conditional-format calcext:target-range-address="C5.H4:C5.I5">
            <calcext:condition calcext:apply-style-name="Heading" calcext:value="begins-with('a')" calcext:base-cell-address="C5.H4"/>
            <calcext:condition calcext:apply-style-name="Default" calcext:value="=0" calcext:base-cell-address="C5.H4"/>
          </calcext:conditional-format>
          <calcext:conditional-format calcext:target-range-address="C5.J4:C5.K5">
            <calcext:condition calcext:apply-style-name="Heading" calcext:value="begins-with('a')" calcext:base-cell-address="C5.J4"/>
            <calcext:condition calcext:apply-style-name="Default" calcext:value="=0" calcext:base-cell-address="C5.J4"/>
          </calcext:conditional-format>
          <calcext:conditional-format calcext:target-range-address="C5.B6:C5.C7">
            <calcext:condition calcext:apply-style-name="Heading" calcext:value="begins-with('a')" calcext:base-cell-address="C5.B6"/>
            <calcext:condition calcext:apply-style-name="Default" calcext:value="=0" calcext:base-cell-address="C5.B6"/>
          </calcext:conditional-format>
          <calcext:conditional-format calcext:target-range-address="C5.D6:C5.E7">
            <calcext:condition calcext:apply-style-name="Heading" calcext:value="begins-with('a')" calcext:base-cell-address="C5.D6"/>
            <calcext:condition calcext:apply-style-name="Default" calcext:value="=0" calcext:base-cell-address="C5.D6"/>
          </calcext:conditional-format>
          <calcext:conditional-format calcext:target-range-address="C5.F6:C5.G7">
            <calcext:condition calcext:apply-style-name="Heading" calcext:value="begins-with('a')" calcext:base-cell-address="C5.F6"/>
            <calcext:condition calcext:apply-style-name="Default" calcext:value="=0" calcext:base-cell-address="C5.F6"/>
          </calcext:conditional-format>
          <calcext:conditional-format calcext:target-range-address="C5.H6:C5.I7">
            <calcext:condition calcext:apply-style-name="Heading" calcext:value="begins-with('a')" calcext:base-cell-address="C5.H6"/>
            <calcext:condition calcext:apply-style-name="Default" calcext:value="=0" calcext:base-cell-address="C5.H6"/>
          </calcext:conditional-format>
          <calcext:conditional-format calcext:target-range-address="C5.J6:C5.K7">
            <calcext:condition calcext:apply-style-name="Heading" calcext:value="begins-with('a')" calcext:base-cell-address="C5.J6"/>
            <calcext:condition calcext:apply-style-name="Default" calcext:value="=0" calcext:base-cell-address="C5.J6"/>
          </calcext:conditional-format>
          <calcext:conditional-format calcext:target-range-address="C5.B8:C5.C9">
            <calcext:condition calcext:apply-style-name="Heading" calcext:value="begins-with('a')" calcext:base-cell-address="C5.B8"/>
            <calcext:condition calcext:apply-style-name="Default" calcext:value="=0" calcext:base-cell-address="C5.B8"/>
          </calcext:conditional-format>
          <calcext:conditional-format calcext:target-range-address="C5.D8:C5.E9">
            <calcext:condition calcext:apply-style-name="Heading" calcext:value="begins-with('a')" calcext:base-cell-address="C5.D8"/>
            <calcext:condition calcext:apply-style-name="Default" calcext:value="=0" calcext:base-cell-address="C5.D8"/>
          </calcext:conditional-format>
          <calcext:conditional-format calcext:target-range-address="C5.F8:C5.G9">
            <calcext:condition calcext:apply-style-name="Heading" calcext:value="begins-with('a')" calcext:base-cell-address="C5.F8"/>
            <calcext:condition calcext:apply-style-name="Default" calcext:value="=0" calcext:base-cell-address="C5.F8"/>
          </calcext:conditional-format>
          <calcext:conditional-format calcext:target-range-address="C5.H8:C5.I9">
            <calcext:condition calcext:apply-style-name="Heading" calcext:value="begins-with('a')" calcext:base-cell-address="C5.H8"/>
            <calcext:condition calcext:apply-style-name="Default" calcext:value="=0" calcext:base-cell-address="C5.H8"/>
          </calcext:conditional-format>
          <calcext:conditional-format calcext:target-range-address="C5.J8:C5.K9">
            <calcext:condition calcext:apply-style-name="Heading" calcext:value="begins-with('a')" calcext:base-cell-address="C5.J8"/>
            <calcext:condition calcext:apply-style-name="Default" calcext:value="=0" calcext:base-cell-address="C5.J8"/>
          </calcext:conditional-format>
          <calcext:conditional-format calcext:target-range-address="C5.B10:C5.C11">
            <calcext:condition calcext:apply-style-name="Heading" calcext:value="begins-with('a')" calcext:base-cell-address="C5.B10"/>
            <calcext:condition calcext:apply-style-name="Default" calcext:value="=0" calcext:base-cell-address="C5.B10"/>
          </calcext:conditional-format>
          <calcext:conditional-format calcext:target-range-address="C5.D10:C5.E11">
            <calcext:condition calcext:apply-style-name="Heading" calcext:value="begins-with('a')" calcext:base-cell-address="C5.D10"/>
            <calcext:condition calcext:apply-style-name="Default" calcext:value="=0" calcext:base-cell-address="C5.D10"/>
          </calcext:conditional-format>
          <calcext:conditional-format calcext:target-range-address="C5.F10:C5.G11">
            <calcext:condition calcext:apply-style-name="Heading" calcext:value="begins-with('a')" calcext:base-cell-address="C5.F10"/>
            <calcext:condition calcext:apply-style-name="Default" calcext:value="=0" calcext:base-cell-address="C5.F10"/>
          </calcext:conditional-format>
          <calcext:conditional-format calcext:target-range-address="C5.H10:C5.I11">
            <calcext:condition calcext:apply-style-name="Heading" calcext:value="begins-with('a')" calcext:base-cell-address="C5.H10"/>
            <calcext:condition calcext:apply-style-name="Default" calcext:value="=0" calcext:base-cell-address="C5.H10"/>
          </calcext:conditional-format>
          <calcext:conditional-format calcext:target-range-address="C5.J10:C5.K11">
            <calcext:condition calcext:apply-style-name="Heading" calcext:value="begins-with('a')" calcext:base-cell-address="C5.J10"/>
            <calcext:condition calcext:apply-style-name="Default" calcext:value="=0" calcext:base-cell-address="C5.J10"/>
          </calcext:conditional-format>
        </calcext:conditional-formats>
      </table:table>
      <table:table table:name="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02"/>
          <table:table-cell table:style-name="ce2012"/>
          <table:table-cell table:style-name="ce2022"/>
          <table:table-cell table:style-name="ce2032"/>
          <table:table-cell table:style-name="ce2042"/>
          <table:table-cell table:style-name="ce2052"/>
          <table:table-cell table:style-name="ce2062"/>
          <table:table-cell table:style-name="ce2072"/>
          <table:table-cell table:style-name="ce2082"/>
          <table:table-cell table:style-name="ce20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003"/>
          <table:table-cell table:style-name="ce2013"/>
          <table:table-cell table:style-name="ce2023"/>
          <table:table-cell table:style-name="ce2033"/>
          <table:table-cell table:style-name="ce2043"/>
          <table:table-cell table:style-name="ce2053"/>
          <table:table-cell table:style-name="ce2063"/>
          <table:table-cell table:style-name="ce2073"/>
          <table:table-cell table:style-name="ce2083"/>
          <table:table-cell table:style-name="ce2093"/>
          <table:table-cell table:number-columns-repeated="1013"/>
        </table:table-row>
        <table:table-row table:style-name="ro1">
          <table:table-cell/>
          <table:table-cell table:style-name="ce2004"/>
          <table:table-cell table:style-name="ce2014"/>
          <table:table-cell table:style-name="ce2024"/>
          <table:table-cell table:style-name="ce2034"/>
          <table:table-cell table:style-name="ce2044"/>
          <table:table-cell table:style-name="ce2054"/>
          <table:table-cell table:style-name="ce2064"/>
          <table:table-cell table:style-name="ce2074"/>
          <table:table-cell table:style-name="ce2084"/>
          <table:table-cell table:style-name="ce2094"/>
          <table:table-cell table:number-columns-repeated="1013"/>
        </table:table-row>
        <table:table-row table:style-name="ro1">
          <table:table-cell/>
          <table:table-cell table:style-name="ce2005"/>
          <table:table-cell table:style-name="ce2015"/>
          <table:table-cell table:style-name="ce2025"/>
          <table:table-cell table:style-name="ce2035"/>
          <table:table-cell table:style-name="ce2045"/>
          <table:table-cell table:style-name="ce2055"/>
          <table:table-cell table:style-name="ce2065"/>
          <table:table-cell table:style-name="ce2075"/>
          <table:table-cell table:style-name="ce2085"/>
          <table:table-cell table:style-name="ce2095"/>
          <table:table-cell table:number-columns-repeated="1013"/>
        </table:table-row>
        <table:table-row table:style-name="ro1">
          <table:table-cell/>
          <table:table-cell table:style-name="ce2006"/>
          <table:table-cell table:style-name="ce2016"/>
          <table:table-cell table:style-name="ce2026"/>
          <table:table-cell table:style-name="ce2036"/>
          <table:table-cell table:style-name="ce2046"/>
          <table:table-cell table:style-name="ce2056"/>
          <table:table-cell table:style-name="ce2066"/>
          <table:table-cell table:style-name="ce2076"/>
          <table:table-cell table:style-name="ce2086"/>
          <table:table-cell table:style-name="ce2096"/>
          <table:table-cell table:number-columns-repeated="1013"/>
        </table:table-row>
        <table:table-row table:style-name="ro1">
          <table:table-cell/>
          <table:table-cell table:style-name="ce2007"/>
          <table:table-cell table:style-name="ce2017"/>
          <table:table-cell table:style-name="ce2027"/>
          <table:table-cell table:style-name="ce2037"/>
          <table:table-cell table:style-name="ce2047"/>
          <table:table-cell table:style-name="ce2057"/>
          <table:table-cell table:style-name="ce2067"/>
          <table:table-cell table:style-name="ce2077"/>
          <table:table-cell table:style-name="ce2087"/>
          <table:table-cell table:style-name="ce2097"/>
          <table:table-cell table:number-columns-repeated="1013"/>
        </table:table-row>
        <table:table-row table:style-name="ro1">
          <table:table-cell/>
          <table:table-cell table:style-name="ce2008"/>
          <table:table-cell table:style-name="ce2018"/>
          <table:table-cell table:style-name="ce2028"/>
          <table:table-cell table:style-name="ce2038"/>
          <table:table-cell table:style-name="ce2048"/>
          <table:table-cell table:style-name="ce2058"/>
          <table:table-cell table:style-name="ce2068"/>
          <table:table-cell table:style-name="ce2078"/>
          <table:table-cell table:style-name="ce2088"/>
          <table:table-cell table:style-name="ce2098"/>
          <table:table-cell table:number-columns-repeated="1013"/>
        </table:table-row>
        <table:table-row table:style-name="ro1">
          <table:table-cell/>
          <table:table-cell table:style-name="ce2009"/>
          <table:table-cell table:style-name="ce2019"/>
          <table:table-cell table:style-name="ce2029"/>
          <table:table-cell table:style-name="ce2039"/>
          <table:table-cell table:style-name="ce2049"/>
          <table:table-cell table:style-name="ce2059"/>
          <table:table-cell table:style-name="ce2069"/>
          <table:table-cell table:style-name="ce2079"/>
          <table:table-cell table:style-name="ce2089"/>
          <table:table-cell table:style-name="ce2099"/>
          <table:table-cell table:number-columns-repeated="1013"/>
        </table:table-row>
        <table:table-row table:style-name="ro1">
          <table:table-cell/>
          <table:table-cell table:style-name="ce2010"/>
          <table:table-cell table:style-name="ce2020"/>
          <table:table-cell table:style-name="ce2030"/>
          <table:table-cell table:style-name="ce2040"/>
          <table:table-cell table:style-name="ce2050"/>
          <table:table-cell table:style-name="ce2060"/>
          <table:table-cell table:style-name="ce2070"/>
          <table:table-cell table:style-name="ce2080"/>
          <table:table-cell table:style-name="ce2090"/>
          <table:table-cell table:style-name="ce2100"/>
          <table:table-cell table:number-columns-repeated="1013"/>
        </table:table-row>
        <table:table-row table:style-name="ro1">
          <table:table-cell/>
          <table:table-cell table:style-name="ce2011"/>
          <table:table-cell table:style-name="ce2021"/>
          <table:table-cell table:style-name="ce2031"/>
          <table:table-cell table:style-name="ce2041"/>
          <table:table-cell table:style-name="ce2051"/>
          <table:table-cell table:style-name="ce2061"/>
          <table:table-cell table:style-name="ce2071"/>
          <table:table-cell table:style-name="ce2081"/>
          <table:table-cell table:style-name="ce2091"/>
          <table:table-cell table:style-name="ce2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.B2:D1.C3">
            <calcext:condition calcext:apply-style-name="Heading" calcext:value="begins-with('a')" calcext:base-cell-address="D1.B2"/>
            <calcext:condition calcext:apply-style-name="Default" calcext:value="=0" calcext:base-cell-address="D1.B2"/>
          </calcext:conditional-format>
          <calcext:conditional-format calcext:target-range-address="D1.D2:D1.E3">
            <calcext:condition calcext:apply-style-name="Heading" calcext:value="begins-with('a')" calcext:base-cell-address="D1.D2"/>
            <calcext:condition calcext:apply-style-name="Default" calcext:value="=0" calcext:base-cell-address="D1.D2"/>
          </calcext:conditional-format>
          <calcext:conditional-format calcext:target-range-address="D1.F2:D1.G3">
            <calcext:condition calcext:apply-style-name="Heading" calcext:value="begins-with('a')" calcext:base-cell-address="D1.F2"/>
            <calcext:condition calcext:apply-style-name="Default" calcext:value="=0" calcext:base-cell-address="D1.F2"/>
          </calcext:conditional-format>
          <calcext:conditional-format calcext:target-range-address="D1.H2:D1.I3">
            <calcext:condition calcext:apply-style-name="Heading" calcext:value="begins-with('a')" calcext:base-cell-address="D1.H2"/>
            <calcext:condition calcext:apply-style-name="Default" calcext:value="=0" calcext:base-cell-address="D1.H2"/>
          </calcext:conditional-format>
          <calcext:conditional-format calcext:target-range-address="D1.J2:D1.K3">
            <calcext:condition calcext:apply-style-name="Heading" calcext:value="begins-with('a')" calcext:base-cell-address="D1.J2"/>
            <calcext:condition calcext:apply-style-name="Default" calcext:value="=0" calcext:base-cell-address="D1.J2"/>
          </calcext:conditional-format>
          <calcext:conditional-format calcext:target-range-address="D1.B4:D1.C5">
            <calcext:condition calcext:apply-style-name="Heading" calcext:value="begins-with('a')" calcext:base-cell-address="D1.B4"/>
            <calcext:condition calcext:apply-style-name="Default" calcext:value="=0" calcext:base-cell-address="D1.B4"/>
          </calcext:conditional-format>
          <calcext:conditional-format calcext:target-range-address="D1.D4:D1.E5">
            <calcext:condition calcext:apply-style-name="Heading" calcext:value="begins-with('a')" calcext:base-cell-address="D1.D4"/>
            <calcext:condition calcext:apply-style-name="Default" calcext:value="=0" calcext:base-cell-address="D1.D4"/>
          </calcext:conditional-format>
          <calcext:conditional-format calcext:target-range-address="D1.F4:D1.G5">
            <calcext:condition calcext:apply-style-name="Heading" calcext:value="begins-with('a')" calcext:base-cell-address="D1.F4"/>
            <calcext:condition calcext:apply-style-name="Default" calcext:value="=0" calcext:base-cell-address="D1.F4"/>
          </calcext:conditional-format>
          <calcext:conditional-format calcext:target-range-address="D1.H4:D1.I5">
            <calcext:condition calcext:apply-style-name="Heading" calcext:value="begins-with('a')" calcext:base-cell-address="D1.H4"/>
            <calcext:condition calcext:apply-style-name="Default" calcext:value="=0" calcext:base-cell-address="D1.H4"/>
          </calcext:conditional-format>
          <calcext:conditional-format calcext:target-range-address="D1.J4:D1.K5">
            <calcext:condition calcext:apply-style-name="Heading" calcext:value="begins-with('a')" calcext:base-cell-address="D1.J4"/>
            <calcext:condition calcext:apply-style-name="Default" calcext:value="=0" calcext:base-cell-address="D1.J4"/>
          </calcext:conditional-format>
          <calcext:conditional-format calcext:target-range-address="D1.B6:D1.C7">
            <calcext:condition calcext:apply-style-name="Heading" calcext:value="begins-with('a')" calcext:base-cell-address="D1.B6"/>
            <calcext:condition calcext:apply-style-name="Default" calcext:value="=0" calcext:base-cell-address="D1.B6"/>
          </calcext:conditional-format>
          <calcext:conditional-format calcext:target-range-address="D1.D6:D1.E7">
            <calcext:condition calcext:apply-style-name="Heading" calcext:value="begins-with('a')" calcext:base-cell-address="D1.D6"/>
            <calcext:condition calcext:apply-style-name="Default" calcext:value="=0" calcext:base-cell-address="D1.D6"/>
          </calcext:conditional-format>
          <calcext:conditional-format calcext:target-range-address="D1.F6:D1.G7">
            <calcext:condition calcext:apply-style-name="Heading" calcext:value="begins-with('a')" calcext:base-cell-address="D1.F6"/>
            <calcext:condition calcext:apply-style-name="Default" calcext:value="=0" calcext:base-cell-address="D1.F6"/>
          </calcext:conditional-format>
          <calcext:conditional-format calcext:target-range-address="D1.H6:D1.I7">
            <calcext:condition calcext:apply-style-name="Heading" calcext:value="begins-with('a')" calcext:base-cell-address="D1.H6"/>
            <calcext:condition calcext:apply-style-name="Default" calcext:value="=0" calcext:base-cell-address="D1.H6"/>
          </calcext:conditional-format>
          <calcext:conditional-format calcext:target-range-address="D1.J6:D1.K7">
            <calcext:condition calcext:apply-style-name="Heading" calcext:value="begins-with('a')" calcext:base-cell-address="D1.J6"/>
            <calcext:condition calcext:apply-style-name="Default" calcext:value="=0" calcext:base-cell-address="D1.J6"/>
          </calcext:conditional-format>
          <calcext:conditional-format calcext:target-range-address="D1.B8:D1.C9">
            <calcext:condition calcext:apply-style-name="Heading" calcext:value="begins-with('a')" calcext:base-cell-address="D1.B8"/>
            <calcext:condition calcext:apply-style-name="Default" calcext:value="=0" calcext:base-cell-address="D1.B8"/>
          </calcext:conditional-format>
          <calcext:conditional-format calcext:target-range-address="D1.D8:D1.E9">
            <calcext:condition calcext:apply-style-name="Heading" calcext:value="begins-with('a')" calcext:base-cell-address="D1.D8"/>
            <calcext:condition calcext:apply-style-name="Default" calcext:value="=0" calcext:base-cell-address="D1.D8"/>
          </calcext:conditional-format>
          <calcext:conditional-format calcext:target-range-address="D1.F8:D1.G9">
            <calcext:condition calcext:apply-style-name="Heading" calcext:value="begins-with('a')" calcext:base-cell-address="D1.F8"/>
            <calcext:condition calcext:apply-style-name="Default" calcext:value="=0" calcext:base-cell-address="D1.F8"/>
          </calcext:conditional-format>
          <calcext:conditional-format calcext:target-range-address="D1.H8:D1.I9">
            <calcext:condition calcext:apply-style-name="Heading" calcext:value="begins-with('a')" calcext:base-cell-address="D1.H8"/>
            <calcext:condition calcext:apply-style-name="Default" calcext:value="=0" calcext:base-cell-address="D1.H8"/>
          </calcext:conditional-format>
          <calcext:conditional-format calcext:target-range-address="D1.J8:D1.K9">
            <calcext:condition calcext:apply-style-name="Heading" calcext:value="begins-with('a')" calcext:base-cell-address="D1.J8"/>
            <calcext:condition calcext:apply-style-name="Default" calcext:value="=0" calcext:base-cell-address="D1.J8"/>
          </calcext:conditional-format>
          <calcext:conditional-format calcext:target-range-address="D1.B10:D1.C11">
            <calcext:condition calcext:apply-style-name="Heading" calcext:value="begins-with('a')" calcext:base-cell-address="D1.B10"/>
            <calcext:condition calcext:apply-style-name="Default" calcext:value="=0" calcext:base-cell-address="D1.B10"/>
          </calcext:conditional-format>
          <calcext:conditional-format calcext:target-range-address="D1.D10:D1.E11">
            <calcext:condition calcext:apply-style-name="Heading" calcext:value="begins-with('a')" calcext:base-cell-address="D1.D10"/>
            <calcext:condition calcext:apply-style-name="Default" calcext:value="=0" calcext:base-cell-address="D1.D10"/>
          </calcext:conditional-format>
          <calcext:conditional-format calcext:target-range-address="D1.F10:D1.G11">
            <calcext:condition calcext:apply-style-name="Heading" calcext:value="begins-with('a')" calcext:base-cell-address="D1.F10"/>
            <calcext:condition calcext:apply-style-name="Default" calcext:value="=0" calcext:base-cell-address="D1.F10"/>
          </calcext:conditional-format>
          <calcext:conditional-format calcext:target-range-address="D1.H10:D1.I11">
            <calcext:condition calcext:apply-style-name="Heading" calcext:value="begins-with('a')" calcext:base-cell-address="D1.H10"/>
            <calcext:condition calcext:apply-style-name="Default" calcext:value="=0" calcext:base-cell-address="D1.H10"/>
          </calcext:conditional-format>
          <calcext:conditional-format calcext:target-range-address="D1.J10:D1.K11">
            <calcext:condition calcext:apply-style-name="Heading" calcext:value="begins-with('a')" calcext:base-cell-address="D1.J10"/>
            <calcext:condition calcext:apply-style-name="Default" calcext:value="=0" calcext:base-cell-address="D1.J10"/>
          </calcext:conditional-format>
        </calcext:conditional-formats>
      </table:table>
      <table:table table:name="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102"/>
          <table:table-cell table:style-name="ce2112"/>
          <table:table-cell table:style-name="ce2122"/>
          <table:table-cell table:style-name="ce2132"/>
          <table:table-cell table:style-name="ce2142"/>
          <table:table-cell table:style-name="ce2152"/>
          <table:table-cell table:style-name="ce2162"/>
          <table:table-cell table:style-name="ce2172" office:value-type="string" calcext:value-type="string">
            <text:p>D2</text:p>
          </table:table-cell>
          <table:table-cell table:style-name="ce2182"/>
          <table:table-cell table:style-name="ce21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103"/>
          <table:table-cell table:style-name="ce2113"/>
          <table:table-cell table:style-name="ce2123"/>
          <table:table-cell table:style-name="ce2133"/>
          <table:table-cell table:style-name="ce2143"/>
          <table:table-cell table:style-name="ce2153"/>
          <table:table-cell table:style-name="ce2163"/>
          <table:table-cell table:style-name="ce2173"/>
          <table:table-cell table:style-name="ce2183"/>
          <table:table-cell table:style-name="ce2193"/>
          <table:table-cell table:number-columns-repeated="1013"/>
        </table:table-row>
        <table:table-row table:style-name="ro1">
          <table:table-cell/>
          <table:table-cell table:style-name="ce2104"/>
          <table:table-cell table:style-name="ce2114"/>
          <table:table-cell table:style-name="ce2124"/>
          <table:table-cell table:style-name="ce2134"/>
          <table:table-cell table:style-name="ce2144"/>
          <table:table-cell table:style-name="ce2154"/>
          <table:table-cell table:style-name="ce2164"/>
          <table:table-cell table:style-name="ce2174"/>
          <table:table-cell table:style-name="ce2184"/>
          <table:table-cell table:style-name="ce21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105"/>
          <table:table-cell table:style-name="ce2115"/>
          <table:table-cell table:style-name="ce2125"/>
          <table:table-cell table:style-name="ce2135"/>
          <table:table-cell table:style-name="ce2145"/>
          <table:table-cell table:style-name="ce2155"/>
          <table:table-cell table:style-name="ce2165"/>
          <table:table-cell table:style-name="ce2175"/>
          <table:table-cell table:style-name="ce2185"/>
          <table:table-cell table:style-name="ce2195"/>
          <table:table-cell table:number-columns-repeated="1013"/>
        </table:table-row>
        <table:table-row table:style-name="ro1">
          <table:table-cell/>
          <table:table-cell table:style-name="ce2106"/>
          <table:table-cell table:style-name="ce2116"/>
          <table:table-cell table:style-name="ce2126"/>
          <table:table-cell table:style-name="ce2136"/>
          <table:table-cell table:style-name="ce2146"/>
          <table:table-cell table:style-name="ce2156"/>
          <table:table-cell table:style-name="ce2166"/>
          <table:table-cell table:style-name="ce2176"/>
          <table:table-cell table:style-name="ce2186"/>
          <table:table-cell table:style-name="ce2196"/>
          <table:table-cell table:number-columns-repeated="1013"/>
        </table:table-row>
        <table:table-row table:style-name="ro1">
          <table:table-cell/>
          <table:table-cell table:style-name="ce2107"/>
          <table:table-cell table:style-name="ce2117"/>
          <table:table-cell table:style-name="ce2127"/>
          <table:table-cell table:style-name="ce2137"/>
          <table:table-cell table:style-name="ce2147"/>
          <table:table-cell table:style-name="ce2157"/>
          <table:table-cell table:style-name="ce2167"/>
          <table:table-cell table:style-name="ce2177"/>
          <table:table-cell table:style-name="ce2187"/>
          <table:table-cell table:style-name="ce2197"/>
          <table:table-cell table:number-columns-repeated="1013"/>
        </table:table-row>
        <table:table-row table:style-name="ro1">
          <table:table-cell/>
          <table:table-cell table:style-name="ce2108"/>
          <table:table-cell table:style-name="ce2118"/>
          <table:table-cell table:style-name="ce2128"/>
          <table:table-cell table:style-name="ce2138"/>
          <table:table-cell table:style-name="ce2148"/>
          <table:table-cell table:style-name="ce2158"/>
          <table:table-cell table:style-name="ce2168"/>
          <table:table-cell table:style-name="ce2178"/>
          <table:table-cell table:style-name="ce2188"/>
          <table:table-cell table:style-name="ce2198"/>
          <table:table-cell table:number-columns-repeated="1013"/>
        </table:table-row>
        <table:table-row table:style-name="ro1">
          <table:table-cell/>
          <table:table-cell table:style-name="ce2109"/>
          <table:table-cell table:style-name="ce2119"/>
          <table:table-cell table:style-name="ce2129"/>
          <table:table-cell table:style-name="ce2139"/>
          <table:table-cell table:style-name="ce2149"/>
          <table:table-cell table:style-name="ce2159"/>
          <table:table-cell table:style-name="ce2169"/>
          <table:table-cell table:style-name="ce2179"/>
          <table:table-cell table:style-name="ce2189"/>
          <table:table-cell table:style-name="ce2199"/>
          <table:table-cell table:number-columns-repeated="1013"/>
        </table:table-row>
        <table:table-row table:style-name="ro1">
          <table:table-cell/>
          <table:table-cell table:style-name="ce2110"/>
          <table:table-cell table:style-name="ce2120"/>
          <table:table-cell table:style-name="ce2130"/>
          <table:table-cell table:style-name="ce2140"/>
          <table:table-cell table:style-name="ce2150"/>
          <table:table-cell table:style-name="ce2160"/>
          <table:table-cell table:style-name="ce2170"/>
          <table:table-cell table:style-name="ce2180"/>
          <table:table-cell table:style-name="ce2190"/>
          <table:table-cell table:style-name="ce2200"/>
          <table:table-cell table:number-columns-repeated="1013"/>
        </table:table-row>
        <table:table-row table:style-name="ro1">
          <table:table-cell/>
          <table:table-cell table:style-name="ce2111"/>
          <table:table-cell table:style-name="ce2121"/>
          <table:table-cell table:style-name="ce2131"/>
          <table:table-cell table:style-name="ce2141"/>
          <table:table-cell table:style-name="ce2151"/>
          <table:table-cell table:style-name="ce2161"/>
          <table:table-cell table:style-name="ce2171"/>
          <table:table-cell table:style-name="ce2181"/>
          <table:table-cell table:style-name="ce2191"/>
          <table:table-cell table:style-name="ce2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.B2:D2.C3">
            <calcext:condition calcext:apply-style-name="Heading" calcext:value="begins-with('a')" calcext:base-cell-address="D2.B2"/>
            <calcext:condition calcext:apply-style-name="Default" calcext:value="=0" calcext:base-cell-address="D2.B2"/>
          </calcext:conditional-format>
          <calcext:conditional-format calcext:target-range-address="D2.D2:D2.E3">
            <calcext:condition calcext:apply-style-name="Heading" calcext:value="begins-with('a')" calcext:base-cell-address="D2.D2"/>
            <calcext:condition calcext:apply-style-name="Default" calcext:value="=0" calcext:base-cell-address="D2.D2"/>
          </calcext:conditional-format>
          <calcext:conditional-format calcext:target-range-address="D2.F2:D2.G3">
            <calcext:condition calcext:apply-style-name="Heading" calcext:value="begins-with('a')" calcext:base-cell-address="D2.F2"/>
            <calcext:condition calcext:apply-style-name="Default" calcext:value="=0" calcext:base-cell-address="D2.F2"/>
          </calcext:conditional-format>
          <calcext:conditional-format calcext:target-range-address="D2.H2:D2.I3">
            <calcext:condition calcext:apply-style-name="Heading" calcext:value="begins-with('a')" calcext:base-cell-address="D2.H2"/>
            <calcext:condition calcext:apply-style-name="Default" calcext:value="=0" calcext:base-cell-address="D2.H2"/>
          </calcext:conditional-format>
          <calcext:conditional-format calcext:target-range-address="D2.J2:D2.K3">
            <calcext:condition calcext:apply-style-name="Heading" calcext:value="begins-with('a')" calcext:base-cell-address="D2.J2"/>
            <calcext:condition calcext:apply-style-name="Default" calcext:value="=0" calcext:base-cell-address="D2.J2"/>
          </calcext:conditional-format>
          <calcext:conditional-format calcext:target-range-address="D2.B4:D2.C5">
            <calcext:condition calcext:apply-style-name="Heading" calcext:value="begins-with('a')" calcext:base-cell-address="D2.B4"/>
            <calcext:condition calcext:apply-style-name="Default" calcext:value="=0" calcext:base-cell-address="D2.B4"/>
          </calcext:conditional-format>
          <calcext:conditional-format calcext:target-range-address="D2.D4:D2.E5">
            <calcext:condition calcext:apply-style-name="Heading" calcext:value="begins-with('a')" calcext:base-cell-address="D2.D4"/>
            <calcext:condition calcext:apply-style-name="Default" calcext:value="=0" calcext:base-cell-address="D2.D4"/>
          </calcext:conditional-format>
          <calcext:conditional-format calcext:target-range-address="D2.F4:D2.G5">
            <calcext:condition calcext:apply-style-name="Heading" calcext:value="begins-with('a')" calcext:base-cell-address="D2.F4"/>
            <calcext:condition calcext:apply-style-name="Default" calcext:value="=0" calcext:base-cell-address="D2.F4"/>
          </calcext:conditional-format>
          <calcext:conditional-format calcext:target-range-address="D2.H4:D2.I5">
            <calcext:condition calcext:apply-style-name="Heading" calcext:value="begins-with('a')" calcext:base-cell-address="D2.H4"/>
            <calcext:condition calcext:apply-style-name="Default" calcext:value="=0" calcext:base-cell-address="D2.H4"/>
          </calcext:conditional-format>
          <calcext:conditional-format calcext:target-range-address="D2.J4:D2.K5">
            <calcext:condition calcext:apply-style-name="Heading" calcext:value="begins-with('a')" calcext:base-cell-address="D2.J4"/>
            <calcext:condition calcext:apply-style-name="Default" calcext:value="=0" calcext:base-cell-address="D2.J4"/>
          </calcext:conditional-format>
          <calcext:conditional-format calcext:target-range-address="D2.B6:D2.C7">
            <calcext:condition calcext:apply-style-name="Heading" calcext:value="begins-with('a')" calcext:base-cell-address="D2.B6"/>
            <calcext:condition calcext:apply-style-name="Default" calcext:value="=0" calcext:base-cell-address="D2.B6"/>
          </calcext:conditional-format>
          <calcext:conditional-format calcext:target-range-address="D2.D6:D2.E7">
            <calcext:condition calcext:apply-style-name="Heading" calcext:value="begins-with('a')" calcext:base-cell-address="D2.D6"/>
            <calcext:condition calcext:apply-style-name="Default" calcext:value="=0" calcext:base-cell-address="D2.D6"/>
          </calcext:conditional-format>
          <calcext:conditional-format calcext:target-range-address="D2.F6:D2.G7">
            <calcext:condition calcext:apply-style-name="Heading" calcext:value="begins-with('a')" calcext:base-cell-address="D2.F6"/>
            <calcext:condition calcext:apply-style-name="Default" calcext:value="=0" calcext:base-cell-address="D2.F6"/>
          </calcext:conditional-format>
          <calcext:conditional-format calcext:target-range-address="D2.H6:D2.I7">
            <calcext:condition calcext:apply-style-name="Heading" calcext:value="begins-with('a')" calcext:base-cell-address="D2.H6"/>
            <calcext:condition calcext:apply-style-name="Default" calcext:value="=0" calcext:base-cell-address="D2.H6"/>
          </calcext:conditional-format>
          <calcext:conditional-format calcext:target-range-address="D2.J6:D2.K7">
            <calcext:condition calcext:apply-style-name="Heading" calcext:value="begins-with('a')" calcext:base-cell-address="D2.J6"/>
            <calcext:condition calcext:apply-style-name="Default" calcext:value="=0" calcext:base-cell-address="D2.J6"/>
          </calcext:conditional-format>
          <calcext:conditional-format calcext:target-range-address="D2.B8:D2.C9">
            <calcext:condition calcext:apply-style-name="Heading" calcext:value="begins-with('a')" calcext:base-cell-address="D2.B8"/>
            <calcext:condition calcext:apply-style-name="Default" calcext:value="=0" calcext:base-cell-address="D2.B8"/>
          </calcext:conditional-format>
          <calcext:conditional-format calcext:target-range-address="D2.D8:D2.E9">
            <calcext:condition calcext:apply-style-name="Heading" calcext:value="begins-with('a')" calcext:base-cell-address="D2.D8"/>
            <calcext:condition calcext:apply-style-name="Default" calcext:value="=0" calcext:base-cell-address="D2.D8"/>
          </calcext:conditional-format>
          <calcext:conditional-format calcext:target-range-address="D2.F8:D2.G9">
            <calcext:condition calcext:apply-style-name="Heading" calcext:value="begins-with('a')" calcext:base-cell-address="D2.F8"/>
            <calcext:condition calcext:apply-style-name="Default" calcext:value="=0" calcext:base-cell-address="D2.F8"/>
          </calcext:conditional-format>
          <calcext:conditional-format calcext:target-range-address="D2.H8:D2.I9">
            <calcext:condition calcext:apply-style-name="Heading" calcext:value="begins-with('a')" calcext:base-cell-address="D2.H8"/>
            <calcext:condition calcext:apply-style-name="Default" calcext:value="=0" calcext:base-cell-address="D2.H8"/>
          </calcext:conditional-format>
          <calcext:conditional-format calcext:target-range-address="D2.J8:D2.K9">
            <calcext:condition calcext:apply-style-name="Heading" calcext:value="begins-with('a')" calcext:base-cell-address="D2.J8"/>
            <calcext:condition calcext:apply-style-name="Default" calcext:value="=0" calcext:base-cell-address="D2.J8"/>
          </calcext:conditional-format>
          <calcext:conditional-format calcext:target-range-address="D2.B10:D2.C11">
            <calcext:condition calcext:apply-style-name="Heading" calcext:value="begins-with('a')" calcext:base-cell-address="D2.B10"/>
            <calcext:condition calcext:apply-style-name="Default" calcext:value="=0" calcext:base-cell-address="D2.B10"/>
          </calcext:conditional-format>
          <calcext:conditional-format calcext:target-range-address="D2.D10:D2.E11">
            <calcext:condition calcext:apply-style-name="Heading" calcext:value="begins-with('a')" calcext:base-cell-address="D2.D10"/>
            <calcext:condition calcext:apply-style-name="Default" calcext:value="=0" calcext:base-cell-address="D2.D10"/>
          </calcext:conditional-format>
          <calcext:conditional-format calcext:target-range-address="D2.F10:D2.G11">
            <calcext:condition calcext:apply-style-name="Heading" calcext:value="begins-with('a')" calcext:base-cell-address="D2.F10"/>
            <calcext:condition calcext:apply-style-name="Default" calcext:value="=0" calcext:base-cell-address="D2.F10"/>
          </calcext:conditional-format>
          <calcext:conditional-format calcext:target-range-address="D2.H10:D2.I11">
            <calcext:condition calcext:apply-style-name="Heading" calcext:value="begins-with('a')" calcext:base-cell-address="D2.H10"/>
            <calcext:condition calcext:apply-style-name="Default" calcext:value="=0" calcext:base-cell-address="D2.H10"/>
          </calcext:conditional-format>
          <calcext:conditional-format calcext:target-range-address="D2.J10:D2.K11">
            <calcext:condition calcext:apply-style-name="Heading" calcext:value="begins-with('a')" calcext:base-cell-address="D2.J10"/>
            <calcext:condition calcext:apply-style-name="Default" calcext:value="=0" calcext:base-cell-address="D2.J10"/>
          </calcext:conditional-format>
        </calcext:conditional-formats>
      </table:table>
      <table:table table:name="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202"/>
          <table:table-cell table:style-name="ce2212"/>
          <table:table-cell table:style-name="ce2222"/>
          <table:table-cell table:style-name="ce2232"/>
          <table:table-cell table:style-name="ce2242"/>
          <table:table-cell table:style-name="ce2252" office:value-type="string" calcext:value-type="string">
            <text:p>D3</text:p>
          </table:table-cell>
          <table:table-cell table:style-name="ce2262"/>
          <table:table-cell table:style-name="ce2272" office:value-type="string" calcext:value-type="string">
            <text:p>D2</text:p>
          </table:table-cell>
          <table:table-cell table:style-name="ce2282"/>
          <table:table-cell table:style-name="ce22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203"/>
          <table:table-cell table:style-name="ce2213"/>
          <table:table-cell table:style-name="ce2223"/>
          <table:table-cell table:style-name="ce2233"/>
          <table:table-cell table:style-name="ce2243"/>
          <table:table-cell table:style-name="ce2253"/>
          <table:table-cell table:style-name="ce2263"/>
          <table:table-cell table:style-name="ce2273"/>
          <table:table-cell table:style-name="ce2283"/>
          <table:table-cell table:style-name="ce2293"/>
          <table:table-cell table:number-columns-repeated="1013"/>
        </table:table-row>
        <table:table-row table:style-name="ro1">
          <table:table-cell/>
          <table:table-cell table:style-name="ce2204"/>
          <table:table-cell table:style-name="ce2214"/>
          <table:table-cell table:style-name="ce2224"/>
          <table:table-cell table:style-name="ce2234"/>
          <table:table-cell table:style-name="ce2244"/>
          <table:table-cell table:style-name="ce2254"/>
          <table:table-cell table:style-name="ce2264"/>
          <table:table-cell table:style-name="ce2274" office:value-type="string" calcext:value-type="string">
            <text:p>D3</text:p>
          </table:table-cell>
          <table:table-cell table:style-name="ce2284"/>
          <table:table-cell table:style-name="ce22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205"/>
          <table:table-cell table:style-name="ce2215"/>
          <table:table-cell table:style-name="ce2225"/>
          <table:table-cell table:style-name="ce2235"/>
          <table:table-cell table:style-name="ce2245"/>
          <table:table-cell table:style-name="ce2255"/>
          <table:table-cell table:style-name="ce2265"/>
          <table:table-cell table:style-name="ce2275"/>
          <table:table-cell table:style-name="ce2285"/>
          <table:table-cell table:style-name="ce2295"/>
          <table:table-cell table:number-columns-repeated="1013"/>
        </table:table-row>
        <table:table-row table:style-name="ro1">
          <table:table-cell/>
          <table:table-cell table:style-name="ce2206"/>
          <table:table-cell table:style-name="ce2216"/>
          <table:table-cell table:style-name="ce2226"/>
          <table:table-cell table:style-name="ce2236"/>
          <table:table-cell table:style-name="ce2246"/>
          <table:table-cell table:style-name="ce2256"/>
          <table:table-cell table:style-name="ce2266"/>
          <table:table-cell table:style-name="ce2276"/>
          <table:table-cell table:style-name="ce2286"/>
          <table:table-cell table:style-name="ce22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207"/>
          <table:table-cell table:style-name="ce2217"/>
          <table:table-cell table:style-name="ce2227"/>
          <table:table-cell table:style-name="ce2237"/>
          <table:table-cell table:style-name="ce2247"/>
          <table:table-cell table:style-name="ce2257"/>
          <table:table-cell table:style-name="ce2267"/>
          <table:table-cell table:style-name="ce2277"/>
          <table:table-cell table:style-name="ce2287"/>
          <table:table-cell table:style-name="ce2297"/>
          <table:table-cell table:number-columns-repeated="1013"/>
        </table:table-row>
        <table:table-row table:style-name="ro1">
          <table:table-cell/>
          <table:table-cell table:style-name="ce2208"/>
          <table:table-cell table:style-name="ce2218"/>
          <table:table-cell table:style-name="ce2228"/>
          <table:table-cell table:style-name="ce2238"/>
          <table:table-cell table:style-name="ce2248"/>
          <table:table-cell table:style-name="ce2258"/>
          <table:table-cell table:style-name="ce2268"/>
          <table:table-cell table:style-name="ce2278"/>
          <table:table-cell table:style-name="ce2288"/>
          <table:table-cell table:style-name="ce2298"/>
          <table:table-cell table:number-columns-repeated="1013"/>
        </table:table-row>
        <table:table-row table:style-name="ro1">
          <table:table-cell/>
          <table:table-cell table:style-name="ce2209"/>
          <table:table-cell table:style-name="ce2219"/>
          <table:table-cell table:style-name="ce2229"/>
          <table:table-cell table:style-name="ce2239"/>
          <table:table-cell table:style-name="ce2249"/>
          <table:table-cell table:style-name="ce2259"/>
          <table:table-cell table:style-name="ce2269"/>
          <table:table-cell table:style-name="ce2279"/>
          <table:table-cell table:style-name="ce2289"/>
          <table:table-cell table:style-name="ce2299"/>
          <table:table-cell table:number-columns-repeated="1013"/>
        </table:table-row>
        <table:table-row table:style-name="ro1">
          <table:table-cell/>
          <table:table-cell table:style-name="ce2210"/>
          <table:table-cell table:style-name="ce2220"/>
          <table:table-cell table:style-name="ce2230"/>
          <table:table-cell table:style-name="ce2240"/>
          <table:table-cell table:style-name="ce2250"/>
          <table:table-cell table:style-name="ce2260"/>
          <table:table-cell table:style-name="ce2270"/>
          <table:table-cell table:style-name="ce2280"/>
          <table:table-cell table:style-name="ce2290"/>
          <table:table-cell table:style-name="ce2300"/>
          <table:table-cell table:number-columns-repeated="1013"/>
        </table:table-row>
        <table:table-row table:style-name="ro1">
          <table:table-cell/>
          <table:table-cell table:style-name="ce2211"/>
          <table:table-cell table:style-name="ce2221"/>
          <table:table-cell table:style-name="ce2231"/>
          <table:table-cell table:style-name="ce2241"/>
          <table:table-cell table:style-name="ce2251"/>
          <table:table-cell table:style-name="ce2261"/>
          <table:table-cell table:style-name="ce2271"/>
          <table:table-cell table:style-name="ce2281"/>
          <table:table-cell table:style-name="ce2291"/>
          <table:table-cell table:style-name="ce2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3.B2:D3.C3">
            <calcext:condition calcext:apply-style-name="Heading" calcext:value="begins-with('a')" calcext:base-cell-address="D3.B2"/>
            <calcext:condition calcext:apply-style-name="Default" calcext:value="=0" calcext:base-cell-address="D3.B2"/>
          </calcext:conditional-format>
          <calcext:conditional-format calcext:target-range-address="D3.D2:D3.E3">
            <calcext:condition calcext:apply-style-name="Heading" calcext:value="begins-with('a')" calcext:base-cell-address="D3.D2"/>
            <calcext:condition calcext:apply-style-name="Default" calcext:value="=0" calcext:base-cell-address="D3.D2"/>
          </calcext:conditional-format>
          <calcext:conditional-format calcext:target-range-address="D3.F2:D3.G3">
            <calcext:condition calcext:apply-style-name="Heading" calcext:value="begins-with('a')" calcext:base-cell-address="D3.F2"/>
            <calcext:condition calcext:apply-style-name="Default" calcext:value="=0" calcext:base-cell-address="D3.F2"/>
          </calcext:conditional-format>
          <calcext:conditional-format calcext:target-range-address="D3.H2:D3.I3">
            <calcext:condition calcext:apply-style-name="Heading" calcext:value="begins-with('a')" calcext:base-cell-address="D3.H2"/>
            <calcext:condition calcext:apply-style-name="Default" calcext:value="=0" calcext:base-cell-address="D3.H2"/>
          </calcext:conditional-format>
          <calcext:conditional-format calcext:target-range-address="D3.J2:D3.K3">
            <calcext:condition calcext:apply-style-name="Heading" calcext:value="begins-with('a')" calcext:base-cell-address="D3.J2"/>
            <calcext:condition calcext:apply-style-name="Default" calcext:value="=0" calcext:base-cell-address="D3.J2"/>
          </calcext:conditional-format>
          <calcext:conditional-format calcext:target-range-address="D3.B4:D3.C5">
            <calcext:condition calcext:apply-style-name="Heading" calcext:value="begins-with('a')" calcext:base-cell-address="D3.B4"/>
            <calcext:condition calcext:apply-style-name="Default" calcext:value="=0" calcext:base-cell-address="D3.B4"/>
          </calcext:conditional-format>
          <calcext:conditional-format calcext:target-range-address="D3.D4:D3.E5">
            <calcext:condition calcext:apply-style-name="Heading" calcext:value="begins-with('a')" calcext:base-cell-address="D3.D4"/>
            <calcext:condition calcext:apply-style-name="Default" calcext:value="=0" calcext:base-cell-address="D3.D4"/>
          </calcext:conditional-format>
          <calcext:conditional-format calcext:target-range-address="D3.F4:D3.G5">
            <calcext:condition calcext:apply-style-name="Heading" calcext:value="begins-with('a')" calcext:base-cell-address="D3.F4"/>
            <calcext:condition calcext:apply-style-name="Default" calcext:value="=0" calcext:base-cell-address="D3.F4"/>
          </calcext:conditional-format>
          <calcext:conditional-format calcext:target-range-address="D3.H4:D3.I5">
            <calcext:condition calcext:apply-style-name="Heading" calcext:value="begins-with('a')" calcext:base-cell-address="D3.H4"/>
            <calcext:condition calcext:apply-style-name="Default" calcext:value="=0" calcext:base-cell-address="D3.H4"/>
          </calcext:conditional-format>
          <calcext:conditional-format calcext:target-range-address="D3.J4:D3.K5">
            <calcext:condition calcext:apply-style-name="Heading" calcext:value="begins-with('a')" calcext:base-cell-address="D3.J4"/>
            <calcext:condition calcext:apply-style-name="Default" calcext:value="=0" calcext:base-cell-address="D3.J4"/>
          </calcext:conditional-format>
          <calcext:conditional-format calcext:target-range-address="D3.B6:D3.C7">
            <calcext:condition calcext:apply-style-name="Heading" calcext:value="begins-with('a')" calcext:base-cell-address="D3.B6"/>
            <calcext:condition calcext:apply-style-name="Default" calcext:value="=0" calcext:base-cell-address="D3.B6"/>
          </calcext:conditional-format>
          <calcext:conditional-format calcext:target-range-address="D3.D6:D3.E7">
            <calcext:condition calcext:apply-style-name="Heading" calcext:value="begins-with('a')" calcext:base-cell-address="D3.D6"/>
            <calcext:condition calcext:apply-style-name="Default" calcext:value="=0" calcext:base-cell-address="D3.D6"/>
          </calcext:conditional-format>
          <calcext:conditional-format calcext:target-range-address="D3.F6:D3.G7">
            <calcext:condition calcext:apply-style-name="Heading" calcext:value="begins-with('a')" calcext:base-cell-address="D3.F6"/>
            <calcext:condition calcext:apply-style-name="Default" calcext:value="=0" calcext:base-cell-address="D3.F6"/>
          </calcext:conditional-format>
          <calcext:conditional-format calcext:target-range-address="D3.H6:D3.I7">
            <calcext:condition calcext:apply-style-name="Heading" calcext:value="begins-with('a')" calcext:base-cell-address="D3.H6"/>
            <calcext:condition calcext:apply-style-name="Default" calcext:value="=0" calcext:base-cell-address="D3.H6"/>
          </calcext:conditional-format>
          <calcext:conditional-format calcext:target-range-address="D3.J6:D3.K7">
            <calcext:condition calcext:apply-style-name="Heading" calcext:value="begins-with('a')" calcext:base-cell-address="D3.J6"/>
            <calcext:condition calcext:apply-style-name="Default" calcext:value="=0" calcext:base-cell-address="D3.J6"/>
          </calcext:conditional-format>
          <calcext:conditional-format calcext:target-range-address="D3.B8:D3.C9">
            <calcext:condition calcext:apply-style-name="Heading" calcext:value="begins-with('a')" calcext:base-cell-address="D3.B8"/>
            <calcext:condition calcext:apply-style-name="Default" calcext:value="=0" calcext:base-cell-address="D3.B8"/>
          </calcext:conditional-format>
          <calcext:conditional-format calcext:target-range-address="D3.D8:D3.E9">
            <calcext:condition calcext:apply-style-name="Heading" calcext:value="begins-with('a')" calcext:base-cell-address="D3.D8"/>
            <calcext:condition calcext:apply-style-name="Default" calcext:value="=0" calcext:base-cell-address="D3.D8"/>
          </calcext:conditional-format>
          <calcext:conditional-format calcext:target-range-address="D3.F8:D3.G9">
            <calcext:condition calcext:apply-style-name="Heading" calcext:value="begins-with('a')" calcext:base-cell-address="D3.F8"/>
            <calcext:condition calcext:apply-style-name="Default" calcext:value="=0" calcext:base-cell-address="D3.F8"/>
          </calcext:conditional-format>
          <calcext:conditional-format calcext:target-range-address="D3.H8:D3.I9">
            <calcext:condition calcext:apply-style-name="Heading" calcext:value="begins-with('a')" calcext:base-cell-address="D3.H8"/>
            <calcext:condition calcext:apply-style-name="Default" calcext:value="=0" calcext:base-cell-address="D3.H8"/>
          </calcext:conditional-format>
          <calcext:conditional-format calcext:target-range-address="D3.J8:D3.K9">
            <calcext:condition calcext:apply-style-name="Heading" calcext:value="begins-with('a')" calcext:base-cell-address="D3.J8"/>
            <calcext:condition calcext:apply-style-name="Default" calcext:value="=0" calcext:base-cell-address="D3.J8"/>
          </calcext:conditional-format>
          <calcext:conditional-format calcext:target-range-address="D3.B10:D3.C11">
            <calcext:condition calcext:apply-style-name="Heading" calcext:value="begins-with('a')" calcext:base-cell-address="D3.B10"/>
            <calcext:condition calcext:apply-style-name="Default" calcext:value="=0" calcext:base-cell-address="D3.B10"/>
          </calcext:conditional-format>
          <calcext:conditional-format calcext:target-range-address="D3.D10:D3.E11">
            <calcext:condition calcext:apply-style-name="Heading" calcext:value="begins-with('a')" calcext:base-cell-address="D3.D10"/>
            <calcext:condition calcext:apply-style-name="Default" calcext:value="=0" calcext:base-cell-address="D3.D10"/>
          </calcext:conditional-format>
          <calcext:conditional-format calcext:target-range-address="D3.F10:D3.G11">
            <calcext:condition calcext:apply-style-name="Heading" calcext:value="begins-with('a')" calcext:base-cell-address="D3.F10"/>
            <calcext:condition calcext:apply-style-name="Default" calcext:value="=0" calcext:base-cell-address="D3.F10"/>
          </calcext:conditional-format>
          <calcext:conditional-format calcext:target-range-address="D3.H10:D3.I11">
            <calcext:condition calcext:apply-style-name="Heading" calcext:value="begins-with('a')" calcext:base-cell-address="D3.H10"/>
            <calcext:condition calcext:apply-style-name="Default" calcext:value="=0" calcext:base-cell-address="D3.H10"/>
          </calcext:conditional-format>
          <calcext:conditional-format calcext:target-range-address="D3.J10:D3.K11">
            <calcext:condition calcext:apply-style-name="Heading" calcext:value="begins-with('a')" calcext:base-cell-address="D3.J10"/>
            <calcext:condition calcext:apply-style-name="Default" calcext:value="=0" calcext:base-cell-address="D3.J10"/>
          </calcext:conditional-format>
        </calcext:conditional-formats>
      </table:table>
      <table:table table:name="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302"/>
          <table:table-cell table:style-name="ce2312"/>
          <table:table-cell table:style-name="ce2322"/>
          <table:table-cell table:style-name="ce2332" office:value-type="string" calcext:value-type="string">
            <text:p>D4</text:p>
          </table:table-cell>
          <table:table-cell table:style-name="ce2342"/>
          <table:table-cell table:style-name="ce2352" office:value-type="string" calcext:value-type="string">
            <text:p>D3</text:p>
          </table:table-cell>
          <table:table-cell table:style-name="ce2362"/>
          <table:table-cell table:style-name="ce2372" office:value-type="string" calcext:value-type="string">
            <text:p>D2</text:p>
          </table:table-cell>
          <table:table-cell table:style-name="ce2382"/>
          <table:table-cell table:style-name="ce23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303"/>
          <table:table-cell table:style-name="ce2313"/>
          <table:table-cell table:style-name="ce2323"/>
          <table:table-cell table:style-name="ce2333"/>
          <table:table-cell table:style-name="ce2343"/>
          <table:table-cell table:style-name="ce2353"/>
          <table:table-cell table:style-name="ce2363"/>
          <table:table-cell table:style-name="ce2373"/>
          <table:table-cell table:style-name="ce2383"/>
          <table:table-cell table:style-name="ce2393"/>
          <table:table-cell table:number-columns-repeated="1013"/>
        </table:table-row>
        <table:table-row table:style-name="ro1">
          <table:table-cell/>
          <table:table-cell table:style-name="ce2304"/>
          <table:table-cell table:style-name="ce2314"/>
          <table:table-cell table:style-name="ce2324"/>
          <table:table-cell table:style-name="ce2334"/>
          <table:table-cell table:style-name="ce2344"/>
          <table:table-cell table:style-name="ce2354" office:value-type="string" calcext:value-type="string">
            <text:p>D4</text:p>
          </table:table-cell>
          <table:table-cell table:style-name="ce2364"/>
          <table:table-cell table:style-name="ce2374" office:value-type="string" calcext:value-type="string">
            <text:p>D3</text:p>
          </table:table-cell>
          <table:table-cell table:style-name="ce2384"/>
          <table:table-cell table:style-name="ce23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305"/>
          <table:table-cell table:style-name="ce2315"/>
          <table:table-cell table:style-name="ce2325"/>
          <table:table-cell table:style-name="ce2335"/>
          <table:table-cell table:style-name="ce2345"/>
          <table:table-cell table:style-name="ce2355"/>
          <table:table-cell table:style-name="ce2365"/>
          <table:table-cell table:style-name="ce2375"/>
          <table:table-cell table:style-name="ce2385"/>
          <table:table-cell table:style-name="ce2395"/>
          <table:table-cell table:number-columns-repeated="1013"/>
        </table:table-row>
        <table:table-row table:style-name="ro1">
          <table:table-cell/>
          <table:table-cell table:style-name="ce2306"/>
          <table:table-cell table:style-name="ce2316"/>
          <table:table-cell table:style-name="ce2326"/>
          <table:table-cell table:style-name="ce2336"/>
          <table:table-cell table:style-name="ce2346"/>
          <table:table-cell table:style-name="ce2356"/>
          <table:table-cell table:style-name="ce2366"/>
          <table:table-cell table:style-name="ce2376" office:value-type="string" calcext:value-type="string">
            <text:p>D4</text:p>
          </table:table-cell>
          <table:table-cell table:style-name="ce2386"/>
          <table:table-cell table:style-name="ce23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307"/>
          <table:table-cell table:style-name="ce2317"/>
          <table:table-cell table:style-name="ce2327"/>
          <table:table-cell table:style-name="ce2337"/>
          <table:table-cell table:style-name="ce2347"/>
          <table:table-cell table:style-name="ce2357"/>
          <table:table-cell table:style-name="ce2367"/>
          <table:table-cell table:style-name="ce2377"/>
          <table:table-cell table:style-name="ce2387"/>
          <table:table-cell table:style-name="ce2397"/>
          <table:table-cell table:number-columns-repeated="1013"/>
        </table:table-row>
        <table:table-row table:style-name="ro1">
          <table:table-cell/>
          <table:table-cell table:style-name="ce2308"/>
          <table:table-cell table:style-name="ce2318"/>
          <table:table-cell table:style-name="ce2328"/>
          <table:table-cell table:style-name="ce2338"/>
          <table:table-cell table:style-name="ce2348"/>
          <table:table-cell table:style-name="ce2358"/>
          <table:table-cell table:style-name="ce2368"/>
          <table:table-cell table:style-name="ce2378"/>
          <table:table-cell table:style-name="ce2388"/>
          <table:table-cell table:style-name="ce23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309"/>
          <table:table-cell table:style-name="ce2319"/>
          <table:table-cell table:style-name="ce2329"/>
          <table:table-cell table:style-name="ce2339"/>
          <table:table-cell table:style-name="ce2349"/>
          <table:table-cell table:style-name="ce2359"/>
          <table:table-cell table:style-name="ce2369"/>
          <table:table-cell table:style-name="ce2379"/>
          <table:table-cell table:style-name="ce2389"/>
          <table:table-cell table:style-name="ce2399"/>
          <table:table-cell table:number-columns-repeated="1013"/>
        </table:table-row>
        <table:table-row table:style-name="ro1">
          <table:table-cell/>
          <table:table-cell table:style-name="ce2310"/>
          <table:table-cell table:style-name="ce2320"/>
          <table:table-cell table:style-name="ce2330"/>
          <table:table-cell table:style-name="ce2340"/>
          <table:table-cell table:style-name="ce2350"/>
          <table:table-cell table:style-name="ce2360"/>
          <table:table-cell table:style-name="ce2370"/>
          <table:table-cell table:style-name="ce2380"/>
          <table:table-cell table:style-name="ce2390"/>
          <table:table-cell table:style-name="ce2400"/>
          <table:table-cell table:number-columns-repeated="1013"/>
        </table:table-row>
        <table:table-row table:style-name="ro1">
          <table:table-cell/>
          <table:table-cell table:style-name="ce2311"/>
          <table:table-cell table:style-name="ce2321"/>
          <table:table-cell table:style-name="ce2331"/>
          <table:table-cell table:style-name="ce2341"/>
          <table:table-cell table:style-name="ce2351"/>
          <table:table-cell table:style-name="ce2361"/>
          <table:table-cell table:style-name="ce2371"/>
          <table:table-cell table:style-name="ce2381"/>
          <table:table-cell table:style-name="ce2391"/>
          <table:table-cell table:style-name="ce2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4.B2:D4.C3">
            <calcext:condition calcext:apply-style-name="Heading" calcext:value="begins-with('a')" calcext:base-cell-address="D4.B2"/>
            <calcext:condition calcext:apply-style-name="Default" calcext:value="=0" calcext:base-cell-address="D4.B2"/>
          </calcext:conditional-format>
          <calcext:conditional-format calcext:target-range-address="D4.D2:D4.E3">
            <calcext:condition calcext:apply-style-name="Heading" calcext:value="begins-with('a')" calcext:base-cell-address="D4.D2"/>
            <calcext:condition calcext:apply-style-name="Default" calcext:value="=0" calcext:base-cell-address="D4.D2"/>
          </calcext:conditional-format>
          <calcext:conditional-format calcext:target-range-address="D4.F2:D4.G3">
            <calcext:condition calcext:apply-style-name="Heading" calcext:value="begins-with('a')" calcext:base-cell-address="D4.F2"/>
            <calcext:condition calcext:apply-style-name="Default" calcext:value="=0" calcext:base-cell-address="D4.F2"/>
          </calcext:conditional-format>
          <calcext:conditional-format calcext:target-range-address="D4.H2:D4.I3">
            <calcext:condition calcext:apply-style-name="Heading" calcext:value="begins-with('a')" calcext:base-cell-address="D4.H2"/>
            <calcext:condition calcext:apply-style-name="Default" calcext:value="=0" calcext:base-cell-address="D4.H2"/>
          </calcext:conditional-format>
          <calcext:conditional-format calcext:target-range-address="D4.J2:D4.K3">
            <calcext:condition calcext:apply-style-name="Heading" calcext:value="begins-with('a')" calcext:base-cell-address="D4.J2"/>
            <calcext:condition calcext:apply-style-name="Default" calcext:value="=0" calcext:base-cell-address="D4.J2"/>
          </calcext:conditional-format>
          <calcext:conditional-format calcext:target-range-address="D4.B4:D4.C5">
            <calcext:condition calcext:apply-style-name="Heading" calcext:value="begins-with('a')" calcext:base-cell-address="D4.B4"/>
            <calcext:condition calcext:apply-style-name="Default" calcext:value="=0" calcext:base-cell-address="D4.B4"/>
          </calcext:conditional-format>
          <calcext:conditional-format calcext:target-range-address="D4.D4:D4.E5">
            <calcext:condition calcext:apply-style-name="Heading" calcext:value="begins-with('a')" calcext:base-cell-address="D4.D4"/>
            <calcext:condition calcext:apply-style-name="Default" calcext:value="=0" calcext:base-cell-address="D4.D4"/>
          </calcext:conditional-format>
          <calcext:conditional-format calcext:target-range-address="D4.F4:D4.G5">
            <calcext:condition calcext:apply-style-name="Heading" calcext:value="begins-with('a')" calcext:base-cell-address="D4.F4"/>
            <calcext:condition calcext:apply-style-name="Default" calcext:value="=0" calcext:base-cell-address="D4.F4"/>
          </calcext:conditional-format>
          <calcext:conditional-format calcext:target-range-address="D4.H4:D4.I5">
            <calcext:condition calcext:apply-style-name="Heading" calcext:value="begins-with('a')" calcext:base-cell-address="D4.H4"/>
            <calcext:condition calcext:apply-style-name="Default" calcext:value="=0" calcext:base-cell-address="D4.H4"/>
          </calcext:conditional-format>
          <calcext:conditional-format calcext:target-range-address="D4.J4:D4.K5">
            <calcext:condition calcext:apply-style-name="Heading" calcext:value="begins-with('a')" calcext:base-cell-address="D4.J4"/>
            <calcext:condition calcext:apply-style-name="Default" calcext:value="=0" calcext:base-cell-address="D4.J4"/>
          </calcext:conditional-format>
          <calcext:conditional-format calcext:target-range-address="D4.B6:D4.C7">
            <calcext:condition calcext:apply-style-name="Heading" calcext:value="begins-with('a')" calcext:base-cell-address="D4.B6"/>
            <calcext:condition calcext:apply-style-name="Default" calcext:value="=0" calcext:base-cell-address="D4.B6"/>
          </calcext:conditional-format>
          <calcext:conditional-format calcext:target-range-address="D4.D6:D4.E7">
            <calcext:condition calcext:apply-style-name="Heading" calcext:value="begins-with('a')" calcext:base-cell-address="D4.D6"/>
            <calcext:condition calcext:apply-style-name="Default" calcext:value="=0" calcext:base-cell-address="D4.D6"/>
          </calcext:conditional-format>
          <calcext:conditional-format calcext:target-range-address="D4.F6:D4.G7">
            <calcext:condition calcext:apply-style-name="Heading" calcext:value="begins-with('a')" calcext:base-cell-address="D4.F6"/>
            <calcext:condition calcext:apply-style-name="Default" calcext:value="=0" calcext:base-cell-address="D4.F6"/>
          </calcext:conditional-format>
          <calcext:conditional-format calcext:target-range-address="D4.H6:D4.I7">
            <calcext:condition calcext:apply-style-name="Heading" calcext:value="begins-with('a')" calcext:base-cell-address="D4.H6"/>
            <calcext:condition calcext:apply-style-name="Default" calcext:value="=0" calcext:base-cell-address="D4.H6"/>
          </calcext:conditional-format>
          <calcext:conditional-format calcext:target-range-address="D4.J6:D4.K7">
            <calcext:condition calcext:apply-style-name="Heading" calcext:value="begins-with('a')" calcext:base-cell-address="D4.J6"/>
            <calcext:condition calcext:apply-style-name="Default" calcext:value="=0" calcext:base-cell-address="D4.J6"/>
          </calcext:conditional-format>
          <calcext:conditional-format calcext:target-range-address="D4.B8:D4.C9">
            <calcext:condition calcext:apply-style-name="Heading" calcext:value="begins-with('a')" calcext:base-cell-address="D4.B8"/>
            <calcext:condition calcext:apply-style-name="Default" calcext:value="=0" calcext:base-cell-address="D4.B8"/>
          </calcext:conditional-format>
          <calcext:conditional-format calcext:target-range-address="D4.D8:D4.E9">
            <calcext:condition calcext:apply-style-name="Heading" calcext:value="begins-with('a')" calcext:base-cell-address="D4.D8"/>
            <calcext:condition calcext:apply-style-name="Default" calcext:value="=0" calcext:base-cell-address="D4.D8"/>
          </calcext:conditional-format>
          <calcext:conditional-format calcext:target-range-address="D4.F8:D4.G9">
            <calcext:condition calcext:apply-style-name="Heading" calcext:value="begins-with('a')" calcext:base-cell-address="D4.F8"/>
            <calcext:condition calcext:apply-style-name="Default" calcext:value="=0" calcext:base-cell-address="D4.F8"/>
          </calcext:conditional-format>
          <calcext:conditional-format calcext:target-range-address="D4.H8:D4.I9">
            <calcext:condition calcext:apply-style-name="Heading" calcext:value="begins-with('a')" calcext:base-cell-address="D4.H8"/>
            <calcext:condition calcext:apply-style-name="Default" calcext:value="=0" calcext:base-cell-address="D4.H8"/>
          </calcext:conditional-format>
          <calcext:conditional-format calcext:target-range-address="D4.J8:D4.K9">
            <calcext:condition calcext:apply-style-name="Heading" calcext:value="begins-with('a')" calcext:base-cell-address="D4.J8"/>
            <calcext:condition calcext:apply-style-name="Default" calcext:value="=0" calcext:base-cell-address="D4.J8"/>
          </calcext:conditional-format>
          <calcext:conditional-format calcext:target-range-address="D4.B10:D4.C11">
            <calcext:condition calcext:apply-style-name="Heading" calcext:value="begins-with('a')" calcext:base-cell-address="D4.B10"/>
            <calcext:condition calcext:apply-style-name="Default" calcext:value="=0" calcext:base-cell-address="D4.B10"/>
          </calcext:conditional-format>
          <calcext:conditional-format calcext:target-range-address="D4.D10:D4.E11">
            <calcext:condition calcext:apply-style-name="Heading" calcext:value="begins-with('a')" calcext:base-cell-address="D4.D10"/>
            <calcext:condition calcext:apply-style-name="Default" calcext:value="=0" calcext:base-cell-address="D4.D10"/>
          </calcext:conditional-format>
          <calcext:conditional-format calcext:target-range-address="D4.F10:D4.G11">
            <calcext:condition calcext:apply-style-name="Heading" calcext:value="begins-with('a')" calcext:base-cell-address="D4.F10"/>
            <calcext:condition calcext:apply-style-name="Default" calcext:value="=0" calcext:base-cell-address="D4.F10"/>
          </calcext:conditional-format>
          <calcext:conditional-format calcext:target-range-address="D4.H10:D4.I11">
            <calcext:condition calcext:apply-style-name="Heading" calcext:value="begins-with('a')" calcext:base-cell-address="D4.H10"/>
            <calcext:condition calcext:apply-style-name="Default" calcext:value="=0" calcext:base-cell-address="D4.H10"/>
          </calcext:conditional-format>
          <calcext:conditional-format calcext:target-range-address="D4.J10:D4.K11">
            <calcext:condition calcext:apply-style-name="Heading" calcext:value="begins-with('a')" calcext:base-cell-address="D4.J10"/>
            <calcext:condition calcext:apply-style-name="Default" calcext:value="=0" calcext:base-cell-address="D4.J10"/>
          </calcext:conditional-format>
        </calcext:conditional-formats>
      </table:table>
      <table:table table:name="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402"/>
          <table:table-cell table:style-name="ce2412" office:value-type="string" calcext:value-type="string">
            <text:p>D5</text:p>
          </table:table-cell>
          <table:table-cell table:style-name="ce2422"/>
          <table:table-cell table:style-name="ce2432" office:value-type="string" calcext:value-type="string">
            <text:p>D4</text:p>
          </table:table-cell>
          <table:table-cell table:style-name="ce2442"/>
          <table:table-cell table:style-name="ce2452" office:value-type="string" calcext:value-type="string">
            <text:p>D3</text:p>
          </table:table-cell>
          <table:table-cell table:style-name="ce2462"/>
          <table:table-cell table:style-name="ce2472" office:value-type="string" calcext:value-type="string">
            <text:p>D2</text:p>
          </table:table-cell>
          <table:table-cell table:style-name="ce2482"/>
          <table:table-cell table:style-name="ce24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403"/>
          <table:table-cell table:style-name="ce2413"/>
          <table:table-cell table:style-name="ce2423"/>
          <table:table-cell table:style-name="ce2433"/>
          <table:table-cell table:style-name="ce2443"/>
          <table:table-cell table:style-name="ce2453"/>
          <table:table-cell table:style-name="ce2463"/>
          <table:table-cell table:style-name="ce2473"/>
          <table:table-cell table:style-name="ce2483"/>
          <table:table-cell table:style-name="ce2493"/>
          <table:table-cell table:number-columns-repeated="1013"/>
        </table:table-row>
        <table:table-row table:style-name="ro1">
          <table:table-cell/>
          <table:table-cell table:style-name="ce2404"/>
          <table:table-cell table:style-name="ce2414"/>
          <table:table-cell table:style-name="ce2424"/>
          <table:table-cell table:style-name="ce2434" office:value-type="string" calcext:value-type="string">
            <text:p>D5</text:p>
          </table:table-cell>
          <table:table-cell table:style-name="ce2444"/>
          <table:table-cell table:style-name="ce2454" office:value-type="string" calcext:value-type="string">
            <text:p>D4</text:p>
          </table:table-cell>
          <table:table-cell table:style-name="ce2464"/>
          <table:table-cell table:style-name="ce2474" office:value-type="string" calcext:value-type="string">
            <text:p>D3</text:p>
          </table:table-cell>
          <table:table-cell table:style-name="ce2484"/>
          <table:table-cell table:style-name="ce24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405"/>
          <table:table-cell table:style-name="ce2415"/>
          <table:table-cell table:style-name="ce2425"/>
          <table:table-cell table:style-name="ce2435"/>
          <table:table-cell table:style-name="ce2445"/>
          <table:table-cell table:style-name="ce2455"/>
          <table:table-cell table:style-name="ce2465"/>
          <table:table-cell table:style-name="ce2475"/>
          <table:table-cell table:style-name="ce2485"/>
          <table:table-cell table:style-name="ce2495"/>
          <table:table-cell table:number-columns-repeated="1013"/>
        </table:table-row>
        <table:table-row table:style-name="ro1">
          <table:table-cell/>
          <table:table-cell table:style-name="ce2406"/>
          <table:table-cell table:style-name="ce2416"/>
          <table:table-cell table:style-name="ce2426"/>
          <table:table-cell table:style-name="ce2436"/>
          <table:table-cell table:style-name="ce2446"/>
          <table:table-cell table:style-name="ce2456" office:value-type="string" calcext:value-type="string">
            <text:p>D5</text:p>
          </table:table-cell>
          <table:table-cell table:style-name="ce2466"/>
          <table:table-cell table:style-name="ce2476" office:value-type="string" calcext:value-type="string">
            <text:p>D4</text:p>
          </table:table-cell>
          <table:table-cell table:style-name="ce2486"/>
          <table:table-cell table:style-name="ce24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407"/>
          <table:table-cell table:style-name="ce2417"/>
          <table:table-cell table:style-name="ce2427"/>
          <table:table-cell table:style-name="ce2437"/>
          <table:table-cell table:style-name="ce2447"/>
          <table:table-cell table:style-name="ce2457"/>
          <table:table-cell table:style-name="ce2467"/>
          <table:table-cell table:style-name="ce2477"/>
          <table:table-cell table:style-name="ce2487"/>
          <table:table-cell table:style-name="ce2497"/>
          <table:table-cell table:number-columns-repeated="1013"/>
        </table:table-row>
        <table:table-row table:style-name="ro1">
          <table:table-cell/>
          <table:table-cell table:style-name="ce2408"/>
          <table:table-cell table:style-name="ce2418"/>
          <table:table-cell table:style-name="ce2428"/>
          <table:table-cell table:style-name="ce2438"/>
          <table:table-cell table:style-name="ce2448"/>
          <table:table-cell table:style-name="ce2458"/>
          <table:table-cell table:style-name="ce2468"/>
          <table:table-cell table:style-name="ce2478" office:value-type="string" calcext:value-type="string">
            <text:p>D5</text:p>
          </table:table-cell>
          <table:table-cell table:style-name="ce2488"/>
          <table:table-cell table:style-name="ce24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409"/>
          <table:table-cell table:style-name="ce2419"/>
          <table:table-cell table:style-name="ce2429"/>
          <table:table-cell table:style-name="ce2439"/>
          <table:table-cell table:style-name="ce2449"/>
          <table:table-cell table:style-name="ce2459"/>
          <table:table-cell table:style-name="ce2469"/>
          <table:table-cell table:style-name="ce2479"/>
          <table:table-cell table:style-name="ce2489"/>
          <table:table-cell table:style-name="ce2499"/>
          <table:table-cell table:number-columns-repeated="1013"/>
        </table:table-row>
        <table:table-row table:style-name="ro1">
          <table:table-cell/>
          <table:table-cell table:style-name="ce2410"/>
          <table:table-cell table:style-name="ce2420"/>
          <table:table-cell table:style-name="ce2430"/>
          <table:table-cell table:style-name="ce2440"/>
          <table:table-cell table:style-name="ce2450"/>
          <table:table-cell table:style-name="ce2460"/>
          <table:table-cell table:style-name="ce2470"/>
          <table:table-cell table:style-name="ce2480"/>
          <table:table-cell table:style-name="ce2490"/>
          <table:table-cell table:style-name="ce25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411"/>
          <table:table-cell table:style-name="ce2421"/>
          <table:table-cell table:style-name="ce2431"/>
          <table:table-cell table:style-name="ce2441"/>
          <table:table-cell table:style-name="ce2451"/>
          <table:table-cell table:style-name="ce2461"/>
          <table:table-cell table:style-name="ce2471"/>
          <table:table-cell table:style-name="ce2481"/>
          <table:table-cell table:style-name="ce2491"/>
          <table:table-cell table:style-name="ce2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5.B2:D5.C3">
            <calcext:condition calcext:apply-style-name="Heading" calcext:value="begins-with('a')" calcext:base-cell-address="D5.B2"/>
            <calcext:condition calcext:apply-style-name="Default" calcext:value="=0" calcext:base-cell-address="D5.B2"/>
          </calcext:conditional-format>
          <calcext:conditional-format calcext:target-range-address="D5.D2:D5.E3">
            <calcext:condition calcext:apply-style-name="Heading" calcext:value="begins-with('a')" calcext:base-cell-address="D5.D2"/>
            <calcext:condition calcext:apply-style-name="Default" calcext:value="=0" calcext:base-cell-address="D5.D2"/>
          </calcext:conditional-format>
          <calcext:conditional-format calcext:target-range-address="D5.F2:D5.G3">
            <calcext:condition calcext:apply-style-name="Heading" calcext:value="begins-with('a')" calcext:base-cell-address="D5.F2"/>
            <calcext:condition calcext:apply-style-name="Default" calcext:value="=0" calcext:base-cell-address="D5.F2"/>
          </calcext:conditional-format>
          <calcext:conditional-format calcext:target-range-address="D5.H2:D5.I3">
            <calcext:condition calcext:apply-style-name="Heading" calcext:value="begins-with('a')" calcext:base-cell-address="D5.H2"/>
            <calcext:condition calcext:apply-style-name="Default" calcext:value="=0" calcext:base-cell-address="D5.H2"/>
          </calcext:conditional-format>
          <calcext:conditional-format calcext:target-range-address="D5.J2:D5.K3">
            <calcext:condition calcext:apply-style-name="Heading" calcext:value="begins-with('a')" calcext:base-cell-address="D5.J2"/>
            <calcext:condition calcext:apply-style-name="Default" calcext:value="=0" calcext:base-cell-address="D5.J2"/>
          </calcext:conditional-format>
          <calcext:conditional-format calcext:target-range-address="D5.B4:D5.C5">
            <calcext:condition calcext:apply-style-name="Heading" calcext:value="begins-with('a')" calcext:base-cell-address="D5.B4"/>
            <calcext:condition calcext:apply-style-name="Default" calcext:value="=0" calcext:base-cell-address="D5.B4"/>
          </calcext:conditional-format>
          <calcext:conditional-format calcext:target-range-address="D5.D4:D5.E5">
            <calcext:condition calcext:apply-style-name="Heading" calcext:value="begins-with('a')" calcext:base-cell-address="D5.D4"/>
            <calcext:condition calcext:apply-style-name="Default" calcext:value="=0" calcext:base-cell-address="D5.D4"/>
          </calcext:conditional-format>
          <calcext:conditional-format calcext:target-range-address="D5.F4:D5.G5">
            <calcext:condition calcext:apply-style-name="Heading" calcext:value="begins-with('a')" calcext:base-cell-address="D5.F4"/>
            <calcext:condition calcext:apply-style-name="Default" calcext:value="=0" calcext:base-cell-address="D5.F4"/>
          </calcext:conditional-format>
          <calcext:conditional-format calcext:target-range-address="D5.H4:D5.I5">
            <calcext:condition calcext:apply-style-name="Heading" calcext:value="begins-with('a')" calcext:base-cell-address="D5.H4"/>
            <calcext:condition calcext:apply-style-name="Default" calcext:value="=0" calcext:base-cell-address="D5.H4"/>
          </calcext:conditional-format>
          <calcext:conditional-format calcext:target-range-address="D5.J4:D5.K5">
            <calcext:condition calcext:apply-style-name="Heading" calcext:value="begins-with('a')" calcext:base-cell-address="D5.J4"/>
            <calcext:condition calcext:apply-style-name="Default" calcext:value="=0" calcext:base-cell-address="D5.J4"/>
          </calcext:conditional-format>
          <calcext:conditional-format calcext:target-range-address="D5.B6:D5.C7">
            <calcext:condition calcext:apply-style-name="Heading" calcext:value="begins-with('a')" calcext:base-cell-address="D5.B6"/>
            <calcext:condition calcext:apply-style-name="Default" calcext:value="=0" calcext:base-cell-address="D5.B6"/>
          </calcext:conditional-format>
          <calcext:conditional-format calcext:target-range-address="D5.D6:D5.E7">
            <calcext:condition calcext:apply-style-name="Heading" calcext:value="begins-with('a')" calcext:base-cell-address="D5.D6"/>
            <calcext:condition calcext:apply-style-name="Default" calcext:value="=0" calcext:base-cell-address="D5.D6"/>
          </calcext:conditional-format>
          <calcext:conditional-format calcext:target-range-address="D5.F6:D5.G7">
            <calcext:condition calcext:apply-style-name="Heading" calcext:value="begins-with('a')" calcext:base-cell-address="D5.F6"/>
            <calcext:condition calcext:apply-style-name="Default" calcext:value="=0" calcext:base-cell-address="D5.F6"/>
          </calcext:conditional-format>
          <calcext:conditional-format calcext:target-range-address="D5.H6:D5.I7">
            <calcext:condition calcext:apply-style-name="Heading" calcext:value="begins-with('a')" calcext:base-cell-address="D5.H6"/>
            <calcext:condition calcext:apply-style-name="Default" calcext:value="=0" calcext:base-cell-address="D5.H6"/>
          </calcext:conditional-format>
          <calcext:conditional-format calcext:target-range-address="D5.J6:D5.K7">
            <calcext:condition calcext:apply-style-name="Heading" calcext:value="begins-with('a')" calcext:base-cell-address="D5.J6"/>
            <calcext:condition calcext:apply-style-name="Default" calcext:value="=0" calcext:base-cell-address="D5.J6"/>
          </calcext:conditional-format>
          <calcext:conditional-format calcext:target-range-address="D5.B8:D5.C9">
            <calcext:condition calcext:apply-style-name="Heading" calcext:value="begins-with('a')" calcext:base-cell-address="D5.B8"/>
            <calcext:condition calcext:apply-style-name="Default" calcext:value="=0" calcext:base-cell-address="D5.B8"/>
          </calcext:conditional-format>
          <calcext:conditional-format calcext:target-range-address="D5.D8:D5.E9">
            <calcext:condition calcext:apply-style-name="Heading" calcext:value="begins-with('a')" calcext:base-cell-address="D5.D8"/>
            <calcext:condition calcext:apply-style-name="Default" calcext:value="=0" calcext:base-cell-address="D5.D8"/>
          </calcext:conditional-format>
          <calcext:conditional-format calcext:target-range-address="D5.F8:D5.G9">
            <calcext:condition calcext:apply-style-name="Heading" calcext:value="begins-with('a')" calcext:base-cell-address="D5.F8"/>
            <calcext:condition calcext:apply-style-name="Default" calcext:value="=0" calcext:base-cell-address="D5.F8"/>
          </calcext:conditional-format>
          <calcext:conditional-format calcext:target-range-address="D5.H8:D5.I9">
            <calcext:condition calcext:apply-style-name="Heading" calcext:value="begins-with('a')" calcext:base-cell-address="D5.H8"/>
            <calcext:condition calcext:apply-style-name="Default" calcext:value="=0" calcext:base-cell-address="D5.H8"/>
          </calcext:conditional-format>
          <calcext:conditional-format calcext:target-range-address="D5.J8:D5.K9">
            <calcext:condition calcext:apply-style-name="Heading" calcext:value="begins-with('a')" calcext:base-cell-address="D5.J8"/>
            <calcext:condition calcext:apply-style-name="Default" calcext:value="=0" calcext:base-cell-address="D5.J8"/>
          </calcext:conditional-format>
          <calcext:conditional-format calcext:target-range-address="D5.B10:D5.C11">
            <calcext:condition calcext:apply-style-name="Heading" calcext:value="begins-with('a')" calcext:base-cell-address="D5.B10"/>
            <calcext:condition calcext:apply-style-name="Default" calcext:value="=0" calcext:base-cell-address="D5.B10"/>
          </calcext:conditional-format>
          <calcext:conditional-format calcext:target-range-address="D5.D10:D5.E11">
            <calcext:condition calcext:apply-style-name="Heading" calcext:value="begins-with('a')" calcext:base-cell-address="D5.D10"/>
            <calcext:condition calcext:apply-style-name="Default" calcext:value="=0" calcext:base-cell-address="D5.D10"/>
          </calcext:conditional-format>
          <calcext:conditional-format calcext:target-range-address="D5.F10:D5.G11">
            <calcext:condition calcext:apply-style-name="Heading" calcext:value="begins-with('a')" calcext:base-cell-address="D5.F10"/>
            <calcext:condition calcext:apply-style-name="Default" calcext:value="=0" calcext:base-cell-address="D5.F10"/>
          </calcext:conditional-format>
          <calcext:conditional-format calcext:target-range-address="D5.H10:D5.I11">
            <calcext:condition calcext:apply-style-name="Heading" calcext:value="begins-with('a')" calcext:base-cell-address="D5.H10"/>
            <calcext:condition calcext:apply-style-name="Default" calcext:value="=0" calcext:base-cell-address="D5.H10"/>
          </calcext:conditional-format>
          <calcext:conditional-format calcext:target-range-address="D5.J10:D5.K11">
            <calcext:condition calcext:apply-style-name="Heading" calcext:value="begins-with('a')" calcext:base-cell-address="D5.J10"/>
            <calcext:condition calcext:apply-style-name="Default" calcext:value="=0" calcext:base-cell-address="D5.J10"/>
          </calcext:conditional-format>
        </calcext:conditional-formats>
      </table:table>
      <table:table table:name="A1B1C1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502" office:value-type="string" calcext:value-type="string">
            <text:p>A1</text:p>
          </table:table-cell>
          <table:table-cell table:style-name="ce2512"/>
          <table:table-cell table:style-name="ce2522"/>
          <table:table-cell table:style-name="ce2532"/>
          <table:table-cell table:style-name="ce2542"/>
          <table:table-cell table:style-name="ce2552"/>
          <table:table-cell table:style-name="ce2562"/>
          <table:table-cell table:style-name="ce2572"/>
          <table:table-cell table:style-name="ce2582"/>
          <table:table-cell table:style-name="ce25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503"/>
          <table:table-cell table:style-name="ce2513"/>
          <table:table-cell table:style-name="ce2523"/>
          <table:table-cell table:style-name="ce2533"/>
          <table:table-cell table:style-name="ce2543"/>
          <table:table-cell table:style-name="ce2553"/>
          <table:table-cell table:style-name="ce2563"/>
          <table:table-cell table:style-name="ce2573"/>
          <table:table-cell table:style-name="ce2583"/>
          <table:table-cell table:style-name="ce2593"/>
          <table:table-cell table:number-columns-repeated="1013"/>
        </table:table-row>
        <table:table-row table:style-name="ro1">
          <table:table-cell/>
          <table:table-cell table:style-name="ce2504"/>
          <table:table-cell table:style-name="ce2514"/>
          <table:table-cell table:style-name="ce2524"/>
          <table:table-cell table:style-name="ce2534"/>
          <table:table-cell table:style-name="ce2544"/>
          <table:table-cell table:style-name="ce2554"/>
          <table:table-cell table:style-name="ce2564"/>
          <table:table-cell table:style-name="ce2574"/>
          <table:table-cell table:style-name="ce2584"/>
          <table:table-cell table:style-name="ce2594"/>
          <table:table-cell table:number-columns-repeated="1013"/>
        </table:table-row>
        <table:table-row table:style-name="ro1">
          <table:table-cell/>
          <table:table-cell table:style-name="ce2505"/>
          <table:table-cell table:style-name="ce2515"/>
          <table:table-cell table:style-name="ce2525"/>
          <table:table-cell table:style-name="ce2535"/>
          <table:table-cell table:style-name="ce2545"/>
          <table:table-cell table:style-name="ce2555"/>
          <table:table-cell table:style-name="ce2565"/>
          <table:table-cell table:style-name="ce2575"/>
          <table:table-cell table:style-name="ce2585"/>
          <table:table-cell table:style-name="ce2595"/>
          <table:table-cell table:number-columns-repeated="1013"/>
        </table:table-row>
        <table:table-row table:style-name="ro1">
          <table:table-cell/>
          <table:table-cell table:style-name="ce2506"/>
          <table:table-cell table:style-name="ce2516"/>
          <table:table-cell table:style-name="ce2526"/>
          <table:table-cell table:style-name="ce2536"/>
          <table:table-cell table:style-name="ce2546"/>
          <table:table-cell table:style-name="ce2556"/>
          <table:table-cell table:style-name="ce2566"/>
          <table:table-cell table:style-name="ce2576"/>
          <table:table-cell table:style-name="ce2586"/>
          <table:table-cell table:style-name="ce2596"/>
          <table:table-cell table:number-columns-repeated="1013"/>
        </table:table-row>
        <table:table-row table:style-name="ro1">
          <table:table-cell/>
          <table:table-cell table:style-name="ce2507"/>
          <table:table-cell table:style-name="ce2517"/>
          <table:table-cell table:style-name="ce2527"/>
          <table:table-cell table:style-name="ce2537"/>
          <table:table-cell table:style-name="ce2547"/>
          <table:table-cell table:style-name="ce2557"/>
          <table:table-cell table:style-name="ce2567"/>
          <table:table-cell table:style-name="ce2577"/>
          <table:table-cell table:style-name="ce2587"/>
          <table:table-cell table:style-name="ce2597"/>
          <table:table-cell table:number-columns-repeated="1013"/>
        </table:table-row>
        <table:table-row table:style-name="ro1">
          <table:table-cell/>
          <table:table-cell table:style-name="ce2508"/>
          <table:table-cell table:style-name="ce2518"/>
          <table:table-cell table:style-name="ce2528"/>
          <table:table-cell table:style-name="ce2538"/>
          <table:table-cell table:style-name="ce2548"/>
          <table:table-cell table:style-name="ce2558"/>
          <table:table-cell table:style-name="ce2568"/>
          <table:table-cell table:style-name="ce2578"/>
          <table:table-cell table:style-name="ce2588"/>
          <table:table-cell table:style-name="ce2598"/>
          <table:table-cell table:number-columns-repeated="1013"/>
        </table:table-row>
        <table:table-row table:style-name="ro1">
          <table:table-cell/>
          <table:table-cell table:style-name="ce2509"/>
          <table:table-cell table:style-name="ce2519"/>
          <table:table-cell table:style-name="ce2529"/>
          <table:table-cell table:style-name="ce2539"/>
          <table:table-cell table:style-name="ce2549"/>
          <table:table-cell table:style-name="ce2559"/>
          <table:table-cell table:style-name="ce2569"/>
          <table:table-cell table:style-name="ce2579"/>
          <table:table-cell table:style-name="ce2589"/>
          <table:table-cell table:style-name="ce2599"/>
          <table:table-cell table:number-columns-repeated="1013"/>
        </table:table-row>
        <table:table-row table:style-name="ro1">
          <table:table-cell/>
          <table:table-cell table:style-name="ce2510"/>
          <table:table-cell table:style-name="ce2520"/>
          <table:table-cell table:style-name="ce2530"/>
          <table:table-cell table:style-name="ce2540"/>
          <table:table-cell table:style-name="ce2550"/>
          <table:table-cell table:style-name="ce2560"/>
          <table:table-cell table:style-name="ce2570"/>
          <table:table-cell table:style-name="ce2580"/>
          <table:table-cell table:style-name="ce2590"/>
          <table:table-cell table:style-name="ce2600"/>
          <table:table-cell table:number-columns-repeated="1013"/>
        </table:table-row>
        <table:table-row table:style-name="ro1">
          <table:table-cell/>
          <table:table-cell table:style-name="ce2511" office:value-type="string" calcext:value-type="string">
            <text:p>B1</text:p>
          </table:table-cell>
          <table:table-cell table:style-name="ce2521"/>
          <table:table-cell table:style-name="ce2531"/>
          <table:table-cell table:style-name="ce2541"/>
          <table:table-cell table:style-name="ce2551"/>
          <table:table-cell table:style-name="ce2561"/>
          <table:table-cell table:style-name="ce2571"/>
          <table:table-cell table:style-name="ce2581"/>
          <table:table-cell table:style-name="ce2591"/>
          <table:table-cell table:style-name="ce2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C1D1.B2:A1B1C1D1.C3">
            <calcext:condition calcext:apply-style-name="Heading" calcext:value="begins-with('a')" calcext:base-cell-address="A1B1C1D1.B2"/>
            <calcext:condition calcext:apply-style-name="Default" calcext:value="=0" calcext:base-cell-address="A1B1C1D1.B2"/>
          </calcext:conditional-format>
          <calcext:conditional-format calcext:target-range-address="A1B1C1D1.D2:A1B1C1D1.E3">
            <calcext:condition calcext:apply-style-name="Heading" calcext:value="begins-with('a')" calcext:base-cell-address="A1B1C1D1.D2"/>
            <calcext:condition calcext:apply-style-name="Default" calcext:value="=0" calcext:base-cell-address="A1B1C1D1.D2"/>
          </calcext:conditional-format>
          <calcext:conditional-format calcext:target-range-address="A1B1C1D1.F2:A1B1C1D1.G3">
            <calcext:condition calcext:apply-style-name="Heading" calcext:value="begins-with('a')" calcext:base-cell-address="A1B1C1D1.F2"/>
            <calcext:condition calcext:apply-style-name="Default" calcext:value="=0" calcext:base-cell-address="A1B1C1D1.F2"/>
          </calcext:conditional-format>
          <calcext:conditional-format calcext:target-range-address="A1B1C1D1.H2:A1B1C1D1.I3">
            <calcext:condition calcext:apply-style-name="Heading" calcext:value="begins-with('a')" calcext:base-cell-address="A1B1C1D1.H2"/>
            <calcext:condition calcext:apply-style-name="Default" calcext:value="=0" calcext:base-cell-address="A1B1C1D1.H2"/>
          </calcext:conditional-format>
          <calcext:conditional-format calcext:target-range-address="A1B1C1D1.J2:A1B1C1D1.K3">
            <calcext:condition calcext:apply-style-name="Heading" calcext:value="begins-with('a')" calcext:base-cell-address="A1B1C1D1.J2"/>
            <calcext:condition calcext:apply-style-name="Default" calcext:value="=0" calcext:base-cell-address="A1B1C1D1.J2"/>
          </calcext:conditional-format>
          <calcext:conditional-format calcext:target-range-address="A1B1C1D1.B4:A1B1C1D1.C5">
            <calcext:condition calcext:apply-style-name="Heading" calcext:value="begins-with('a')" calcext:base-cell-address="A1B1C1D1.B4"/>
            <calcext:condition calcext:apply-style-name="Default" calcext:value="=0" calcext:base-cell-address="A1B1C1D1.B4"/>
          </calcext:conditional-format>
          <calcext:conditional-format calcext:target-range-address="A1B1C1D1.D4:A1B1C1D1.E5">
            <calcext:condition calcext:apply-style-name="Heading" calcext:value="begins-with('a')" calcext:base-cell-address="A1B1C1D1.D4"/>
            <calcext:condition calcext:apply-style-name="Default" calcext:value="=0" calcext:base-cell-address="A1B1C1D1.D4"/>
          </calcext:conditional-format>
          <calcext:conditional-format calcext:target-range-address="A1B1C1D1.F4:A1B1C1D1.G5">
            <calcext:condition calcext:apply-style-name="Heading" calcext:value="begins-with('a')" calcext:base-cell-address="A1B1C1D1.F4"/>
            <calcext:condition calcext:apply-style-name="Default" calcext:value="=0" calcext:base-cell-address="A1B1C1D1.F4"/>
          </calcext:conditional-format>
          <calcext:conditional-format calcext:target-range-address="A1B1C1D1.H4:A1B1C1D1.I5">
            <calcext:condition calcext:apply-style-name="Heading" calcext:value="begins-with('a')" calcext:base-cell-address="A1B1C1D1.H4"/>
            <calcext:condition calcext:apply-style-name="Default" calcext:value="=0" calcext:base-cell-address="A1B1C1D1.H4"/>
          </calcext:conditional-format>
          <calcext:conditional-format calcext:target-range-address="A1B1C1D1.J4:A1B1C1D1.K5">
            <calcext:condition calcext:apply-style-name="Heading" calcext:value="begins-with('a')" calcext:base-cell-address="A1B1C1D1.J4"/>
            <calcext:condition calcext:apply-style-name="Default" calcext:value="=0" calcext:base-cell-address="A1B1C1D1.J4"/>
          </calcext:conditional-format>
          <calcext:conditional-format calcext:target-range-address="A1B1C1D1.B6:A1B1C1D1.C7">
            <calcext:condition calcext:apply-style-name="Heading" calcext:value="begins-with('a')" calcext:base-cell-address="A1B1C1D1.B6"/>
            <calcext:condition calcext:apply-style-name="Default" calcext:value="=0" calcext:base-cell-address="A1B1C1D1.B6"/>
          </calcext:conditional-format>
          <calcext:conditional-format calcext:target-range-address="A1B1C1D1.D6:A1B1C1D1.E7">
            <calcext:condition calcext:apply-style-name="Heading" calcext:value="begins-with('a')" calcext:base-cell-address="A1B1C1D1.D6"/>
            <calcext:condition calcext:apply-style-name="Default" calcext:value="=0" calcext:base-cell-address="A1B1C1D1.D6"/>
          </calcext:conditional-format>
          <calcext:conditional-format calcext:target-range-address="A1B1C1D1.F6:A1B1C1D1.G7">
            <calcext:condition calcext:apply-style-name="Heading" calcext:value="begins-with('a')" calcext:base-cell-address="A1B1C1D1.F6"/>
            <calcext:condition calcext:apply-style-name="Default" calcext:value="=0" calcext:base-cell-address="A1B1C1D1.F6"/>
          </calcext:conditional-format>
          <calcext:conditional-format calcext:target-range-address="A1B1C1D1.H6:A1B1C1D1.I7">
            <calcext:condition calcext:apply-style-name="Heading" calcext:value="begins-with('a')" calcext:base-cell-address="A1B1C1D1.H6"/>
            <calcext:condition calcext:apply-style-name="Default" calcext:value="=0" calcext:base-cell-address="A1B1C1D1.H6"/>
          </calcext:conditional-format>
          <calcext:conditional-format calcext:target-range-address="A1B1C1D1.J6:A1B1C1D1.K7">
            <calcext:condition calcext:apply-style-name="Heading" calcext:value="begins-with('a')" calcext:base-cell-address="A1B1C1D1.J6"/>
            <calcext:condition calcext:apply-style-name="Default" calcext:value="=0" calcext:base-cell-address="A1B1C1D1.J6"/>
          </calcext:conditional-format>
          <calcext:conditional-format calcext:target-range-address="A1B1C1D1.B8:A1B1C1D1.C9">
            <calcext:condition calcext:apply-style-name="Heading" calcext:value="begins-with('a')" calcext:base-cell-address="A1B1C1D1.B8"/>
            <calcext:condition calcext:apply-style-name="Default" calcext:value="=0" calcext:base-cell-address="A1B1C1D1.B8"/>
          </calcext:conditional-format>
          <calcext:conditional-format calcext:target-range-address="A1B1C1D1.D8:A1B1C1D1.E9">
            <calcext:condition calcext:apply-style-name="Heading" calcext:value="begins-with('a')" calcext:base-cell-address="A1B1C1D1.D8"/>
            <calcext:condition calcext:apply-style-name="Default" calcext:value="=0" calcext:base-cell-address="A1B1C1D1.D8"/>
          </calcext:conditional-format>
          <calcext:conditional-format calcext:target-range-address="A1B1C1D1.F8:A1B1C1D1.G9">
            <calcext:condition calcext:apply-style-name="Heading" calcext:value="begins-with('a')" calcext:base-cell-address="A1B1C1D1.F8"/>
            <calcext:condition calcext:apply-style-name="Default" calcext:value="=0" calcext:base-cell-address="A1B1C1D1.F8"/>
          </calcext:conditional-format>
          <calcext:conditional-format calcext:target-range-address="A1B1C1D1.H8:A1B1C1D1.I9">
            <calcext:condition calcext:apply-style-name="Heading" calcext:value="begins-with('a')" calcext:base-cell-address="A1B1C1D1.H8"/>
            <calcext:condition calcext:apply-style-name="Default" calcext:value="=0" calcext:base-cell-address="A1B1C1D1.H8"/>
          </calcext:conditional-format>
          <calcext:conditional-format calcext:target-range-address="A1B1C1D1.J8:A1B1C1D1.K9">
            <calcext:condition calcext:apply-style-name="Heading" calcext:value="begins-with('a')" calcext:base-cell-address="A1B1C1D1.J8"/>
            <calcext:condition calcext:apply-style-name="Default" calcext:value="=0" calcext:base-cell-address="A1B1C1D1.J8"/>
          </calcext:conditional-format>
          <calcext:conditional-format calcext:target-range-address="A1B1C1D1.B10:A1B1C1D1.C11">
            <calcext:condition calcext:apply-style-name="Heading" calcext:value="begins-with('a')" calcext:base-cell-address="A1B1C1D1.B10"/>
            <calcext:condition calcext:apply-style-name="Default" calcext:value="=0" calcext:base-cell-address="A1B1C1D1.B10"/>
          </calcext:conditional-format>
          <calcext:conditional-format calcext:target-range-address="A1B1C1D1.D10:A1B1C1D1.E11">
            <calcext:condition calcext:apply-style-name="Heading" calcext:value="begins-with('a')" calcext:base-cell-address="A1B1C1D1.D10"/>
            <calcext:condition calcext:apply-style-name="Default" calcext:value="=0" calcext:base-cell-address="A1B1C1D1.D10"/>
          </calcext:conditional-format>
          <calcext:conditional-format calcext:target-range-address="A1B1C1D1.F10:A1B1C1D1.G11">
            <calcext:condition calcext:apply-style-name="Heading" calcext:value="begins-with('a')" calcext:base-cell-address="A1B1C1D1.F10"/>
            <calcext:condition calcext:apply-style-name="Default" calcext:value="=0" calcext:base-cell-address="A1B1C1D1.F10"/>
          </calcext:conditional-format>
          <calcext:conditional-format calcext:target-range-address="A1B1C1D1.H10:A1B1C1D1.I11">
            <calcext:condition calcext:apply-style-name="Heading" calcext:value="begins-with('a')" calcext:base-cell-address="A1B1C1D1.H10"/>
            <calcext:condition calcext:apply-style-name="Default" calcext:value="=0" calcext:base-cell-address="A1B1C1D1.H10"/>
          </calcext:conditional-format>
          <calcext:conditional-format calcext:target-range-address="A1B1C1D1.J10:A1B1C1D1.K11">
            <calcext:condition calcext:apply-style-name="Heading" calcext:value="begins-with('a')" calcext:base-cell-address="A1B1C1D1.J10"/>
            <calcext:condition calcext:apply-style-name="Default" calcext:value="=0" calcext:base-cell-address="A1B1C1D1.J10"/>
          </calcext:conditional-format>
        </calcext:conditional-formats>
      </table:table>
      <table:table table:name="A2B2C2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602" office:value-type="string" calcext:value-type="string">
            <text:p>A1</text:p>
          </table:table-cell>
          <table:table-cell table:style-name="ce2612"/>
          <table:table-cell table:style-name="ce2622" office:value-type="string" calcext:value-type="string">
            <text:p>A2</text:p>
          </table:table-cell>
          <table:table-cell table:style-name="ce2632"/>
          <table:table-cell table:style-name="ce2642"/>
          <table:table-cell table:style-name="ce2652"/>
          <table:table-cell table:style-name="ce2662"/>
          <table:table-cell table:style-name="ce2672" office:value-type="string" calcext:value-type="string">
            <text:p>D2</text:p>
          </table:table-cell>
          <table:table-cell table:style-name="ce2682"/>
          <table:table-cell table:style-name="ce26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603"/>
          <table:table-cell table:style-name="ce2613"/>
          <table:table-cell table:style-name="ce2623"/>
          <table:table-cell table:style-name="ce2633"/>
          <table:table-cell table:style-name="ce2643"/>
          <table:table-cell table:style-name="ce2653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1013"/>
        </table:table-row>
        <table:table-row table:style-name="ro1">
          <table:table-cell/>
          <table:table-cell table:style-name="ce2604" office:value-type="string" calcext:value-type="string">
            <text:p>A2</text:p>
          </table:table-cell>
          <table:table-cell table:style-name="ce2614"/>
          <table:table-cell table:style-name="ce2624"/>
          <table:table-cell table:style-name="ce2634"/>
          <table:table-cell table:style-name="ce2644"/>
          <table:table-cell table:style-name="ce2654"/>
          <table:table-cell table:style-name="ce2664"/>
          <table:table-cell table:style-name="ce2674"/>
          <table:table-cell table:style-name="ce2684"/>
          <table:table-cell table:style-name="ce26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605"/>
          <table:table-cell table:style-name="ce2615"/>
          <table:table-cell table:style-name="ce2625"/>
          <table:table-cell table:style-name="ce2635"/>
          <table:table-cell table:style-name="ce2645"/>
          <table:table-cell table:style-name="ce2655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1013"/>
        </table:table-row>
        <table:table-row table:style-name="ro1">
          <table:table-cell/>
          <table:table-cell table:style-name="ce2606"/>
          <table:table-cell table:style-name="ce2616"/>
          <table:table-cell table:style-name="ce2626"/>
          <table:table-cell table:style-name="ce2636"/>
          <table:table-cell table:style-name="ce2646"/>
          <table:table-cell table:style-name="ce2656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1013"/>
        </table:table-row>
        <table:table-row table:style-name="ro1">
          <table:table-cell/>
          <table:table-cell table:style-name="ce2607"/>
          <table:table-cell table:style-name="ce2617"/>
          <table:table-cell table:style-name="ce2627"/>
          <table:table-cell table:style-name="ce2637"/>
          <table:table-cell table:style-name="ce2647"/>
          <table:table-cell table:style-name="ce2657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1013"/>
        </table:table-row>
        <table:table-row table:style-name="ro1">
          <table:table-cell/>
          <table:table-cell table:style-name="ce2608"/>
          <table:table-cell table:style-name="ce2618"/>
          <table:table-cell table:style-name="ce2628"/>
          <table:table-cell table:style-name="ce2638"/>
          <table:table-cell table:style-name="ce2648"/>
          <table:table-cell table:style-name="ce2658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1013"/>
        </table:table-row>
        <table:table-row table:style-name="ro1">
          <table:table-cell/>
          <table:table-cell table:style-name="ce2609" office:value-type="string" calcext:value-type="string">
            <text:p>B2</text:p>
          </table:table-cell>
          <table:table-cell table:style-name="ce2619"/>
          <table:table-cell table:style-name="ce2629"/>
          <table:table-cell table:style-name="ce2639"/>
          <table:table-cell table:style-name="ce2649"/>
          <table:table-cell table:style-name="ce2659"/>
          <table:table-cell table:style-name="ce2669"/>
          <table:table-cell table:style-name="ce2679"/>
          <table:table-cell table:style-name="ce2689"/>
          <table:table-cell table:style-name="ce2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610"/>
          <table:table-cell table:style-name="ce2620"/>
          <table:table-cell table:style-name="ce2630"/>
          <table:table-cell table:style-name="ce2640"/>
          <table:table-cell table:style-name="ce2650"/>
          <table:table-cell table:style-name="ce2660"/>
          <table:table-cell table:style-name="ce2670"/>
          <table:table-cell table:style-name="ce2680"/>
          <table:table-cell table:style-name="ce2690"/>
          <table:table-cell table:style-name="ce2700"/>
          <table:table-cell table:number-columns-repeated="1013"/>
        </table:table-row>
        <table:table-row table:style-name="ro1">
          <table:table-cell/>
          <table:table-cell table:style-name="ce2611" office:value-type="string" calcext:value-type="string">
            <text:p>B1</text:p>
          </table:table-cell>
          <table:table-cell table:style-name="ce2621"/>
          <table:table-cell table:style-name="ce2631" office:value-type="string" calcext:value-type="string">
            <text:p>B2</text:p>
          </table:table-cell>
          <table:table-cell table:style-name="ce2641"/>
          <table:table-cell table:style-name="ce2651"/>
          <table:table-cell table:style-name="ce2661"/>
          <table:table-cell table:style-name="ce2671"/>
          <table:table-cell table:style-name="ce2681" office:value-type="string" calcext:value-type="string">
            <text:p>C2</text:p>
          </table:table-cell>
          <table:table-cell table:style-name="ce2691"/>
          <table:table-cell table:style-name="ce2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C2D2.B2:A2B2C2D2.C3">
            <calcext:condition calcext:apply-style-name="Heading" calcext:value="begins-with('a')" calcext:base-cell-address="A2B2C2D2.B2"/>
            <calcext:condition calcext:apply-style-name="Default" calcext:value="=0" calcext:base-cell-address="A2B2C2D2.B2"/>
          </calcext:conditional-format>
          <calcext:conditional-format calcext:target-range-address="A2B2C2D2.D2:A2B2C2D2.E3">
            <calcext:condition calcext:apply-style-name="Heading" calcext:value="begins-with('a')" calcext:base-cell-address="A2B2C2D2.D2"/>
            <calcext:condition calcext:apply-style-name="Default" calcext:value="=0" calcext:base-cell-address="A2B2C2D2.D2"/>
          </calcext:conditional-format>
          <calcext:conditional-format calcext:target-range-address="A2B2C2D2.F2:A2B2C2D2.G3">
            <calcext:condition calcext:apply-style-name="Heading" calcext:value="begins-with('a')" calcext:base-cell-address="A2B2C2D2.F2"/>
            <calcext:condition calcext:apply-style-name="Default" calcext:value="=0" calcext:base-cell-address="A2B2C2D2.F2"/>
          </calcext:conditional-format>
          <calcext:conditional-format calcext:target-range-address="A2B2C2D2.H2:A2B2C2D2.I3">
            <calcext:condition calcext:apply-style-name="Heading" calcext:value="begins-with('a')" calcext:base-cell-address="A2B2C2D2.H2"/>
            <calcext:condition calcext:apply-style-name="Default" calcext:value="=0" calcext:base-cell-address="A2B2C2D2.H2"/>
          </calcext:conditional-format>
          <calcext:conditional-format calcext:target-range-address="A2B2C2D2.J2:A2B2C2D2.K3">
            <calcext:condition calcext:apply-style-name="Heading" calcext:value="begins-with('a')" calcext:base-cell-address="A2B2C2D2.J2"/>
            <calcext:condition calcext:apply-style-name="Default" calcext:value="=0" calcext:base-cell-address="A2B2C2D2.J2"/>
          </calcext:conditional-format>
          <calcext:conditional-format calcext:target-range-address="A2B2C2D2.B4:A2B2C2D2.C5">
            <calcext:condition calcext:apply-style-name="Heading" calcext:value="begins-with('a')" calcext:base-cell-address="A2B2C2D2.B4"/>
            <calcext:condition calcext:apply-style-name="Default" calcext:value="=0" calcext:base-cell-address="A2B2C2D2.B4"/>
          </calcext:conditional-format>
          <calcext:conditional-format calcext:target-range-address="A2B2C2D2.D4:A2B2C2D2.E5">
            <calcext:condition calcext:apply-style-name="Heading" calcext:value="begins-with('a')" calcext:base-cell-address="A2B2C2D2.D4"/>
            <calcext:condition calcext:apply-style-name="Default" calcext:value="=0" calcext:base-cell-address="A2B2C2D2.D4"/>
          </calcext:conditional-format>
          <calcext:conditional-format calcext:target-range-address="A2B2C2D2.F4:A2B2C2D2.G5">
            <calcext:condition calcext:apply-style-name="Heading" calcext:value="begins-with('a')" calcext:base-cell-address="A2B2C2D2.F4"/>
            <calcext:condition calcext:apply-style-name="Default" calcext:value="=0" calcext:base-cell-address="A2B2C2D2.F4"/>
          </calcext:conditional-format>
          <calcext:conditional-format calcext:target-range-address="A2B2C2D2.H4:A2B2C2D2.I5">
            <calcext:condition calcext:apply-style-name="Heading" calcext:value="begins-with('a')" calcext:base-cell-address="A2B2C2D2.H4"/>
            <calcext:condition calcext:apply-style-name="Default" calcext:value="=0" calcext:base-cell-address="A2B2C2D2.H4"/>
          </calcext:conditional-format>
          <calcext:conditional-format calcext:target-range-address="A2B2C2D2.J4:A2B2C2D2.K5">
            <calcext:condition calcext:apply-style-name="Heading" calcext:value="begins-with('a')" calcext:base-cell-address="A2B2C2D2.J4"/>
            <calcext:condition calcext:apply-style-name="Default" calcext:value="=0" calcext:base-cell-address="A2B2C2D2.J4"/>
          </calcext:conditional-format>
          <calcext:conditional-format calcext:target-range-address="A2B2C2D2.B6:A2B2C2D2.C7">
            <calcext:condition calcext:apply-style-name="Heading" calcext:value="begins-with('a')" calcext:base-cell-address="A2B2C2D2.B6"/>
            <calcext:condition calcext:apply-style-name="Default" calcext:value="=0" calcext:base-cell-address="A2B2C2D2.B6"/>
          </calcext:conditional-format>
          <calcext:conditional-format calcext:target-range-address="A2B2C2D2.D6:A2B2C2D2.E7">
            <calcext:condition calcext:apply-style-name="Heading" calcext:value="begins-with('a')" calcext:base-cell-address="A2B2C2D2.D6"/>
            <calcext:condition calcext:apply-style-name="Default" calcext:value="=0" calcext:base-cell-address="A2B2C2D2.D6"/>
          </calcext:conditional-format>
          <calcext:conditional-format calcext:target-range-address="A2B2C2D2.F6:A2B2C2D2.G7">
            <calcext:condition calcext:apply-style-name="Heading" calcext:value="begins-with('a')" calcext:base-cell-address="A2B2C2D2.F6"/>
            <calcext:condition calcext:apply-style-name="Default" calcext:value="=0" calcext:base-cell-address="A2B2C2D2.F6"/>
          </calcext:conditional-format>
          <calcext:conditional-format calcext:target-range-address="A2B2C2D2.H6:A2B2C2D2.I7">
            <calcext:condition calcext:apply-style-name="Heading" calcext:value="begins-with('a')" calcext:base-cell-address="A2B2C2D2.H6"/>
            <calcext:condition calcext:apply-style-name="Default" calcext:value="=0" calcext:base-cell-address="A2B2C2D2.H6"/>
          </calcext:conditional-format>
          <calcext:conditional-format calcext:target-range-address="A2B2C2D2.J6:A2B2C2D2.K7">
            <calcext:condition calcext:apply-style-name="Heading" calcext:value="begins-with('a')" calcext:base-cell-address="A2B2C2D2.J6"/>
            <calcext:condition calcext:apply-style-name="Default" calcext:value="=0" calcext:base-cell-address="A2B2C2D2.J6"/>
          </calcext:conditional-format>
          <calcext:conditional-format calcext:target-range-address="A2B2C2D2.B8:A2B2C2D2.C9">
            <calcext:condition calcext:apply-style-name="Heading" calcext:value="begins-with('a')" calcext:base-cell-address="A2B2C2D2.B8"/>
            <calcext:condition calcext:apply-style-name="Default" calcext:value="=0" calcext:base-cell-address="A2B2C2D2.B8"/>
          </calcext:conditional-format>
          <calcext:conditional-format calcext:target-range-address="A2B2C2D2.D8:A2B2C2D2.E9">
            <calcext:condition calcext:apply-style-name="Heading" calcext:value="begins-with('a')" calcext:base-cell-address="A2B2C2D2.D8"/>
            <calcext:condition calcext:apply-style-name="Default" calcext:value="=0" calcext:base-cell-address="A2B2C2D2.D8"/>
          </calcext:conditional-format>
          <calcext:conditional-format calcext:target-range-address="A2B2C2D2.F8:A2B2C2D2.G9">
            <calcext:condition calcext:apply-style-name="Heading" calcext:value="begins-with('a')" calcext:base-cell-address="A2B2C2D2.F8"/>
            <calcext:condition calcext:apply-style-name="Default" calcext:value="=0" calcext:base-cell-address="A2B2C2D2.F8"/>
          </calcext:conditional-format>
          <calcext:conditional-format calcext:target-range-address="A2B2C2D2.H8:A2B2C2D2.I9">
            <calcext:condition calcext:apply-style-name="Heading" calcext:value="begins-with('a')" calcext:base-cell-address="A2B2C2D2.H8"/>
            <calcext:condition calcext:apply-style-name="Default" calcext:value="=0" calcext:base-cell-address="A2B2C2D2.H8"/>
          </calcext:conditional-format>
          <calcext:conditional-format calcext:target-range-address="A2B2C2D2.J8:A2B2C2D2.K9">
            <calcext:condition calcext:apply-style-name="Heading" calcext:value="begins-with('a')" calcext:base-cell-address="A2B2C2D2.J8"/>
            <calcext:condition calcext:apply-style-name="Default" calcext:value="=0" calcext:base-cell-address="A2B2C2D2.J8"/>
          </calcext:conditional-format>
          <calcext:conditional-format calcext:target-range-address="A2B2C2D2.B10:A2B2C2D2.C11">
            <calcext:condition calcext:apply-style-name="Heading" calcext:value="begins-with('a')" calcext:base-cell-address="A2B2C2D2.B10"/>
            <calcext:condition calcext:apply-style-name="Default" calcext:value="=0" calcext:base-cell-address="A2B2C2D2.B10"/>
          </calcext:conditional-format>
          <calcext:conditional-format calcext:target-range-address="A2B2C2D2.D10:A2B2C2D2.E11">
            <calcext:condition calcext:apply-style-name="Heading" calcext:value="begins-with('a')" calcext:base-cell-address="A2B2C2D2.D10"/>
            <calcext:condition calcext:apply-style-name="Default" calcext:value="=0" calcext:base-cell-address="A2B2C2D2.D10"/>
          </calcext:conditional-format>
          <calcext:conditional-format calcext:target-range-address="A2B2C2D2.F10:A2B2C2D2.G11">
            <calcext:condition calcext:apply-style-name="Heading" calcext:value="begins-with('a')" calcext:base-cell-address="A2B2C2D2.F10"/>
            <calcext:condition calcext:apply-style-name="Default" calcext:value="=0" calcext:base-cell-address="A2B2C2D2.F10"/>
          </calcext:conditional-format>
          <calcext:conditional-format calcext:target-range-address="A2B2C2D2.H10:A2B2C2D2.I11">
            <calcext:condition calcext:apply-style-name="Heading" calcext:value="begins-with('a')" calcext:base-cell-address="A2B2C2D2.H10"/>
            <calcext:condition calcext:apply-style-name="Default" calcext:value="=0" calcext:base-cell-address="A2B2C2D2.H10"/>
          </calcext:conditional-format>
          <calcext:conditional-format calcext:target-range-address="A2B2C2D2.J10:A2B2C2D2.K11">
            <calcext:condition calcext:apply-style-name="Heading" calcext:value="begins-with('a')" calcext:base-cell-address="A2B2C2D2.J10"/>
            <calcext:condition calcext:apply-style-name="Default" calcext:value="=0" calcext:base-cell-address="A2B2C2D2.J10"/>
          </calcext:conditional-format>
        </calcext:conditional-formats>
      </table:table>
      <table:table table:name="A3B3C3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702" office:value-type="string" calcext:value-type="string">
            <text:p>A1</text:p>
          </table:table-cell>
          <table:table-cell table:style-name="ce2712"/>
          <table:table-cell table:style-name="ce2722" office:value-type="string" calcext:value-type="string">
            <text:p>A2</text:p>
          </table:table-cell>
          <table:table-cell table:style-name="ce2732"/>
          <table:table-cell table:style-name="ce2742" office:value-type="string" calcext:value-type="string">
            <text:p>A3</text:p>
          </table:table-cell>
          <table:table-cell table:style-name="ce2752" office:value-type="string" calcext:value-type="string">
            <text:p>D3</text:p>
          </table:table-cell>
          <table:table-cell table:style-name="ce2762"/>
          <table:table-cell table:style-name="ce2772" office:value-type="string" calcext:value-type="string">
            <text:p>D2</text:p>
          </table:table-cell>
          <table:table-cell table:style-name="ce2782"/>
          <table:table-cell table:style-name="ce27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703"/>
          <table:table-cell table:style-name="ce2713"/>
          <table:table-cell table:style-name="ce2723"/>
          <table:table-cell table:style-name="ce2733"/>
          <table:table-cell table:style-name="ce2743"/>
          <table:table-cell table:style-name="ce2753"/>
          <table:table-cell table:style-name="ce2763"/>
          <table:table-cell table:style-name="ce2773"/>
          <table:table-cell table:style-name="ce2783"/>
          <table:table-cell table:style-name="ce2793"/>
          <table:table-cell table:number-columns-repeated="1013"/>
        </table:table-row>
        <table:table-row table:style-name="ro1">
          <table:table-cell/>
          <table:table-cell table:style-name="ce2704" office:value-type="string" calcext:value-type="string">
            <text:p>A2</text:p>
          </table:table-cell>
          <table:table-cell table:style-name="ce2714"/>
          <table:table-cell table:style-name="ce2724" office:value-type="string" calcext:value-type="string">
            <text:p>A3</text:p>
          </table:table-cell>
          <table:table-cell table:style-name="ce2734"/>
          <table:table-cell table:style-name="ce2744"/>
          <table:table-cell table:style-name="ce2754"/>
          <table:table-cell table:style-name="ce2764"/>
          <table:table-cell table:style-name="ce2774" office:value-type="string" calcext:value-type="string">
            <text:p>D3</text:p>
          </table:table-cell>
          <table:table-cell table:style-name="ce2784"/>
          <table:table-cell table:style-name="ce27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705"/>
          <table:table-cell table:style-name="ce2715"/>
          <table:table-cell table:style-name="ce2725"/>
          <table:table-cell table:style-name="ce2735"/>
          <table:table-cell table:style-name="ce2745"/>
          <table:table-cell table:style-name="ce2755"/>
          <table:table-cell table:style-name="ce2765"/>
          <table:table-cell table:style-name="ce2775"/>
          <table:table-cell table:style-name="ce2785"/>
          <table:table-cell table:style-name="ce2795"/>
          <table:table-cell table:number-columns-repeated="1013"/>
        </table:table-row>
        <table:table-row table:style-name="ro1">
          <table:table-cell/>
          <table:table-cell table:style-name="ce2706" office:value-type="string" calcext:value-type="string">
            <text:p>A3</text:p>
          </table:table-cell>
          <table:table-cell table:style-name="ce2716"/>
          <table:table-cell table:style-name="ce2726"/>
          <table:table-cell table:style-name="ce2736"/>
          <table:table-cell table:style-name="ce2746"/>
          <table:table-cell table:style-name="ce2756"/>
          <table:table-cell table:style-name="ce2766"/>
          <table:table-cell table:style-name="ce2776"/>
          <table:table-cell table:style-name="ce2786"/>
          <table:table-cell table:style-name="ce27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707" office:value-type="string" calcext:value-type="string">
            <text:p>B3</text:p>
          </table:table-cell>
          <table:table-cell table:style-name="ce2717"/>
          <table:table-cell table:style-name="ce2727"/>
          <table:table-cell table:style-name="ce2737"/>
          <table:table-cell table:style-name="ce2747"/>
          <table:table-cell table:style-name="ce2757"/>
          <table:table-cell table:style-name="ce2767"/>
          <table:table-cell table:style-name="ce2777"/>
          <table:table-cell table:style-name="ce2787"/>
          <table:table-cell table:style-name="ce2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708"/>
          <table:table-cell table:style-name="ce2718"/>
          <table:table-cell table:style-name="ce2728"/>
          <table:table-cell table:style-name="ce2738"/>
          <table:table-cell table:style-name="ce2748"/>
          <table:table-cell table:style-name="ce2758"/>
          <table:table-cell table:style-name="ce2768"/>
          <table:table-cell table:style-name="ce2778"/>
          <table:table-cell table:style-name="ce2788"/>
          <table:table-cell table:style-name="ce2798"/>
          <table:table-cell table:number-columns-repeated="1013"/>
        </table:table-row>
        <table:table-row table:style-name="ro1">
          <table:table-cell/>
          <table:table-cell table:style-name="ce2709" office:value-type="string" calcext:value-type="string">
            <text:p>B2</text:p>
          </table:table-cell>
          <table:table-cell table:style-name="ce2719"/>
          <table:table-cell table:style-name="ce2729" office:value-type="string" calcext:value-type="string">
            <text:p>B3</text:p>
          </table:table-cell>
          <table:table-cell table:style-name="ce2739"/>
          <table:table-cell table:style-name="ce2749"/>
          <table:table-cell table:style-name="ce2759"/>
          <table:table-cell table:style-name="ce2769"/>
          <table:table-cell table:style-name="ce2779" office:value-type="string" calcext:value-type="string">
            <text:p>C3</text:p>
          </table:table-cell>
          <table:table-cell table:style-name="ce2789"/>
          <table:table-cell table:style-name="ce2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710"/>
          <table:table-cell table:style-name="ce2720"/>
          <table:table-cell table:style-name="ce2730"/>
          <table:table-cell table:style-name="ce2740"/>
          <table:table-cell table:style-name="ce2750"/>
          <table:table-cell table:style-name="ce2760"/>
          <table:table-cell table:style-name="ce2770"/>
          <table:table-cell table:style-name="ce2780"/>
          <table:table-cell table:style-name="ce2790"/>
          <table:table-cell table:style-name="ce2800"/>
          <table:table-cell table:number-columns-repeated="1013"/>
        </table:table-row>
        <table:table-row table:style-name="ro1">
          <table:table-cell/>
          <table:table-cell table:style-name="ce2711" office:value-type="string" calcext:value-type="string">
            <text:p>B1</text:p>
          </table:table-cell>
          <table:table-cell table:style-name="ce2721"/>
          <table:table-cell table:style-name="ce2731" office:value-type="string" calcext:value-type="string">
            <text:p>B2</text:p>
          </table:table-cell>
          <table:table-cell table:style-name="ce2741"/>
          <table:table-cell table:style-name="ce2751" office:value-type="string" calcext:value-type="string">
            <text:p>B3</text:p>
          </table:table-cell>
          <table:table-cell table:style-name="ce2761" office:value-type="string" calcext:value-type="string">
            <text:p>C3</text:p>
          </table:table-cell>
          <table:table-cell table:style-name="ce2771"/>
          <table:table-cell table:style-name="ce2781" office:value-type="string" calcext:value-type="string">
            <text:p>C2</text:p>
          </table:table-cell>
          <table:table-cell table:style-name="ce2791"/>
          <table:table-cell table:style-name="ce2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C3D3.B2:A3B3C3D3.C3">
            <calcext:condition calcext:apply-style-name="Heading" calcext:value="begins-with('a')" calcext:base-cell-address="A3B3C3D3.B2"/>
            <calcext:condition calcext:apply-style-name="Default" calcext:value="=0" calcext:base-cell-address="A3B3C3D3.B2"/>
          </calcext:conditional-format>
          <calcext:conditional-format calcext:target-range-address="A3B3C3D3.D2:A3B3C3D3.E3">
            <calcext:condition calcext:apply-style-name="Heading" calcext:value="begins-with('a')" calcext:base-cell-address="A3B3C3D3.D2"/>
            <calcext:condition calcext:apply-style-name="Default" calcext:value="=0" calcext:base-cell-address="A3B3C3D3.D2"/>
          </calcext:conditional-format>
          <calcext:conditional-format calcext:target-range-address="A3B3C3D3.F2:A3B3C3D3.G3">
            <calcext:condition calcext:apply-style-name="Heading" calcext:value="begins-with('a')" calcext:base-cell-address="A3B3C3D3.F2"/>
            <calcext:condition calcext:apply-style-name="Default" calcext:value="=0" calcext:base-cell-address="A3B3C3D3.F2"/>
          </calcext:conditional-format>
          <calcext:conditional-format calcext:target-range-address="A3B3C3D3.H2:A3B3C3D3.I3">
            <calcext:condition calcext:apply-style-name="Heading" calcext:value="begins-with('a')" calcext:base-cell-address="A3B3C3D3.H2"/>
            <calcext:condition calcext:apply-style-name="Default" calcext:value="=0" calcext:base-cell-address="A3B3C3D3.H2"/>
          </calcext:conditional-format>
          <calcext:conditional-format calcext:target-range-address="A3B3C3D3.J2:A3B3C3D3.K3">
            <calcext:condition calcext:apply-style-name="Heading" calcext:value="begins-with('a')" calcext:base-cell-address="A3B3C3D3.J2"/>
            <calcext:condition calcext:apply-style-name="Default" calcext:value="=0" calcext:base-cell-address="A3B3C3D3.J2"/>
          </calcext:conditional-format>
          <calcext:conditional-format calcext:target-range-address="A3B3C3D3.B4:A3B3C3D3.C5">
            <calcext:condition calcext:apply-style-name="Heading" calcext:value="begins-with('a')" calcext:base-cell-address="A3B3C3D3.B4"/>
            <calcext:condition calcext:apply-style-name="Default" calcext:value="=0" calcext:base-cell-address="A3B3C3D3.B4"/>
          </calcext:conditional-format>
          <calcext:conditional-format calcext:target-range-address="A3B3C3D3.D4:A3B3C3D3.E5">
            <calcext:condition calcext:apply-style-name="Heading" calcext:value="begins-with('a')" calcext:base-cell-address="A3B3C3D3.D4"/>
            <calcext:condition calcext:apply-style-name="Default" calcext:value="=0" calcext:base-cell-address="A3B3C3D3.D4"/>
          </calcext:conditional-format>
          <calcext:conditional-format calcext:target-range-address="A3B3C3D3.F4:A3B3C3D3.G5">
            <calcext:condition calcext:apply-style-name="Heading" calcext:value="begins-with('a')" calcext:base-cell-address="A3B3C3D3.F4"/>
            <calcext:condition calcext:apply-style-name="Default" calcext:value="=0" calcext:base-cell-address="A3B3C3D3.F4"/>
          </calcext:conditional-format>
          <calcext:conditional-format calcext:target-range-address="A3B3C3D3.H4:A3B3C3D3.I5">
            <calcext:condition calcext:apply-style-name="Heading" calcext:value="begins-with('a')" calcext:base-cell-address="A3B3C3D3.H4"/>
            <calcext:condition calcext:apply-style-name="Default" calcext:value="=0" calcext:base-cell-address="A3B3C3D3.H4"/>
          </calcext:conditional-format>
          <calcext:conditional-format calcext:target-range-address="A3B3C3D3.J4:A3B3C3D3.K5">
            <calcext:condition calcext:apply-style-name="Heading" calcext:value="begins-with('a')" calcext:base-cell-address="A3B3C3D3.J4"/>
            <calcext:condition calcext:apply-style-name="Default" calcext:value="=0" calcext:base-cell-address="A3B3C3D3.J4"/>
          </calcext:conditional-format>
          <calcext:conditional-format calcext:target-range-address="A3B3C3D3.B6:A3B3C3D3.C7">
            <calcext:condition calcext:apply-style-name="Heading" calcext:value="begins-with('a')" calcext:base-cell-address="A3B3C3D3.B6"/>
            <calcext:condition calcext:apply-style-name="Default" calcext:value="=0" calcext:base-cell-address="A3B3C3D3.B6"/>
          </calcext:conditional-format>
          <calcext:conditional-format calcext:target-range-address="A3B3C3D3.D6:A3B3C3D3.E7">
            <calcext:condition calcext:apply-style-name="Heading" calcext:value="begins-with('a')" calcext:base-cell-address="A3B3C3D3.D6"/>
            <calcext:condition calcext:apply-style-name="Default" calcext:value="=0" calcext:base-cell-address="A3B3C3D3.D6"/>
          </calcext:conditional-format>
          <calcext:conditional-format calcext:target-range-address="A3B3C3D3.F6:A3B3C3D3.G7">
            <calcext:condition calcext:apply-style-name="Heading" calcext:value="begins-with('a')" calcext:base-cell-address="A3B3C3D3.F6"/>
            <calcext:condition calcext:apply-style-name="Default" calcext:value="=0" calcext:base-cell-address="A3B3C3D3.F6"/>
          </calcext:conditional-format>
          <calcext:conditional-format calcext:target-range-address="A3B3C3D3.H6:A3B3C3D3.I7">
            <calcext:condition calcext:apply-style-name="Heading" calcext:value="begins-with('a')" calcext:base-cell-address="A3B3C3D3.H6"/>
            <calcext:condition calcext:apply-style-name="Default" calcext:value="=0" calcext:base-cell-address="A3B3C3D3.H6"/>
          </calcext:conditional-format>
          <calcext:conditional-format calcext:target-range-address="A3B3C3D3.J6:A3B3C3D3.K7">
            <calcext:condition calcext:apply-style-name="Heading" calcext:value="begins-with('a')" calcext:base-cell-address="A3B3C3D3.J6"/>
            <calcext:condition calcext:apply-style-name="Default" calcext:value="=0" calcext:base-cell-address="A3B3C3D3.J6"/>
          </calcext:conditional-format>
          <calcext:conditional-format calcext:target-range-address="A3B3C3D3.B8:A3B3C3D3.C9">
            <calcext:condition calcext:apply-style-name="Heading" calcext:value="begins-with('a')" calcext:base-cell-address="A3B3C3D3.B8"/>
            <calcext:condition calcext:apply-style-name="Default" calcext:value="=0" calcext:base-cell-address="A3B3C3D3.B8"/>
          </calcext:conditional-format>
          <calcext:conditional-format calcext:target-range-address="A3B3C3D3.D8:A3B3C3D3.E9">
            <calcext:condition calcext:apply-style-name="Heading" calcext:value="begins-with('a')" calcext:base-cell-address="A3B3C3D3.D8"/>
            <calcext:condition calcext:apply-style-name="Default" calcext:value="=0" calcext:base-cell-address="A3B3C3D3.D8"/>
          </calcext:conditional-format>
          <calcext:conditional-format calcext:target-range-address="A3B3C3D3.F8:A3B3C3D3.G9">
            <calcext:condition calcext:apply-style-name="Heading" calcext:value="begins-with('a')" calcext:base-cell-address="A3B3C3D3.F8"/>
            <calcext:condition calcext:apply-style-name="Default" calcext:value="=0" calcext:base-cell-address="A3B3C3D3.F8"/>
          </calcext:conditional-format>
          <calcext:conditional-format calcext:target-range-address="A3B3C3D3.H8:A3B3C3D3.I9">
            <calcext:condition calcext:apply-style-name="Heading" calcext:value="begins-with('a')" calcext:base-cell-address="A3B3C3D3.H8"/>
            <calcext:condition calcext:apply-style-name="Default" calcext:value="=0" calcext:base-cell-address="A3B3C3D3.H8"/>
          </calcext:conditional-format>
          <calcext:conditional-format calcext:target-range-address="A3B3C3D3.J8:A3B3C3D3.K9">
            <calcext:condition calcext:apply-style-name="Heading" calcext:value="begins-with('a')" calcext:base-cell-address="A3B3C3D3.J8"/>
            <calcext:condition calcext:apply-style-name="Default" calcext:value="=0" calcext:base-cell-address="A3B3C3D3.J8"/>
          </calcext:conditional-format>
          <calcext:conditional-format calcext:target-range-address="A3B3C3D3.B10:A3B3C3D3.C11">
            <calcext:condition calcext:apply-style-name="Heading" calcext:value="begins-with('a')" calcext:base-cell-address="A3B3C3D3.B10"/>
            <calcext:condition calcext:apply-style-name="Default" calcext:value="=0" calcext:base-cell-address="A3B3C3D3.B10"/>
          </calcext:conditional-format>
          <calcext:conditional-format calcext:target-range-address="A3B3C3D3.D10:A3B3C3D3.E11">
            <calcext:condition calcext:apply-style-name="Heading" calcext:value="begins-with('a')" calcext:base-cell-address="A3B3C3D3.D10"/>
            <calcext:condition calcext:apply-style-name="Default" calcext:value="=0" calcext:base-cell-address="A3B3C3D3.D10"/>
          </calcext:conditional-format>
          <calcext:conditional-format calcext:target-range-address="A3B3C3D3.F10:A3B3C3D3.G11">
            <calcext:condition calcext:apply-style-name="Heading" calcext:value="begins-with('a')" calcext:base-cell-address="A3B3C3D3.F10"/>
            <calcext:condition calcext:apply-style-name="Default" calcext:value="=0" calcext:base-cell-address="A3B3C3D3.F10"/>
          </calcext:conditional-format>
          <calcext:conditional-format calcext:target-range-address="A3B3C3D3.H10:A3B3C3D3.I11">
            <calcext:condition calcext:apply-style-name="Heading" calcext:value="begins-with('a')" calcext:base-cell-address="A3B3C3D3.H10"/>
            <calcext:condition calcext:apply-style-name="Default" calcext:value="=0" calcext:base-cell-address="A3B3C3D3.H10"/>
          </calcext:conditional-format>
          <calcext:conditional-format calcext:target-range-address="A3B3C3D3.J10:A3B3C3D3.K11">
            <calcext:condition calcext:apply-style-name="Heading" calcext:value="begins-with('a')" calcext:base-cell-address="A3B3C3D3.J10"/>
            <calcext:condition calcext:apply-style-name="Default" calcext:value="=0" calcext:base-cell-address="A3B3C3D3.J10"/>
          </calcext:conditional-format>
        </calcext:conditional-formats>
      </table:table>
      <table:table table:name="A4B4C4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802" office:value-type="string" calcext:value-type="string">
            <text:p>A1</text:p>
          </table:table-cell>
          <table:table-cell table:style-name="ce2812"/>
          <table:table-cell table:style-name="ce2822" office:value-type="string" calcext:value-type="string">
            <text:p>A2</text:p>
          </table:table-cell>
          <table:table-cell table:style-name="ce2832" office:value-type="string" calcext:value-type="string">
            <text:p>D4</text:p>
          </table:table-cell>
          <table:table-cell table:style-name="ce2842" office:value-type="string" calcext:value-type="string">
            <text:p>A3</text:p>
          </table:table-cell>
          <table:table-cell table:style-name="ce2852" office:value-type="string" calcext:value-type="string">
            <text:p>D3</text:p>
          </table:table-cell>
          <table:table-cell table:style-name="ce2862" office:value-type="string" calcext:value-type="string">
            <text:p>A4</text:p>
          </table:table-cell>
          <table:table-cell table:style-name="ce2872" office:value-type="string" calcext:value-type="string">
            <text:p>D2</text:p>
          </table:table-cell>
          <table:table-cell table:style-name="ce2882"/>
          <table:table-cell table:style-name="ce28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803"/>
          <table:table-cell table:style-name="ce2813"/>
          <table:table-cell table:style-name="ce2823"/>
          <table:table-cell table:style-name="ce2833"/>
          <table:table-cell table:style-name="ce2843"/>
          <table:table-cell table:style-name="ce2853"/>
          <table:table-cell table:style-name="ce2863"/>
          <table:table-cell table:style-name="ce2873"/>
          <table:table-cell table:style-name="ce2883"/>
          <table:table-cell table:style-name="ce2893"/>
          <table:table-cell table:number-columns-repeated="1013"/>
        </table:table-row>
        <table:table-row table:style-name="ro1">
          <table:table-cell/>
          <table:table-cell table:style-name="ce2804" office:value-type="string" calcext:value-type="string">
            <text:p>A2</text:p>
          </table:table-cell>
          <table:table-cell table:style-name="ce2814"/>
          <table:table-cell table:style-name="ce2824" office:value-type="string" calcext:value-type="string">
            <text:p>A3</text:p>
          </table:table-cell>
          <table:table-cell table:style-name="ce2834"/>
          <table:table-cell table:style-name="ce2844" office:value-type="string" calcext:value-type="string">
            <text:p>A4</text:p>
          </table:table-cell>
          <table:table-cell table:style-name="ce2854" office:value-type="string" calcext:value-type="string">
            <text:p>D4</text:p>
          </table:table-cell>
          <table:table-cell table:style-name="ce2864"/>
          <table:table-cell table:style-name="ce2874" office:value-type="string" calcext:value-type="string">
            <text:p>D3</text:p>
          </table:table-cell>
          <table:table-cell table:style-name="ce2884"/>
          <table:table-cell table:style-name="ce28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805" office:value-type="string" calcext:value-type="string">
            <text:p>B4</text:p>
          </table:table-cell>
          <table:table-cell table:style-name="ce2815"/>
          <table:table-cell table:style-name="ce2825"/>
          <table:table-cell table:style-name="ce2835"/>
          <table:table-cell table:style-name="ce2845"/>
          <table:table-cell table:style-name="ce2855"/>
          <table:table-cell table:style-name="ce2865"/>
          <table:table-cell table:style-name="ce2875"/>
          <table:table-cell table:style-name="ce2885"/>
          <table:table-cell table:style-name="ce2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806" office:value-type="string" calcext:value-type="string">
            <text:p>A3</text:p>
          </table:table-cell>
          <table:table-cell table:style-name="ce2816"/>
          <table:table-cell table:style-name="ce2826" office:value-type="string" calcext:value-type="string">
            <text:p>A4</text:p>
          </table:table-cell>
          <table:table-cell table:style-name="ce2836"/>
          <table:table-cell table:style-name="ce2846"/>
          <table:table-cell table:style-name="ce2856"/>
          <table:table-cell table:style-name="ce2866"/>
          <table:table-cell table:style-name="ce2876" office:value-type="string" calcext:value-type="string">
            <text:p>D4</text:p>
          </table:table-cell>
          <table:table-cell table:style-name="ce2886"/>
          <table:table-cell table:style-name="ce28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807" office:value-type="string" calcext:value-type="string">
            <text:p>B3</text:p>
          </table:table-cell>
          <table:table-cell table:style-name="ce2817"/>
          <table:table-cell table:style-name="ce2827" office:value-type="string" calcext:value-type="string">
            <text:p>B4</text:p>
          </table:table-cell>
          <table:table-cell table:style-name="ce2837"/>
          <table:table-cell table:style-name="ce2847"/>
          <table:table-cell table:style-name="ce2857"/>
          <table:table-cell table:style-name="ce2867"/>
          <table:table-cell table:style-name="ce2877" office:value-type="string" calcext:value-type="string">
            <text:p>C4</text:p>
          </table:table-cell>
          <table:table-cell table:style-name="ce2887"/>
          <table:table-cell table:style-name="ce2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808" office:value-type="string" calcext:value-type="string">
            <text:p>A4</text:p>
          </table:table-cell>
          <table:table-cell table:style-name="ce2818"/>
          <table:table-cell table:style-name="ce2828"/>
          <table:table-cell table:style-name="ce2838"/>
          <table:table-cell table:style-name="ce2848"/>
          <table:table-cell table:style-name="ce2858"/>
          <table:table-cell table:style-name="ce2868"/>
          <table:table-cell table:style-name="ce2878"/>
          <table:table-cell table:style-name="ce2888"/>
          <table:table-cell table:style-name="ce28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809" office:value-type="string" calcext:value-type="string">
            <text:p>B2</text:p>
          </table:table-cell>
          <table:table-cell table:style-name="ce2819"/>
          <table:table-cell table:style-name="ce2829" office:value-type="string" calcext:value-type="string">
            <text:p>B3</text:p>
          </table:table-cell>
          <table:table-cell table:style-name="ce2839"/>
          <table:table-cell table:style-name="ce2849" office:value-type="string" calcext:value-type="string">
            <text:p>B4</text:p>
          </table:table-cell>
          <table:table-cell table:style-name="ce2859" office:value-type="string" calcext:value-type="string">
            <text:p>C4</text:p>
          </table:table-cell>
          <table:table-cell table:style-name="ce2869"/>
          <table:table-cell table:style-name="ce2879" office:value-type="string" calcext:value-type="string">
            <text:p>C3</text:p>
          </table:table-cell>
          <table:table-cell table:style-name="ce2889"/>
          <table:table-cell table:style-name="ce2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810"/>
          <table:table-cell table:style-name="ce2820"/>
          <table:table-cell table:style-name="ce2830"/>
          <table:table-cell table:style-name="ce2840"/>
          <table:table-cell table:style-name="ce2850"/>
          <table:table-cell table:style-name="ce2860"/>
          <table:table-cell table:style-name="ce2870"/>
          <table:table-cell table:style-name="ce2880"/>
          <table:table-cell table:style-name="ce2890"/>
          <table:table-cell table:style-name="ce2900"/>
          <table:table-cell table:number-columns-repeated="1013"/>
        </table:table-row>
        <table:table-row table:style-name="ro1">
          <table:table-cell/>
          <table:table-cell table:style-name="ce2811" office:value-type="string" calcext:value-type="string">
            <text:p>B1</text:p>
          </table:table-cell>
          <table:table-cell table:style-name="ce2821"/>
          <table:table-cell table:style-name="ce2831" office:value-type="string" calcext:value-type="string">
            <text:p>B2</text:p>
          </table:table-cell>
          <table:table-cell table:style-name="ce2841" office:value-type="string" calcext:value-type="string">
            <text:p>C4</text:p>
          </table:table-cell>
          <table:table-cell table:style-name="ce2851" office:value-type="string" calcext:value-type="string">
            <text:p>B3</text:p>
          </table:table-cell>
          <table:table-cell table:style-name="ce2861" office:value-type="string" calcext:value-type="string">
            <text:p>C3</text:p>
          </table:table-cell>
          <table:table-cell table:style-name="ce2871" office:value-type="string" calcext:value-type="string">
            <text:p>B4</text:p>
          </table:table-cell>
          <table:table-cell table:style-name="ce2881" office:value-type="string" calcext:value-type="string">
            <text:p>C2</text:p>
          </table:table-cell>
          <table:table-cell table:style-name="ce2891"/>
          <table:table-cell table:style-name="ce2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C4D4.B2:A4B4C4D4.C3">
            <calcext:condition calcext:apply-style-name="Heading" calcext:value="begins-with('a')" calcext:base-cell-address="A4B4C4D4.B2"/>
            <calcext:condition calcext:apply-style-name="Default" calcext:value="=0" calcext:base-cell-address="A4B4C4D4.B2"/>
          </calcext:conditional-format>
          <calcext:conditional-format calcext:target-range-address="A4B4C4D4.D2:A4B4C4D4.E3">
            <calcext:condition calcext:apply-style-name="Heading" calcext:value="begins-with('a')" calcext:base-cell-address="A4B4C4D4.D2"/>
            <calcext:condition calcext:apply-style-name="Default" calcext:value="=0" calcext:base-cell-address="A4B4C4D4.D2"/>
          </calcext:conditional-format>
          <calcext:conditional-format calcext:target-range-address="A4B4C4D4.F2:A4B4C4D4.G3">
            <calcext:condition calcext:apply-style-name="Heading" calcext:value="begins-with('a')" calcext:base-cell-address="A4B4C4D4.F2"/>
            <calcext:condition calcext:apply-style-name="Default" calcext:value="=0" calcext:base-cell-address="A4B4C4D4.F2"/>
          </calcext:conditional-format>
          <calcext:conditional-format calcext:target-range-address="A4B4C4D4.H2:A4B4C4D4.I3">
            <calcext:condition calcext:apply-style-name="Heading" calcext:value="begins-with('a')" calcext:base-cell-address="A4B4C4D4.H2"/>
            <calcext:condition calcext:apply-style-name="Default" calcext:value="=0" calcext:base-cell-address="A4B4C4D4.H2"/>
          </calcext:conditional-format>
          <calcext:conditional-format calcext:target-range-address="A4B4C4D4.J2:A4B4C4D4.K3">
            <calcext:condition calcext:apply-style-name="Heading" calcext:value="begins-with('a')" calcext:base-cell-address="A4B4C4D4.J2"/>
            <calcext:condition calcext:apply-style-name="Default" calcext:value="=0" calcext:base-cell-address="A4B4C4D4.J2"/>
          </calcext:conditional-format>
          <calcext:conditional-format calcext:target-range-address="A4B4C4D4.B4:A4B4C4D4.C5">
            <calcext:condition calcext:apply-style-name="Heading" calcext:value="begins-with('a')" calcext:base-cell-address="A4B4C4D4.B4"/>
            <calcext:condition calcext:apply-style-name="Default" calcext:value="=0" calcext:base-cell-address="A4B4C4D4.B4"/>
          </calcext:conditional-format>
          <calcext:conditional-format calcext:target-range-address="A4B4C4D4.D4:A4B4C4D4.E5">
            <calcext:condition calcext:apply-style-name="Heading" calcext:value="begins-with('a')" calcext:base-cell-address="A4B4C4D4.D4"/>
            <calcext:condition calcext:apply-style-name="Default" calcext:value="=0" calcext:base-cell-address="A4B4C4D4.D4"/>
          </calcext:conditional-format>
          <calcext:conditional-format calcext:target-range-address="A4B4C4D4.F4:A4B4C4D4.G5">
            <calcext:condition calcext:apply-style-name="Heading" calcext:value="begins-with('a')" calcext:base-cell-address="A4B4C4D4.F4"/>
            <calcext:condition calcext:apply-style-name="Default" calcext:value="=0" calcext:base-cell-address="A4B4C4D4.F4"/>
          </calcext:conditional-format>
          <calcext:conditional-format calcext:target-range-address="A4B4C4D4.H4:A4B4C4D4.I5">
            <calcext:condition calcext:apply-style-name="Heading" calcext:value="begins-with('a')" calcext:base-cell-address="A4B4C4D4.H4"/>
            <calcext:condition calcext:apply-style-name="Default" calcext:value="=0" calcext:base-cell-address="A4B4C4D4.H4"/>
          </calcext:conditional-format>
          <calcext:conditional-format calcext:target-range-address="A4B4C4D4.J4:A4B4C4D4.K5">
            <calcext:condition calcext:apply-style-name="Heading" calcext:value="begins-with('a')" calcext:base-cell-address="A4B4C4D4.J4"/>
            <calcext:condition calcext:apply-style-name="Default" calcext:value="=0" calcext:base-cell-address="A4B4C4D4.J4"/>
          </calcext:conditional-format>
          <calcext:conditional-format calcext:target-range-address="A4B4C4D4.B6:A4B4C4D4.C7">
            <calcext:condition calcext:apply-style-name="Heading" calcext:value="begins-with('a')" calcext:base-cell-address="A4B4C4D4.B6"/>
            <calcext:condition calcext:apply-style-name="Default" calcext:value="=0" calcext:base-cell-address="A4B4C4D4.B6"/>
          </calcext:conditional-format>
          <calcext:conditional-format calcext:target-range-address="A4B4C4D4.D6:A4B4C4D4.E7">
            <calcext:condition calcext:apply-style-name="Heading" calcext:value="begins-with('a')" calcext:base-cell-address="A4B4C4D4.D6"/>
            <calcext:condition calcext:apply-style-name="Default" calcext:value="=0" calcext:base-cell-address="A4B4C4D4.D6"/>
          </calcext:conditional-format>
          <calcext:conditional-format calcext:target-range-address="A4B4C4D4.F6:A4B4C4D4.G7">
            <calcext:condition calcext:apply-style-name="Heading" calcext:value="begins-with('a')" calcext:base-cell-address="A4B4C4D4.F6"/>
            <calcext:condition calcext:apply-style-name="Default" calcext:value="=0" calcext:base-cell-address="A4B4C4D4.F6"/>
          </calcext:conditional-format>
          <calcext:conditional-format calcext:target-range-address="A4B4C4D4.H6:A4B4C4D4.I7">
            <calcext:condition calcext:apply-style-name="Heading" calcext:value="begins-with('a')" calcext:base-cell-address="A4B4C4D4.H6"/>
            <calcext:condition calcext:apply-style-name="Default" calcext:value="=0" calcext:base-cell-address="A4B4C4D4.H6"/>
          </calcext:conditional-format>
          <calcext:conditional-format calcext:target-range-address="A4B4C4D4.J6:A4B4C4D4.K7">
            <calcext:condition calcext:apply-style-name="Heading" calcext:value="begins-with('a')" calcext:base-cell-address="A4B4C4D4.J6"/>
            <calcext:condition calcext:apply-style-name="Default" calcext:value="=0" calcext:base-cell-address="A4B4C4D4.J6"/>
          </calcext:conditional-format>
          <calcext:conditional-format calcext:target-range-address="A4B4C4D4.B8:A4B4C4D4.C9">
            <calcext:condition calcext:apply-style-name="Heading" calcext:value="begins-with('a')" calcext:base-cell-address="A4B4C4D4.B8"/>
            <calcext:condition calcext:apply-style-name="Default" calcext:value="=0" calcext:base-cell-address="A4B4C4D4.B8"/>
          </calcext:conditional-format>
          <calcext:conditional-format calcext:target-range-address="A4B4C4D4.D8:A4B4C4D4.E9">
            <calcext:condition calcext:apply-style-name="Heading" calcext:value="begins-with('a')" calcext:base-cell-address="A4B4C4D4.D8"/>
            <calcext:condition calcext:apply-style-name="Default" calcext:value="=0" calcext:base-cell-address="A4B4C4D4.D8"/>
          </calcext:conditional-format>
          <calcext:conditional-format calcext:target-range-address="A4B4C4D4.F8:A4B4C4D4.G9">
            <calcext:condition calcext:apply-style-name="Heading" calcext:value="begins-with('a')" calcext:base-cell-address="A4B4C4D4.F8"/>
            <calcext:condition calcext:apply-style-name="Default" calcext:value="=0" calcext:base-cell-address="A4B4C4D4.F8"/>
          </calcext:conditional-format>
          <calcext:conditional-format calcext:target-range-address="A4B4C4D4.H8:A4B4C4D4.I9">
            <calcext:condition calcext:apply-style-name="Heading" calcext:value="begins-with('a')" calcext:base-cell-address="A4B4C4D4.H8"/>
            <calcext:condition calcext:apply-style-name="Default" calcext:value="=0" calcext:base-cell-address="A4B4C4D4.H8"/>
          </calcext:conditional-format>
          <calcext:conditional-format calcext:target-range-address="A4B4C4D4.J8:A4B4C4D4.K9">
            <calcext:condition calcext:apply-style-name="Heading" calcext:value="begins-with('a')" calcext:base-cell-address="A4B4C4D4.J8"/>
            <calcext:condition calcext:apply-style-name="Default" calcext:value="=0" calcext:base-cell-address="A4B4C4D4.J8"/>
          </calcext:conditional-format>
          <calcext:conditional-format calcext:target-range-address="A4B4C4D4.B10:A4B4C4D4.C11">
            <calcext:condition calcext:apply-style-name="Heading" calcext:value="begins-with('a')" calcext:base-cell-address="A4B4C4D4.B10"/>
            <calcext:condition calcext:apply-style-name="Default" calcext:value="=0" calcext:base-cell-address="A4B4C4D4.B10"/>
          </calcext:conditional-format>
          <calcext:conditional-format calcext:target-range-address="A4B4C4D4.D10:A4B4C4D4.E11">
            <calcext:condition calcext:apply-style-name="Heading" calcext:value="begins-with('a')" calcext:base-cell-address="A4B4C4D4.D10"/>
            <calcext:condition calcext:apply-style-name="Default" calcext:value="=0" calcext:base-cell-address="A4B4C4D4.D10"/>
          </calcext:conditional-format>
          <calcext:conditional-format calcext:target-range-address="A4B4C4D4.F10:A4B4C4D4.G11">
            <calcext:condition calcext:apply-style-name="Heading" calcext:value="begins-with('a')" calcext:base-cell-address="A4B4C4D4.F10"/>
            <calcext:condition calcext:apply-style-name="Default" calcext:value="=0" calcext:base-cell-address="A4B4C4D4.F10"/>
          </calcext:conditional-format>
          <calcext:conditional-format calcext:target-range-address="A4B4C4D4.H10:A4B4C4D4.I11">
            <calcext:condition calcext:apply-style-name="Heading" calcext:value="begins-with('a')" calcext:base-cell-address="A4B4C4D4.H10"/>
            <calcext:condition calcext:apply-style-name="Default" calcext:value="=0" calcext:base-cell-address="A4B4C4D4.H10"/>
          </calcext:conditional-format>
          <calcext:conditional-format calcext:target-range-address="A4B4C4D4.J10:A4B4C4D4.K11">
            <calcext:condition calcext:apply-style-name="Heading" calcext:value="begins-with('a')" calcext:base-cell-address="A4B4C4D4.J10"/>
            <calcext:condition calcext:apply-style-name="Default" calcext:value="=0" calcext:base-cell-address="A4B4C4D4.J10"/>
          </calcext:conditional-format>
        </calcext:conditional-formats>
      </table:table>
      <table:table table:name="A5B5C5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902" office:value-type="string" calcext:value-type="string">
            <text:p>A1</text:p>
          </table:table-cell>
          <table:table-cell table:style-name="ce2912" office:value-type="string" calcext:value-type="string">
            <text:p>D5</text:p>
          </table:table-cell>
          <table:table-cell table:style-name="ce2922" office:value-type="string" calcext:value-type="string">
            <text:p>A2</text:p>
          </table:table-cell>
          <table:table-cell table:style-name="ce2932" office:value-type="string" calcext:value-type="string">
            <text:p>D4</text:p>
          </table:table-cell>
          <table:table-cell table:style-name="ce2942" office:value-type="string" calcext:value-type="string">
            <text:p>A3</text:p>
          </table:table-cell>
          <table:table-cell table:style-name="ce2952" office:value-type="string" calcext:value-type="string">
            <text:p>D3</text:p>
          </table:table-cell>
          <table:table-cell table:style-name="ce2962" office:value-type="string" calcext:value-type="string">
            <text:p>A4</text:p>
          </table:table-cell>
          <table:table-cell table:style-name="ce2972" office:value-type="string" calcext:value-type="string">
            <text:p>D2</text:p>
          </table:table-cell>
          <table:table-cell table:style-name="ce2982" office:value-type="string" calcext:value-type="string">
            <text:p>A5</text:p>
          </table:table-cell>
          <table:table-cell table:style-name="ce29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903" office:value-type="string" calcext:value-type="string">
            <text:p>B5</text:p>
          </table:table-cell>
          <table:table-cell table:style-name="ce2913"/>
          <table:table-cell table:style-name="ce2923"/>
          <table:table-cell table:style-name="ce2933"/>
          <table:table-cell table:style-name="ce2943"/>
          <table:table-cell table:style-name="ce2953"/>
          <table:table-cell table:style-name="ce2963"/>
          <table:table-cell table:style-name="ce2973"/>
          <table:table-cell table:style-name="ce2983"/>
          <table:table-cell table:style-name="ce2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2904" office:value-type="string" calcext:value-type="string">
            <text:p>A2</text:p>
          </table:table-cell>
          <table:table-cell table:style-name="ce2914"/>
          <table:table-cell table:style-name="ce2924" office:value-type="string" calcext:value-type="string">
            <text:p>A3</text:p>
          </table:table-cell>
          <table:table-cell table:style-name="ce2934" office:value-type="string" calcext:value-type="string">
            <text:p>D5</text:p>
          </table:table-cell>
          <table:table-cell table:style-name="ce2944" office:value-type="string" calcext:value-type="string">
            <text:p>A4</text:p>
          </table:table-cell>
          <table:table-cell table:style-name="ce2954" office:value-type="string" calcext:value-type="string">
            <text:p>D4</text:p>
          </table:table-cell>
          <table:table-cell table:style-name="ce2964" office:value-type="string" calcext:value-type="string">
            <text:p>A5</text:p>
          </table:table-cell>
          <table:table-cell table:style-name="ce2974" office:value-type="string" calcext:value-type="string">
            <text:p>D3</text:p>
          </table:table-cell>
          <table:table-cell table:style-name="ce2984"/>
          <table:table-cell table:style-name="ce29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905" office:value-type="string" calcext:value-type="string">
            <text:p>B4</text:p>
          </table:table-cell>
          <table:table-cell table:style-name="ce2915"/>
          <table:table-cell table:style-name="ce2925" office:value-type="string" calcext:value-type="string">
            <text:p>B5</text:p>
          </table:table-cell>
          <table:table-cell table:style-name="ce2935"/>
          <table:table-cell table:style-name="ce2945"/>
          <table:table-cell table:style-name="ce2955"/>
          <table:table-cell table:style-name="ce2965"/>
          <table:table-cell table:style-name="ce2975" office:value-type="string" calcext:value-type="string">
            <text:p>C5</text:p>
          </table:table-cell>
          <table:table-cell table:style-name="ce2985"/>
          <table:table-cell table:style-name="ce2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906" office:value-type="string" calcext:value-type="string">
            <text:p>A3</text:p>
          </table:table-cell>
          <table:table-cell table:style-name="ce2916"/>
          <table:table-cell table:style-name="ce2926" office:value-type="string" calcext:value-type="string">
            <text:p>A4</text:p>
          </table:table-cell>
          <table:table-cell table:style-name="ce2936"/>
          <table:table-cell table:style-name="ce2946" office:value-type="string" calcext:value-type="string">
            <text:p>A5</text:p>
          </table:table-cell>
          <table:table-cell table:style-name="ce2956" office:value-type="string" calcext:value-type="string">
            <text:p>D5</text:p>
          </table:table-cell>
          <table:table-cell table:style-name="ce2966"/>
          <table:table-cell table:style-name="ce2976" office:value-type="string" calcext:value-type="string">
            <text:p>D4</text:p>
          </table:table-cell>
          <table:table-cell table:style-name="ce2986"/>
          <table:table-cell table:style-name="ce29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907" office:value-type="string" calcext:value-type="string">
            <text:p>B3</text:p>
          </table:table-cell>
          <table:table-cell table:style-name="ce2917"/>
          <table:table-cell table:style-name="ce2927" office:value-type="string" calcext:value-type="string">
            <text:p>B4</text:p>
          </table:table-cell>
          <table:table-cell table:style-name="ce2937"/>
          <table:table-cell table:style-name="ce2947" office:value-type="string" calcext:value-type="string">
            <text:p>B5</text:p>
          </table:table-cell>
          <table:table-cell table:style-name="ce2957" office:value-type="string" calcext:value-type="string">
            <text:p>C5</text:p>
          </table:table-cell>
          <table:table-cell table:style-name="ce2967"/>
          <table:table-cell table:style-name="ce2977" office:value-type="string" calcext:value-type="string">
            <text:p>C4</text:p>
          </table:table-cell>
          <table:table-cell table:style-name="ce2987"/>
          <table:table-cell table:style-name="ce2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908" office:value-type="string" calcext:value-type="string">
            <text:p>A4</text:p>
          </table:table-cell>
          <table:table-cell table:style-name="ce2918"/>
          <table:table-cell table:style-name="ce2928" office:value-type="string" calcext:value-type="string">
            <text:p>A5</text:p>
          </table:table-cell>
          <table:table-cell table:style-name="ce2938"/>
          <table:table-cell table:style-name="ce2948"/>
          <table:table-cell table:style-name="ce2958"/>
          <table:table-cell table:style-name="ce2968"/>
          <table:table-cell table:style-name="ce2978" office:value-type="string" calcext:value-type="string">
            <text:p>D5</text:p>
          </table:table-cell>
          <table:table-cell table:style-name="ce2988"/>
          <table:table-cell table:style-name="ce29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909" office:value-type="string" calcext:value-type="string">
            <text:p>B2</text:p>
          </table:table-cell>
          <table:table-cell table:style-name="ce2919"/>
          <table:table-cell table:style-name="ce2929" office:value-type="string" calcext:value-type="string">
            <text:p>B3</text:p>
          </table:table-cell>
          <table:table-cell table:style-name="ce2939" office:value-type="string" calcext:value-type="string">
            <text:p>C5</text:p>
          </table:table-cell>
          <table:table-cell table:style-name="ce2949" office:value-type="string" calcext:value-type="string">
            <text:p>B4</text:p>
          </table:table-cell>
          <table:table-cell table:style-name="ce2959" office:value-type="string" calcext:value-type="string">
            <text:p>C4</text:p>
          </table:table-cell>
          <table:table-cell table:style-name="ce2969" office:value-type="string" calcext:value-type="string">
            <text:p>B5</text:p>
          </table:table-cell>
          <table:table-cell table:style-name="ce2979" office:value-type="string" calcext:value-type="string">
            <text:p>C3</text:p>
          </table:table-cell>
          <table:table-cell table:style-name="ce2989"/>
          <table:table-cell table:style-name="ce2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910" office:value-type="string" calcext:value-type="string">
            <text:p>A5</text:p>
          </table:table-cell>
          <table:table-cell table:style-name="ce2920"/>
          <table:table-cell table:style-name="ce2930"/>
          <table:table-cell table:style-name="ce2940"/>
          <table:table-cell table:style-name="ce2950"/>
          <table:table-cell table:style-name="ce2960"/>
          <table:table-cell table:style-name="ce2970"/>
          <table:table-cell table:style-name="ce2980"/>
          <table:table-cell table:style-name="ce2990"/>
          <table:table-cell table:style-name="ce30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911" office:value-type="string" calcext:value-type="string">
            <text:p>B1</text:p>
          </table:table-cell>
          <table:table-cell table:style-name="ce2921" office:value-type="string" calcext:value-type="string">
            <text:p>C5</text:p>
          </table:table-cell>
          <table:table-cell table:style-name="ce2931" office:value-type="string" calcext:value-type="string">
            <text:p>B2</text:p>
          </table:table-cell>
          <table:table-cell table:style-name="ce2941" office:value-type="string" calcext:value-type="string">
            <text:p>C4</text:p>
          </table:table-cell>
          <table:table-cell table:style-name="ce2951" office:value-type="string" calcext:value-type="string">
            <text:p>B3</text:p>
          </table:table-cell>
          <table:table-cell table:style-name="ce2961" office:value-type="string" calcext:value-type="string">
            <text:p>C3</text:p>
          </table:table-cell>
          <table:table-cell table:style-name="ce2971" office:value-type="string" calcext:value-type="string">
            <text:p>B4</text:p>
          </table:table-cell>
          <table:table-cell table:style-name="ce2981" office:value-type="string" calcext:value-type="string">
            <text:p>C2</text:p>
          </table:table-cell>
          <table:table-cell table:style-name="ce2991" office:value-type="string" calcext:value-type="string">
            <text:p>B5</text:p>
          </table:table-cell>
          <table:table-cell table:style-name="ce3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C5D5.B2:A5B5C5D5.C3">
            <calcext:condition calcext:apply-style-name="Heading" calcext:value="begins-with('a')" calcext:base-cell-address="A5B5C5D5.B2"/>
            <calcext:condition calcext:apply-style-name="Default" calcext:value="=0" calcext:base-cell-address="A5B5C5D5.B2"/>
          </calcext:conditional-format>
          <calcext:conditional-format calcext:target-range-address="A5B5C5D5.D2:A5B5C5D5.E3">
            <calcext:condition calcext:apply-style-name="Heading" calcext:value="begins-with('a')" calcext:base-cell-address="A5B5C5D5.D2"/>
            <calcext:condition calcext:apply-style-name="Default" calcext:value="=0" calcext:base-cell-address="A5B5C5D5.D2"/>
          </calcext:conditional-format>
          <calcext:conditional-format calcext:target-range-address="A5B5C5D5.F2:A5B5C5D5.G3">
            <calcext:condition calcext:apply-style-name="Heading" calcext:value="begins-with('a')" calcext:base-cell-address="A5B5C5D5.F2"/>
            <calcext:condition calcext:apply-style-name="Default" calcext:value="=0" calcext:base-cell-address="A5B5C5D5.F2"/>
          </calcext:conditional-format>
          <calcext:conditional-format calcext:target-range-address="A5B5C5D5.H2:A5B5C5D5.I3">
            <calcext:condition calcext:apply-style-name="Heading" calcext:value="begins-with('a')" calcext:base-cell-address="A5B5C5D5.H2"/>
            <calcext:condition calcext:apply-style-name="Default" calcext:value="=0" calcext:base-cell-address="A5B5C5D5.H2"/>
          </calcext:conditional-format>
          <calcext:conditional-format calcext:target-range-address="A5B5C5D5.J2:A5B5C5D5.K3">
            <calcext:condition calcext:apply-style-name="Heading" calcext:value="begins-with('a')" calcext:base-cell-address="A5B5C5D5.J2"/>
            <calcext:condition calcext:apply-style-name="Default" calcext:value="=0" calcext:base-cell-address="A5B5C5D5.J2"/>
          </calcext:conditional-format>
          <calcext:conditional-format calcext:target-range-address="A5B5C5D5.B4:A5B5C5D5.C5">
            <calcext:condition calcext:apply-style-name="Heading" calcext:value="begins-with('a')" calcext:base-cell-address="A5B5C5D5.B4"/>
            <calcext:condition calcext:apply-style-name="Default" calcext:value="=0" calcext:base-cell-address="A5B5C5D5.B4"/>
          </calcext:conditional-format>
          <calcext:conditional-format calcext:target-range-address="A5B5C5D5.D4:A5B5C5D5.E5">
            <calcext:condition calcext:apply-style-name="Heading" calcext:value="begins-with('a')" calcext:base-cell-address="A5B5C5D5.D4"/>
            <calcext:condition calcext:apply-style-name="Default" calcext:value="=0" calcext:base-cell-address="A5B5C5D5.D4"/>
          </calcext:conditional-format>
          <calcext:conditional-format calcext:target-range-address="A5B5C5D5.F4:A5B5C5D5.G5">
            <calcext:condition calcext:apply-style-name="Heading" calcext:value="begins-with('a')" calcext:base-cell-address="A5B5C5D5.F4"/>
            <calcext:condition calcext:apply-style-name="Default" calcext:value="=0" calcext:base-cell-address="A5B5C5D5.F4"/>
          </calcext:conditional-format>
          <calcext:conditional-format calcext:target-range-address="A5B5C5D5.H4:A5B5C5D5.I5">
            <calcext:condition calcext:apply-style-name="Heading" calcext:value="begins-with('a')" calcext:base-cell-address="A5B5C5D5.H4"/>
            <calcext:condition calcext:apply-style-name="Default" calcext:value="=0" calcext:base-cell-address="A5B5C5D5.H4"/>
          </calcext:conditional-format>
          <calcext:conditional-format calcext:target-range-address="A5B5C5D5.J4:A5B5C5D5.K5">
            <calcext:condition calcext:apply-style-name="Heading" calcext:value="begins-with('a')" calcext:base-cell-address="A5B5C5D5.J4"/>
            <calcext:condition calcext:apply-style-name="Default" calcext:value="=0" calcext:base-cell-address="A5B5C5D5.J4"/>
          </calcext:conditional-format>
          <calcext:conditional-format calcext:target-range-address="A5B5C5D5.B6:A5B5C5D5.C7">
            <calcext:condition calcext:apply-style-name="Heading" calcext:value="begins-with('a')" calcext:base-cell-address="A5B5C5D5.B6"/>
            <calcext:condition calcext:apply-style-name="Default" calcext:value="=0" calcext:base-cell-address="A5B5C5D5.B6"/>
          </calcext:conditional-format>
          <calcext:conditional-format calcext:target-range-address="A5B5C5D5.D6:A5B5C5D5.E7">
            <calcext:condition calcext:apply-style-name="Heading" calcext:value="begins-with('a')" calcext:base-cell-address="A5B5C5D5.D6"/>
            <calcext:condition calcext:apply-style-name="Default" calcext:value="=0" calcext:base-cell-address="A5B5C5D5.D6"/>
          </calcext:conditional-format>
          <calcext:conditional-format calcext:target-range-address="A5B5C5D5.F6:A5B5C5D5.G7">
            <calcext:condition calcext:apply-style-name="Heading" calcext:value="begins-with('a')" calcext:base-cell-address="A5B5C5D5.F6"/>
            <calcext:condition calcext:apply-style-name="Default" calcext:value="=0" calcext:base-cell-address="A5B5C5D5.F6"/>
          </calcext:conditional-format>
          <calcext:conditional-format calcext:target-range-address="A5B5C5D5.H6:A5B5C5D5.I7">
            <calcext:condition calcext:apply-style-name="Heading" calcext:value="begins-with('a')" calcext:base-cell-address="A5B5C5D5.H6"/>
            <calcext:condition calcext:apply-style-name="Default" calcext:value="=0" calcext:base-cell-address="A5B5C5D5.H6"/>
          </calcext:conditional-format>
          <calcext:conditional-format calcext:target-range-address="A5B5C5D5.J6:A5B5C5D5.K7">
            <calcext:condition calcext:apply-style-name="Heading" calcext:value="begins-with('a')" calcext:base-cell-address="A5B5C5D5.J6"/>
            <calcext:condition calcext:apply-style-name="Default" calcext:value="=0" calcext:base-cell-address="A5B5C5D5.J6"/>
          </calcext:conditional-format>
          <calcext:conditional-format calcext:target-range-address="A5B5C5D5.B8:A5B5C5D5.C9">
            <calcext:condition calcext:apply-style-name="Heading" calcext:value="begins-with('a')" calcext:base-cell-address="A5B5C5D5.B8"/>
            <calcext:condition calcext:apply-style-name="Default" calcext:value="=0" calcext:base-cell-address="A5B5C5D5.B8"/>
          </calcext:conditional-format>
          <calcext:conditional-format calcext:target-range-address="A5B5C5D5.D8:A5B5C5D5.E9">
            <calcext:condition calcext:apply-style-name="Heading" calcext:value="begins-with('a')" calcext:base-cell-address="A5B5C5D5.D8"/>
            <calcext:condition calcext:apply-style-name="Default" calcext:value="=0" calcext:base-cell-address="A5B5C5D5.D8"/>
          </calcext:conditional-format>
          <calcext:conditional-format calcext:target-range-address="A5B5C5D5.F8:A5B5C5D5.G9">
            <calcext:condition calcext:apply-style-name="Heading" calcext:value="begins-with('a')" calcext:base-cell-address="A5B5C5D5.F8"/>
            <calcext:condition calcext:apply-style-name="Default" calcext:value="=0" calcext:base-cell-address="A5B5C5D5.F8"/>
          </calcext:conditional-format>
          <calcext:conditional-format calcext:target-range-address="A5B5C5D5.H8:A5B5C5D5.I9">
            <calcext:condition calcext:apply-style-name="Heading" calcext:value="begins-with('a')" calcext:base-cell-address="A5B5C5D5.H8"/>
            <calcext:condition calcext:apply-style-name="Default" calcext:value="=0" calcext:base-cell-address="A5B5C5D5.H8"/>
          </calcext:conditional-format>
          <calcext:conditional-format calcext:target-range-address="A5B5C5D5.J8:A5B5C5D5.K9">
            <calcext:condition calcext:apply-style-name="Heading" calcext:value="begins-with('a')" calcext:base-cell-address="A5B5C5D5.J8"/>
            <calcext:condition calcext:apply-style-name="Default" calcext:value="=0" calcext:base-cell-address="A5B5C5D5.J8"/>
          </calcext:conditional-format>
          <calcext:conditional-format calcext:target-range-address="A5B5C5D5.B10:A5B5C5D5.C11">
            <calcext:condition calcext:apply-style-name="Heading" calcext:value="begins-with('a')" calcext:base-cell-address="A5B5C5D5.B10"/>
            <calcext:condition calcext:apply-style-name="Default" calcext:value="=0" calcext:base-cell-address="A5B5C5D5.B10"/>
          </calcext:conditional-format>
          <calcext:conditional-format calcext:target-range-address="A5B5C5D5.D10:A5B5C5D5.E11">
            <calcext:condition calcext:apply-style-name="Heading" calcext:value="begins-with('a')" calcext:base-cell-address="A5B5C5D5.D10"/>
            <calcext:condition calcext:apply-style-name="Default" calcext:value="=0" calcext:base-cell-address="A5B5C5D5.D10"/>
          </calcext:conditional-format>
          <calcext:conditional-format calcext:target-range-address="A5B5C5D5.F10:A5B5C5D5.G11">
            <calcext:condition calcext:apply-style-name="Heading" calcext:value="begins-with('a')" calcext:base-cell-address="A5B5C5D5.F10"/>
            <calcext:condition calcext:apply-style-name="Default" calcext:value="=0" calcext:base-cell-address="A5B5C5D5.F10"/>
          </calcext:conditional-format>
          <calcext:conditional-format calcext:target-range-address="A5B5C5D5.H10:A5B5C5D5.I11">
            <calcext:condition calcext:apply-style-name="Heading" calcext:value="begins-with('a')" calcext:base-cell-address="A5B5C5D5.H10"/>
            <calcext:condition calcext:apply-style-name="Default" calcext:value="=0" calcext:base-cell-address="A5B5C5D5.H10"/>
          </calcext:conditional-format>
          <calcext:conditional-format calcext:target-range-address="A5B5C5D5.J10:A5B5C5D5.K11">
            <calcext:condition calcext:apply-style-name="Heading" calcext:value="begins-with('a')" calcext:base-cell-address="A5B5C5D5.J10"/>
            <calcext:condition calcext:apply-style-name="Default" calcext:value="=0" calcext:base-cell-address="A5B5C5D5.J10"/>
          </calcext:conditional-format>
        </calcext:conditional-formats>
      </table:table>
      <table:table table:name="Feuille31" table:style-name="ta1">
        <table:table-column table:style-name="co1" table:number-columns-repeated="1024" table:default-cell-style-name="ce1"/>
        <table:table-row table:style-name="ro1">
          <table:table-cell table:number-columns-repeated="17"/>
          <table:table-cell office:value-type="string" calcext:value-type="string">
            <text:p>Utilisateu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3002" office:value-type="string" calcext:value-type="string">
            <text:p>A1</text:p>
          </table:table-cell>
          <table:table-cell table:style-name="ce3012" office:value-type="string" calcext:value-type="string">
            <text:p>D5</text:p>
          </table:table-cell>
          <table:table-cell table:style-name="ce3022" office:value-type="string" calcext:value-type="string">
            <text:p>A2</text:p>
          </table:table-cell>
          <table:table-cell table:style-name="ce3032" office:value-type="string" calcext:value-type="string">
            <text:p>D4</text:p>
          </table:table-cell>
          <table:table-cell table:style-name="ce3042" office:value-type="string" calcext:value-type="string">
            <text:p>A3</text:p>
          </table:table-cell>
          <table:table-cell table:style-name="ce3052" office:value-type="string" calcext:value-type="string">
            <text:p>D3</text:p>
          </table:table-cell>
          <table:table-cell table:style-name="ce3062" office:value-type="string" calcext:value-type="string">
            <text:p>A4</text:p>
          </table:table-cell>
          <table:table-cell table:style-name="ce3072" office:value-type="string" calcext:value-type="string">
            <text:p>D2</text:p>
          </table:table-cell>
          <table:table-cell table:style-name="ce3082" office:value-type="string" calcext:value-type="string">
            <text:p>A5</text:p>
          </table:table-cell>
          <table:table-cell table:style-name="ce3092" office:value-type="string" calcext:value-type="string">
            <text:p>D1</text:p>
          </table:table-cell>
          <table:table-cell table:number-columns-repeated="6"/>
          <table:table-cell office:value-type="string" calcext:value-type="string">
            <text:p>Objet</text:p>
          </table:table-cell>
          <table:table-cell table:number-columns-repeated="2"/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lsObj</text:p>
          </table:table-cell>
          <table:table-cell table:number-columns-repeated="997"/>
        </table:table-row>
        <table:table-row table:style-name="ro1">
          <table:table-cell/>
          <table:table-cell table:style-name="ce3003" office:value-type="string" calcext:value-type="string">
            <text:p>B5</text:p>
          </table:table-cell>
          <table:table-cell table:style-name="ce3013"/>
          <table:table-cell table:style-name="ce3023"/>
          <table:table-cell table:style-name="ce3033"/>
          <table:table-cell table:style-name="ce3043"/>
          <table:table-cell table:style-name="ce3053"/>
          <table:table-cell table:style-name="ce3063"/>
          <table:table-cell table:style-name="ce3073"/>
          <table:table-cell table:style-name="ce3083"/>
          <table:table-cell table:style-name="ce3093"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Case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i_Facade</text:p>
          </table:table-cell>
          <table:table-cell table:number-columns-repeated="997"/>
        </table:table-row>
        <table:table-row table:style-name="ro1">
          <table:table-cell/>
          <table:table-cell table:style-name="ce3004" office:value-type="string" calcext:value-type="string">
            <text:p>A2</text:p>
          </table:table-cell>
          <table:table-cell table:style-name="ce3014"/>
          <table:table-cell table:style-name="ce3024" office:value-type="string" calcext:value-type="string">
            <text:p>A3</text:p>
          </table:table-cell>
          <table:table-cell table:style-name="ce3034" office:value-type="string" calcext:value-type="string">
            <text:p>D5</text:p>
          </table:table-cell>
          <table:table-cell table:style-name="ce3044" office:value-type="string" calcext:value-type="string">
            <text:p>A4</text:p>
          </table:table-cell>
          <table:table-cell table:style-name="ce3054" office:value-type="string" calcext:value-type="string">
            <text:p>D4</text:p>
          </table:table-cell>
          <table:table-cell table:style-name="ce3064" office:value-type="string" calcext:value-type="string">
            <text:p>A5</text:p>
          </table:table-cell>
          <table:table-cell table:style-name="ce3074" office:value-type="string" calcext:value-type="string">
            <text:p>D3</text:p>
          </table:table-cell>
          <table:table-cell table:style-name="ce3084"/>
          <table:table-cell table:style-name="ce3094" office:value-type="string" calcext:value-type="string">
            <text:p>D2</text:p>
          </table:table-cell>
          <table:table-cell table:number-columns-repeated="9"/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irie_Bordure</text:p>
          </table:table-cell>
          <table:table-cell table:number-columns-repeated="997"/>
        </table:table-row>
        <table:table-row table:style-name="ro1">
          <table:table-cell/>
          <table:table-cell table:style-name="ce3005" office:value-type="string" calcext:value-type="string">
            <text:p>B4</text:p>
          </table:table-cell>
          <table:table-cell table:style-name="ce3015"/>
          <table:table-cell table:style-name="ce3025" office:value-type="string" calcext:value-type="string">
            <text:p>B5</text:p>
          </table:table-cell>
          <table:table-cell table:style-name="ce3035"/>
          <table:table-cell table:style-name="ce3045"/>
          <table:table-cell table:style-name="ce3055"/>
          <table:table-cell table:style-name="ce3065"/>
          <table:table-cell table:style-name="ce3075" office:value-type="string" calcext:value-type="string">
            <text:p>C5</text:p>
          </table:table-cell>
          <table:table-cell table:style-name="ce3085"/>
          <table:table-cell table:style-name="ce3095" office:value-type="string" calcext:value-type="string">
            <text:p>C4</text:p>
          </table:table-cell>
          <table:table-cell table:number-columns-repeated="9"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oture_Mur</text:p>
          </table:table-cell>
          <table:table-cell table:number-columns-repeated="997"/>
        </table:table-row>
        <table:table-row table:style-name="ro1">
          <table:table-cell/>
          <table:table-cell table:style-name="ce3006" office:value-type="string" calcext:value-type="string">
            <text:p>A3</text:p>
          </table:table-cell>
          <table:table-cell table:style-name="ce3016"/>
          <table:table-cell table:style-name="ce3026" office:value-type="string" calcext:value-type="string">
            <text:p>A4</text:p>
          </table:table-cell>
          <table:table-cell table:style-name="ce3036"/>
          <table:table-cell table:style-name="ce3046" office:value-type="string" calcext:value-type="string">
            <text:p>A5</text:p>
          </table:table-cell>
          <table:table-cell table:style-name="ce3056" office:value-type="string" calcext:value-type="string">
            <text:p>D5</text:p>
          </table:table-cell>
          <table:table-cell table:style-name="ce3066"/>
          <table:table-cell table:style-name="ce3076" office:value-type="string" calcext:value-type="string">
            <text:p>D4</text:p>
          </table:table-cell>
          <table:table-cell table:style-name="ce3086"/>
          <table:table-cell table:style-name="ce3096" office:value-type="string" calcext:value-type="string">
            <text:p>D3</text:p>
          </table:table-cell>
          <table:table-cell table:number-columns-repeated="9"/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getal_Arbre</text:p>
          </table:table-cell>
          <table:table-cell table:number-columns-repeated="997"/>
        </table:table-row>
        <table:table-row table:style-name="ro1">
          <table:table-cell/>
          <table:table-cell table:style-name="ce3007" office:value-type="string" calcext:value-type="string">
            <text:p>B3</text:p>
          </table:table-cell>
          <table:table-cell table:style-name="ce3017"/>
          <table:table-cell table:style-name="ce3027" office:value-type="string" calcext:value-type="string">
            <text:p>B4</text:p>
          </table:table-cell>
          <table:table-cell table:style-name="ce3037"/>
          <table:table-cell table:style-name="ce3047" office:value-type="string" calcext:value-type="string">
            <text:p>B5</text:p>
          </table:table-cell>
          <table:table-cell table:style-name="ce3057" office:value-type="string" calcext:value-type="string">
            <text:p>C5</text:p>
          </table:table-cell>
          <table:table-cell table:style-name="ce3067"/>
          <table:table-cell table:style-name="ce3077" office:value-type="string" calcext:value-type="string">
            <text:p>C4</text:p>
          </table:table-cell>
          <table:table-cell table:style-name="ce3087"/>
          <table:table-cell table:style-name="ce3097" office:value-type="string" calcext:value-type="string">
            <text:p>C3</text:p>
          </table:table-cell>
          <table:table-cell table:number-columns-repeated="9"/>
          <table:table-cell office:value-type="string" calcext:value-type="string">
            <text:p>M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l_Haie</text:p>
          </table:table-cell>
          <table:table-cell table:number-columns-repeated="997"/>
        </table:table-row>
        <table:table-row table:style-name="ro1">
          <table:table-cell/>
          <table:table-cell table:style-name="ce3008" office:value-type="string" calcext:value-type="string">
            <text:p>A4</text:p>
          </table:table-cell>
          <table:table-cell table:style-name="ce3018"/>
          <table:table-cell table:style-name="ce3028" office:value-type="string" calcext:value-type="string">
            <text:p>A5</text:p>
          </table:table-cell>
          <table:table-cell table:style-name="ce3038"/>
          <table:table-cell table:style-name="ce3048"/>
          <table:table-cell table:style-name="ce3058"/>
          <table:table-cell table:style-name="ce3068"/>
          <table:table-cell table:style-name="ce3078" office:value-type="string" calcext:value-type="string">
            <text:p>D5</text:p>
          </table:table-cell>
          <table:table-cell table:style-name="ce3088"/>
          <table:table-cell table:style-name="ce3098" office:value-type="string" calcext:value-type="string">
            <text:p>D4</text:p>
          </table:table-cell>
          <table:table-cell table:number-columns-repeated="9"/>
          <table:table-cell office:value-type="string" calcext:value-type="string">
            <text:p>M21</text:p>
          </table:table-cell>
          <table:table-cell table:number-columns-repeated="5"/>
          <table:table-cell office:value-type="string" calcext:value-type="string">
            <text:p>Affleurant_Symbole</text:p>
          </table:table-cell>
          <table:table-cell table:number-columns-repeated="997"/>
        </table:table-row>
        <table:table-row table:style-name="ro1">
          <table:table-cell/>
          <table:table-cell table:style-name="ce3009" office:value-type="string" calcext:value-type="string">
            <text:p>B2</text:p>
          </table:table-cell>
          <table:table-cell table:style-name="ce3019"/>
          <table:table-cell table:style-name="ce3029" office:value-type="string" calcext:value-type="string">
            <text:p>B3</text:p>
          </table:table-cell>
          <table:table-cell table:style-name="ce3039" office:value-type="string" calcext:value-type="string">
            <text:p>C5</text:p>
          </table:table-cell>
          <table:table-cell table:style-name="ce3049" office:value-type="string" calcext:value-type="string">
            <text:p>B4</text:p>
          </table:table-cell>
          <table:table-cell table:style-name="ce3059" office:value-type="string" calcext:value-type="string">
            <text:p>C4</text:p>
          </table:table-cell>
          <table:table-cell table:style-name="ce3069" office:value-type="string" calcext:value-type="string">
            <text:p>B5</text:p>
          </table:table-cell>
          <table:table-cell table:style-name="ce3079" office:value-type="string" calcext:value-type="string">
            <text:p>C3</text:p>
          </table:table-cell>
          <table:table-cell table:style-name="ce3089"/>
          <table:table-cell table:style-name="ce3099" office:value-type="string" calcext:value-type="string">
            <text:p>C2</text:p>
          </table:table-cell>
          <table:table-cell table:number-columns-repeated="9"/>
          <table:table-cell office:value-type="string" calcext:value-type="string">
            <text:p>M22</text:p>
          </table:table-cell>
          <table:table-cell table:number-columns-repeated="5"/>
          <table:table-cell office:value-type="string" calcext:value-type="string">
            <text:p>Topographie_PointCanevas</text:p>
          </table:table-cell>
          <table:table-cell table:number-columns-repeated="997"/>
        </table:table-row>
        <table:table-row table:style-name="ro1">
          <table:table-cell/>
          <table:table-cell table:style-name="ce3010" office:value-type="string" calcext:value-type="string">
            <text:p>A5</text:p>
          </table:table-cell>
          <table:table-cell table:style-name="ce3020"/>
          <table:table-cell table:style-name="ce3030"/>
          <table:table-cell table:style-name="ce3040"/>
          <table:table-cell table:style-name="ce3050"/>
          <table:table-cell table:style-name="ce3060"/>
          <table:table-cell table:style-name="ce3070"/>
          <table:table-cell table:style-name="ce3080"/>
          <table:table-cell table:style-name="ce3090"/>
          <table:table-cell table:style-name="ce3100" office:value-type="string" calcext:value-type="string">
            <text:p>D5</text:p>
          </table:table-cell>
          <table:table-cell table:number-columns-repeated="9"/>
          <table:table-cell office:value-type="string" calcext:value-type="string">
            <text:p>M23</text:p>
          </table:table-cell>
          <table:table-cell table:number-columns-repeated="5"/>
          <table:table-cell office:value-type="string" calcext:value-type="string">
            <text:p>Emprise_Publication</text:p>
          </table:table-cell>
          <table:table-cell table:number-columns-repeated="997"/>
        </table:table-row>
        <table:table-row table:style-name="ro1">
          <table:table-cell/>
          <table:table-cell table:style-name="ce3011" office:value-type="string" calcext:value-type="string">
            <text:p>B1</text:p>
          </table:table-cell>
          <table:table-cell table:style-name="ce3021" office:value-type="string" calcext:value-type="string">
            <text:p>C5</text:p>
          </table:table-cell>
          <table:table-cell table:style-name="ce3031" office:value-type="string" calcext:value-type="string">
            <text:p>B2</text:p>
          </table:table-cell>
          <table:table-cell table:style-name="ce3041" office:value-type="string" calcext:value-type="string">
            <text:p>C4</text:p>
          </table:table-cell>
          <table:table-cell table:style-name="ce3051" office:value-type="string" calcext:value-type="string">
            <text:p>B3</text:p>
          </table:table-cell>
          <table:table-cell table:style-name="ce3061" office:value-type="string" calcext:value-type="string">
            <text:p>C3</text:p>
          </table:table-cell>
          <table:table-cell table:style-name="ce3071" office:value-type="string" calcext:value-type="string">
            <text:p>B4</text:p>
          </table:table-cell>
          <table:table-cell table:style-name="ce3081" office:value-type="string" calcext:value-type="string">
            <text:p>C2</text:p>
          </table:table-cell>
          <table:table-cell table:style-name="ce3091" office:value-type="string" calcext:value-type="string">
            <text:p>B5</text:p>
          </table:table-cell>
          <table:table-cell table:style-name="ce3101" office:value-type="string" calcext:value-type="string">
            <text:p>C1</text:p>
          </table:table-cell>
          <table:table-cell table:number-columns-repeated="9"/>
          <table:table-cell office:value-type="string" calcext:value-type="string">
            <text:p>M2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3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4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3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4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55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1.B2:Feuille31.C3">
            <calcext:condition calcext:apply-style-name="Heading" calcext:value="begins-with('A')" calcext:base-cell-address="Feuille31.B2"/>
            <calcext:condition calcext:apply-style-name="Default" calcext:value="=0" calcext:base-cell-address="Feuille31.B2"/>
          </calcext:conditional-format>
          <calcext:conditional-format calcext:target-range-address="Feuille31.D2:Feuille31.E3">
            <calcext:condition calcext:apply-style-name="Heading" calcext:value="begins-with('A')" calcext:base-cell-address="Feuille31.D2"/>
            <calcext:condition calcext:apply-style-name="Default" calcext:value="=0" calcext:base-cell-address="Feuille31.D2"/>
          </calcext:conditional-format>
          <calcext:conditional-format calcext:target-range-address="Feuille31.F2:Feuille31.G3">
            <calcext:condition calcext:apply-style-name="Heading" calcext:value="begins-with('A')" calcext:base-cell-address="Feuille31.F2"/>
            <calcext:condition calcext:apply-style-name="Default" calcext:value="=0" calcext:base-cell-address="Feuille31.F2"/>
          </calcext:conditional-format>
          <calcext:conditional-format calcext:target-range-address="Feuille31.H2:Feuille31.I3">
            <calcext:condition calcext:apply-style-name="Heading" calcext:value="begins-with('A')" calcext:base-cell-address="Feuille31.H2"/>
            <calcext:condition calcext:apply-style-name="Default" calcext:value="=0" calcext:base-cell-address="Feuille31.H2"/>
          </calcext:conditional-format>
          <calcext:conditional-format calcext:target-range-address="Feuille31.J2:Feuille31.K3">
            <calcext:condition calcext:apply-style-name="Heading" calcext:value="begins-with('A')" calcext:base-cell-address="Feuille31.J2"/>
            <calcext:condition calcext:apply-style-name="Default" calcext:value="=0" calcext:base-cell-address="Feuille31.J2"/>
          </calcext:conditional-format>
          <calcext:conditional-format calcext:target-range-address="Feuille31.B4:Feuille31.C5">
            <calcext:condition calcext:apply-style-name="Heading" calcext:value="begins-with('A')" calcext:base-cell-address="Feuille31.B4"/>
            <calcext:condition calcext:apply-style-name="Default" calcext:value="=0" calcext:base-cell-address="Feuille31.B4"/>
          </calcext:conditional-format>
          <calcext:conditional-format calcext:target-range-address="Feuille31.D4:Feuille31.E5">
            <calcext:condition calcext:apply-style-name="Heading" calcext:value="begins-with('A')" calcext:base-cell-address="Feuille31.D4"/>
            <calcext:condition calcext:apply-style-name="Default" calcext:value="=0" calcext:base-cell-address="Feuille31.D4"/>
          </calcext:conditional-format>
          <calcext:conditional-format calcext:target-range-address="Feuille31.F4:Feuille31.G5">
            <calcext:condition calcext:apply-style-name="Heading" calcext:value="begins-with('A')" calcext:base-cell-address="Feuille31.F4"/>
            <calcext:condition calcext:apply-style-name="Default" calcext:value="=0" calcext:base-cell-address="Feuille31.F4"/>
          </calcext:conditional-format>
          <calcext:conditional-format calcext:target-range-address="Feuille31.H4:Feuille31.I5">
            <calcext:condition calcext:apply-style-name="Heading" calcext:value="begins-with('A')" calcext:base-cell-address="Feuille31.H4"/>
            <calcext:condition calcext:apply-style-name="Default" calcext:value="=0" calcext:base-cell-address="Feuille31.H4"/>
          </calcext:conditional-format>
          <calcext:conditional-format calcext:target-range-address="Feuille31.J4:Feuille31.K5">
            <calcext:condition calcext:apply-style-name="Heading" calcext:value="begins-with('A')" calcext:base-cell-address="Feuille31.J4"/>
            <calcext:condition calcext:apply-style-name="Default" calcext:value="=0" calcext:base-cell-address="Feuille31.J4"/>
          </calcext:conditional-format>
          <calcext:conditional-format calcext:target-range-address="Feuille31.B6:Feuille31.C7">
            <calcext:condition calcext:apply-style-name="Heading" calcext:value="begins-with('A')" calcext:base-cell-address="Feuille31.B6"/>
            <calcext:condition calcext:apply-style-name="Default" calcext:value="=0" calcext:base-cell-address="Feuille31.B6"/>
          </calcext:conditional-format>
          <calcext:conditional-format calcext:target-range-address="Feuille31.D6:Feuille31.E7">
            <calcext:condition calcext:apply-style-name="Heading" calcext:value="begins-with('A')" calcext:base-cell-address="Feuille31.D6"/>
            <calcext:condition calcext:apply-style-name="Default" calcext:value="=0" calcext:base-cell-address="Feuille31.D6"/>
          </calcext:conditional-format>
          <calcext:conditional-format calcext:target-range-address="Feuille31.F6:Feuille31.G7">
            <calcext:condition calcext:apply-style-name="Heading" calcext:value="begins-with('A')" calcext:base-cell-address="Feuille31.F6"/>
            <calcext:condition calcext:apply-style-name="Default" calcext:value="=0" calcext:base-cell-address="Feuille31.F6"/>
          </calcext:conditional-format>
          <calcext:conditional-format calcext:target-range-address="Feuille31.H6:Feuille31.I7">
            <calcext:condition calcext:apply-style-name="Heading" calcext:value="begins-with('A')" calcext:base-cell-address="Feuille31.H6"/>
            <calcext:condition calcext:apply-style-name="Default" calcext:value="=0" calcext:base-cell-address="Feuille31.H6"/>
          </calcext:conditional-format>
          <calcext:conditional-format calcext:target-range-address="Feuille31.J6:Feuille31.K7">
            <calcext:condition calcext:apply-style-name="Heading" calcext:value="begins-with('A')" calcext:base-cell-address="Feuille31.J6"/>
            <calcext:condition calcext:apply-style-name="Default" calcext:value="=0" calcext:base-cell-address="Feuille31.J6"/>
          </calcext:conditional-format>
          <calcext:conditional-format calcext:target-range-address="Feuille31.B8:Feuille31.C9">
            <calcext:condition calcext:apply-style-name="Heading" calcext:value="begins-with('A')" calcext:base-cell-address="Feuille31.B8"/>
            <calcext:condition calcext:apply-style-name="Default" calcext:value="=0" calcext:base-cell-address="Feuille31.B8"/>
          </calcext:conditional-format>
          <calcext:conditional-format calcext:target-range-address="Feuille31.D8:Feuille31.E9">
            <calcext:condition calcext:apply-style-name="Heading" calcext:value="begins-with('A')" calcext:base-cell-address="Feuille31.D8"/>
            <calcext:condition calcext:apply-style-name="Default" calcext:value="=0" calcext:base-cell-address="Feuille31.D8"/>
          </calcext:conditional-format>
          <calcext:conditional-format calcext:target-range-address="Feuille31.F8:Feuille31.G9">
            <calcext:condition calcext:apply-style-name="Heading" calcext:value="begins-with('A')" calcext:base-cell-address="Feuille31.F8"/>
            <calcext:condition calcext:apply-style-name="Default" calcext:value="=0" calcext:base-cell-address="Feuille31.F8"/>
          </calcext:conditional-format>
          <calcext:conditional-format calcext:target-range-address="Feuille31.H8:Feuille31.I9">
            <calcext:condition calcext:apply-style-name="Heading" calcext:value="begins-with('A')" calcext:base-cell-address="Feuille31.H8"/>
            <calcext:condition calcext:apply-style-name="Default" calcext:value="=0" calcext:base-cell-address="Feuille31.H8"/>
          </calcext:conditional-format>
          <calcext:conditional-format calcext:target-range-address="Feuille31.J8:Feuille31.K9">
            <calcext:condition calcext:apply-style-name="Heading" calcext:value="begins-with('A')" calcext:base-cell-address="Feuille31.J8"/>
            <calcext:condition calcext:apply-style-name="Default" calcext:value="=0" calcext:base-cell-address="Feuille31.J8"/>
          </calcext:conditional-format>
          <calcext:conditional-format calcext:target-range-address="Feuille31.B10:Feuille31.C11">
            <calcext:condition calcext:apply-style-name="Heading" calcext:value="begins-with('A')" calcext:base-cell-address="Feuille31.B10"/>
            <calcext:condition calcext:apply-style-name="Default" calcext:value="=0" calcext:base-cell-address="Feuille31.B10"/>
          </calcext:conditional-format>
          <calcext:conditional-format calcext:target-range-address="Feuille31.D10:Feuille31.E11">
            <calcext:condition calcext:apply-style-name="Heading" calcext:value="begins-with('A')" calcext:base-cell-address="Feuille31.D10"/>
            <calcext:condition calcext:apply-style-name="Default" calcext:value="=0" calcext:base-cell-address="Feuille31.D10"/>
          </calcext:conditional-format>
          <calcext:conditional-format calcext:target-range-address="Feuille31.F10:Feuille31.G11">
            <calcext:condition calcext:apply-style-name="Heading" calcext:value="begins-with('A')" calcext:base-cell-address="Feuille31.F10"/>
            <calcext:condition calcext:apply-style-name="Default" calcext:value="=0" calcext:base-cell-address="Feuille31.F10"/>
          </calcext:conditional-format>
          <calcext:conditional-format calcext:target-range-address="Feuille31.H10:Feuille31.I11">
            <calcext:condition calcext:apply-style-name="Heading" calcext:value="begins-with('A')" calcext:base-cell-address="Feuille31.H10"/>
            <calcext:condition calcext:apply-style-name="Default" calcext:value="=0" calcext:base-cell-address="Feuille31.H10"/>
          </calcext:conditional-format>
          <calcext:conditional-format calcext:target-range-address="Feuille31.J10:Feuille31.K11">
            <calcext:condition calcext:apply-style-name="Heading" calcext:value="begins-with('A')" calcext:base-cell-address="Feuille31.J10"/>
            <calcext:condition calcext:apply-style-name="Default" calcext:value="=0" calcext:base-cell-address="Feuille31.J10"/>
          </calcext:conditional-format>
        </calcext:conditional-formats>
      </table:table>
      <table:table table:name="Feuille32" table:style-name="ta1">
        <table:shapes>
          <draw:ellipse draw:z-index="0" draw:style-name="gr1" draw:text-style-name="P1" svg:width="0.181cm" svg:height="0.192cm" svg:x="2.969cm" svg:y="19.371cm">
            <text:p/>
          </draw:ellipse>
          <draw:ellipse draw:z-index="1" draw:style-name="gr1" draw:text-style-name="P1" svg:width="0.181cm" svg:height="0.192cm" svg:x="3.916cm" svg:y="14.884cm">
            <text:p/>
          </draw:ellipse>
          <draw:ellipse draw:z-index="2" draw:style-name="gr1" draw:text-style-name="P1" svg:width="0.181cm" svg:height="0.192cm" svg:x="12.892cm" svg:y="14.376cm">
            <text:p/>
          </draw:ellipse>
          <draw:ellipse draw:z-index="3" draw:style-name="gr1" draw:text-style-name="P1" svg:width="0.181cm" svg:height="0.192cm" svg:x="12.002cm" svg:y="19.003cm">
            <text:p/>
          </draw:ellipse>
          <draw:ellipse draw:z-index="4" draw:style-name="gr2" draw:text-style-name="P1" svg:width="0.194cm" svg:height="0.162cm" svg:x="1.879cm" svg:y="20.415cm">
            <text:p/>
          </draw:ellipse>
          <draw:ellipse draw:z-index="5" draw:style-name="gr2" draw:text-style-name="P1" svg:width="0.194cm" svg:height="0.162cm" svg:x="5.91cm" svg:y="13.958cm">
            <text:p/>
          </draw:ellipse>
          <draw:ellipse draw:z-index="6" draw:style-name="gr2" draw:text-style-name="P1" svg:width="0.194cm" svg:height="0.162cm" svg:x="10.91cm" svg:y="15.944cm">
            <text:p/>
          </draw:ellipse>
          <draw:ellipse draw:z-index="7" draw:style-name="gr2" draw:text-style-name="P1" svg:width="0.194cm" svg:height="0.162cm" svg:x="11.91cm" svg:y="14.958cm">
            <text:p/>
          </draw:ellipse>
          <draw:ellipse draw:z-index="8" draw:style-name="gr2" draw:text-style-name="P1" svg:width="0.194cm" svg:height="0.162cm" svg:x="5.29cm" svg:y="19.419cm">
            <text:p/>
          </draw:ellipse>
          <draw:ellipse draw:z-index="9" draw:style-name="gr2" draw:text-style-name="P1" svg:width="0.194cm" svg:height="0.162cm" svg:x="5.32cm" svg:y="20.446cm">
            <text:p/>
          </draw:ellipse>
          <draw:ellipse draw:z-index="10" draw:style-name="gr2" draw:text-style-name="P1" svg:width="0.194cm" svg:height="0.162cm" svg:x="5.349cm" svg:y="21.406cm">
            <text:p/>
          </draw:ellipse>
          <draw:ellipse draw:z-index="11" draw:style-name="gr2" draw:text-style-name="P1" svg:width="0.194cm" svg:height="0.162cm" svg:x="10.392cm" svg:y="20.474cm">
            <text:p/>
          </draw:ellipse>
          <draw:ellipse draw:z-index="12" draw:style-name="gr2" draw:text-style-name="P1" svg:width="0.194cm" svg:height="0.162cm" svg:x="10.335cm" svg:y="21.405cm">
            <text:p/>
          </draw:ellipse>
          <draw:ellipse draw:z-index="13" draw:style-name="gr2" draw:text-style-name="P1" svg:width="0.194cm" svg:height="0.162cm" svg:x="5.363cm" svg:y="12.374cm">
            <text:p/>
          </draw:ellipse>
          <draw:ellipse draw:z-index="14" draw:style-name="gr2" draw:text-style-name="P1" svg:width="0.194cm" svg:height="0.162cm" svg:x="10.351cm" svg:y="12.374cm">
            <text:p/>
          </draw:ellipse>
          <draw:ellipse draw:z-index="15" draw:style-name="gr1" draw:text-style-name="P1" svg:width="0.181cm" svg:height="0.192cm" svg:x="9.002cm" svg:y="16.002cm">
            <text:p/>
          </draw:ellipse>
          <draw:ellipse draw:z-index="16" draw:style-name="gr3" draw:text-style-name="P1" svg:width="0.125cm" svg:height="0.061cm" svg:x="3.997cm" svg:y="14.003cm">
            <text:p/>
          </draw:ellipse>
          <draw:ellipse draw:z-index="17" draw:style-name="gr3" draw:text-style-name="P1" svg:width="0.125cm" svg:height="0.061cm" svg:x="2.998cm" svg:y="20.004cm">
            <text:p/>
          </draw:ellipse>
          <draw:ellipse draw:z-index="18" draw:style-name="gr3" draw:text-style-name="P1" svg:width="0.125cm" svg:height="0.061cm" svg:x="11.99cm" svg:y="14.003cm">
            <text:p/>
          </draw:ellipse>
        </table:shapes>
        <table:table-column table:style-name="co1" table:number-columns-repeated="1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03" table:default-cell-style-name="ce1"/>
        <table:table-row table:style-name="ro1">
          <table:table-cell table:number-columns-repeated="17"/>
          <table:table-cell office:value-type="string" calcext:value-type="string">
            <text:p>AffleurantSymbole</text:p>
          </table:table-cell>
          <table:table-cell table:number-columns-repeated="2"/>
          <table:table-cell office:value-type="string" calcext:value-type="string">
            <text:p>AffleurantSymbole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3102" table:number-columns-repeated="2"/>
          <table:table-cell table:style-name="ce3124" table:number-columns-repeated="2"/>
          <table:table-cell table:style-name="ce3135" table:number-columns-repeated="2"/>
          <table:table-cell table:style-name="ce3151" table:number-columns-repeated="2"/>
          <table:table-cell table:style-name="ce3162" table:number-columns-repeated="2"/>
          <table:table-cell table:style-name="ce3173" table:number-columns-repeated="2"/>
          <table:table-cell table:style-name="ce3184" table:number-columns-repeated="2"/>
          <table:table-cell table:number-columns-repeated="5"/>
          <table:table-cell office:value-type="string" calcext:value-type="string">
            <text:p>AffleurantSymbole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3102" table:number-columns-repeated="2"/>
          <table:table-cell table:style-name="ce3124" table:number-columns-repeated="2"/>
          <table:table-cell table:style-name="ce3135" table:number-columns-repeated="2"/>
          <table:table-cell table:style-name="ce3151" table:number-columns-repeated="2"/>
          <table:table-cell table:style-name="ce3162" table:number-columns-repeated="2"/>
          <table:table-cell table:style-name="ce3173" table:number-columns-repeated="2"/>
          <table:table-cell table:style-name="ce3184" table:number-columns-repeated="2"/>
          <table:table-cell table:number-columns-repeated="5"/>
          <table:table-cell office:value-type="string" calcext:value-type="string">
            <text:p>AffleurantSymbole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3" table:number-columns-repeated="2"/>
          <table:table-cell table:style-name="ce3125" table:number-columns-repeated="2"/>
          <table:table-cell table:style-name="ce3136" table:number-columns-repeated="2"/>
          <table:table-cell table:style-name="ce3152" table:number-columns-repeated="2"/>
          <table:table-cell table:style-name="ce3163" table:number-columns-repeated="2"/>
          <table:table-cell table:style-name="ce3174" table:number-columns-repeated="2"/>
          <table:table-cell table:style-name="ce3185" table:number-columns-repeated="2"/>
          <table:table-cell table:number-columns-repeated="5"/>
          <table:table-cell office:value-type="string" calcext:value-type="string">
            <text:p>AffleurantSymbole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3" table:number-columns-repeated="2"/>
          <table:table-cell table:style-name="ce3125" table:number-columns-repeated="2"/>
          <table:table-cell table:style-name="ce3136" table:number-columns-repeated="2"/>
          <table:table-cell table:style-name="ce3152" table:number-columns-repeated="2"/>
          <table:table-cell table:style-name="ce3163" table:number-columns-repeated="2"/>
          <table:table-cell table:style-name="ce3174" table:number-columns-repeated="2"/>
          <table:table-cell table:style-name="ce3185" table:number-columns-repeated="2"/>
          <table:table-cell table:number-columns-repeated="5"/>
          <table:table-cell office:value-type="string" calcext:value-type="string">
            <text:p>AffleurantSymbole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4" table:number-columns-repeated="2"/>
          <table:table-cell table:style-name="ce3126" table:number-columns-repeated="2"/>
          <table:table-cell table:style-name="ce3137" table:number-columns-repeated="2"/>
          <table:table-cell table:style-name="ce3153" table:number-columns-repeated="2"/>
          <table:table-cell table:style-name="ce3164" table:number-columns-repeated="2"/>
          <table:table-cell table:style-name="ce3175" table:number-columns-repeated="2"/>
          <table:table-cell table:style-name="ce3186" table:number-columns-repeated="2"/>
          <table:table-cell table:number-columns-repeated="2"/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3104" table:number-columns-repeated="2"/>
          <table:table-cell table:style-name="ce3126" table:number-columns-repeated="2"/>
          <table:table-cell table:style-name="ce3137" table:number-columns-repeated="2"/>
          <table:table-cell table:style-name="ce3153" table:number-columns-repeated="2"/>
          <table:table-cell table:style-name="ce3164" table:number-columns-repeated="2"/>
          <table:table-cell table:style-name="ce3175" table:number-columns-repeated="2"/>
          <table:table-cell table:style-name="ce3186" table:number-columns-repeated="2"/>
          <table:table-cell table:number-columns-repeated="2"/>
          <table:table-cell office:value-type="string" calcext:value-type="string">
            <text:p>Arbre</text:p>
          </table:table-cell>
          <table:table-cell table:number-columns-repeated="2"/>
          <table:table-cell office:value-type="string" calcext:value-type="string">
            <text:p>Arbre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5" table:number-columns-repeated="2"/>
          <table:table-cell table:style-name="ce3127" table:number-columns-repeated="2"/>
          <table:table-cell table:style-name="ce3138" table:number-columns-repeated="2"/>
          <table:table-cell table:style-name="ce3154" table:number-columns-repeated="2"/>
          <table:table-cell table:style-name="ce3165" table:number-columns-repeated="2"/>
          <table:table-cell table:style-name="ce3176" table:number-columns-repeated="2"/>
          <table:table-cell table:style-name="ce3187" table:number-columns-repeated="2"/>
          <table:table-cell table:number-columns-repeated="5"/>
          <table:table-cell office:value-type="string" calcext:value-type="string">
            <text:p>Arbre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5" table:number-columns-repeated="2"/>
          <table:table-cell table:style-name="ce3127" table:number-columns-repeated="2"/>
          <table:table-cell table:style-name="ce3138" table:number-columns-repeated="2"/>
          <table:table-cell table:style-name="ce3154" table:number-columns-repeated="2"/>
          <table:table-cell table:style-name="ce3165" table:number-columns-repeated="2"/>
          <table:table-cell table:style-name="ce3176" table:number-columns-repeated="2"/>
          <table:table-cell table:style-name="ce3187" table:number-columns-repeated="2"/>
          <table:table-cell table:number-columns-repeated="5"/>
          <table:table-cell office:value-type="string" calcext:value-type="string">
            <text:p>Arbre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6" table:number-columns-repeated="2"/>
          <table:table-cell table:style-name="ce3128" table:number-columns-repeated="2"/>
          <table:table-cell table:style-name="ce3139" table:number-columns-repeated="2"/>
          <table:table-cell table:style-name="ce3155" table:number-columns-repeated="2"/>
          <table:table-cell table:style-name="ce3166" table:number-columns-repeated="2"/>
          <table:table-cell table:style-name="ce3177" table:number-columns-repeated="2"/>
          <table:table-cell table:style-name="ce3188" table:number-columns-repeated="2"/>
          <table:table-cell table:number-columns-repeated="5"/>
          <table:table-cell office:value-type="string" calcext:value-type="string">
            <text:p>Arbre04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6" table:number-columns-repeated="2"/>
          <table:table-cell table:style-name="ce3128" table:number-columns-repeated="2"/>
          <table:table-cell table:style-name="ce3139" table:number-columns-repeated="2"/>
          <table:table-cell table:style-name="ce3155" table:number-columns-repeated="2"/>
          <table:table-cell table:style-name="ce3166" table:number-columns-repeated="2"/>
          <table:table-cell table:style-name="ce3177" table:number-columns-repeated="2"/>
          <table:table-cell table:style-name="ce3188" table:number-columns-repeated="2"/>
          <table:table-cell table:number-columns-repeated="2"/>
          <table:table-cell table:style-name="Default" table:number-columns-repeated="3"/>
          <table:table-cell office:value-type="string" calcext:value-type="string">
            <text:p>Arbre05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3"/>
          <table:table-cell office:value-type="string" calcext:value-type="string">
            <text:p>Arbre06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189"/>
          <table:table-cell table:style-name="ce3198"/>
          <table:table-cell table:number-columns-repeated="2"/>
          <table:table-cell table:style-name="Default" table:number-columns-repeated="3"/>
          <table:table-cell office:value-type="string" calcext:value-type="string">
            <text:p>Arbre07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190"/>
          <table:table-cell table:style-name="ce3199"/>
          <table:table-cell table:number-columns-repeated="2"/>
          <table:table-cell table:style-name="Default" table:number-columns-repeated="3"/>
          <table:table-cell office:value-type="string" calcext:value-type="string">
            <text:p>Arbre08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191"/>
          <table:table-cell table:style-name="ce3200"/>
          <table:table-cell table:number-columns-repeated="2"/>
          <table:table-cell table:style-name="Default" table:number-columns-repeated="3"/>
          <table:table-cell office:value-type="string" calcext:value-type="string">
            <text:p>Arbre09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99" calcext:value-type="float">
            <text:p>399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191"/>
          <table:table-cell table:style-name="ce3201"/>
          <table:table-cell table:number-columns-repeated="2"/>
          <table:table-cell table:style-name="Default" table:number-columns-repeated="3"/>
          <table:table-cell office:value-type="string" calcext:value-type="string">
            <text:p>Arbre10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192"/>
          <table:table-cell table:style-name="ce3202"/>
          <table:table-cell table:number-columns-repeated="2"/>
          <table:table-cell table:style-name="Default" table:number-columns-repeated="3"/>
          <table:table-cell office:value-type="string" calcext:value-type="string">
            <text:p>Arbre11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193"/>
          <table:table-cell table:style-name="ce3203"/>
          <table:table-cell table:number-columns-repeated="2"/>
          <table:table-cell table:style-name="Default" table:number-columns-repeated="19"/>
          <table:table-cell table:number-columns-repeated="988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194"/>
          <table:table-cell table:style-name="ce3204"/>
          <table:table-cell table:number-columns-repeated="2"/>
          <table:table-cell office:value-type="string" calcext:value-type="string">
            <text:p>Bordure</text:p>
          </table:table-cell>
          <table:table-cell table:number-columns-repeated="2"/>
          <table:table-cell office:value-type="string" calcext:value-type="string">
            <text:p>Bordure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195"/>
          <table:table-cell table:style-name="ce3205"/>
          <table:table-cell table:number-columns-repeated="5"/>
          <table:table-cell office:value-type="string" calcext:value-type="string">
            <text:p>Bordure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169"/>
          <table:table-cell table:style-name="ce3171"/>
          <table:table-cell table:style-name="ce3178"/>
          <table:table-cell table:style-name="ce3182"/>
          <table:table-cell table:style-name="ce3196"/>
          <table:table-cell table:style-name="ce3206"/>
          <table:table-cell table:number-columns-repeated="5"/>
          <table:table-cell office:value-type="string" calcext:value-type="string">
            <text:p>Bordure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170"/>
          <table:table-cell table:style-name="ce3172"/>
          <table:table-cell table:style-name="ce3179"/>
          <table:table-cell table:style-name="ce3183"/>
          <table:table-cell table:style-name="ce3197"/>
          <table:table-cell table:style-name="ce3207"/>
          <table:table-cell table:number-columns-repeated="5"/>
          <table:table-cell office:value-type="string" calcext:value-type="string">
            <text:p>Bordure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string" calcext:value-type="string">
            <text:p>Bordure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Bordure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Default" table:number-columns-repeated="3"/>
          <table:table-cell office:value-type="string" calcext:value-type="string">
            <text:p>Bordure09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number-columns-repeated="17"/>
          <table:table-cell table:style-name="Default" table:number-columns-repeated="19"/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Emprise</text:p>
          </table:table-cell>
          <table:table-cell table:number-columns-repeated="2"/>
          <table:table-cell office:value-type="string" calcext:value-type="string">
            <text:p>Emprise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19"/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Facade</text:p>
          </table:table-cell>
          <table:table-cell table:number-columns-repeated="2"/>
          <table:table-cell office:value-type="string" calcext:value-type="string">
            <text:p>Facade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Facade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Facade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Facade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Haie</text:p>
          </table:table-cell>
          <table:table-cell table:number-columns-repeated="2"/>
          <table:table-cell office:value-type="string" calcext:value-type="string">
            <text:p>Haie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Haie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Mur</text:p>
          </table:table-cell>
          <table:table-cell table:number-columns-repeated="2"/>
          <table:table-cell office:value-type="string" calcext:value-type="string">
            <text:p>Mur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Mur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Mur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996"/>
        </table:table-row>
        <table:table-row table:style-name="ro1">
          <table:table-cell table:number-columns-repeated="20"/>
          <table:table-cell office:value-type="string" calcext:value-type="string">
            <text:p>Mur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ointCanevas</text:p>
          </table:table-cell>
          <table:table-cell table:number-columns-repeated="2"/>
          <table:table-cell office:value-type="string" calcext:value-type="string">
            <text:p>PointCanevas0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20"/>
          <table:table-cell office:value-type="string" calcext:value-type="string">
            <text:p>PointCanevas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3">
          <table:table-cell table:number-columns-repeated="17"/>
          <table:table-cell table:style-name="Default" table:number-columns-repeated="13"/>
          <table:table-cell table:number-columns-repeated="994"/>
        </table:table-row>
        <table:table-row table:style-name="ro1">
          <table:table-cell table:number-columns-repeated="20"/>
          <table:table-cell table:style-name="Default" table:number-columns-repeated="10"/>
          <table:table-cell table:number-columns-repeated="99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3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number-columns-repeated="20"/>
          <table:table-cell table:style-name="Default" table:number-columns-repeated="12"/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2.B2:Feuille32.C3">
            <calcext:condition calcext:apply-style-name="Heading" calcext:value="begins-with('a')" calcext:base-cell-address="Feuille32.B2"/>
            <calcext:condition calcext:apply-style-name="Default" calcext:value="=0" calcext:base-cell-address="Feuille32.B2"/>
          </calcext:conditional-format>
          <calcext:conditional-format calcext:target-range-address="Feuille32.D2:Feuille32.E3">
            <calcext:condition calcext:apply-style-name="Heading" calcext:value="begins-with('a')" calcext:base-cell-address="Feuille32.D2"/>
            <calcext:condition calcext:apply-style-name="Default" calcext:value="=0" calcext:base-cell-address="Feuille32.D2"/>
          </calcext:conditional-format>
          <calcext:conditional-format calcext:target-range-address="Feuille32.F2:Feuille32.G3">
            <calcext:condition calcext:apply-style-name="Heading" calcext:value="begins-with('a')" calcext:base-cell-address="Feuille32.F2"/>
            <calcext:condition calcext:apply-style-name="Default" calcext:value="=0" calcext:base-cell-address="Feuille32.F2"/>
          </calcext:conditional-format>
          <calcext:conditional-format calcext:target-range-address="Feuille32.H2:Feuille32.I3">
            <calcext:condition calcext:apply-style-name="Heading" calcext:value="begins-with('a')" calcext:base-cell-address="Feuille32.H2"/>
            <calcext:condition calcext:apply-style-name="Default" calcext:value="=0" calcext:base-cell-address="Feuille32.H2"/>
          </calcext:conditional-format>
          <calcext:conditional-format calcext:target-range-address="Feuille32.J2:Feuille32.K3">
            <calcext:condition calcext:apply-style-name="Heading" calcext:value="begins-with('a')" calcext:base-cell-address="Feuille32.J2"/>
            <calcext:condition calcext:apply-style-name="Default" calcext:value="=0" calcext:base-cell-address="Feuille32.J2"/>
          </calcext:conditional-format>
          <calcext:conditional-format calcext:target-range-address="Feuille32.B4:Feuille32.C5">
            <calcext:condition calcext:apply-style-name="Heading" calcext:value="begins-with('a')" calcext:base-cell-address="Feuille32.B4"/>
            <calcext:condition calcext:apply-style-name="Default" calcext:value="=0" calcext:base-cell-address="Feuille32.B4"/>
          </calcext:conditional-format>
          <calcext:conditional-format calcext:target-range-address="Feuille32.D4:Feuille32.E5">
            <calcext:condition calcext:apply-style-name="Heading" calcext:value="begins-with('a')" calcext:base-cell-address="Feuille32.D4"/>
            <calcext:condition calcext:apply-style-name="Default" calcext:value="=0" calcext:base-cell-address="Feuille32.D4"/>
          </calcext:conditional-format>
          <calcext:conditional-format calcext:target-range-address="Feuille32.F4:Feuille32.G5">
            <calcext:condition calcext:apply-style-name="Heading" calcext:value="begins-with('a')" calcext:base-cell-address="Feuille32.F4"/>
            <calcext:condition calcext:apply-style-name="Default" calcext:value="=0" calcext:base-cell-address="Feuille32.F4"/>
          </calcext:conditional-format>
          <calcext:conditional-format calcext:target-range-address="Feuille32.H4:Feuille32.I5">
            <calcext:condition calcext:apply-style-name="Heading" calcext:value="begins-with('a')" calcext:base-cell-address="Feuille32.H4"/>
            <calcext:condition calcext:apply-style-name="Default" calcext:value="=0" calcext:base-cell-address="Feuille32.H4"/>
          </calcext:conditional-format>
          <calcext:conditional-format calcext:target-range-address="Feuille32.J4:Feuille32.K5">
            <calcext:condition calcext:apply-style-name="Heading" calcext:value="begins-with('a')" calcext:base-cell-address="Feuille32.J4"/>
            <calcext:condition calcext:apply-style-name="Default" calcext:value="=0" calcext:base-cell-address="Feuille32.J4"/>
          </calcext:conditional-format>
          <calcext:conditional-format calcext:target-range-address="Feuille32.B6:Feuille32.C7">
            <calcext:condition calcext:apply-style-name="Heading" calcext:value="begins-with('a')" calcext:base-cell-address="Feuille32.B6"/>
            <calcext:condition calcext:apply-style-name="Default" calcext:value="=0" calcext:base-cell-address="Feuille32.B6"/>
          </calcext:conditional-format>
          <calcext:conditional-format calcext:target-range-address="Feuille32.D6:Feuille32.E7">
            <calcext:condition calcext:apply-style-name="Heading" calcext:value="begins-with('a')" calcext:base-cell-address="Feuille32.D6"/>
            <calcext:condition calcext:apply-style-name="Default" calcext:value="=0" calcext:base-cell-address="Feuille32.D6"/>
          </calcext:conditional-format>
          <calcext:conditional-format calcext:target-range-address="Feuille32.F6:Feuille32.G7">
            <calcext:condition calcext:apply-style-name="Heading" calcext:value="begins-with('a')" calcext:base-cell-address="Feuille32.F6"/>
            <calcext:condition calcext:apply-style-name="Default" calcext:value="=0" calcext:base-cell-address="Feuille32.F6"/>
          </calcext:conditional-format>
          <calcext:conditional-format calcext:target-range-address="Feuille32.H6:Feuille32.I7">
            <calcext:condition calcext:apply-style-name="Heading" calcext:value="begins-with('a')" calcext:base-cell-address="Feuille32.H6"/>
            <calcext:condition calcext:apply-style-name="Default" calcext:value="=0" calcext:base-cell-address="Feuille32.H6"/>
          </calcext:conditional-format>
          <calcext:conditional-format calcext:target-range-address="Feuille32.J6:Feuille32.K7">
            <calcext:condition calcext:apply-style-name="Heading" calcext:value="begins-with('a')" calcext:base-cell-address="Feuille32.J6"/>
            <calcext:condition calcext:apply-style-name="Default" calcext:value="=0" calcext:base-cell-address="Feuille32.J6"/>
          </calcext:conditional-format>
          <calcext:conditional-format calcext:target-range-address="Feuille32.B8:Feuille32.C9">
            <calcext:condition calcext:apply-style-name="Heading" calcext:value="begins-with('a')" calcext:base-cell-address="Feuille32.B8"/>
            <calcext:condition calcext:apply-style-name="Default" calcext:value="=0" calcext:base-cell-address="Feuille32.B8"/>
          </calcext:conditional-format>
          <calcext:conditional-format calcext:target-range-address="Feuille32.D8:Feuille32.E9">
            <calcext:condition calcext:apply-style-name="Heading" calcext:value="begins-with('a')" calcext:base-cell-address="Feuille32.D8"/>
            <calcext:condition calcext:apply-style-name="Default" calcext:value="=0" calcext:base-cell-address="Feuille32.D8"/>
          </calcext:conditional-format>
          <calcext:conditional-format calcext:target-range-address="Feuille32.F8:Feuille32.G9">
            <calcext:condition calcext:apply-style-name="Heading" calcext:value="begins-with('a')" calcext:base-cell-address="Feuille32.F8"/>
            <calcext:condition calcext:apply-style-name="Default" calcext:value="=0" calcext:base-cell-address="Feuille32.F8"/>
          </calcext:conditional-format>
          <calcext:conditional-format calcext:target-range-address="Feuille32.H8:Feuille32.I9">
            <calcext:condition calcext:apply-style-name="Heading" calcext:value="begins-with('a')" calcext:base-cell-address="Feuille32.H8"/>
            <calcext:condition calcext:apply-style-name="Default" calcext:value="=0" calcext:base-cell-address="Feuille32.H8"/>
          </calcext:conditional-format>
          <calcext:conditional-format calcext:target-range-address="Feuille32.J8:Feuille32.K9">
            <calcext:condition calcext:apply-style-name="Heading" calcext:value="begins-with('a')" calcext:base-cell-address="Feuille32.J8"/>
            <calcext:condition calcext:apply-style-name="Default" calcext:value="=0" calcext:base-cell-address="Feuille32.J8"/>
          </calcext:conditional-format>
          <calcext:conditional-format calcext:target-range-address="Feuille32.B10:Feuille32.C11">
            <calcext:condition calcext:apply-style-name="Heading" calcext:value="begins-with('a')" calcext:base-cell-address="Feuille32.B10"/>
            <calcext:condition calcext:apply-style-name="Default" calcext:value="=0" calcext:base-cell-address="Feuille32.B10"/>
          </calcext:conditional-format>
          <calcext:conditional-format calcext:target-range-address="Feuille32.D10:Feuille32.E11">
            <calcext:condition calcext:apply-style-name="Heading" calcext:value="begins-with('a')" calcext:base-cell-address="Feuille32.D10"/>
            <calcext:condition calcext:apply-style-name="Default" calcext:value="=0" calcext:base-cell-address="Feuille32.D10"/>
          </calcext:conditional-format>
          <calcext:conditional-format calcext:target-range-address="Feuille32.F10:Feuille32.G11">
            <calcext:condition calcext:apply-style-name="Heading" calcext:value="begins-with('a')" calcext:base-cell-address="Feuille32.F10"/>
            <calcext:condition calcext:apply-style-name="Default" calcext:value="=0" calcext:base-cell-address="Feuille32.F10"/>
          </calcext:conditional-format>
          <calcext:conditional-format calcext:target-range-address="Feuille32.H10:Feuille32.I11">
            <calcext:condition calcext:apply-style-name="Heading" calcext:value="begins-with('a')" calcext:base-cell-address="Feuille32.H10"/>
            <calcext:condition calcext:apply-style-name="Default" calcext:value="=0" calcext:base-cell-address="Feuille32.H10"/>
          </calcext:conditional-format>
          <calcext:conditional-format calcext:target-range-address="Feuille32.J10:Feuille32.K11">
            <calcext:condition calcext:apply-style-name="Heading" calcext:value="begins-with('a')" calcext:base-cell-address="Feuille32.J10"/>
            <calcext:condition calcext:apply-style-name="Default" calcext:value="=0" calcext:base-cell-address="Feuille32.J10"/>
          </calcext:conditional-format>
          <calcext:conditional-format calcext:target-range-address="Feuille32.L2:Feuille32.M3">
            <calcext:condition calcext:apply-style-name="Heading" calcext:value="begins-with('a')" calcext:base-cell-address="Feuille32.L2"/>
            <calcext:condition calcext:apply-style-name="Default" calcext:value="=0" calcext:base-cell-address="Feuille32.L2"/>
          </calcext:conditional-format>
          <calcext:conditional-format calcext:target-range-address="Feuille32.N2:Feuille32.O3">
            <calcext:condition calcext:apply-style-name="Heading" calcext:value="begins-with('a')" calcext:base-cell-address="Feuille32.N2"/>
            <calcext:condition calcext:apply-style-name="Default" calcext:value="=0" calcext:base-cell-address="Feuille32.N2"/>
          </calcext:conditional-format>
          <calcext:conditional-format calcext:target-range-address="Feuille32.L4:Feuille32.M5">
            <calcext:condition calcext:apply-style-name="Heading" calcext:value="begins-with('a')" calcext:base-cell-address="Feuille32.L4"/>
            <calcext:condition calcext:apply-style-name="Default" calcext:value="=0" calcext:base-cell-address="Feuille32.L4"/>
          </calcext:conditional-format>
          <calcext:conditional-format calcext:target-range-address="Feuille32.N4:Feuille32.O5">
            <calcext:condition calcext:apply-style-name="Heading" calcext:value="begins-with('a')" calcext:base-cell-address="Feuille32.N4"/>
            <calcext:condition calcext:apply-style-name="Default" calcext:value="=0" calcext:base-cell-address="Feuille32.N4"/>
          </calcext:conditional-format>
          <calcext:conditional-format calcext:target-range-address="Feuille32.L6:Feuille32.M7">
            <calcext:condition calcext:apply-style-name="Heading" calcext:value="begins-with('a')" calcext:base-cell-address="Feuille32.L6"/>
            <calcext:condition calcext:apply-style-name="Default" calcext:value="=0" calcext:base-cell-address="Feuille32.L6"/>
          </calcext:conditional-format>
          <calcext:conditional-format calcext:target-range-address="Feuille32.N6:Feuille32.O7">
            <calcext:condition calcext:apply-style-name="Heading" calcext:value="begins-with('a')" calcext:base-cell-address="Feuille32.N6"/>
            <calcext:condition calcext:apply-style-name="Default" calcext:value="=0" calcext:base-cell-address="Feuille32.N6"/>
          </calcext:conditional-format>
          <calcext:conditional-format calcext:target-range-address="Feuille32.L8:Feuille32.M9">
            <calcext:condition calcext:apply-style-name="Heading" calcext:value="begins-with('a')" calcext:base-cell-address="Feuille32.L8"/>
            <calcext:condition calcext:apply-style-name="Default" calcext:value="=0" calcext:base-cell-address="Feuille32.L8"/>
          </calcext:conditional-format>
          <calcext:conditional-format calcext:target-range-address="Feuille32.N8:Feuille32.O9">
            <calcext:condition calcext:apply-style-name="Heading" calcext:value="begins-with('a')" calcext:base-cell-address="Feuille32.N8"/>
            <calcext:condition calcext:apply-style-name="Default" calcext:value="=0" calcext:base-cell-address="Feuille32.N8"/>
          </calcext:conditional-format>
          <calcext:conditional-format calcext:target-range-address="Feuille32.L10:Feuille32.M11">
            <calcext:condition calcext:apply-style-name="Heading" calcext:value="begins-with('a')" calcext:base-cell-address="Feuille32.L10"/>
            <calcext:condition calcext:apply-style-name="Default" calcext:value="=0" calcext:base-cell-address="Feuille32.L10"/>
          </calcext:conditional-format>
          <calcext:conditional-format calcext:target-range-address="Feuille32.N10:Feuille32.O11">
            <calcext:condition calcext:apply-style-name="Heading" calcext:value="begins-with('a')" calcext:base-cell-address="Feuille32.N10"/>
            <calcext:condition calcext:apply-style-name="Default" calcext:value="=0" calcext:base-cell-address="Feuille32.N10"/>
          </calcext:conditional-format>
          <calcext:conditional-format calcext:target-range-address="Feuille32.J21:Feuille32.K22">
            <calcext:condition calcext:apply-style-name="Heading" calcext:value="begins-with('a')" calcext:base-cell-address="Feuille32.J21"/>
            <calcext:condition calcext:apply-style-name="Default" calcext:value="=0" calcext:base-cell-address="Feuille32.J21"/>
          </calcext:conditional-format>
          <calcext:conditional-format calcext:target-range-address="Feuille32.N13:Feuille32.O14">
            <calcext:condition calcext:apply-style-name="Heading" calcext:value="begins-with('a')" calcext:base-cell-address="Feuille32.N13"/>
            <calcext:condition calcext:apply-style-name="Default" calcext:value="=0" calcext:base-cell-address="Feuille32.N13"/>
          </calcext:conditional-format>
          <calcext:conditional-format calcext:target-range-address="Feuille32.N15:Feuille32.O16">
            <calcext:condition calcext:apply-style-name="Heading" calcext:value="begins-with('a')" calcext:base-cell-address="Feuille32.N15"/>
            <calcext:condition calcext:apply-style-name="Default" calcext:value="=0" calcext:base-cell-address="Feuille32.N15"/>
          </calcext:conditional-format>
          <calcext:conditional-format calcext:target-range-address="Feuille32.N17:Feuille32.O18">
            <calcext:condition calcext:apply-style-name="Heading" calcext:value="begins-with('a')" calcext:base-cell-address="Feuille32.N17"/>
            <calcext:condition calcext:apply-style-name="Default" calcext:value="=0" calcext:base-cell-address="Feuille32.N17"/>
          </calcext:conditional-format>
          <calcext:conditional-format calcext:target-range-address="Feuille32.N19:Feuille32.O20">
            <calcext:condition calcext:apply-style-name="Heading" calcext:value="begins-with('a')" calcext:base-cell-address="Feuille32.N19"/>
            <calcext:condition calcext:apply-style-name="Default" calcext:value="=0" calcext:base-cell-address="Feuille32.N19"/>
          </calcext:conditional-format>
          <calcext:conditional-format calcext:target-range-address="Feuille32.L21:Feuille32.M22">
            <calcext:condition calcext:apply-style-name="Heading" calcext:value="begins-with('a')" calcext:base-cell-address="Feuille32.L21"/>
            <calcext:condition calcext:apply-style-name="Default" calcext:value="=0" calcext:base-cell-address="Feuille32.L21"/>
          </calcext:conditional-format>
          <calcext:conditional-format calcext:target-range-address="Feuille32.N21:Feuille32.O22">
            <calcext:condition calcext:apply-style-name="Heading" calcext:value="begins-with('a')" calcext:base-cell-address="Feuille32.N21"/>
            <calcext:condition calcext:apply-style-name="Default" calcext:value="=0" calcext:base-cell-address="Feuille32.N21"/>
          </calcext:conditional-format>
        </calcext:conditional-formats>
      </table:table>
      <table:table table:name="geocsv" table:style-name="ta1">
        <table:table-column table:style-name="co4" table:default-cell-style-name="Default"/>
        <table:table-row table:style-name="ro2">
          <table:table-cell office:value-type="string" calcext:value-type="string">
            <text:p>http://giswiki.hsr.ch/GeoCSV</text:p>
          </table:table-cell>
        </table:table-row>
      </table:table>
      <table:table table:name="facade_prj" table:style-name="ta1">
        <table:table-column table:style-name="co4" table:default-cell-style-name="Default"/>
        <table:table-row table:style-name="ro2">
          <table:table-cell office:value-type="string" calcext:value-type="string">
            <text:p>EPSG:3946</text:p>
          </table:table-cell>
        </table:table-row>
      </table:table>
      <table:table table:name="facade_csv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WKT</text:p>
          </table:table-cell>
        </table:table-row>
      </table:table>
      <table:table table:name="facade_csv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</table:table-row>
        <table:table-row table:style-name="ro2">
          <table:table-cell table:formula="of:=[Feuille32.U31]" office:value-type="string" office:string-value="Facade01" calcext:value-type="string">
            <text:p>Facade01</text:p>
          </table:table-cell>
          <table:table-cell table:formula="of:=CONCATENATE(&quot;LINESTRING (&quot;;[Feuille32.W31];&quot; &quot;;[Feuille32.X31];&quot;, &quot;;[Feuille32.Y31];&quot; &quot;;[Feuille32.Z31];&quot;, &quot;;[Feuille32.AA31];&quot; &quot;;[Feuille32.AB31];&quot;, &quot;;[Feuille32.AC31];&quot; &quot;;[Feuille32.AD31];&quot;, &quot;;[Feuille32.AE31];&quot; &quot;;[Feuille32.AF31];&quot;, &quot;;[Feuille32.AG31];&quot; &quot;;[Feuille32.AH31];&quot;, &quot;;[Feuille32.AI31];&quot; &quot;;[Feuille32.AJ31];&quot;)&quot;)" office:value-type="string" office:string-value="LINESTRING (20 0, 20 10, 0 10,  ,  ,  ,  )" calcext:value-type="string">
            <text:p>LINESTRING (20 0, 20 10, 0 10, <text:s/>, <text:s/>, <text:s/>, <text:s/>)</text:p>
          </table:table-cell>
        </table:table-row>
        <table:table-row table:style-name="ro2">
          <table:table-cell table:formula="of:=[Feuille32.U32]" office:value-type="string" office:string-value="Facade02" calcext:value-type="string">
            <text:p>Facade02</text:p>
          </table:table-cell>
          <table:table-cell table:formula="of:=CONCATENATE(&quot;LINESTRING (&quot;;[Feuille32.W32];&quot; &quot;;[Feuille32.X32];&quot;, &quot;;[Feuille32.Y32];&quot; &quot;;[Feuille32.Z32];&quot;, &quot;;[Feuille32.AA32];&quot; &quot;;[Feuille32.AB32];&quot;, &quot;;[Feuille32.AC32];&quot; &quot;;[Feuille32.AD32];&quot;, &quot;;[Feuille32.AE32];&quot; &quot;;[Feuille32.AF32];&quot;, &quot;;[Feuille32.AG32];&quot; &quot;;[Feuille32.AH32];&quot;, &quot;;[Feuille32.AI32];&quot; &quot;;[Feuille32.AJ32];&quot;)&quot;)" office:value-type="string" office:string-value="LINESTRING (0 40, 10 40, 10 60, 0 60,  ,  ,  )" calcext:value-type="string">
            <text:p>LINESTRING (0 40, 10 40, 10 60, 0 60, <text:s/>, <text:s/>, <text:s/>)</text:p>
          </table:table-cell>
        </table:table-row>
      </table:table>
      <table:table table:name="Feuille37" table:style-name="ta1">
        <table:table-column table:style-name="co1" table:number-columns-repeated="1024" table:default-cell-style-name="ce1"/>
        <table:table-row table:style-name="ro1">
          <table:table-cell table:number-columns-repeated="15"/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13"/>
          <table:table-cell office:value-type="string" calcext:value-type="string">
            <text:p>A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A</text:p>
          </table:table-cell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284"/>
          <table:table-cell table:style-name="ce3304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440"/>
          <table:table-cell table:style-name="ce3449"/>
          <table:table-cell table:number-columns-repeated="953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285"/>
          <table:table-cell table:style-name="ce3305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441"/>
          <table:table-cell table:style-name="ce3450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286"/>
          <table:table-cell table:style-name="ce330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442"/>
          <table:table-cell table:style-name="ce3451"/>
          <table:table-cell table:number-columns-repeated="953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286"/>
          <table:table-cell table:style-name="ce3307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442"/>
          <table:table-cell table:style-name="ce3452"/>
          <table:table-cell table:number-columns-repeated="953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287"/>
          <table:table-cell table:style-name="ce330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443"/>
          <table:table-cell table:style-name="ce3453"/>
          <table:table-cell table:number-columns-repeated="953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288"/>
          <table:table-cell table:style-name="ce330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444"/>
          <table:table-cell table:style-name="ce3454"/>
          <table:table-cell table:number-columns-repeated="953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289"/>
          <table:table-cell table:style-name="ce3310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445"/>
          <table:table-cell table:style-name="ce3455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290"/>
          <table:table-cell table:style-name="ce3311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46"/>
          <table:table-cell table:style-name="ce3456"/>
          <table:table-cell table:number-columns-repeated="953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260"/>
          <table:table-cell table:style-name="ce3272"/>
          <table:table-cell table:style-name="ce3276"/>
          <table:table-cell table:style-name="ce3280"/>
          <table:table-cell table:style-name="ce3291"/>
          <table:table-cell table:style-name="ce3312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432"/>
          <table:table-cell table:style-name="ce3434"/>
          <table:table-cell table:style-name="ce3436"/>
          <table:table-cell table:style-name="ce3438"/>
          <table:table-cell table:style-name="ce3447"/>
          <table:table-cell table:style-name="ce3457"/>
          <table:table-cell table:number-columns-repeated="953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261"/>
          <table:table-cell table:style-name="ce3273"/>
          <table:table-cell table:style-name="ce3277"/>
          <table:table-cell table:style-name="ce3281"/>
          <table:table-cell table:style-name="ce3292"/>
          <table:table-cell table:style-name="ce3313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433"/>
          <table:table-cell table:style-name="ce3435"/>
          <table:table-cell table:style-name="ce3437"/>
          <table:table-cell table:style-name="ce3439"/>
          <table:table-cell table:style-name="ce3448"/>
          <table:table-cell table:style-name="ce3458"/>
          <table:table-cell table:number-columns-repeated="953"/>
        </table:table-row>
        <table:table-row table:style-name="ro1">
          <table:table-cell office:value-type="string" calcext:value-type="string">
            <text:p>Sym Vert</text:p>
          </table:table-cell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394"/>
          <table:table-cell table:style-name="ce3412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395"/>
          <table:table-cell table:style-name="ce3413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396"/>
          <table:table-cell table:style-name="ce3414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396"/>
          <table:table-cell table:style-name="ce341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397"/>
          <table:table-cell table:style-name="ce3416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398"/>
          <table:table-cell table:style-name="ce3417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99"/>
          <table:table-cell table:style-name="ce3418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00"/>
          <table:table-cell table:style-name="ce3419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78"/>
          <table:table-cell table:style-name="ce3382"/>
          <table:table-cell table:style-name="ce3386"/>
          <table:table-cell table:style-name="ce3390"/>
          <table:table-cell table:style-name="ce3401"/>
          <table:table-cell table:style-name="ce3420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79"/>
          <table:table-cell table:style-name="ce3383"/>
          <table:table-cell table:style-name="ce3387"/>
          <table:table-cell table:style-name="ce3391"/>
          <table:table-cell table:style-name="ce3402"/>
          <table:table-cell table:style-name="ce3421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Hor</text:p>
          </table:table-cell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403"/>
          <table:table-cell table:style-name="ce3422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404"/>
          <table:table-cell table:style-name="ce3423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405"/>
          <table:table-cell table:style-name="ce3424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405"/>
          <table:table-cell table:style-name="ce3425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406"/>
          <table:table-cell table:style-name="ce3426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407"/>
          <table:table-cell table:style-name="ce3427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408"/>
          <table:table-cell table:style-name="ce3428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409"/>
          <table:table-cell table:style-name="ce3429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80"/>
          <table:table-cell table:style-name="ce3384"/>
          <table:table-cell table:style-name="ce3388"/>
          <table:table-cell table:style-name="ce3392"/>
          <table:table-cell table:style-name="ce3410"/>
          <table:table-cell table:style-name="ce343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number-columns-repeated="911"/>
          <table:table-cell table:style-name="Default" table:number-columns-repeated="42"/>
        </table:table-row>
        <table:table-row table:style-name="ro1">
          <table:table-cell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81"/>
          <table:table-cell table:style-name="ce3385"/>
          <table:table-cell table:style-name="ce3389"/>
          <table:table-cell table:style-name="ce3393"/>
          <table:table-cell table:style-name="ce3411"/>
          <table:table-cell table:style-name="ce3431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number-columns-repeated="911"/>
          <table:table-cell table:style-name="Default" table:number-columns-repeated="42"/>
        </table:table-row>
        <table:table-row table:style-name="ro1">
          <table:table-cell office:value-type="string" calcext:value-type="string">
            <text:p>Sym Cen</text:p>
          </table:table-cell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359"/>
          <table:table-cell table:style-name="ce3368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360"/>
          <table:table-cell table:style-name="ce3369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361"/>
          <table:table-cell table:style-name="ce3370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361"/>
          <table:table-cell table:style-name="ce3371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362"/>
          <table:table-cell table:style-name="ce3372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363"/>
          <table:table-cell table:style-name="ce3373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64"/>
          <table:table-cell table:style-name="ce3374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365"/>
          <table:table-cell table:style-name="ce3375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351"/>
          <table:table-cell table:style-name="ce3353"/>
          <table:table-cell table:style-name="ce3355"/>
          <table:table-cell table:style-name="ce3357"/>
          <table:table-cell table:style-name="ce3366"/>
          <table:table-cell table:style-name="ce3376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352"/>
          <table:table-cell table:style-name="ce3354"/>
          <table:table-cell table:style-name="ce3356"/>
          <table:table-cell table:style-name="ce3358"/>
          <table:table-cell table:style-name="ce3367"/>
          <table:table-cell table:style-name="ce3377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number-columns-repeated="925"/>
          <table:table-cell table:style-name="Default" table:number-columns-repeated="28"/>
        </table:table-row>
        <table:table-row table:style-name="ro1">
          <table:table-cell/>
          <table:table-cell table:style-name="ce3107"/>
          <table:table-cell table:style-name="ce3116"/>
          <table:table-cell table:style-name="ce3129"/>
          <table:table-cell table:style-name="ce3133"/>
          <table:table-cell table:style-name="ce3140"/>
          <table:table-cell table:style-name="ce3144"/>
          <table:table-cell table:style-name="ce3156" table:number-columns-repeated="2"/>
          <table:table-cell table:style-name="ce3167"/>
          <table:table-cell table:style-name="ce3129"/>
          <table:table-cell table:style-name="ce3133"/>
          <table:table-cell table:style-name="ce3180"/>
          <table:table-cell table:style-name="ce3295"/>
          <table:table-cell table:style-name="ce3329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style-name="ce3208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0"/>
          <table:table-cell table:style-name="ce3323"/>
          <table:table-cell table:style-name="ce3208"/>
          <table:table-cell table:style-name="ce3220"/>
          <table:table-cell table:style-name="ce3229"/>
          <table:table-cell table:style-name="ce3235"/>
          <table:table-cell table:style-name="ce3237"/>
          <table:table-cell table:style-name="ce3240"/>
          <table:table-cell table:style-name="ce3248" table:number-columns-repeated="2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314"/>
          <table:table-cell table:style-name="ce3208"/>
          <table:table-cell table:style-name="ce3262"/>
          <table:table-cell table:style-name="ce3232"/>
          <table:table-cell table:style-name="ce3235"/>
          <table:table-cell table:style-name="ce3237"/>
          <table:table-cell table:style-name="ce3245"/>
          <table:table-cell table:style-name="ce3235" table:number-columns-repeated="2"/>
          <table:table-cell table:style-name="ce3226"/>
          <table:table-cell table:style-name="ce3232"/>
          <table:table-cell table:style-name="ce3235"/>
          <table:table-cell table:style-name="ce3237"/>
          <table:table-cell table:style-name="ce3245"/>
          <table:table-cell table:style-name="ce3323"/>
          <table:table-cell table:number-columns-repeated="953"/>
        </table:table-row>
        <table:table-row table:style-name="ro1">
          <table:table-cell/>
          <table:table-cell table:style-name="ce3108"/>
          <table:table-cell table:style-name="ce3117"/>
          <table:table-cell table:style-name="ce3130"/>
          <table:table-cell table:style-name="ce3118"/>
          <table:table-cell table:style-name="ce3141"/>
          <table:table-cell table:style-name="ce3145"/>
          <table:table-cell table:style-name="ce3157" table:number-columns-repeated="2"/>
          <table:table-cell table:style-name="ce3121"/>
          <table:table-cell table:style-name="ce3142"/>
          <table:table-cell table:style-name="ce3118" table:number-columns-repeated="2"/>
          <table:table-cell table:style-name="ce3296"/>
          <table:table-cell table:style-name="ce3330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style-name="ce3216"/>
          <table:table-cell table:style-name="ce3227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250"/>
          <table:table-cell table:style-name="ce3324"/>
          <table:table-cell table:style-name="ce3209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42"/>
          <table:table-cell table:style-name="ce3222"/>
          <table:table-cell/>
          <table:table-cell table:style-name="ce3233"/>
          <table:table-cell table:style-name="ce3246"/>
          <table:table-cell table:style-name="ce3315"/>
          <table:table-cell table:style-name="ce3216"/>
          <table:table-cell table:style-name="ce3250"/>
          <table:table-cell table:style-name="ce3223"/>
          <table:table-cell/>
          <table:table-cell table:style-name="ce3238"/>
          <table:table-cell table:style-name="ce3246"/>
          <table:table-cell table:style-name="ce3254" table:number-columns-repeated="2"/>
          <table:table-cell table:style-name="ce3266"/>
          <table:table-cell table:style-name="ce3222"/>
          <table:table-cell/>
          <table:table-cell table:style-name="ce3221"/>
          <table:table-cell table:style-name="ce3347"/>
          <table:table-cell table:style-name="ce3324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31"/>
          <table:table-cell table:style-name="ce3146" table:number-columns-repeated="3"/>
          <table:table-cell table:style-name="ce3142"/>
          <table:table-cell table:style-name="ce3118"/>
          <table:table-cell table:style-name="ce3142"/>
          <table:table-cell table:style-name="ce3181"/>
          <table:table-cell table:style-name="ce3297"/>
          <table:table-cell table:style-name="ce3331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1"/>
          <table:table-cell table:style-name="ce3241"/>
          <table:table-cell table:style-name="ce3249" table:number-columns-repeated="2"/>
          <table:table-cell table:style-name="ce3267"/>
          <table:table-cell table:style-name="ce3222"/>
          <table:table-cell table:number-columns-repeated="3"/>
          <table:table-cell table:style-name="ce3316"/>
          <table:table-cell table:style-name="ce3210"/>
          <table:table-cell/>
          <table:table-cell table:style-name="ce3230"/>
          <table:table-cell table:style-name="ce3221"/>
          <table:table-cell/>
          <table:table-cell table:style-name="ce3221"/>
          <table:table-cell table:style-name="ce3250" table:number-columns-repeated="3"/>
          <table:table-cell table:style-name="ce3223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38"/>
          <table:table-cell table:style-name="ce3343"/>
          <table:table-cell table:style-name="ce3249" table:number-columns-repeated="2"/>
          <table:table-cell table:style-name="ce3242"/>
          <table:table-cell table:style-name="ce3223"/>
          <table:table-cell table:number-columns-repeated="3"/>
          <table:table-cell table:style-name="ce3316"/>
          <table:table-cell table:number-columns-repeated="953"/>
        </table:table-row>
        <table:table-row table:style-name="ro1">
          <table:table-cell/>
          <table:table-cell table:style-name="ce3110"/>
          <table:table-cell table:style-name="ce3118" table:number-columns-repeated="8"/>
          <table:table-cell table:style-name="ce3142"/>
          <table:table-cell table:style-name="ce3118"/>
          <table:table-cell table:style-name="ce3142"/>
          <table:table-cell table:style-name="ce3297"/>
          <table:table-cell table:style-name="ce3332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style-name="ce3217"/>
          <table:table-cell table:style-name="ce3221"/>
          <table:table-cell table:number-columns-repeated="3"/>
          <table:table-cell table:style-name="ce3221"/>
          <table:table-cell table:style-name="ce3255"/>
          <table:table-cell table:style-name="ce3259"/>
          <table:table-cell table:style-name="ce3268"/>
          <table:table-cell table:style-name="ce3222"/>
          <table:table-cell table:number-columns-repeated="2"/>
          <table:table-cell table:style-name="ce3242"/>
          <table:table-cell table:style-name="ce3325"/>
          <table:table-cell table:style-name="ce3110"/>
          <table:table-cell/>
          <table:table-cell table:style-name="ce3221"/>
          <table:table-cell/>
          <table:table-cell table:style-name="ce3221"/>
          <table:table-cell table:number-columns-repeated="8"/>
          <table:table-cell table:style-name="ce3317"/>
          <table:table-cell table:style-name="ce3339"/>
          <table:table-cell table:style-name="ce3241"/>
          <table:table-cell table:number-columns-repeated="2"/>
          <table:table-cell table:style-name="ce3238"/>
          <table:table-cell table:style-name="ce3344"/>
          <table:table-cell table:style-name="ce3259"/>
          <table:table-cell table:style-name="ce3251"/>
          <table:table-cell table:style-name="ce3223"/>
          <table:table-cell table:number-columns-repeated="3"/>
          <table:table-cell table:style-name="ce3223"/>
          <table:table-cell table:style-name="ce3349"/>
          <table:table-cell table:number-columns-repeated="953"/>
        </table:table-row>
        <table:table-row table:style-name="ro1">
          <table:table-cell/>
          <table:table-cell table:style-name="ce3111"/>
          <table:table-cell table:style-name="ce3119"/>
          <table:table-cell table:style-name="ce3118" table:number-columns-repeated="7"/>
          <table:table-cell table:style-name="ce3131"/>
          <table:table-cell table:style-name="ce3130"/>
          <table:table-cell table:style-name="ce3118"/>
          <table:table-cell table:style-name="ce3298"/>
          <table:table-cell table:style-name="ce3333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style-name="ce3211"/>
          <table:table-cell table:style-name="ce3222"/>
          <table:table-cell table:number-columns-repeated="4"/>
          <table:table-cell table:style-name="ce3221"/>
          <table:table-cell table:style-name="ce3250" table:number-columns-repeated="2"/>
          <table:table-cell table:style-name="ce3223"/>
          <table:table-cell table:number-columns-repeated="2"/>
          <table:table-cell table:style-name="ce3293"/>
          <table:table-cell table:style-name="ce3318"/>
          <table:table-cell table:style-name="ce3211"/>
          <table:table-cell table:style-name="ce3221"/>
          <table:table-cell/>
          <table:table-cell table:style-name="ce3233"/>
          <table:table-cell table:style-name="ce3223"/>
          <table:table-cell table:number-columns-repeated="7"/>
          <table:table-cell table:style-name="ce3293"/>
          <table:table-cell table:style-name="ce3318"/>
          <table:table-cell table:style-name="ce3211"/>
          <table:table-cell table:style-name="ce3263"/>
          <table:table-cell table:number-columns-repeated="2"/>
          <table:table-cell table:style-name="ce3221"/>
          <table:table-cell table:style-name="ce3250" table:number-columns-repeated="2"/>
          <table:table-cell table:style-name="ce3223"/>
          <table:table-cell table:number-columns-repeated="4"/>
          <table:table-cell table:style-name="ce3238"/>
          <table:table-cell table:style-name="ce3318"/>
          <table:table-cell table:number-columns-repeated="953"/>
        </table:table-row>
        <table:table-row table:style-name="ro1">
          <table:table-cell/>
          <table:table-cell table:style-name="ce3112"/>
          <table:table-cell table:style-name="ce3120"/>
          <table:table-cell table:style-name="ce3118" table:number-columns-repeated="2"/>
          <table:table-cell table:style-name="ce3142"/>
          <table:table-cell table:style-name="ce3122" table:number-columns-repeated="2"/>
          <table:table-cell table:style-name="ce3131"/>
          <table:table-cell table:style-name="ce3118" table:number-columns-repeated="4"/>
          <table:table-cell table:style-name="ce3299"/>
          <table:table-cell table:style-name="ce3334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style-name="ce3212"/>
          <table:table-cell table:style-name="ce3223"/>
          <table:table-cell/>
          <table:table-cell table:style-name="ce3230"/>
          <table:table-cell table:style-name="ce3221"/>
          <table:table-cell table:number-columns-repeated="7"/>
          <table:table-cell table:style-name="ce3294"/>
          <table:table-cell table:style-name="ce3319"/>
          <table:table-cell table:style-name="ce3212"/>
          <table:table-cell table:style-name="ce3222"/>
          <table:table-cell table:number-columns-repeated="4"/>
          <table:table-cell table:style-name="ce3223"/>
          <table:table-cell table:style-name="ce3256" table:number-columns-repeated="2"/>
          <table:table-cell table:style-name="ce3221"/>
          <table:table-cell table:number-columns-repeated="2"/>
          <table:table-cell table:style-name="ce3294"/>
          <table:table-cell table:style-name="ce3319"/>
          <table:table-cell table:style-name="ce3212"/>
          <table:table-cell table:style-name="ce3268"/>
          <table:table-cell table:number-columns-repeated="7"/>
          <table:table-cell table:style-name="ce3223"/>
          <table:table-cell table:style-name="ce3342"/>
          <table:table-cell/>
          <table:table-cell table:style-name="ce3221"/>
          <table:table-cell table:style-name="ce3319"/>
          <table:table-cell table:number-columns-repeated="953"/>
        </table:table-row>
        <table:table-row table:style-name="ro1">
          <table:table-cell/>
          <table:table-cell table:style-name="ce3113"/>
          <table:table-cell table:style-name="ce3121"/>
          <table:table-cell table:style-name="ce3118" table:number-columns-repeated="2"/>
          <table:table-cell table:style-name="ce3141"/>
          <table:table-cell table:style-name="ce3147"/>
          <table:table-cell table:style-name="ce3158"/>
          <table:table-cell table:style-name="ce3161"/>
          <table:table-cell table:style-name="ce3131"/>
          <table:table-cell table:style-name="ce3118" table:number-columns-repeated="3"/>
          <table:table-cell table:style-name="ce3300"/>
          <table:table-cell table:style-name="ce3335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style-name="ce3218"/>
          <table:table-cell/>
          <table:table-cell table:style-name="ce3223"/>
          <table:table-cell/>
          <table:table-cell table:style-name="ce3223"/>
          <table:table-cell table:number-columns-repeated="8"/>
          <table:table-cell table:style-name="ce3326"/>
          <table:table-cell table:style-name="ce3213"/>
          <table:table-cell table:style-name="ce3223"/>
          <table:table-cell table:number-columns-repeated="3"/>
          <table:table-cell table:style-name="ce3223"/>
          <table:table-cell table:style-name="ce3251"/>
          <table:table-cell table:style-name="ce3258"/>
          <table:table-cell table:style-name="ce3263"/>
          <table:table-cell table:style-name="ce3222"/>
          <table:table-cell table:number-columns-repeated="2"/>
          <table:table-cell table:style-name="ce3241"/>
          <table:table-cell table:style-name="ce3320"/>
          <table:table-cell table:style-name="ce3218"/>
          <table:table-cell table:number-columns-repeated="8"/>
          <table:table-cell table:style-name="ce3221"/>
          <table:table-cell/>
          <table:table-cell table:style-name="ce3221"/>
          <table:table-cell/>
          <table:table-cell table:style-name="ce3326"/>
          <table:table-cell table:number-columns-repeated="953"/>
        </table:table-row>
        <table:table-row table:style-name="ro1">
          <table:table-cell/>
          <table:table-cell table:style-name="ce3109"/>
          <table:table-cell table:style-name="ce3118" table:number-columns-repeated="3"/>
          <table:table-cell table:style-name="ce3141"/>
          <table:table-cell table:style-name="ce3148"/>
          <table:table-cell table:style-name="ce3159" table:number-columns-repeated="2"/>
          <table:table-cell table:style-name="ce3168"/>
          <table:table-cell table:style-name="ce3131"/>
          <table:table-cell table:style-name="ce3118" table:number-columns-repeated="2"/>
          <table:table-cell table:style-name="ce3301"/>
          <table:table-cell table:style-name="ce333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style-name="ce3210"/>
          <table:table-cell/>
          <table:table-cell table:style-name="ce3233"/>
          <table:table-cell table:style-name="ce3223"/>
          <table:table-cell/>
          <table:table-cell table:style-name="ce3223"/>
          <table:table-cell table:style-name="ce3256" table:number-columns-repeated="3"/>
          <table:table-cell table:style-name="ce3221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64"/>
          <table:table-cell table:style-name="ce3222"/>
          <table:table-cell table:number-columns-repeated="3"/>
          <table:table-cell table:style-name="ce3316"/>
          <table:table-cell table:style-name="ce3210"/>
          <table:table-cell table:number-columns-repeated="3"/>
          <table:table-cell table:style-name="ce3223"/>
          <table:table-cell table:style-name="ce3256" table:number-columns-repeated="3"/>
          <table:table-cell table:style-name="ce3221"/>
          <table:table-cell/>
          <table:table-cell table:style-name="ce3221"/>
          <table:table-cell table:style-name="ce3345"/>
          <table:table-cell/>
          <table:table-cell table:style-name="ce3316"/>
          <table:table-cell table:number-columns-repeated="953"/>
        </table:table-row>
        <table:table-row table:style-name="ro1">
          <table:table-cell/>
          <table:table-cell table:style-name="ce3114"/>
          <table:table-cell table:style-name="ce3122"/>
          <table:table-cell table:style-name="ce3131"/>
          <table:table-cell table:style-name="ce3118"/>
          <table:table-cell table:style-name="ce3141"/>
          <table:table-cell table:style-name="ce3149"/>
          <table:table-cell table:style-name="ce3160" table:number-columns-repeated="2"/>
          <table:table-cell table:style-name="ce3270"/>
          <table:table-cell table:style-name="ce3274"/>
          <table:table-cell table:style-name="ce3278"/>
          <table:table-cell table:style-name="ce3282"/>
          <table:table-cell table:style-name="ce3302"/>
          <table:table-cell table:style-name="ce3337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style-name="ce3219"/>
          <table:table-cell table:number-columns-repeated="3"/>
          <table:table-cell table:style-name="ce3223"/>
          <table:table-cell table:style-name="ce3242"/>
          <table:table-cell table:style-name="ce3252" table:number-columns-repeated="2"/>
          <table:table-cell table:style-name="ce3241"/>
          <table:table-cell table:style-name="ce3222"/>
          <table:table-cell/>
          <table:table-cell table:style-name="ce3230"/>
          <table:table-cell table:style-name="ce3243"/>
          <table:table-cell table:style-name="ce3327"/>
          <table:table-cell table:style-name="ce3214"/>
          <table:table-cell table:style-name="ce3224"/>
          <table:table-cell table:style-name="ce3221"/>
          <table:table-cell/>
          <table:table-cell table:style-name="ce3238"/>
          <table:table-cell table:style-name="ce3243"/>
          <table:table-cell table:style-name="ce3253" table:number-columns-repeated="2"/>
          <table:table-cell table:style-name="ce3265"/>
          <table:table-cell table:style-name="ce3222"/>
          <table:table-cell/>
          <table:table-cell table:style-name="ce3223"/>
          <table:table-cell table:style-name="ce3256"/>
          <table:table-cell table:style-name="ce3321"/>
          <table:table-cell table:style-name="ce3340"/>
          <table:table-cell table:style-name="ce3265"/>
          <table:table-cell table:style-name="ce3342"/>
          <table:table-cell/>
          <table:table-cell table:style-name="ce3238"/>
          <table:table-cell table:style-name="ce3242"/>
          <table:table-cell table:style-name="ce3252" table:number-columns-repeated="2"/>
          <table:table-cell table:style-name="ce3241"/>
          <table:table-cell table:style-name="ce3221"/>
          <table:table-cell table:number-columns-repeated="3"/>
          <table:table-cell table:style-name="ce3350"/>
          <table:table-cell table:number-columns-repeated="953"/>
        </table:table-row>
        <table:table-row table:style-name="ro1">
          <table:table-cell/>
          <table:table-cell table:style-name="ce3115"/>
          <table:table-cell table:style-name="ce3123"/>
          <table:table-cell table:style-name="ce3132"/>
          <table:table-cell table:style-name="ce3134"/>
          <table:table-cell table:style-name="ce3143"/>
          <table:table-cell table:style-name="ce3150"/>
          <table:table-cell table:style-name="ce3134" table:number-columns-repeated="2"/>
          <table:table-cell table:style-name="ce3271"/>
          <table:table-cell table:style-name="ce3275"/>
          <table:table-cell table:style-name="ce3279"/>
          <table:table-cell table:style-name="ce3283"/>
          <table:table-cell table:style-name="ce3303"/>
          <table:table-cell table:style-name="ce3338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style-name="ce3215"/>
          <table:table-cell table:style-name="ce3228"/>
          <table:table-cell table:style-name="ce3234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239"/>
          <table:table-cell table:style-name="ce3244"/>
          <table:table-cell table:style-name="ce3328"/>
          <table:table-cell table:style-name="ce3215"/>
          <table:table-cell table:style-name="ce3225"/>
          <table:table-cell table:style-name="ce3231"/>
          <table:table-cell table:style-name="ce3236"/>
          <table:table-cell table:style-name="ce3239"/>
          <table:table-cell table:style-name="ce3244"/>
          <table:table-cell table:style-name="ce3236" table:number-columns-repeated="2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322"/>
          <table:table-cell table:style-name="ce3341"/>
          <table:table-cell table:style-name="ce3225"/>
          <table:table-cell table:style-name="ce3231"/>
          <table:table-cell table:style-name="ce3236"/>
          <table:table-cell table:style-name="ce3239"/>
          <table:table-cell table:style-name="ce3247"/>
          <table:table-cell table:style-name="ce3257" table:number-columns-repeated="2"/>
          <table:table-cell table:style-name="ce3269"/>
          <table:table-cell table:style-name="ce3231"/>
          <table:table-cell table:style-name="ce3236"/>
          <table:table-cell table:style-name="ce3346"/>
          <table:table-cell table:style-name="ce3348"/>
          <table:table-cell table:style-name="ce3322"/>
          <table:table-cell table:number-columns-repeated="95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37.J10:Feuille37.K11">
            <calcext:condition calcext:apply-style-name="Heading" calcext:value="begins-with('A')" calcext:base-cell-address="Feuille37.J10"/>
            <calcext:condition calcext:apply-style-name="Default" calcext:value="=0" calcext:base-cell-address="Feuille37.J10"/>
          </calcext:conditional-format>
          <calcext:conditional-format calcext:target-range-address="Feuille37.N2:Feuille37.O3">
            <calcext:condition calcext:apply-style-name="Heading" calcext:value="begins-with('A')" calcext:base-cell-address="Feuille37.N2"/>
            <calcext:condition calcext:apply-style-name="Default" calcext:value="=0" calcext:base-cell-address="Feuille37.N2"/>
          </calcext:conditional-format>
          <calcext:conditional-format calcext:target-range-address="Feuille37.N4:Feuille37.O5">
            <calcext:condition calcext:apply-style-name="Heading" calcext:value="begins-with('A')" calcext:base-cell-address="Feuille37.N4"/>
            <calcext:condition calcext:apply-style-name="Default" calcext:value="=0" calcext:base-cell-address="Feuille37.N4"/>
          </calcext:conditional-format>
          <calcext:conditional-format calcext:target-range-address="Feuille37.N6:Feuille37.O7">
            <calcext:condition calcext:apply-style-name="Heading" calcext:value="begins-with('A')" calcext:base-cell-address="Feuille37.N6"/>
            <calcext:condition calcext:apply-style-name="Default" calcext:value="=0" calcext:base-cell-address="Feuille37.N6"/>
          </calcext:conditional-format>
          <calcext:conditional-format calcext:target-range-address="Feuille37.N8:Feuille37.O9">
            <calcext:condition calcext:apply-style-name="Heading" calcext:value="begins-with('A')" calcext:base-cell-address="Feuille37.N8"/>
            <calcext:condition calcext:apply-style-name="Default" calcext:value="=0" calcext:base-cell-address="Feuille37.N8"/>
          </calcext:conditional-format>
          <calcext:conditional-format calcext:target-range-address="Feuille37.L10:Feuille37.M11">
            <calcext:condition calcext:apply-style-name="Heading" calcext:value="begins-with('A')" calcext:base-cell-address="Feuille37.L10"/>
            <calcext:condition calcext:apply-style-name="Default" calcext:value="=0" calcext:base-cell-address="Feuille37.L10"/>
          </calcext:conditional-format>
          <calcext:conditional-format calcext:target-range-address="Feuille37.N10:Feuille37.O11">
            <calcext:condition calcext:apply-style-name="Heading" calcext:value="begins-with('A')" calcext:base-cell-address="Feuille37.N10"/>
            <calcext:condition calcext:apply-style-name="Default" calcext:value="=0" calcext:base-cell-address="Feuille37.N10"/>
          </calcext:conditional-format>
          <calcext:conditional-format calcext:target-range-address="Feuille37.BN10:Feuille37.BO11">
            <calcext:condition calcext:apply-style-name="Heading" calcext:value="begins-with('A')" calcext:base-cell-address="Feuille37.BN10"/>
            <calcext:condition calcext:apply-style-name="Default" calcext:value="=0" calcext:base-cell-address="Feuille37.BN10"/>
          </calcext:conditional-format>
          <calcext:conditional-format calcext:target-range-address="Feuille37.BR2:Feuille37.BS3">
            <calcext:condition calcext:apply-style-name="Heading" calcext:value="begins-with('A')" calcext:base-cell-address="Feuille37.BR2"/>
            <calcext:condition calcext:apply-style-name="Default" calcext:value="=0" calcext:base-cell-address="Feuille37.BR2"/>
          </calcext:conditional-format>
          <calcext:conditional-format calcext:target-range-address="Feuille37.BR4:Feuille37.BS5">
            <calcext:condition calcext:apply-style-name="Heading" calcext:value="begins-with('A')" calcext:base-cell-address="Feuille37.BR4"/>
            <calcext:condition calcext:apply-style-name="Default" calcext:value="=0" calcext:base-cell-address="Feuille37.BR4"/>
          </calcext:conditional-format>
          <calcext:conditional-format calcext:target-range-address="Feuille37.BR6:Feuille37.BS7">
            <calcext:condition calcext:apply-style-name="Heading" calcext:value="begins-with('A')" calcext:base-cell-address="Feuille37.BR6"/>
            <calcext:condition calcext:apply-style-name="Default" calcext:value="=0" calcext:base-cell-address="Feuille37.BR6"/>
          </calcext:conditional-format>
          <calcext:conditional-format calcext:target-range-address="Feuille37.BR8:Feuille37.BS9">
            <calcext:condition calcext:apply-style-name="Heading" calcext:value="begins-with('A')" calcext:base-cell-address="Feuille37.BR8"/>
            <calcext:condition calcext:apply-style-name="Default" calcext:value="=0" calcext:base-cell-address="Feuille37.BR8"/>
          </calcext:conditional-format>
          <calcext:conditional-format calcext:target-range-address="Feuille37.BP10:Feuille37.BQ11">
            <calcext:condition calcext:apply-style-name="Heading" calcext:value="begins-with('A')" calcext:base-cell-address="Feuille37.BP10"/>
            <calcext:condition calcext:apply-style-name="Default" calcext:value="=0" calcext:base-cell-address="Feuille37.BP10"/>
          </calcext:conditional-format>
          <calcext:conditional-format calcext:target-range-address="Feuille37.BR10:Feuille37.BS11">
            <calcext:condition calcext:apply-style-name="Heading" calcext:value="begins-with('A')" calcext:base-cell-address="Feuille37.BR10"/>
            <calcext:condition calcext:apply-style-name="Default" calcext:value="=0" calcext:base-cell-address="Feuille37.BR10"/>
          </calcext:conditional-format>
          <calcext:conditional-format calcext:target-range-address="Feuille37.AZ20:Feuille37.BA21">
            <calcext:condition calcext:apply-style-name="Heading" calcext:value="begins-with('A')" calcext:base-cell-address="Feuille37.AZ20"/>
            <calcext:condition calcext:apply-style-name="Default" calcext:value="=0" calcext:base-cell-address="Feuille37.AZ20"/>
          </calcext:conditional-format>
          <calcext:conditional-format calcext:target-range-address="Feuille37.BD12:Feuille37.BE13">
            <calcext:condition calcext:apply-style-name="Heading" calcext:value="begins-with('A')" calcext:base-cell-address="Feuille37.BD12"/>
            <calcext:condition calcext:apply-style-name="Default" calcext:value="=0" calcext:base-cell-address="Feuille37.BD12"/>
          </calcext:conditional-format>
          <calcext:conditional-format calcext:target-range-address="Feuille37.BD14:Feuille37.BE15">
            <calcext:condition calcext:apply-style-name="Heading" calcext:value="begins-with('A')" calcext:base-cell-address="Feuille37.BD14"/>
            <calcext:condition calcext:apply-style-name="Default" calcext:value="=0" calcext:base-cell-address="Feuille37.BD14"/>
          </calcext:conditional-format>
          <calcext:conditional-format calcext:target-range-address="Feuille37.BD16:Feuille37.BE17">
            <calcext:condition calcext:apply-style-name="Heading" calcext:value="begins-with('A')" calcext:base-cell-address="Feuille37.BD16"/>
            <calcext:condition calcext:apply-style-name="Default" calcext:value="=0" calcext:base-cell-address="Feuille37.BD16"/>
          </calcext:conditional-format>
          <calcext:conditional-format calcext:target-range-address="Feuille37.BD18:Feuille37.BE19">
            <calcext:condition calcext:apply-style-name="Heading" calcext:value="begins-with('A')" calcext:base-cell-address="Feuille37.BD18"/>
            <calcext:condition calcext:apply-style-name="Default" calcext:value="=0" calcext:base-cell-address="Feuille37.BD18"/>
          </calcext:conditional-format>
          <calcext:conditional-format calcext:target-range-address="Feuille37.BB20:Feuille37.BC21">
            <calcext:condition calcext:apply-style-name="Heading" calcext:value="begins-with('A')" calcext:base-cell-address="Feuille37.BB20"/>
            <calcext:condition calcext:apply-style-name="Default" calcext:value="=0" calcext:base-cell-address="Feuille37.BB20"/>
          </calcext:conditional-format>
          <calcext:conditional-format calcext:target-range-address="Feuille37.BD20:Feuille37.BE21">
            <calcext:condition calcext:apply-style-name="Heading" calcext:value="begins-with('A')" calcext:base-cell-address="Feuille37.BD20"/>
            <calcext:condition calcext:apply-style-name="Default" calcext:value="=0" calcext:base-cell-address="Feuille37.BD20"/>
          </calcext:conditional-format>
          <calcext:conditional-format calcext:target-range-address="Feuille37.AZ30:Feuille37.BA31">
            <calcext:condition calcext:apply-style-name="Heading" calcext:value="begins-with('A')" calcext:base-cell-address="Feuille37.AZ30"/>
            <calcext:condition calcext:apply-style-name="Default" calcext:value="=0" calcext:base-cell-address="Feuille37.AZ30"/>
          </calcext:conditional-format>
          <calcext:conditional-format calcext:target-range-address="Feuille37.BD22:Feuille37.BE23">
            <calcext:condition calcext:apply-style-name="Heading" calcext:value="begins-with('A')" calcext:base-cell-address="Feuille37.BD22"/>
            <calcext:condition calcext:apply-style-name="Default" calcext:value="=0" calcext:base-cell-address="Feuille37.BD22"/>
          </calcext:conditional-format>
          <calcext:conditional-format calcext:target-range-address="Feuille37.BD24:Feuille37.BE25">
            <calcext:condition calcext:apply-style-name="Heading" calcext:value="begins-with('A')" calcext:base-cell-address="Feuille37.BD24"/>
            <calcext:condition calcext:apply-style-name="Default" calcext:value="=0" calcext:base-cell-address="Feuille37.BD24"/>
          </calcext:conditional-format>
          <calcext:conditional-format calcext:target-range-address="Feuille37.BD26:Feuille37.BE27">
            <calcext:condition calcext:apply-style-name="Heading" calcext:value="begins-with('A')" calcext:base-cell-address="Feuille37.BD26"/>
            <calcext:condition calcext:apply-style-name="Default" calcext:value="=0" calcext:base-cell-address="Feuille37.BD26"/>
          </calcext:conditional-format>
          <calcext:conditional-format calcext:target-range-address="Feuille37.BD28:Feuille37.BE29">
            <calcext:condition calcext:apply-style-name="Heading" calcext:value="begins-with('A')" calcext:base-cell-address="Feuille37.BD28"/>
            <calcext:condition calcext:apply-style-name="Default" calcext:value="=0" calcext:base-cell-address="Feuille37.BD28"/>
          </calcext:conditional-format>
          <calcext:conditional-format calcext:target-range-address="Feuille37.BB30:Feuille37.BC31">
            <calcext:condition calcext:apply-style-name="Heading" calcext:value="begins-with('A')" calcext:base-cell-address="Feuille37.BB30"/>
            <calcext:condition calcext:apply-style-name="Default" calcext:value="=0" calcext:base-cell-address="Feuille37.BB30"/>
          </calcext:conditional-format>
          <calcext:conditional-format calcext:target-range-address="Feuille37.BD30:Feuille37.BE31">
            <calcext:condition calcext:apply-style-name="Heading" calcext:value="begins-with('A')" calcext:base-cell-address="Feuille37.BD30"/>
            <calcext:condition calcext:apply-style-name="Default" calcext:value="=0" calcext:base-cell-address="Feuille37.BD30"/>
          </calcext:conditional-format>
          <calcext:conditional-format calcext:target-range-address="Feuille37.AL40:Feuille37.AM41">
            <calcext:condition calcext:apply-style-name="Heading" calcext:value="begins-with('A')" calcext:base-cell-address="Feuille37.AL40"/>
            <calcext:condition calcext:apply-style-name="Default" calcext:value="=0" calcext:base-cell-address="Feuille37.AL40"/>
          </calcext:conditional-format>
          <calcext:conditional-format calcext:target-range-address="Feuille37.AP32:Feuille37.AQ33">
            <calcext:condition calcext:apply-style-name="Heading" calcext:value="begins-with('A')" calcext:base-cell-address="Feuille37.AP32"/>
            <calcext:condition calcext:apply-style-name="Default" calcext:value="=0" calcext:base-cell-address="Feuille37.AP32"/>
          </calcext:conditional-format>
          <calcext:conditional-format calcext:target-range-address="Feuille37.AP34:Feuille37.AQ35">
            <calcext:condition calcext:apply-style-name="Heading" calcext:value="begins-with('A')" calcext:base-cell-address="Feuille37.AP34"/>
            <calcext:condition calcext:apply-style-name="Default" calcext:value="=0" calcext:base-cell-address="Feuille37.AP34"/>
          </calcext:conditional-format>
          <calcext:conditional-format calcext:target-range-address="Feuille37.AP36:Feuille37.AQ37">
            <calcext:condition calcext:apply-style-name="Heading" calcext:value="begins-with('A')" calcext:base-cell-address="Feuille37.AP36"/>
            <calcext:condition calcext:apply-style-name="Default" calcext:value="=0" calcext:base-cell-address="Feuille37.AP36"/>
          </calcext:conditional-format>
          <calcext:conditional-format calcext:target-range-address="Feuille37.AP38:Feuille37.AQ39">
            <calcext:condition calcext:apply-style-name="Heading" calcext:value="begins-with('A')" calcext:base-cell-address="Feuille37.AP38"/>
            <calcext:condition calcext:apply-style-name="Default" calcext:value="=0" calcext:base-cell-address="Feuille37.AP38"/>
          </calcext:conditional-format>
          <calcext:conditional-format calcext:target-range-address="Feuille37.AN40:Feuille37.AO41">
            <calcext:condition calcext:apply-style-name="Heading" calcext:value="begins-with('A')" calcext:base-cell-address="Feuille37.AN40"/>
            <calcext:condition calcext:apply-style-name="Default" calcext:value="=0" calcext:base-cell-address="Feuille37.AN40"/>
          </calcext:conditional-format>
          <calcext:conditional-format calcext:target-range-address="Feuille37.AP40:Feuille37.AQ41">
            <calcext:condition calcext:apply-style-name="Heading" calcext:value="begins-with('A')" calcext:base-cell-address="Feuille37.AP40"/>
            <calcext:condition calcext:apply-style-name="Default" calcext:value="=0" calcext:base-cell-address="Feuille37.AP40"/>
          </calcext:conditional-format>
          <calcext:conditional-format calcext:target-range-address="Feuille37.J50:Feuille37.K51">
            <calcext:condition calcext:apply-style-name="Heading" calcext:value="begins-with('A')" calcext:base-cell-address="Feuille37.J50"/>
            <calcext:condition calcext:apply-style-name="Default" calcext:value="=0" calcext:base-cell-address="Feuille37.J50"/>
          </calcext:conditional-format>
          <calcext:conditional-format calcext:target-range-address="Feuille37.N42:Feuille37.O43">
            <calcext:condition calcext:apply-style-name="Heading" calcext:value="begins-with('A')" calcext:base-cell-address="Feuille37.N42"/>
            <calcext:condition calcext:apply-style-name="Default" calcext:value="=0" calcext:base-cell-address="Feuille37.N42"/>
          </calcext:conditional-format>
          <calcext:conditional-format calcext:target-range-address="Feuille37.N44:Feuille37.O45">
            <calcext:condition calcext:apply-style-name="Heading" calcext:value="begins-with('A')" calcext:base-cell-address="Feuille37.N44"/>
            <calcext:condition calcext:apply-style-name="Default" calcext:value="=0" calcext:base-cell-address="Feuille37.N44"/>
          </calcext:conditional-format>
          <calcext:conditional-format calcext:target-range-address="Feuille37.N46:Feuille37.O47">
            <calcext:condition calcext:apply-style-name="Heading" calcext:value="begins-with('A')" calcext:base-cell-address="Feuille37.N46"/>
            <calcext:condition calcext:apply-style-name="Default" calcext:value="=0" calcext:base-cell-address="Feuille37.N46"/>
          </calcext:conditional-format>
          <calcext:conditional-format calcext:target-range-address="Feuille37.N48:Feuille37.O49">
            <calcext:condition calcext:apply-style-name="Heading" calcext:value="begins-with('A')" calcext:base-cell-address="Feuille37.N48"/>
            <calcext:condition calcext:apply-style-name="Default" calcext:value="=0" calcext:base-cell-address="Feuille37.N48"/>
          </calcext:conditional-format>
          <calcext:conditional-format calcext:target-range-address="Feuille37.L50:Feuille37.M51">
            <calcext:condition calcext:apply-style-name="Heading" calcext:value="begins-with('A')" calcext:base-cell-address="Feuille37.L50"/>
            <calcext:condition calcext:apply-style-name="Default" calcext:value="=0" calcext:base-cell-address="Feuille37.L50"/>
          </calcext:conditional-format>
          <calcext:conditional-format calcext:target-range-address="Feuille37.N50:Feuille37.O51">
            <calcext:condition calcext:apply-style-name="Heading" calcext:value="begins-with('A')" calcext:base-cell-address="Feuille37.N50"/>
            <calcext:condition calcext:apply-style-name="Default" calcext:value="=0" calcext:base-cell-address="Feuille37.N50"/>
          </calcext:conditional-format>
        </calcext:conditional-formats>
      </table:table>
      <table:table table:name="Feuille38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Acteur</text:p>
          </table:table-cell>
          <table:table-cell office:value-type="string" calcext:value-type="string">
            <text:p>Particularité de cet acteur</text:p>
          </table:table-cell>
          <table:table-cell office:value-type="string" calcext:value-type="string">
            <text:p>'Etape_1</text:p>
          </table:table-cell>
          <table:table-cell office:value-type="string" calcext:value-type="string">
            <text:p>'Etape_2</text:p>
          </table:table-cell>
          <table:table-cell office:value-type="string" calcext:value-type="string">
            <text:p>'Etape_3</text:p>
          </table:table-cell>
          <table:table-cell office:value-type="string" calcext:value-type="string">
            <text:p>'Etape_4</text:p>
          </table:table-cell>
          <table:table-cell office:value-type="string" calcext:value-type="string">
            <text:p>'Etape_5</text:p>
          </table:table-cell>
        </table:table-row>
        <table:table-row table:style-name="ro2">
          <table:table-cell office:value-type="string" calcext:value-type="string">
            <text:p>CDA</text:p>
          </table:table-cell>
          <table:table-cell office:value-type="string" calcext:value-type="string">
            <text:p>zone compétence</text:p>
          </table:table-cell>
          <table:table-cell office:value-type="string" calcext:value-type="string">
            <text:p>[M11, M12, M21, M13, M22, M31, M14, M23, M32, M41, M15, M24, M33, M42, M51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11]</text:p>
          </table:table-cell>
          <table:table-cell office:value-type="string" calcext:value-type="string">
            <text:p>[M12, M21]</text:p>
          </table:table-cell>
          <table:table-cell office:value-type="string" calcext:value-type="string">
            <text:p>[M13, M22, M31]</text:p>
          </table:table-cell>
          <table:table-cell office:value-type="string" calcext:value-type="string">
            <text:p>[M14, M23, M32, M41]</text:p>
          </table:table-cell>
          <table:table-cell office:value-type="string" calcext:value-type="string">
            <text:p>[M15, M24, M33, M42, M51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2" office:value-type="string" calcext:value-type="string">
            <text:p>[EmprisePublicationPCRS, FacadePCRS, BordurePCRS, MurPCRS]</text:p>
          </table:table-cell>
          <table:table-cell office:value-type="string" calcext:value-type="string">
            <text:p>[EmprisePublicationPCRS, FacadePCRS, BordurePCRS, MurPCRS, ArbreAlignementPCRS]</text:p>
          </table:table-cell>
          <table:table-cell table:number-columns-repeated="2" office:value-type="string" calcext:value-type="string">
            <text:p>[EmprisePublicationPCRS, FacadePCRS, BordurePCRS, MurPCRS, ArbreAlignementPCRS, HaieEspaceVertPCRS]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zone compétence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55]</text:p>
          </table:table-cell>
          <table:table-cell office:value-type="string" calcext:value-type="string">
            <text:p>[M45, M54]</text:p>
          </table:table-cell>
          <table:table-cell office:value-type="string" calcext:value-type="string">
            <text:p>[M35, M44, M53]</text:p>
          </table:table-cell>
          <table:table-cell office:value-type="string" calcext:value-type="string">
            <text:p>[M25, M34, M43, M52]</text:p>
          </table:table-cell>
          <table:table-cell office:value-type="string" calcext:value-type="string">
            <text:p>[M15, M24, M33, M42, M51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2" office:value-type="string" calcext:value-type="string">
            <text:p>[EmprisePublicationPCRS, FacadePCRS, BordurePCRS, MurPCRS]</text:p>
          </table:table-cell>
          <table:table-cell office:value-type="string" calcext:value-type="string">
            <text:p>[EmprisePublicationPCRS, FacadePCRS, BordurePCRS, MurPCRS, AffleurantSymbolePCRS]</text:p>
          </table:table-cell>
          <table:table-cell table:number-columns-repeated="2" office:value-type="string" calcext:value-type="string">
            <text:p>[EmprisePublicationPCRS, FacadePCRS, BordurePCRS, MurPCRS, AffleurantSymbolePCRS, ArbreAlignementPCRS]</text:p>
          </table:table-cell>
        </table:table-row>
        <table:table-row table:style-name="ro2">
          <table:table-cell office:value-type="string" calcext:value-type="string">
            <text:p>DGFiP</text:p>
          </table:table-cell>
          <table:table-cell office:value-type="string" calcext:value-type="string">
            <text:p>zone compétence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5" office:value-type="string" calcext:value-type="string">
            <text:p>[PointCanevasPCRS]</text:p>
          </table:table-cell>
        </table:table-row>
        <table:table-row table:style-name="ro2">
          <table:table-cell office:value-type="string" calcext:value-type="string">
            <text:p>erdf</text:p>
          </table:table-cell>
          <table:table-cell office:value-type="string" calcext:value-type="string">
            <text:p>zone compétence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15]</text:p>
          </table:table-cell>
          <table:table-cell office:value-type="string" calcext:value-type="string">
            <text:p>[M14, M25]</text:p>
          </table:table-cell>
          <table:table-cell office:value-type="string" calcext:value-type="string">
            <text:p>[M13, M24, M35]</text:p>
          </table:table-cell>
          <table:table-cell office:value-type="string" calcext:value-type="string">
            <text:p>[M12, M23, M34, M45]</text:p>
          </table:table-cell>
          <table:table-cell office:value-type="string" calcext:value-type="string">
            <text:p>[M11, M22, M33, M44, M55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2" office:value-type="string" calcext:value-type="string">
            <text:p>[EmprisePublicationPCRS, FacadePCRS, BordurePCRS, MurPCRS]</text:p>
          </table:table-cell>
          <table:table-cell office:value-type="string" calcext:value-type="string">
            <text:p>[EmprisePublicationPCRS, FacadePCRS, BordurePCRS, MurPCRS, HaieEspaceVertPCRS]</text:p>
          </table:table-cell>
          <table:table-cell table:number-columns-repeated="2" office:value-type="string" calcext:value-type="string">
            <text:p>[EmprisePublicationPCRS, FacadePCRS, BordurePCRS, MurPCRS, HaieEspaceVertPCRS, PointCanevasPCRS]</text:p>
          </table:table-cell>
        </table:table-row>
        <table:table-row table:style-name="ro2">
          <table:table-cell office:value-type="string" calcext:value-type="string">
            <text:p>SDE</text:p>
          </table:table-cell>
          <table:table-cell office:value-type="string" calcext:value-type="string">
            <text:p>zone compétence</text:p>
          </table:table-cell>
          <table:table-cell office:value-type="string" calcext:value-type="string">
            <text:p>17 - [M11, M12, M21, M13, M22, M31, M14, M23, M32, M41, M15, M24, M33, M42, M51] + [M41, M42, M51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51]</text:p>
          </table:table-cell>
          <table:table-cell office:value-type="string" calcext:value-type="string">
            <text:p>[M41, M52]</text:p>
          </table:table-cell>
          <table:table-cell office:value-type="string" calcext:value-type="string">
            <text:p>[M42, M53]</text:p>
          </table:table-cell>
          <table:table-cell office:value-type="string" calcext:value-type="string">
            <text:p>[M43, M54]</text:p>
          </table:table-cell>
          <table:table-cell office:value-type="string" calcext:value-type="string">
            <text:p>[M44, M55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2" office:value-type="string" calcext:value-type="string">
            <text:p>[EmprisePublicationPCRS, FacadePCRS, BordurePCRS, MurPCRS]</text:p>
          </table:table-cell>
          <table:table-cell office:value-type="string" calcext:value-type="string">
            <text:p>[EmprisePublicationPCRS, FacadePCRS, BordurePCRS, MurPCRS, PointCanevasPCRS]</text:p>
          </table:table-cell>
          <table:table-cell table:number-columns-repeated="2" office:value-type="string" calcext:value-type="string">
            <text:p>[EmprisePublicationPCRS, FacadePCRS, BordurePCRS, MurPCRS, PointCanevasPCRS, AffleurantSymbolePCRS]</text:p>
          </table:table-cell>
        </table:table-row>
        <table:table-row table:style-name="ro2">
          <table:table-cell office:value-type="string" calcext:value-type="string">
            <text:p>SDEER</text:p>
          </table:table-cell>
          <table:table-cell office:value-type="string" calcext:value-type="string">
            <text:p>zone compétence</text:p>
          </table:table-cell>
          <table:table-cell office:value-type="string" calcext:value-type="string">
            <text:p>17 - [M11, M12, M21, M13, M22, M31, M14, M23, M32, M41, M15, M24, M33, M42, M51] + [M14, M24, M15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55]</text:p>
          </table:table-cell>
          <table:table-cell office:value-type="string" calcext:value-type="string">
            <text:p>[M45, M54]</text:p>
          </table:table-cell>
          <table:table-cell office:value-type="string" calcext:value-type="string">
            <text:p>[M35, M44, M53]</text:p>
          </table:table-cell>
          <table:table-cell office:value-type="string" calcext:value-type="string">
            <text:p>[M25, M34, M43, M52]</text:p>
          </table:table-cell>
          <table:table-cell office:value-type="string" calcext:value-type="string">
            <text:p>[M15, M24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office:value-type="string" calcext:value-type="string">
            <text:p>[EmprisePublicationPCRS, FacadePCRS, BordurePCRS, MurPCRS, PointCanevasPCRS, AffleurantSymbolePCRS]</text:p>
          </table:table-cell>
          <table:table-cell office:value-type="string" calcext:value-type="string">
            <text:p>[EmprisePublicationPCRS, FacadePCRS, BordurePCRS, MurPCRS, PointCanevasPCRS, AffleurantSymbolePCRS, HaieEspaceVertPCRS]</text:p>
          </table:table-cell>
          <table:table-cell table:number-columns-repeated="3" office:value-type="string" calcext:value-type="string">
            <text:p>[EmprisePublicationPCRS, FacadePCRS, BordurePCRS, MurPCRS, PointCanevasPCRS, AffleurantSymbolePCRS, HaieEspaceVertPCRS, ArbreAlignementPCRS]</text:p>
          </table:table-cell>
        </table:table-row>
        <table:table-row table:style-name="ro2">
          <table:table-cell office:value-type="string" calcext:value-type="string">
            <text:p>Soluris</text:p>
          </table:table-cell>
          <table:table-cell office:value-type="string" calcext:value-type="string">
            <text:p>zone compétence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table:number-columns-repeated="5" office:value-type="string" calcext:value-type="string">
            <text:p>[EmprisePublicationPCRS]</text:p>
          </table:table-cell>
        </table:table-row>
        <table:table-row table:style-name="ro2">
          <table:table-cell office:value-type="string" calcext:value-type="string">
            <text:p>VLR</text:p>
          </table:table-cell>
          <table:table-cell office:value-type="string" calcext:value-type="string">
            <text:p>zone compétence</text:p>
          </table:table-cell>
          <table:table-cell office:value-type="string" calcext:value-type="string">
            <text:p>[M11, M12, M21, M13, M22, M31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e des levés réalisés</text:p>
          </table:table-cell>
          <table:table-cell office:value-type="string" calcext:value-type="string">
            <text:p>[M31]</text:p>
          </table:table-cell>
          <table:table-cell office:value-type="string" calcext:value-type="string">
            <text:p>[M21]</text:p>
          </table:table-cell>
          <table:table-cell office:value-type="string" calcext:value-type="string">
            <text:p>[M11, M22]</text:p>
          </table:table-cell>
          <table:table-cell office:value-type="string" calcext:value-type="string">
            <text:p>[M12]</text:p>
          </table:table-cell>
          <table:table-cell office:value-type="string" calcext:value-type="string">
            <text:p>[M13, M31]</text:p>
          </table:table-cell>
        </table:table-row>
        <table:table-row table:style-name="ro2">
          <table:table-cell/>
          <table:table-cell office:value-type="string" calcext:value-type="string">
            <text:p>liste des objets</text:p>
          </table:table-cell>
          <table:table-cell office:value-type="string" calcext:value-type="string">
            <text:p>[EmprisePublicationPCRS, FacadePCRS, BordurePCRS, MurPCRS, PointCanevasPCRS, AffleurantSymbolePCRS]</text:p>
          </table:table-cell>
          <table:table-cell office:value-type="string" calcext:value-type="string">
            <text:p>[EmprisePublicationPCRS, FacadePCRS, BordurePCRS, MurPCRS, PointCanevasPCRS, AffleurantSymbolePCRS, ArbreAlignementPCRS]</text:p>
          </table:table-cell>
          <table:table-cell table:number-columns-repeated="3" office:value-type="string" calcext:value-type="string">
            <text:p>[EmprisePublicationPCRS, FacadePCRS, BordurePCRS, MurPCRS, PointCanevasPCRS, AffleurantSymbolePCRS, HaieEspaceVertPCRS, ArbreAlignementPCRS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6:00:54.86109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6-03-27T23:28:46.165028468</dc:date>
    <meta:editing-duration>PT11H50M28S</meta:editing-duration>
    <meta:editing-cycles>24</meta:editing-cycles>
    <meta:generator>LibreOffice/4.3.3.2$Linux_X86_64 LibreOffice_project/430m0$Build-2</meta:generator>
    <meta:document-statistic meta:table-count="38" meta:cell-count="919" meta:object-count="19"/>
  </office:meta>
</office:document-meta>
</file>